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117.75pt"/>
    </style:style>
    <style:style style:name="co6" style:family="table-column">
      <style:table-column-properties fo:break-before="auto" style:column-width="113.24pt"/>
    </style:style>
    <style:style style:name="co7" style:family="table-column">
      <style:table-column-properties fo:break-before="auto" style:column-width="111.74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120.76pt"/>
    </style:style>
    <style:style style:name="co10" style:family="table-column">
      <style:table-column-properties fo:break-before="auto" style:column-width="48.76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106.5pt"/>
    </style:style>
    <style:style style:name="co13" style:family="table-column">
      <style:table-column-properties fo:break-before="auto" style:column-width="110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equencial">
      <style:table-properties table:display="true" style:writing-mode="lr-tb"/>
    </style:style>
    <style:style style:name="ta2" style:family="table" style:master-page-name="PageStyle_5f_Pthreads">
      <style:table-properties table:display="true" style:writing-mode="lr-tb"/>
    </style:style>
    <style:style style:name="ta3" style:family="table" style:master-page-name="PageStyle_5f_OpenMP">
      <style:table-properties table:display="true" style:writing-mode="lr-tb"/>
    </style:style>
    <style:style style:name="ta4" style:family="table" style:master-page-name="PageStyle_5f_MPI">
      <style:table-properties table:display="true" style:writing-mode="lr-tb"/>
    </style:style>
    <style:style style:name="ta5" style:family="table" style:master-page-name="PageStyle_5f_Chapel">
      <style:table-properties table:display="true" style:writing-mode="lr-tb"/>
    </style:style>
    <style:style style:name="ta6" style:family="table" style:master-page-name="PageStyle_5f_X10">
      <style:table-properties table:display="true" style:writing-mode="lr-tb"/>
    </style:style>
    <style:style style:name="ta7" style:family="table" style:master-page-name="PageStyle_5f_Resultado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3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3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">
      <style:table-cell-properties fo:border-bottom="0.74pt solid #000000" fo:background-color="#6d9e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quencia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orksize = 1,000,000</text:p>
          </table:table-cell>
          <table:covered-table-cell table:style-name="ce7"/>
          <table:table-cell table:style-name="ce8"/>
          <table:table-cell table:style-name="ce2" office:value-type="string" calcext:value-type="string" table:number-columns-spanned="2" table:number-rows-spanned="1">
            <text:p>worksize = 10,000,000</text:p>
          </table:table-cell>
          <table:covered-table-cell table:style-name="ce7"/>
          <table:table-cell/>
          <table:table-cell table:style-name="ce5" office:value-type="string" calcext:value-type="string">
            <text:p>média (usec)</text:p>
          </table:table-cell>
          <table:table-cell table:style-name="ce2" office:value-type="string" calcext:value-type="string" table:number-columns-spanned="2" table:number-rows-spanned="1">
            <text:p>worksize</text:p>
          </table:table-cell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repetitions</text:p>
          </table:table-cell>
          <table:covered-table-cell table:style-name="ce7"/>
          <table:table-cell table:style-name="ce9"/>
          <table:table-cell table:style-name="ce3" office:value-type="string" calcext:value-type="string" table:number-columns-spanned="2" table:number-rows-spanned="1">
            <text:p>repetitions</text:p>
          </table:table-cell>
          <table:covered-table-cell table:style-name="ce7"/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style-name="ce8"/>
          <table:table-cell table:number-columns-repeated="1013"/>
        </table:table-row>
        <table:table-row table:style-name="ro1">
          <table:table-cell/>
          <table:table-cell table:style-name="ce4" office:value-type="float" office:value="1000" calcext:value-type="float">
            <text:p>1,000</text:p>
          </table:table-cell>
          <table:table-cell table:style-name="ce4" office:value-type="float" office:value="2000" calcext:value-type="float">
            <text:p>2,000</text:p>
          </table:table-cell>
          <table:table-cell table:style-name="ce9"/>
          <table:table-cell table:style-name="ce4" office:value-type="float" office:value="1000" calcext:value-type="float">
            <text:p>1,000</text:p>
          </table:table-cell>
          <table:table-cell table:style-name="ce4" office:value-type="float" office:value="2000" calcext:value-type="float">
            <text:p>2,000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36]" office:value-type="string" office:string-value="5528919.233" calcext:value-type="string">
            <text:p>5528919.233</text:p>
          </table:table-cell>
          <table:table-cell table:style-name="ce5" table:formula="of:=[.E36]" office:value-type="string" office:string-value="55170509.53" calcext:value-type="string">
            <text:p>55170509.53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5515191" calcext:value-type="float">
            <text:p>5515191</text:p>
          </table:table-cell>
          <table:table-cell table:style-name="ce5" office:value-type="float" office:value="11056933" calcext:value-type="float">
            <text:p>11056933</text:p>
          </table:table-cell>
          <table:table-cell table:style-name="ce8"/>
          <table:table-cell table:style-name="ce5" office:value-type="float" office:value="55126443" calcext:value-type="float">
            <text:p>55126443</text:p>
          </table:table-cell>
          <table:table-cell table:style-name="ce5" office:value-type="float" office:value="110156810" calcext:value-type="float">
            <text:p>110156810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C36]" office:value-type="string" office:string-value="11061063.67" calcext:value-type="string">
            <text:p>11061063.67</text:p>
          </table:table-cell>
          <table:table-cell table:style-name="ce5" table:formula="of:=[.F36]" office:value-type="string" office:string-value="110341206.4" calcext:value-type="string">
            <text:p>110341206.4</text:p>
          </table:table-cell>
          <table:table-cell table:style-name="ce8"/>
          <table:table-cell table:number-columns-repeated="1013"/>
        </table:table-row>
        <table:table-row table:style-name="ro1">
          <table:table-cell/>
          <table:table-cell table:style-name="ce5" office:value-type="float" office:value="5528449" calcext:value-type="float">
            <text:p>5528449</text:p>
          </table:table-cell>
          <table:table-cell table:style-name="ce5" office:value-type="float" office:value="11074700" calcext:value-type="float">
            <text:p>11074700</text:p>
          </table:table-cell>
          <table:table-cell table:style-name="ce8"/>
          <table:table-cell table:style-name="ce5" office:value-type="float" office:value="55091445" calcext:value-type="float">
            <text:p>55091445</text:p>
          </table:table-cell>
          <table:table-cell table:style-name="ce5" office:value-type="float" office:value="110514610" calcext:value-type="float">
            <text:p>110514610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1">
          <table:table-cell/>
          <table:table-cell table:style-name="ce5" office:value-type="float" office:value="5510543" calcext:value-type="float">
            <text:p>5510543</text:p>
          </table:table-cell>
          <table:table-cell table:style-name="ce5" office:value-type="float" office:value="11043598" calcext:value-type="float">
            <text:p>11043598</text:p>
          </table:table-cell>
          <table:table-cell table:style-name="ce8"/>
          <table:table-cell table:style-name="ce5" office:value-type="float" office:value="55097616" calcext:value-type="float">
            <text:p>55097616</text:p>
          </table:table-cell>
          <table:table-cell table:style-name="ce5" office:value-type="float" office:value="110165359" calcext:value-type="float">
            <text:p>110165359</text:p>
          </table:table-cell>
          <table:table-cell/>
          <table:table-cell table:style-name="ce5" office:value-type="string" calcext:value-type="string">
            <text:p>média (seg)</text:p>
          </table:table-cell>
          <table:table-cell table:style-name="ce2" office:value-type="string" calcext:value-type="string" table:number-columns-spanned="2" table:number-rows-spanned="1">
            <text:p>worksize</text:p>
          </table:table-cell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5" office:value-type="float" office:value="5528303" calcext:value-type="float">
            <text:p>5528303</text:p>
          </table:table-cell>
          <table:table-cell table:style-name="ce5" office:value-type="float" office:value="11043776" calcext:value-type="float">
            <text:p>11043776</text:p>
          </table:table-cell>
          <table:table-cell table:style-name="ce8"/>
          <table:table-cell table:style-name="ce5" office:value-type="float" office:value="55196634" calcext:value-type="float">
            <text:p>55196634</text:p>
          </table:table-cell>
          <table:table-cell table:style-name="ce5" office:value-type="float" office:value="110412114" calcext:value-type="float">
            <text:p>110412114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5542360" calcext:value-type="float">
            <text:p>5542360</text:p>
          </table:table-cell>
          <table:table-cell table:style-name="ce5" office:value-type="float" office:value="11045311" calcext:value-type="float">
            <text:p>11045311</text:p>
          </table:table-cell>
          <table:table-cell table:style-name="ce8"/>
          <table:table-cell table:style-name="ce5" office:value-type="float" office:value="55177518" calcext:value-type="float">
            <text:p>55177518</text:p>
          </table:table-cell>
          <table:table-cell table:style-name="ce5" office:value-type="float" office:value="110182412" calcext:value-type="float">
            <text:p>110182412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36]/1000000" office:value-type="string" office:string-value="5.528919233" calcext:value-type="string">
            <text:p>5.528919233</text:p>
          </table:table-cell>
          <table:table-cell table:style-name="ce5" table:formula="of:=[.E36]/1000000" office:value-type="string" office:string-value="55.17050953" calcext:value-type="string">
            <text:p>55.17050953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5526548" calcext:value-type="float">
            <text:p>5526548</text:p>
          </table:table-cell>
          <table:table-cell table:style-name="ce5" office:value-type="float" office:value="11054749" calcext:value-type="float">
            <text:p>11054749</text:p>
          </table:table-cell>
          <table:table-cell table:style-name="ce8"/>
          <table:table-cell table:style-name="ce5" office:value-type="float" office:value="55190465" calcext:value-type="float">
            <text:p>55190465</text:p>
          </table:table-cell>
          <table:table-cell table:style-name="ce5" office:value-type="float" office:value="110426490" calcext:value-type="float">
            <text:p>110426490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C36]/1000000" office:value-type="string" office:string-value="11.06106367" calcext:value-type="string">
            <text:p>11.06106367</text:p>
          </table:table-cell>
          <table:table-cell table:style-name="ce5" table:formula="of:=[.F36]/1000000" office:value-type="string" office:string-value="110.3412064" calcext:value-type="string">
            <text:p>110.341206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5531437" calcext:value-type="float">
            <text:p>5531437</text:p>
          </table:table-cell>
          <table:table-cell table:style-name="ce5" office:value-type="float" office:value="11073067" calcext:value-type="float">
            <text:p>11073067</text:p>
          </table:table-cell>
          <table:table-cell table:style-name="ce8"/>
          <table:table-cell table:style-name="ce5" office:value-type="float" office:value="55205234" calcext:value-type="float">
            <text:p>55205234</text:p>
          </table:table-cell>
          <table:table-cell table:style-name="ce5" office:value-type="float" office:value="110316252" calcext:value-type="float">
            <text:p>11031625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1508" calcext:value-type="float">
            <text:p>5521508</text:p>
          </table:table-cell>
          <table:table-cell table:style-name="ce5" office:value-type="float" office:value="11078058" calcext:value-type="float">
            <text:p>11078058</text:p>
          </table:table-cell>
          <table:table-cell table:style-name="ce8"/>
          <table:table-cell table:style-name="ce5" office:value-type="float" office:value="55069281" calcext:value-type="float">
            <text:p>55069281</text:p>
          </table:table-cell>
          <table:table-cell table:style-name="ce5" office:value-type="float" office:value="110514783" calcext:value-type="float">
            <text:p>11051478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19537" calcext:value-type="float">
            <text:p>5519537</text:p>
          </table:table-cell>
          <table:table-cell table:style-name="ce5" office:value-type="float" office:value="11041105" calcext:value-type="float">
            <text:p>11041105</text:p>
          </table:table-cell>
          <table:table-cell table:style-name="ce8"/>
          <table:table-cell table:style-name="ce5" office:value-type="float" office:value="55129578" calcext:value-type="float">
            <text:p>55129578</text:p>
          </table:table-cell>
          <table:table-cell table:style-name="ce5" office:value-type="float" office:value="110147388" calcext:value-type="float">
            <text:p>11014738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4248" calcext:value-type="float">
            <text:p>5534248</text:p>
          </table:table-cell>
          <table:table-cell table:style-name="ce5" office:value-type="float" office:value="11080646" calcext:value-type="float">
            <text:p>11080646</text:p>
          </table:table-cell>
          <table:table-cell table:style-name="ce8"/>
          <table:table-cell table:style-name="ce5" office:value-type="float" office:value="55177872" calcext:value-type="float">
            <text:p>55177872</text:p>
          </table:table-cell>
          <table:table-cell table:style-name="ce5" office:value-type="float" office:value="110484988" calcext:value-type="float">
            <text:p>11048498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7744" calcext:value-type="float">
            <text:p>5527744</text:p>
          </table:table-cell>
          <table:table-cell table:style-name="ce5" office:value-type="float" office:value="11058823" calcext:value-type="float">
            <text:p>11058823</text:p>
          </table:table-cell>
          <table:table-cell table:style-name="ce8"/>
          <table:table-cell table:style-name="ce5" office:value-type="float" office:value="55086379" calcext:value-type="float">
            <text:p>55086379</text:p>
          </table:table-cell>
          <table:table-cell table:style-name="ce5" office:value-type="float" office:value="110406828" calcext:value-type="float">
            <text:p>11040682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7901" calcext:value-type="float">
            <text:p>5527901</text:p>
          </table:table-cell>
          <table:table-cell table:style-name="ce5" office:value-type="float" office:value="11088046" calcext:value-type="float">
            <text:p>11088046</text:p>
          </table:table-cell>
          <table:table-cell table:style-name="ce8"/>
          <table:table-cell table:style-name="ce5" office:value-type="float" office:value="55245687" calcext:value-type="float">
            <text:p>55245687</text:p>
          </table:table-cell>
          <table:table-cell table:style-name="ce5" office:value-type="float" office:value="110245716" calcext:value-type="float">
            <text:p>11024571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15981" calcext:value-type="float">
            <text:p>5515981</text:p>
          </table:table-cell>
          <table:table-cell table:style-name="ce5" office:value-type="float" office:value="11047523" calcext:value-type="float">
            <text:p>11047523</text:p>
          </table:table-cell>
          <table:table-cell table:style-name="ce8"/>
          <table:table-cell table:style-name="ce5" office:value-type="float" office:value="55228067" calcext:value-type="float">
            <text:p>55228067</text:p>
          </table:table-cell>
          <table:table-cell table:style-name="ce5" office:value-type="float" office:value="110404928" calcext:value-type="float">
            <text:p>11040492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2407" calcext:value-type="float">
            <text:p>5522407</text:p>
          </table:table-cell>
          <table:table-cell table:style-name="ce5" office:value-type="float" office:value="11079788" calcext:value-type="float">
            <text:p>11079788</text:p>
          </table:table-cell>
          <table:table-cell table:style-name="ce8"/>
          <table:table-cell table:style-name="ce5" office:value-type="float" office:value="55196501" calcext:value-type="float">
            <text:p>55196501</text:p>
          </table:table-cell>
          <table:table-cell table:style-name="ce5" office:value-type="float" office:value="110201487" calcext:value-type="float">
            <text:p>11020148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4191" calcext:value-type="float">
            <text:p>5524191</text:p>
          </table:table-cell>
          <table:table-cell table:style-name="ce5" office:value-type="float" office:value="11061580" calcext:value-type="float">
            <text:p>11061580</text:p>
          </table:table-cell>
          <table:table-cell table:style-name="ce8"/>
          <table:table-cell table:style-name="ce5" office:value-type="float" office:value="55095271" calcext:value-type="float">
            <text:p>55095271</text:p>
          </table:table-cell>
          <table:table-cell table:style-name="ce5" office:value-type="float" office:value="110349312" calcext:value-type="float">
            <text:p>11034931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0660" calcext:value-type="float">
            <text:p>5520660</text:p>
          </table:table-cell>
          <table:table-cell table:style-name="ce5" office:value-type="float" office:value="11085030" calcext:value-type="float">
            <text:p>11085030</text:p>
          </table:table-cell>
          <table:table-cell table:style-name="ce8"/>
          <table:table-cell table:style-name="ce5" office:value-type="float" office:value="55310902" calcext:value-type="float">
            <text:p>55310902</text:p>
          </table:table-cell>
          <table:table-cell table:style-name="ce5" office:value-type="float" office:value="110289986" calcext:value-type="float">
            <text:p>11028998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3444" calcext:value-type="float">
            <text:p>5523444</text:p>
          </table:table-cell>
          <table:table-cell table:style-name="ce5" office:value-type="float" office:value="11050140" calcext:value-type="float">
            <text:p>11050140</text:p>
          </table:table-cell>
          <table:table-cell table:style-name="ce8"/>
          <table:table-cell table:style-name="ce5" office:value-type="float" office:value="55200686" calcext:value-type="float">
            <text:p>55200686</text:p>
          </table:table-cell>
          <table:table-cell table:style-name="ce5" office:value-type="float" office:value="110423101" calcext:value-type="float">
            <text:p>11042310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5530" calcext:value-type="float">
            <text:p>5535530</text:p>
          </table:table-cell>
          <table:table-cell table:style-name="ce5" office:value-type="float" office:value="11051883" calcext:value-type="float">
            <text:p>11051883</text:p>
          </table:table-cell>
          <table:table-cell table:style-name="ce8"/>
          <table:table-cell table:style-name="ce5" office:value-type="float" office:value="55208856" calcext:value-type="float">
            <text:p>55208856</text:p>
          </table:table-cell>
          <table:table-cell table:style-name="ce5" office:value-type="float" office:value="110164426" calcext:value-type="float">
            <text:p>11016442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5427" calcext:value-type="float">
            <text:p>5535427</text:p>
          </table:table-cell>
          <table:table-cell table:style-name="ce5" office:value-type="float" office:value="11069649" calcext:value-type="float">
            <text:p>11069649</text:p>
          </table:table-cell>
          <table:table-cell table:style-name="ce8"/>
          <table:table-cell table:style-name="ce5" office:value-type="float" office:value="55125744" calcext:value-type="float">
            <text:p>55125744</text:p>
          </table:table-cell>
          <table:table-cell table:style-name="ce5" office:value-type="float" office:value="110609730" calcext:value-type="float">
            <text:p>11060973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6561" calcext:value-type="float">
            <text:p>5536561</text:p>
          </table:table-cell>
          <table:table-cell table:style-name="ce5" office:value-type="float" office:value="11076658" calcext:value-type="float">
            <text:p>11076658</text:p>
          </table:table-cell>
          <table:table-cell table:style-name="ce8"/>
          <table:table-cell table:style-name="ce5" office:value-type="float" office:value="55216825" calcext:value-type="float">
            <text:p>55216825</text:p>
          </table:table-cell>
          <table:table-cell table:style-name="ce5" office:value-type="float" office:value="110510108" calcext:value-type="float">
            <text:p>11051010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2743" calcext:value-type="float">
            <text:p>5522743</text:p>
          </table:table-cell>
          <table:table-cell table:style-name="ce5" office:value-type="float" office:value="11043550" calcext:value-type="float">
            <text:p>11043550</text:p>
          </table:table-cell>
          <table:table-cell table:style-name="ce8"/>
          <table:table-cell table:style-name="ce5" office:value-type="float" office:value="55222029" calcext:value-type="float">
            <text:p>55222029</text:p>
          </table:table-cell>
          <table:table-cell table:style-name="ce5" office:value-type="float" office:value="110440722" calcext:value-type="float">
            <text:p>11044072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6892" calcext:value-type="float">
            <text:p>5526892</text:p>
          </table:table-cell>
          <table:table-cell table:style-name="ce5" office:value-type="float" office:value="11029301" calcext:value-type="float">
            <text:p>11029301</text:p>
          </table:table-cell>
          <table:table-cell table:style-name="ce8"/>
          <table:table-cell table:style-name="ce5" office:value-type="float" office:value="55079526" calcext:value-type="float">
            <text:p>55079526</text:p>
          </table:table-cell>
          <table:table-cell table:style-name="ce5" office:value-type="float" office:value="110164063" calcext:value-type="float">
            <text:p>11016406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4297" calcext:value-type="float">
            <text:p>5534297</text:p>
          </table:table-cell>
          <table:table-cell table:style-name="ce5" office:value-type="float" office:value="11056257" calcext:value-type="float">
            <text:p>11056257</text:p>
          </table:table-cell>
          <table:table-cell table:style-name="ce8"/>
          <table:table-cell table:style-name="ce5" office:value-type="float" office:value="55093549" calcext:value-type="float">
            <text:p>55093549</text:p>
          </table:table-cell>
          <table:table-cell table:style-name="ce5" office:value-type="float" office:value="110573717" calcext:value-type="float">
            <text:p>110573717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41493" calcext:value-type="float">
            <text:p>5541493</text:p>
          </table:table-cell>
          <table:table-cell table:style-name="ce5" office:value-type="float" office:value="11039011" calcext:value-type="float">
            <text:p>11039011</text:p>
          </table:table-cell>
          <table:table-cell table:style-name="ce8"/>
          <table:table-cell table:style-name="ce5" office:value-type="float" office:value="55209246" calcext:value-type="float">
            <text:p>55209246</text:p>
          </table:table-cell>
          <table:table-cell table:style-name="ce5" office:value-type="float" office:value="110384566" calcext:value-type="float">
            <text:p>11038456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22081" calcext:value-type="float">
            <text:p>5522081</text:p>
          </table:table-cell>
          <table:table-cell table:style-name="ce5" office:value-type="float" office:value="11044858" calcext:value-type="float">
            <text:p>11044858</text:p>
          </table:table-cell>
          <table:table-cell table:style-name="ce8"/>
          <table:table-cell table:style-name="ce5" office:value-type="float" office:value="55280828" calcext:value-type="float">
            <text:p>55280828</text:p>
          </table:table-cell>
          <table:table-cell table:style-name="ce5" office:value-type="float" office:value="110220419" calcext:value-type="float">
            <text:p>110220419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43008" calcext:value-type="float">
            <text:p>5543008</text:p>
          </table:table-cell>
          <table:table-cell table:style-name="ce5" office:value-type="float" office:value="11061493" calcext:value-type="float">
            <text:p>11061493</text:p>
          </table:table-cell>
          <table:table-cell table:style-name="ce8"/>
          <table:table-cell table:style-name="ce5" office:value-type="float" office:value="55191633" calcext:value-type="float">
            <text:p>55191633</text:p>
          </table:table-cell>
          <table:table-cell table:style-name="ce5" office:value-type="float" office:value="110355684" calcext:value-type="float">
            <text:p>11035568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9460" calcext:value-type="float">
            <text:p>5539460</text:p>
          </table:table-cell>
          <table:table-cell table:style-name="ce5" office:value-type="float" office:value="11070406" calcext:value-type="float">
            <text:p>11070406</text:p>
          </table:table-cell>
          <table:table-cell table:style-name="ce8"/>
          <table:table-cell table:style-name="ce5" office:value-type="float" office:value="55285671" calcext:value-type="float">
            <text:p>55285671</text:p>
          </table:table-cell>
          <table:table-cell table:style-name="ce5" office:value-type="float" office:value="110463312" calcext:value-type="float">
            <text:p>11046331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5291" calcext:value-type="float">
            <text:p>5535291</text:p>
          </table:table-cell>
          <table:table-cell table:style-name="ce5" office:value-type="float" office:value="11071044" calcext:value-type="float">
            <text:p>11071044</text:p>
          </table:table-cell>
          <table:table-cell table:style-name="ce8"/>
          <table:table-cell table:style-name="ce5" office:value-type="float" office:value="55113932" calcext:value-type="float">
            <text:p>55113932</text:p>
          </table:table-cell>
          <table:table-cell table:style-name="ce5" office:value-type="float" office:value="110153251" calcext:value-type="float">
            <text:p>11015325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7312" calcext:value-type="float">
            <text:p>5537312</text:p>
          </table:table-cell>
          <table:table-cell table:style-name="ce5" office:value-type="float" office:value="11077445" calcext:value-type="float">
            <text:p>11077445</text:p>
          </table:table-cell>
          <table:table-cell table:style-name="ce8"/>
          <table:table-cell table:style-name="ce5" office:value-type="float" office:value="55095411" calcext:value-type="float">
            <text:p>55095411</text:p>
          </table:table-cell>
          <table:table-cell table:style-name="ce5" office:value-type="float" office:value="110156268" calcext:value-type="float">
            <text:p>11015626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537030" calcext:value-type="float">
            <text:p>5537030</text:p>
          </table:table-cell>
          <table:table-cell table:style-name="ce5" office:value-type="float" office:value="11077482" calcext:value-type="float">
            <text:p>11077482</text:p>
          </table:table-cell>
          <table:table-cell table:style-name="ce8"/>
          <table:table-cell table:style-name="ce5" office:value-type="float" office:value="55166457" calcext:value-type="float">
            <text:p>55166457</text:p>
          </table:table-cell>
          <table:table-cell table:style-name="ce5" office:value-type="float" office:value="110397361" calcext:value-type="float">
            <text:p>11039736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édia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média</text:p>
          </table:table-cell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5" table:formula="of:=SUM([.B5:.B34])/COUNT([.B5:.B34])" office:value-type="float" office:value="5528919.23333333" calcext:value-type="float">
            <text:p>5528919.23333333</text:p>
          </table:table-cell>
          <table:table-cell table:style-name="ce5" table:formula="of:=SUM([.C5:.C34])/COUNT([.C5:.C34])" office:value-type="float" office:value="11061063.6666667" calcext:value-type="float">
            <text:p>11061063.6666667</text:p>
          </table:table-cell>
          <table:table-cell/>
          <table:table-cell table:style-name="ce5" table:formula="of:=SUM([.E5:.E34])/COUNT([.E5:.E34])" office:value-type="float" office:value="55170509.5333333" calcext:value-type="float">
            <text:p>55170509.5333333</text:p>
          </table:table-cell>
          <table:table-cell table:style-name="ce5" table:formula="of:=SUM([.F5:.F34])/COUNT([.F5:.F34])" office:value-type="float" office:value="110341206.366667" calcext:value-type="float">
            <text:p>110341206.366667</text:p>
          </table:table-cell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threads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worksize = 1,000,000</text:p>
          </table:table-cell>
          <table:covered-table-cell table:number-columns-repeated="4" table:style-name="ce12"/>
          <table:covered-table-cell table:style-name="ce7"/>
          <table:table-cell table:style-name="ce8"/>
          <table:table-cell table:style-name="ce2" office:value-type="string" calcext:value-type="string" table:number-columns-spanned="6" table:number-rows-spanned="1">
            <text:p>worksize = 10,000,000</text:p>
          </table:table-cell>
          <table:covered-table-cell table:number-columns-repeated="4"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thread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thread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 table:style-name="ce9"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8"/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8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03615" calcext:value-type="float">
            <text:p>2803615</text:p>
          </table:table-cell>
          <table:table-cell table:style-name="ce5" office:value-type="float" office:value="2122220" calcext:value-type="float">
            <text:p>2122220</text:p>
          </table:table-cell>
          <table:table-cell table:style-name="ce5" office:value-type="float" office:value="2074283" calcext:value-type="float">
            <text:p>2074283</text:p>
          </table:table-cell>
          <table:table-cell table:style-name="ce5" office:value-type="float" office:value="5608318" calcext:value-type="float">
            <text:p>5608318</text:p>
          </table:table-cell>
          <table:table-cell table:style-name="ce5" office:value-type="float" office:value="4188152" calcext:value-type="float">
            <text:p>4188152</text:p>
          </table:table-cell>
          <table:table-cell table:style-name="ce5" office:value-type="float" office:value="4107104" calcext:value-type="float">
            <text:p>4107104</text:p>
          </table:table-cell>
          <table:table-cell table:style-name="ce8"/>
          <table:table-cell table:style-name="ce5" office:value-type="float" office:value="28278488" calcext:value-type="float">
            <text:p>28278488</text:p>
          </table:table-cell>
          <table:table-cell table:style-name="ce5" office:value-type="float" office:value="20860761" calcext:value-type="float">
            <text:p>20860761</text:p>
          </table:table-cell>
          <table:table-cell table:style-name="ce5" office:value-type="float" office:value="20902523" calcext:value-type="float">
            <text:p>20902523</text:p>
          </table:table-cell>
          <table:table-cell table:style-name="ce5" office:value-type="float" office:value="56542351" calcext:value-type="float">
            <text:p>56542351</text:p>
          </table:table-cell>
          <table:table-cell table:style-name="ce5" office:value-type="float" office:value="41844651" calcext:value-type="float">
            <text:p>41844651</text:p>
          </table:table-cell>
          <table:table-cell table:style-name="ce5" office:value-type="float" office:value="41600016" calcext:value-type="float">
            <text:p>41600016</text:p>
          </table:table-cell>
          <table:table-cell table:style-name="ce8"/>
          <table:table-cell table:style-name="ce4" office:value-type="float" office:value="1000" calcext:value-type="float">
            <text:p>1,000</text:p>
          </table:table-cell>
          <table:table-cell table:style-name="ce5" table:formula="of:=[.B36]" office:value-type="string" office:string-value="2835080.433" calcext:value-type="string">
            <text:p>2835080.433</text:p>
          </table:table-cell>
          <table:table-cell table:style-name="ce5" table:formula="of:=[.I36]" office:value-type="string" office:string-value="28286088.8" calcext:value-type="string">
            <text:p>28286088.8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36]/1000000" office:value-type="string" office:string-value="2.835080433" calcext:value-type="string">
            <text:p>2.835080433</text:p>
          </table:table-cell>
          <table:table-cell table:style-name="ce5" table:formula="of:=[.I36]/1000000" office:value-type="string" office:string-value="28.2860888" calcext:value-type="string">
            <text:p>28.2860888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44391" calcext:value-type="float">
            <text:p>2844391</text:p>
          </table:table-cell>
          <table:table-cell table:style-name="ce5" office:value-type="float" office:value="2089907" calcext:value-type="float">
            <text:p>2089907</text:p>
          </table:table-cell>
          <table:table-cell table:style-name="ce5" office:value-type="float" office:value="2052210" calcext:value-type="float">
            <text:p>2052210</text:p>
          </table:table-cell>
          <table:table-cell table:style-name="ce5" office:value-type="float" office:value="5685745" calcext:value-type="float">
            <text:p>5685745</text:p>
          </table:table-cell>
          <table:table-cell table:style-name="ce5" office:value-type="float" office:value="4185268" calcext:value-type="float">
            <text:p>4185268</text:p>
          </table:table-cell>
          <table:table-cell table:style-name="ce5" office:value-type="float" office:value="4126144" calcext:value-type="float">
            <text:p>4126144</text:p>
          </table:table-cell>
          <table:table-cell table:style-name="ce8"/>
          <table:table-cell table:style-name="ce5" office:value-type="float" office:value="28272876" calcext:value-type="float">
            <text:p>28272876</text:p>
          </table:table-cell>
          <table:table-cell table:style-name="ce5" office:value-type="float" office:value="20839856" calcext:value-type="float">
            <text:p>20839856</text:p>
          </table:table-cell>
          <table:table-cell table:style-name="ce5" office:value-type="float" office:value="20848648" calcext:value-type="float">
            <text:p>20848648</text:p>
          </table:table-cell>
          <table:table-cell table:style-name="ce5" office:value-type="float" office:value="56533632" calcext:value-type="float">
            <text:p>56533632</text:p>
          </table:table-cell>
          <table:table-cell table:style-name="ce5" office:value-type="float" office:value="41721469" calcext:value-type="float">
            <text:p>41721469</text:p>
          </table:table-cell>
          <table:table-cell table:style-name="ce5" office:value-type="float" office:value="41697183" calcext:value-type="float">
            <text:p>41697183</text:p>
          </table:table-cell>
          <table:table-cell table:style-name="ce8"/>
          <table:table-cell table:style-name="ce4" office:value-type="float" office:value="2000" calcext:value-type="float">
            <text:p>2,000</text:p>
          </table:table-cell>
          <table:table-cell table:style-name="ce5" table:formula="of:=[.E36]" office:value-type="string" office:string-value="5641831.6" calcext:value-type="string">
            <text:p>5641831.6</text:p>
          </table:table-cell>
          <table:table-cell table:style-name="ce5" table:formula="of:=[.L36]" office:value-type="string" office:string-value="56534185.4" calcext:value-type="string">
            <text:p>56534185.4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E36]/1000000" office:value-type="string" office:string-value="5.6418316" calcext:value-type="string">
            <text:p>5.6418316</text:p>
          </table:table-cell>
          <table:table-cell table:style-name="ce5" table:formula="of:=[.L36]/1000000" office:value-type="string" office:string-value="56.5341854" calcext:value-type="string">
            <text:p>56.5341854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31783" calcext:value-type="float">
            <text:p>2831783</text:p>
          </table:table-cell>
          <table:table-cell table:style-name="ce5" office:value-type="float" office:value="2089320" calcext:value-type="float">
            <text:p>2089320</text:p>
          </table:table-cell>
          <table:table-cell table:style-name="ce5" office:value-type="float" office:value="2069163" calcext:value-type="float">
            <text:p>2069163</text:p>
          </table:table-cell>
          <table:table-cell table:style-name="ce5" office:value-type="float" office:value="5700816" calcext:value-type="float">
            <text:p>5700816</text:p>
          </table:table-cell>
          <table:table-cell table:style-name="ce5" office:value-type="float" office:value="4173023" calcext:value-type="float">
            <text:p>4173023</text:p>
          </table:table-cell>
          <table:table-cell table:style-name="ce5" office:value-type="float" office:value="4155810" calcext:value-type="float">
            <text:p>4155810</text:p>
          </table:table-cell>
          <table:table-cell table:style-name="ce8"/>
          <table:table-cell table:style-name="ce5" office:value-type="float" office:value="28255635" calcext:value-type="float">
            <text:p>28255635</text:p>
          </table:table-cell>
          <table:table-cell table:style-name="ce5" office:value-type="float" office:value="20886107" calcext:value-type="float">
            <text:p>20886107</text:p>
          </table:table-cell>
          <table:table-cell table:style-name="ce5" office:value-type="float" office:value="20883540" calcext:value-type="float">
            <text:p>20883540</text:p>
          </table:table-cell>
          <table:table-cell table:style-name="ce5" office:value-type="float" office:value="56511207" calcext:value-type="float">
            <text:p>56511207</text:p>
          </table:table-cell>
          <table:table-cell table:style-name="ce5" office:value-type="float" office:value="41703803" calcext:value-type="float">
            <text:p>41703803</text:p>
          </table:table-cell>
          <table:table-cell table:style-name="ce5" office:value-type="float" office:value="41853705" calcext:value-type="float">
            <text:p>4185370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37445" calcext:value-type="float">
            <text:p>2837445</text:p>
          </table:table-cell>
          <table:table-cell table:style-name="ce5" office:value-type="float" office:value="2084385" calcext:value-type="float">
            <text:p>2084385</text:p>
          </table:table-cell>
          <table:table-cell table:style-name="ce5" office:value-type="float" office:value="2073338" calcext:value-type="float">
            <text:p>2073338</text:p>
          </table:table-cell>
          <table:table-cell table:style-name="ce5" office:value-type="float" office:value="5640718" calcext:value-type="float">
            <text:p>5640718</text:p>
          </table:table-cell>
          <table:table-cell table:style-name="ce5" office:value-type="float" office:value="4154466" calcext:value-type="float">
            <text:p>4154466</text:p>
          </table:table-cell>
          <table:table-cell table:style-name="ce5" office:value-type="float" office:value="4137899" calcext:value-type="float">
            <text:p>4137899</text:p>
          </table:table-cell>
          <table:table-cell table:style-name="ce8"/>
          <table:table-cell table:style-name="ce5" office:value-type="float" office:value="28276617" calcext:value-type="float">
            <text:p>28276617</text:p>
          </table:table-cell>
          <table:table-cell table:style-name="ce5" office:value-type="float" office:value="20869603" calcext:value-type="float">
            <text:p>20869603</text:p>
          </table:table-cell>
          <table:table-cell table:style-name="ce5" office:value-type="float" office:value="20853285" calcext:value-type="float">
            <text:p>20853285</text:p>
          </table:table-cell>
          <table:table-cell table:style-name="ce5" office:value-type="float" office:value="56564041" calcext:value-type="float">
            <text:p>56564041</text:p>
          </table:table-cell>
          <table:table-cell table:style-name="ce5" office:value-type="float" office:value="41839710" calcext:value-type="float">
            <text:p>41839710</text:p>
          </table:table-cell>
          <table:table-cell table:style-name="ce5" office:value-type="float" office:value="41791981" calcext:value-type="float">
            <text:p>41791981</text:p>
          </table:table-cell>
          <table:table-cell/>
          <table:table-cell table:style-name="ce11" office:value-type="string" calcext:value-type="string" table:number-columns-spanned="3" table:number-rows-spanned="1">
            <text:p>4 thread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4 thread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818219" calcext:value-type="float">
            <text:p>2818219</text:p>
          </table:table-cell>
          <table:table-cell table:style-name="ce5" office:value-type="float" office:value="2074673" calcext:value-type="float">
            <text:p>2074673</text:p>
          </table:table-cell>
          <table:table-cell table:style-name="ce5" office:value-type="float" office:value="2078070" calcext:value-type="float">
            <text:p>2078070</text:p>
          </table:table-cell>
          <table:table-cell table:style-name="ce5" office:value-type="float" office:value="5644338" calcext:value-type="float">
            <text:p>5644338</text:p>
          </table:table-cell>
          <table:table-cell table:style-name="ce5" office:value-type="float" office:value="4161877" calcext:value-type="float">
            <text:p>4161877</text:p>
          </table:table-cell>
          <table:table-cell table:style-name="ce5" office:value-type="float" office:value="4105161" calcext:value-type="float">
            <text:p>4105161</text:p>
          </table:table-cell>
          <table:table-cell table:style-name="ce8"/>
          <table:table-cell table:style-name="ce5" office:value-type="float" office:value="28369154" calcext:value-type="float">
            <text:p>28369154</text:p>
          </table:table-cell>
          <table:table-cell table:style-name="ce5" office:value-type="float" office:value="20874237" calcext:value-type="float">
            <text:p>20874237</text:p>
          </table:table-cell>
          <table:table-cell table:style-name="ce5" office:value-type="float" office:value="20894482" calcext:value-type="float">
            <text:p>20894482</text:p>
          </table:table-cell>
          <table:table-cell table:style-name="ce5" office:value-type="float" office:value="56571211" calcext:value-type="float">
            <text:p>56571211</text:p>
          </table:table-cell>
          <table:table-cell table:style-name="ce5" office:value-type="float" office:value="41697104" calcext:value-type="float">
            <text:p>41697104</text:p>
          </table:table-cell>
          <table:table-cell table:style-name="ce5" office:value-type="float" office:value="41773835" calcext:value-type="float">
            <text:p>41773835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818220" calcext:value-type="float">
            <text:p>2818220</text:p>
          </table:table-cell>
          <table:table-cell table:style-name="ce5" office:value-type="float" office:value="2088016" calcext:value-type="float">
            <text:p>2088016</text:p>
          </table:table-cell>
          <table:table-cell table:style-name="ce5" office:value-type="float" office:value="2072473" calcext:value-type="float">
            <text:p>2072473</text:p>
          </table:table-cell>
          <table:table-cell table:style-name="ce5" office:value-type="float" office:value="5642131" calcext:value-type="float">
            <text:p>5642131</text:p>
          </table:table-cell>
          <table:table-cell table:style-name="ce5" office:value-type="float" office:value="4189482" calcext:value-type="float">
            <text:p>4189482</text:p>
          </table:table-cell>
          <table:table-cell table:style-name="ce5" office:value-type="float" office:value="4117922" calcext:value-type="float">
            <text:p>4117922</text:p>
          </table:table-cell>
          <table:table-cell table:style-name="ce8"/>
          <table:table-cell table:style-name="ce5" office:value-type="float" office:value="28269264" calcext:value-type="float">
            <text:p>28269264</text:p>
          </table:table-cell>
          <table:table-cell table:style-name="ce5" office:value-type="float" office:value="20851213" calcext:value-type="float">
            <text:p>20851213</text:p>
          </table:table-cell>
          <table:table-cell table:style-name="ce5" office:value-type="float" office:value="20872264" calcext:value-type="float">
            <text:p>20872264</text:p>
          </table:table-cell>
          <table:table-cell table:style-name="ce5" office:value-type="float" office:value="56529449" calcext:value-type="float">
            <text:p>56529449</text:p>
          </table:table-cell>
          <table:table-cell table:style-name="ce5" office:value-type="float" office:value="41771103" calcext:value-type="float">
            <text:p>41771103</text:p>
          </table:table-cell>
          <table:table-cell table:style-name="ce5" office:value-type="float" office:value="41715712" calcext:value-type="float">
            <text:p>41715712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37423" calcext:value-type="float">
            <text:p>2837423</text:p>
          </table:table-cell>
          <table:table-cell table:style-name="ce5" office:value-type="float" office:value="2081520" calcext:value-type="float">
            <text:p>2081520</text:p>
          </table:table-cell>
          <table:table-cell table:style-name="ce5" office:value-type="float" office:value="2073817" calcext:value-type="float">
            <text:p>2073817</text:p>
          </table:table-cell>
          <table:table-cell table:style-name="ce5" office:value-type="float" office:value="5628894" calcext:value-type="float">
            <text:p>5628894</text:p>
          </table:table-cell>
          <table:table-cell table:style-name="ce5" office:value-type="float" office:value="4185333" calcext:value-type="float">
            <text:p>4185333</text:p>
          </table:table-cell>
          <table:table-cell table:style-name="ce5" office:value-type="float" office:value="4127934" calcext:value-type="float">
            <text:p>4127934</text:p>
          </table:table-cell>
          <table:table-cell table:style-name="ce8"/>
          <table:table-cell table:style-name="ce5" office:value-type="float" office:value="28238725" calcext:value-type="float">
            <text:p>28238725</text:p>
          </table:table-cell>
          <table:table-cell table:style-name="ce5" office:value-type="float" office:value="20904420" calcext:value-type="float">
            <text:p>20904420</text:p>
          </table:table-cell>
          <table:table-cell table:style-name="ce5" office:value-type="float" office:value="20880543" calcext:value-type="float">
            <text:p>20880543</text:p>
          </table:table-cell>
          <table:table-cell table:style-name="ce5" office:value-type="float" office:value="56531254" calcext:value-type="float">
            <text:p>56531254</text:p>
          </table:table-cell>
          <table:table-cell table:style-name="ce5" office:value-type="float" office:value="41792100" calcext:value-type="float">
            <text:p>41792100</text:p>
          </table:table-cell>
          <table:table-cell table:style-name="ce5" office:value-type="float" office:value="41724551" calcext:value-type="float">
            <text:p>41724551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" office:value-type="string" office:string-value="2089917.833" calcext:value-type="string">
            <text:p>2089917.833</text:p>
          </table:table-cell>
          <table:table-cell table:style-name="ce5" table:formula="of:=[.J36]" office:value-type="string" office:string-value="20879470.43" calcext:value-type="string">
            <text:p>20879470.4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/1000000" office:value-type="string" office:string-value="2.089917833" calcext:value-type="string">
            <text:p>2.089917833</text:p>
          </table:table-cell>
          <table:table-cell table:style-name="ce5" table:formula="of:=[.J36]/1000000" office:value-type="string" office:string-value="20.87947043" calcext:value-type="string">
            <text:p>20.8794704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50253" calcext:value-type="float">
            <text:p>2850253</text:p>
          </table:table-cell>
          <table:table-cell table:style-name="ce5" office:value-type="float" office:value="2074615" calcext:value-type="float">
            <text:p>2074615</text:p>
          </table:table-cell>
          <table:table-cell table:style-name="ce5" office:value-type="float" office:value="2087130" calcext:value-type="float">
            <text:p>2087130</text:p>
          </table:table-cell>
          <table:table-cell table:style-name="ce5" office:value-type="float" office:value="5614360" calcext:value-type="float">
            <text:p>5614360</text:p>
          </table:table-cell>
          <table:table-cell table:style-name="ce5" office:value-type="float" office:value="4184540" calcext:value-type="float">
            <text:p>4184540</text:p>
          </table:table-cell>
          <table:table-cell table:style-name="ce5" office:value-type="float" office:value="4120539" calcext:value-type="float">
            <text:p>4120539</text:p>
          </table:table-cell>
          <table:table-cell table:style-name="ce8"/>
          <table:table-cell table:style-name="ce5" office:value-type="float" office:value="28280247" calcext:value-type="float">
            <text:p>28280247</text:p>
          </table:table-cell>
          <table:table-cell table:style-name="ce5" office:value-type="float" office:value="20874960" calcext:value-type="float">
            <text:p>20874960</text:p>
          </table:table-cell>
          <table:table-cell table:style-name="ce5" office:value-type="float" office:value="20921526" calcext:value-type="float">
            <text:p>20921526</text:p>
          </table:table-cell>
          <table:table-cell table:style-name="ce5" office:value-type="float" office:value="56535339" calcext:value-type="float">
            <text:p>56535339</text:p>
          </table:table-cell>
          <table:table-cell table:style-name="ce5" office:value-type="float" office:value="41844764" calcext:value-type="float">
            <text:p>41844764</text:p>
          </table:table-cell>
          <table:table-cell table:style-name="ce5" office:value-type="float" office:value="41744075" calcext:value-type="float">
            <text:p>41744075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" office:value-type="string" office:string-value="4182484.333" calcext:value-type="string">
            <text:p>4182484.333</text:p>
          </table:table-cell>
          <table:table-cell table:style-name="ce5" table:formula="of:=[.M36]" office:value-type="string" office:string-value="41776633.23" calcext:value-type="string">
            <text:p>41776633.2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/1000000" office:value-type="string" office:string-value="4.182484333" calcext:value-type="string">
            <text:p>4.182484333</text:p>
          </table:table-cell>
          <table:table-cell table:style-name="ce5" table:formula="of:=[.M36]/1000000" office:value-type="string" office:string-value="41.77663323" calcext:value-type="string">
            <text:p>41.7766332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24537" calcext:value-type="float">
            <text:p>2824537</text:p>
          </table:table-cell>
          <table:table-cell table:style-name="ce5" office:value-type="float" office:value="2091559" calcext:value-type="float">
            <text:p>2091559</text:p>
          </table:table-cell>
          <table:table-cell table:style-name="ce5" office:value-type="float" office:value="2084091" calcext:value-type="float">
            <text:p>2084091</text:p>
          </table:table-cell>
          <table:table-cell table:style-name="ce5" office:value-type="float" office:value="5625415" calcext:value-type="float">
            <text:p>5625415</text:p>
          </table:table-cell>
          <table:table-cell table:style-name="ce5" office:value-type="float" office:value="4188981" calcext:value-type="float">
            <text:p>4188981</text:p>
          </table:table-cell>
          <table:table-cell table:style-name="ce5" office:value-type="float" office:value="4137697" calcext:value-type="float">
            <text:p>4137697</text:p>
          </table:table-cell>
          <table:table-cell table:style-name="ce8"/>
          <table:table-cell table:style-name="ce5" office:value-type="float" office:value="28273829" calcext:value-type="float">
            <text:p>28273829</text:p>
          </table:table-cell>
          <table:table-cell table:style-name="ce5" office:value-type="float" office:value="20902795" calcext:value-type="float">
            <text:p>20902795</text:p>
          </table:table-cell>
          <table:table-cell table:style-name="ce5" office:value-type="float" office:value="20885202" calcext:value-type="float">
            <text:p>20885202</text:p>
          </table:table-cell>
          <table:table-cell table:style-name="ce5" office:value-type="float" office:value="56540446" calcext:value-type="float">
            <text:p>56540446</text:p>
          </table:table-cell>
          <table:table-cell table:style-name="ce5" office:value-type="float" office:value="41813797" calcext:value-type="float">
            <text:p>41813797</text:p>
          </table:table-cell>
          <table:table-cell table:style-name="ce5" office:value-type="float" office:value="41655295" calcext:value-type="float">
            <text:p>4165529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53498" calcext:value-type="float">
            <text:p>2853498</text:p>
          </table:table-cell>
          <table:table-cell table:style-name="ce5" office:value-type="float" office:value="2083849" calcext:value-type="float">
            <text:p>2083849</text:p>
          </table:table-cell>
          <table:table-cell table:style-name="ce5" office:value-type="float" office:value="2043014" calcext:value-type="float">
            <text:p>2043014</text:p>
          </table:table-cell>
          <table:table-cell table:style-name="ce5" office:value-type="float" office:value="5659433" calcext:value-type="float">
            <text:p>5659433</text:p>
          </table:table-cell>
          <table:table-cell table:style-name="ce5" office:value-type="float" office:value="4192122" calcext:value-type="float">
            <text:p>4192122</text:p>
          </table:table-cell>
          <table:table-cell table:style-name="ce5" office:value-type="float" office:value="4101477" calcext:value-type="float">
            <text:p>4101477</text:p>
          </table:table-cell>
          <table:table-cell table:style-name="ce8"/>
          <table:table-cell table:style-name="ce5" office:value-type="float" office:value="28337612" calcext:value-type="float">
            <text:p>28337612</text:p>
          </table:table-cell>
          <table:table-cell table:style-name="ce5" office:value-type="float" office:value="20873922" calcext:value-type="float">
            <text:p>20873922</text:p>
          </table:table-cell>
          <table:table-cell table:style-name="ce5" office:value-type="float" office:value="20849111" calcext:value-type="float">
            <text:p>20849111</text:p>
          </table:table-cell>
          <table:table-cell table:style-name="ce5" office:value-type="float" office:value="56602167" calcext:value-type="float">
            <text:p>56602167</text:p>
          </table:table-cell>
          <table:table-cell table:style-name="ce5" office:value-type="float" office:value="41708204" calcext:value-type="float">
            <text:p>41708204</text:p>
          </table:table-cell>
          <table:table-cell table:style-name="ce5" office:value-type="float" office:value="41721484" calcext:value-type="float">
            <text:p>41721484</text:p>
          </table:table-cell>
          <table:table-cell/>
          <table:table-cell table:style-name="ce11" office:value-type="string" calcext:value-type="string" table:number-columns-spanned="3" table:number-rows-spanned="1">
            <text:p>8 thread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8 thread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827718" calcext:value-type="float">
            <text:p>2827718</text:p>
          </table:table-cell>
          <table:table-cell table:style-name="ce5" office:value-type="float" office:value="2090172" calcext:value-type="float">
            <text:p>2090172</text:p>
          </table:table-cell>
          <table:table-cell table:style-name="ce5" office:value-type="float" office:value="2069606" calcext:value-type="float">
            <text:p>2069606</text:p>
          </table:table-cell>
          <table:table-cell table:style-name="ce5" office:value-type="float" office:value="5622617" calcext:value-type="float">
            <text:p>5622617</text:p>
          </table:table-cell>
          <table:table-cell table:style-name="ce5" office:value-type="float" office:value="4188197" calcext:value-type="float">
            <text:p>4188197</text:p>
          </table:table-cell>
          <table:table-cell table:style-name="ce5" office:value-type="float" office:value="4128593" calcext:value-type="float">
            <text:p>4128593</text:p>
          </table:table-cell>
          <table:table-cell table:style-name="ce8"/>
          <table:table-cell table:style-name="ce5" office:value-type="float" office:value="28275413" calcext:value-type="float">
            <text:p>28275413</text:p>
          </table:table-cell>
          <table:table-cell table:style-name="ce5" office:value-type="float" office:value="20859377" calcext:value-type="float">
            <text:p>20859377</text:p>
          </table:table-cell>
          <table:table-cell table:style-name="ce5" office:value-type="float" office:value="20884678" calcext:value-type="float">
            <text:p>20884678</text:p>
          </table:table-cell>
          <table:table-cell table:style-name="ce5" office:value-type="float" office:value="56332563" calcext:value-type="float">
            <text:p>56332563</text:p>
          </table:table-cell>
          <table:table-cell table:style-name="ce5" office:value-type="float" office:value="41728162" calcext:value-type="float">
            <text:p>41728162</text:p>
          </table:table-cell>
          <table:table-cell table:style-name="ce5" office:value-type="float" office:value="41721087" calcext:value-type="float">
            <text:p>41721087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825970" calcext:value-type="float">
            <text:p>2825970</text:p>
          </table:table-cell>
          <table:table-cell table:style-name="ce5" office:value-type="float" office:value="2094749" calcext:value-type="float">
            <text:p>2094749</text:p>
          </table:table-cell>
          <table:table-cell table:style-name="ce5" office:value-type="float" office:value="2075402" calcext:value-type="float">
            <text:p>2075402</text:p>
          </table:table-cell>
          <table:table-cell table:style-name="ce5" office:value-type="float" office:value="5655684" calcext:value-type="float">
            <text:p>5655684</text:p>
          </table:table-cell>
          <table:table-cell table:style-name="ce5" office:value-type="float" office:value="4168393" calcext:value-type="float">
            <text:p>4168393</text:p>
          </table:table-cell>
          <table:table-cell table:style-name="ce5" office:value-type="float" office:value="4146322" calcext:value-type="float">
            <text:p>4146322</text:p>
          </table:table-cell>
          <table:table-cell table:style-name="ce8"/>
          <table:table-cell table:style-name="ce5" office:value-type="float" office:value="28386193" calcext:value-type="float">
            <text:p>28386193</text:p>
          </table:table-cell>
          <table:table-cell table:style-name="ce5" office:value-type="float" office:value="20921105" calcext:value-type="float">
            <text:p>20921105</text:p>
          </table:table-cell>
          <table:table-cell table:style-name="ce5" office:value-type="float" office:value="20861962" calcext:value-type="float">
            <text:p>20861962</text:p>
          </table:table-cell>
          <table:table-cell table:style-name="ce5" office:value-type="float" office:value="56563220" calcext:value-type="float">
            <text:p>56563220</text:p>
          </table:table-cell>
          <table:table-cell table:style-name="ce5" office:value-type="float" office:value="41693299" calcext:value-type="float">
            <text:p>41693299</text:p>
          </table:table-cell>
          <table:table-cell table:style-name="ce5" office:value-type="float" office:value="41761268" calcext:value-type="float">
            <text:p>41761268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53871" calcext:value-type="float">
            <text:p>2853871</text:p>
          </table:table-cell>
          <table:table-cell table:style-name="ce5" office:value-type="float" office:value="2097353" calcext:value-type="float">
            <text:p>2097353</text:p>
          </table:table-cell>
          <table:table-cell table:style-name="ce5" office:value-type="float" office:value="2076156" calcext:value-type="float">
            <text:p>2076156</text:p>
          </table:table-cell>
          <table:table-cell table:style-name="ce5" office:value-type="float" office:value="5630058" calcext:value-type="float">
            <text:p>5630058</text:p>
          </table:table-cell>
          <table:table-cell table:style-name="ce5" office:value-type="float" office:value="4187910" calcext:value-type="float">
            <text:p>4187910</text:p>
          </table:table-cell>
          <table:table-cell table:style-name="ce5" office:value-type="float" office:value="4119470" calcext:value-type="float">
            <text:p>4119470</text:p>
          </table:table-cell>
          <table:table-cell table:style-name="ce8"/>
          <table:table-cell table:style-name="ce5" office:value-type="float" office:value="28281416" calcext:value-type="float">
            <text:p>28281416</text:p>
          </table:table-cell>
          <table:table-cell table:style-name="ce5" office:value-type="float" office:value="20861268" calcext:value-type="float">
            <text:p>20861268</text:p>
          </table:table-cell>
          <table:table-cell table:style-name="ce5" office:value-type="float" office:value="20889570" calcext:value-type="float">
            <text:p>20889570</text:p>
          </table:table-cell>
          <table:table-cell table:style-name="ce5" office:value-type="float" office:value="56520802" calcext:value-type="float">
            <text:p>56520802</text:p>
          </table:table-cell>
          <table:table-cell table:style-name="ce5" office:value-type="float" office:value="41771267" calcext:value-type="float">
            <text:p>41771267</text:p>
          </table:table-cell>
          <table:table-cell table:style-name="ce5" office:value-type="float" office:value="41771273" calcext:value-type="float">
            <text:p>4177127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" office:value-type="string" office:string-value="2067981.167" calcext:value-type="string">
            <text:p>2067981.167</text:p>
          </table:table-cell>
          <table:table-cell table:style-name="ce5" table:formula="of:=[.K36]" office:value-type="string" office:string-value="20877045.17" calcext:value-type="string">
            <text:p>20877045.1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/1000000" office:value-type="string" office:string-value="2.067981167" calcext:value-type="string">
            <text:p>2.067981167</text:p>
          </table:table-cell>
          <table:table-cell table:style-name="ce5" table:formula="of:=[.K36]/1000000" office:value-type="string" office:string-value="20.87704517" calcext:value-type="string">
            <text:p>20.8770451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59130" calcext:value-type="float">
            <text:p>2859130</text:p>
          </table:table-cell>
          <table:table-cell table:style-name="ce5" office:value-type="float" office:value="2089750" calcext:value-type="float">
            <text:p>2089750</text:p>
          </table:table-cell>
          <table:table-cell table:style-name="ce5" office:value-type="float" office:value="2070163" calcext:value-type="float">
            <text:p>2070163</text:p>
          </table:table-cell>
          <table:table-cell table:style-name="ce5" office:value-type="float" office:value="5671446" calcext:value-type="float">
            <text:p>5671446</text:p>
          </table:table-cell>
          <table:table-cell table:style-name="ce5" office:value-type="float" office:value="4203146" calcext:value-type="float">
            <text:p>4203146</text:p>
          </table:table-cell>
          <table:table-cell table:style-name="ce5" office:value-type="float" office:value="4125804" calcext:value-type="float">
            <text:p>4125804</text:p>
          </table:table-cell>
          <table:table-cell table:style-name="ce8"/>
          <table:table-cell table:style-name="ce5" office:value-type="float" office:value="28308726" calcext:value-type="float">
            <text:p>28308726</text:p>
          </table:table-cell>
          <table:table-cell table:style-name="ce5" office:value-type="float" office:value="20859820" calcext:value-type="float">
            <text:p>20859820</text:p>
          </table:table-cell>
          <table:table-cell table:style-name="ce5" office:value-type="float" office:value="20837449" calcext:value-type="float">
            <text:p>20837449</text:p>
          </table:table-cell>
          <table:table-cell table:style-name="ce5" office:value-type="float" office:value="56597810" calcext:value-type="float">
            <text:p>56597810</text:p>
          </table:table-cell>
          <table:table-cell table:style-name="ce5" office:value-type="float" office:value="41817840" calcext:value-type="float">
            <text:p>41817840</text:p>
          </table:table-cell>
          <table:table-cell table:style-name="ce5" office:value-type="float" office:value="41682639" calcext:value-type="float">
            <text:p>41682639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" office:value-type="string" office:string-value="4125325.933" calcext:value-type="string">
            <text:p>4125325.933</text:p>
          </table:table-cell>
          <table:table-cell table:style-name="ce5" table:formula="of:=[.N36]" office:value-type="string" office:string-value="41728754.73" calcext:value-type="string">
            <text:p>41728754.7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/1000000" office:value-type="string" office:string-value="4.125325933" calcext:value-type="string">
            <text:p>4.125325933</text:p>
          </table:table-cell>
          <table:table-cell table:style-name="ce5" table:formula="of:=[.N36]/1000000" office:value-type="string" office:string-value="41.72875473" calcext:value-type="string">
            <text:p>41.7287547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54191" calcext:value-type="float">
            <text:p>2854191</text:p>
          </table:table-cell>
          <table:table-cell table:style-name="ce5" office:value-type="float" office:value="2078953" calcext:value-type="float">
            <text:p>2078953</text:p>
          </table:table-cell>
          <table:table-cell table:style-name="ce5" office:value-type="float" office:value="2060051" calcext:value-type="float">
            <text:p>2060051</text:p>
          </table:table-cell>
          <table:table-cell table:style-name="ce5" office:value-type="float" office:value="5643958" calcext:value-type="float">
            <text:p>5643958</text:p>
          </table:table-cell>
          <table:table-cell table:style-name="ce5" office:value-type="float" office:value="4172384" calcext:value-type="float">
            <text:p>4172384</text:p>
          </table:table-cell>
          <table:table-cell table:style-name="ce5" office:value-type="float" office:value="4136975" calcext:value-type="float">
            <text:p>4136975</text:p>
          </table:table-cell>
          <table:table-cell table:style-name="ce8"/>
          <table:table-cell table:style-name="ce5" office:value-type="float" office:value="28286054" calcext:value-type="float">
            <text:p>28286054</text:p>
          </table:table-cell>
          <table:table-cell table:style-name="ce5" office:value-type="float" office:value="20918444" calcext:value-type="float">
            <text:p>20918444</text:p>
          </table:table-cell>
          <table:table-cell table:style-name="ce5" office:value-type="float" office:value="20858815" calcext:value-type="float">
            <text:p>20858815</text:p>
          </table:table-cell>
          <table:table-cell table:style-name="ce5" office:value-type="float" office:value="56554252" calcext:value-type="float">
            <text:p>56554252</text:p>
          </table:table-cell>
          <table:table-cell table:style-name="ce5" office:value-type="float" office:value="41713769" calcext:value-type="float">
            <text:p>41713769</text:p>
          </table:table-cell>
          <table:table-cell table:style-name="ce5" office:value-type="float" office:value="41671291" calcext:value-type="float">
            <text:p>41671291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38323" calcext:value-type="float">
            <text:p>2838323</text:p>
          </table:table-cell>
          <table:table-cell table:style-name="ce5" office:value-type="float" office:value="2073935" calcext:value-type="float">
            <text:p>2073935</text:p>
          </table:table-cell>
          <table:table-cell table:style-name="ce5" office:value-type="float" office:value="2077792" calcext:value-type="float">
            <text:p>2077792</text:p>
          </table:table-cell>
          <table:table-cell table:style-name="ce5" office:value-type="float" office:value="5625098" calcext:value-type="float">
            <text:p>5625098</text:p>
          </table:table-cell>
          <table:table-cell table:style-name="ce5" office:value-type="float" office:value="4177009" calcext:value-type="float">
            <text:p>4177009</text:p>
          </table:table-cell>
          <table:table-cell table:style-name="ce5" office:value-type="float" office:value="4120277" calcext:value-type="float">
            <text:p>4120277</text:p>
          </table:table-cell>
          <table:table-cell table:style-name="ce8"/>
          <table:table-cell table:style-name="ce5" office:value-type="float" office:value="28274435" calcext:value-type="float">
            <text:p>28274435</text:p>
          </table:table-cell>
          <table:table-cell table:style-name="ce5" office:value-type="float" office:value="20938323" calcext:value-type="float">
            <text:p>20938323</text:p>
          </table:table-cell>
          <table:table-cell table:style-name="ce5" office:value-type="float" office:value="20900239" calcext:value-type="float">
            <text:p>20900239</text:p>
          </table:table-cell>
          <table:table-cell table:style-name="ce5" office:value-type="float" office:value="56511049" calcext:value-type="float">
            <text:p>56511049</text:p>
          </table:table-cell>
          <table:table-cell table:style-name="ce5" office:value-type="float" office:value="41726679" calcext:value-type="float">
            <text:p>41726679</text:p>
          </table:table-cell>
          <table:table-cell table:style-name="ce5" office:value-type="float" office:value="41695854" calcext:value-type="float">
            <text:p>4169585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50599" calcext:value-type="float">
            <text:p>2850599</text:p>
          </table:table-cell>
          <table:table-cell table:style-name="ce5" office:value-type="float" office:value="2098550" calcext:value-type="float">
            <text:p>2098550</text:p>
          </table:table-cell>
          <table:table-cell table:style-name="ce5" office:value-type="float" office:value="2075988" calcext:value-type="float">
            <text:p>2075988</text:p>
          </table:table-cell>
          <table:table-cell table:style-name="ce5" office:value-type="float" office:value="5676633" calcext:value-type="float">
            <text:p>5676633</text:p>
          </table:table-cell>
          <table:table-cell table:style-name="ce5" office:value-type="float" office:value="4179927" calcext:value-type="float">
            <text:p>4179927</text:p>
          </table:table-cell>
          <table:table-cell table:style-name="ce5" office:value-type="float" office:value="4132340" calcext:value-type="float">
            <text:p>4132340</text:p>
          </table:table-cell>
          <table:table-cell table:style-name="ce8"/>
          <table:table-cell table:style-name="ce5" office:value-type="float" office:value="28285021" calcext:value-type="float">
            <text:p>28285021</text:p>
          </table:table-cell>
          <table:table-cell table:style-name="ce5" office:value-type="float" office:value="20894749" calcext:value-type="float">
            <text:p>20894749</text:p>
          </table:table-cell>
          <table:table-cell table:style-name="ce5" office:value-type="float" office:value="20838677" calcext:value-type="float">
            <text:p>20838677</text:p>
          </table:table-cell>
          <table:table-cell table:style-name="ce5" office:value-type="float" office:value="56524665" calcext:value-type="float">
            <text:p>56524665</text:p>
          </table:table-cell>
          <table:table-cell table:style-name="ce5" office:value-type="float" office:value="41791565" calcext:value-type="float">
            <text:p>41791565</text:p>
          </table:table-cell>
          <table:table-cell table:style-name="ce5" office:value-type="float" office:value="41707018" calcext:value-type="float">
            <text:p>41707018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47641" calcext:value-type="float">
            <text:p>2847641</text:p>
          </table:table-cell>
          <table:table-cell table:style-name="ce5" office:value-type="float" office:value="2094721" calcext:value-type="float">
            <text:p>2094721</text:p>
          </table:table-cell>
          <table:table-cell table:style-name="ce5" office:value-type="float" office:value="2073385" calcext:value-type="float">
            <text:p>2073385</text:p>
          </table:table-cell>
          <table:table-cell table:style-name="ce5" office:value-type="float" office:value="5622237" calcext:value-type="float">
            <text:p>5622237</text:p>
          </table:table-cell>
          <table:table-cell table:style-name="ce5" office:value-type="float" office:value="4190921" calcext:value-type="float">
            <text:p>4190921</text:p>
          </table:table-cell>
          <table:table-cell table:style-name="ce5" office:value-type="float" office:value="4126574" calcext:value-type="float">
            <text:p>4126574</text:p>
          </table:table-cell>
          <table:table-cell table:style-name="ce8"/>
          <table:table-cell table:style-name="ce5" office:value-type="float" office:value="28271695" calcext:value-type="float">
            <text:p>28271695</text:p>
          </table:table-cell>
          <table:table-cell table:style-name="ce5" office:value-type="float" office:value="20918087" calcext:value-type="float">
            <text:p>20918087</text:p>
          </table:table-cell>
          <table:table-cell table:style-name="ce5" office:value-type="float" office:value="20903537" calcext:value-type="float">
            <text:p>20903537</text:p>
          </table:table-cell>
          <table:table-cell table:style-name="ce5" office:value-type="float" office:value="56604901" calcext:value-type="float">
            <text:p>56604901</text:p>
          </table:table-cell>
          <table:table-cell table:style-name="ce5" office:value-type="float" office:value="41699235" calcext:value-type="float">
            <text:p>41699235</text:p>
          </table:table-cell>
          <table:table-cell table:style-name="ce5" office:value-type="float" office:value="41721545" calcext:value-type="float">
            <text:p>4172154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11193" calcext:value-type="float">
            <text:p>2811193</text:p>
          </table:table-cell>
          <table:table-cell table:style-name="ce5" office:value-type="float" office:value="2089777" calcext:value-type="float">
            <text:p>2089777</text:p>
          </table:table-cell>
          <table:table-cell table:style-name="ce5" office:value-type="float" office:value="2061362" calcext:value-type="float">
            <text:p>2061362</text:p>
          </table:table-cell>
          <table:table-cell table:style-name="ce5" office:value-type="float" office:value="5614418" calcext:value-type="float">
            <text:p>5614418</text:p>
          </table:table-cell>
          <table:table-cell table:style-name="ce5" office:value-type="float" office:value="4192911" calcext:value-type="float">
            <text:p>4192911</text:p>
          </table:table-cell>
          <table:table-cell table:style-name="ce5" office:value-type="float" office:value="4140042" calcext:value-type="float">
            <text:p>4140042</text:p>
          </table:table-cell>
          <table:table-cell table:style-name="ce8"/>
          <table:table-cell table:style-name="ce5" office:value-type="float" office:value="28262124" calcext:value-type="float">
            <text:p>28262124</text:p>
          </table:table-cell>
          <table:table-cell table:style-name="ce5" office:value-type="float" office:value="20851735" calcext:value-type="float">
            <text:p>20851735</text:p>
          </table:table-cell>
          <table:table-cell table:style-name="ce5" office:value-type="float" office:value="20876291" calcext:value-type="float">
            <text:p>20876291</text:p>
          </table:table-cell>
          <table:table-cell table:style-name="ce5" office:value-type="float" office:value="56522639" calcext:value-type="float">
            <text:p>56522639</text:p>
          </table:table-cell>
          <table:table-cell table:style-name="ce5" office:value-type="float" office:value="41760257" calcext:value-type="float">
            <text:p>41760257</text:p>
          </table:table-cell>
          <table:table-cell table:style-name="ce5" office:value-type="float" office:value="41798343" calcext:value-type="float">
            <text:p>41798343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11448" calcext:value-type="float">
            <text:p>2811448</text:p>
          </table:table-cell>
          <table:table-cell table:style-name="ce5" office:value-type="float" office:value="2091696" calcext:value-type="float">
            <text:p>2091696</text:p>
          </table:table-cell>
          <table:table-cell table:style-name="ce5" office:value-type="float" office:value="2040167" calcext:value-type="float">
            <text:p>2040167</text:p>
          </table:table-cell>
          <table:table-cell table:style-name="ce5" office:value-type="float" office:value="5620224" calcext:value-type="float">
            <text:p>5620224</text:p>
          </table:table-cell>
          <table:table-cell table:style-name="ce5" office:value-type="float" office:value="4186890" calcext:value-type="float">
            <text:p>4186890</text:p>
          </table:table-cell>
          <table:table-cell table:style-name="ce5" office:value-type="float" office:value="4145077" calcext:value-type="float">
            <text:p>4145077</text:p>
          </table:table-cell>
          <table:table-cell table:style-name="ce8"/>
          <table:table-cell table:style-name="ce5" office:value-type="float" office:value="28271886" calcext:value-type="float">
            <text:p>28271886</text:p>
          </table:table-cell>
          <table:table-cell table:style-name="ce5" office:value-type="float" office:value="20875584" calcext:value-type="float">
            <text:p>20875584</text:p>
          </table:table-cell>
          <table:table-cell table:style-name="ce5" office:value-type="float" office:value="20883868" calcext:value-type="float">
            <text:p>20883868</text:p>
          </table:table-cell>
          <table:table-cell table:style-name="ce5" office:value-type="float" office:value="56499562" calcext:value-type="float">
            <text:p>56499562</text:p>
          </table:table-cell>
          <table:table-cell table:style-name="ce5" office:value-type="float" office:value="41745216" calcext:value-type="float">
            <text:p>41745216</text:p>
          </table:table-cell>
          <table:table-cell table:style-name="ce5" office:value-type="float" office:value="41758489" calcext:value-type="float">
            <text:p>4175848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34522" calcext:value-type="float">
            <text:p>2834522</text:p>
          </table:table-cell>
          <table:table-cell table:style-name="ce5" office:value-type="float" office:value="2094988" calcext:value-type="float">
            <text:p>2094988</text:p>
          </table:table-cell>
          <table:table-cell table:style-name="ce5" office:value-type="float" office:value="2068827" calcext:value-type="float">
            <text:p>2068827</text:p>
          </table:table-cell>
          <table:table-cell table:style-name="ce5" office:value-type="float" office:value="5629777" calcext:value-type="float">
            <text:p>5629777</text:p>
          </table:table-cell>
          <table:table-cell table:style-name="ce5" office:value-type="float" office:value="4177478" calcext:value-type="float">
            <text:p>4177478</text:p>
          </table:table-cell>
          <table:table-cell table:style-name="ce5" office:value-type="float" office:value="4114153" calcext:value-type="float">
            <text:p>4114153</text:p>
          </table:table-cell>
          <table:table-cell table:style-name="ce8"/>
          <table:table-cell table:style-name="ce5" office:value-type="float" office:value="28305547" calcext:value-type="float">
            <text:p>28305547</text:p>
          </table:table-cell>
          <table:table-cell table:style-name="ce5" office:value-type="float" office:value="20923937" calcext:value-type="float">
            <text:p>20923937</text:p>
          </table:table-cell>
          <table:table-cell table:style-name="ce5" office:value-type="float" office:value="20817415" calcext:value-type="float">
            <text:p>20817415</text:p>
          </table:table-cell>
          <table:table-cell table:style-name="ce5" office:value-type="float" office:value="56518452" calcext:value-type="float">
            <text:p>56518452</text:p>
          </table:table-cell>
          <table:table-cell table:style-name="ce5" office:value-type="float" office:value="41748790" calcext:value-type="float">
            <text:p>41748790</text:p>
          </table:table-cell>
          <table:table-cell table:style-name="ce5" office:value-type="float" office:value="41719184" calcext:value-type="float">
            <text:p>4171918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09090" calcext:value-type="float">
            <text:p>2809090</text:p>
          </table:table-cell>
          <table:table-cell table:style-name="ce5" office:value-type="float" office:value="2092459" calcext:value-type="float">
            <text:p>2092459</text:p>
          </table:table-cell>
          <table:table-cell table:style-name="ce5" office:value-type="float" office:value="2067036" calcext:value-type="float">
            <text:p>2067036</text:p>
          </table:table-cell>
          <table:table-cell table:style-name="ce5" office:value-type="float" office:value="5633873" calcext:value-type="float">
            <text:p>5633873</text:p>
          </table:table-cell>
          <table:table-cell table:style-name="ce5" office:value-type="float" office:value="4191543" calcext:value-type="float">
            <text:p>4191543</text:p>
          </table:table-cell>
          <table:table-cell table:style-name="ce5" office:value-type="float" office:value="4121465" calcext:value-type="float">
            <text:p>4121465</text:p>
          </table:table-cell>
          <table:table-cell table:style-name="ce8"/>
          <table:table-cell table:style-name="ce5" office:value-type="float" office:value="28350009" calcext:value-type="float">
            <text:p>28350009</text:p>
          </table:table-cell>
          <table:table-cell table:style-name="ce5" office:value-type="float" office:value="20830944" calcext:value-type="float">
            <text:p>20830944</text:p>
          </table:table-cell>
          <table:table-cell table:style-name="ce5" office:value-type="float" office:value="20920444" calcext:value-type="float">
            <text:p>20920444</text:p>
          </table:table-cell>
          <table:table-cell table:style-name="ce5" office:value-type="float" office:value="56570552" calcext:value-type="float">
            <text:p>56570552</text:p>
          </table:table-cell>
          <table:table-cell table:style-name="ce5" office:value-type="float" office:value="41952166" calcext:value-type="float">
            <text:p>41952166</text:p>
          </table:table-cell>
          <table:table-cell table:style-name="ce5" office:value-type="float" office:value="41679867" calcext:value-type="float">
            <text:p>4167986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53168" calcext:value-type="float">
            <text:p>2853168</text:p>
          </table:table-cell>
          <table:table-cell table:style-name="ce5" office:value-type="float" office:value="2090412" calcext:value-type="float">
            <text:p>2090412</text:p>
          </table:table-cell>
          <table:table-cell table:style-name="ce5" office:value-type="float" office:value="2087441" calcext:value-type="float">
            <text:p>2087441</text:p>
          </table:table-cell>
          <table:table-cell table:style-name="ce5" office:value-type="float" office:value="5630944" calcext:value-type="float">
            <text:p>5630944</text:p>
          </table:table-cell>
          <table:table-cell table:style-name="ce5" office:value-type="float" office:value="4178607" calcext:value-type="float">
            <text:p>4178607</text:p>
          </table:table-cell>
          <table:table-cell table:style-name="ce5" office:value-type="float" office:value="4114957" calcext:value-type="float">
            <text:p>4114957</text:p>
          </table:table-cell>
          <table:table-cell table:style-name="ce8"/>
          <table:table-cell table:style-name="ce5" office:value-type="float" office:value="28277928" calcext:value-type="float">
            <text:p>28277928</text:p>
          </table:table-cell>
          <table:table-cell table:style-name="ce5" office:value-type="float" office:value="20898123" calcext:value-type="float">
            <text:p>20898123</text:p>
          </table:table-cell>
          <table:table-cell table:style-name="ce5" office:value-type="float" office:value="20876066" calcext:value-type="float">
            <text:p>20876066</text:p>
          </table:table-cell>
          <table:table-cell table:style-name="ce5" office:value-type="float" office:value="56554859" calcext:value-type="float">
            <text:p>56554859</text:p>
          </table:table-cell>
          <table:table-cell table:style-name="ce5" office:value-type="float" office:value="41797630" calcext:value-type="float">
            <text:p>41797630</text:p>
          </table:table-cell>
          <table:table-cell table:style-name="ce5" office:value-type="float" office:value="41683250" calcext:value-type="float">
            <text:p>4168325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61799" calcext:value-type="float">
            <text:p>2861799</text:p>
          </table:table-cell>
          <table:table-cell table:style-name="ce5" office:value-type="float" office:value="2091981" calcext:value-type="float">
            <text:p>2091981</text:p>
          </table:table-cell>
          <table:table-cell table:style-name="ce5" office:value-type="float" office:value="2078135" calcext:value-type="float">
            <text:p>2078135</text:p>
          </table:table-cell>
          <table:table-cell table:style-name="ce5" office:value-type="float" office:value="5621903" calcext:value-type="float">
            <text:p>5621903</text:p>
          </table:table-cell>
          <table:table-cell table:style-name="ce5" office:value-type="float" office:value="4182876" calcext:value-type="float">
            <text:p>4182876</text:p>
          </table:table-cell>
          <table:table-cell table:style-name="ce5" office:value-type="float" office:value="4108410" calcext:value-type="float">
            <text:p>4108410</text:p>
          </table:table-cell>
          <table:table-cell table:style-name="ce8"/>
          <table:table-cell table:style-name="ce5" office:value-type="float" office:value="28289173" calcext:value-type="float">
            <text:p>28289173</text:p>
          </table:table-cell>
          <table:table-cell table:style-name="ce5" office:value-type="float" office:value="20902539" calcext:value-type="float">
            <text:p>20902539</text:p>
          </table:table-cell>
          <table:table-cell table:style-name="ce5" office:value-type="float" office:value="20849676" calcext:value-type="float">
            <text:p>20849676</text:p>
          </table:table-cell>
          <table:table-cell table:style-name="ce5" office:value-type="float" office:value="56525289" calcext:value-type="float">
            <text:p>56525289</text:p>
          </table:table-cell>
          <table:table-cell table:style-name="ce5" office:value-type="float" office:value="41728389" calcext:value-type="float">
            <text:p>41728389</text:p>
          </table:table-cell>
          <table:table-cell table:style-name="ce5" office:value-type="float" office:value="41772282" calcext:value-type="float">
            <text:p>4177228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54129" calcext:value-type="float">
            <text:p>2854129</text:p>
          </table:table-cell>
          <table:table-cell table:style-name="ce5" office:value-type="float" office:value="2087784" calcext:value-type="float">
            <text:p>2087784</text:p>
          </table:table-cell>
          <table:table-cell table:style-name="ce5" office:value-type="float" office:value="2055114" calcext:value-type="float">
            <text:p>2055114</text:p>
          </table:table-cell>
          <table:table-cell table:style-name="ce5" office:value-type="float" office:value="5612113" calcext:value-type="float">
            <text:p>5612113</text:p>
          </table:table-cell>
          <table:table-cell table:style-name="ce5" office:value-type="float" office:value="4180394" calcext:value-type="float">
            <text:p>4180394</text:p>
          </table:table-cell>
          <table:table-cell table:style-name="ce5" office:value-type="float" office:value="4112195" calcext:value-type="float">
            <text:p>4112195</text:p>
          </table:table-cell>
          <table:table-cell table:style-name="ce8"/>
          <table:table-cell table:style-name="ce5" office:value-type="float" office:value="28267302" calcext:value-type="float">
            <text:p>28267302</text:p>
          </table:table-cell>
          <table:table-cell table:style-name="ce5" office:value-type="float" office:value="20822413" calcext:value-type="float">
            <text:p>20822413</text:p>
          </table:table-cell>
          <table:table-cell table:style-name="ce5" office:value-type="float" office:value="20906570" calcext:value-type="float">
            <text:p>20906570</text:p>
          </table:table-cell>
          <table:table-cell table:style-name="ce5" office:value-type="float" office:value="56521388" calcext:value-type="float">
            <text:p>56521388</text:p>
          </table:table-cell>
          <table:table-cell table:style-name="ce5" office:value-type="float" office:value="41727268" calcext:value-type="float">
            <text:p>41727268</text:p>
          </table:table-cell>
          <table:table-cell table:style-name="ce5" office:value-type="float" office:value="41781491" calcext:value-type="float">
            <text:p>41781491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18200" calcext:value-type="float">
            <text:p>2818200</text:p>
          </table:table-cell>
          <table:table-cell table:style-name="ce5" office:value-type="float" office:value="2082564" calcext:value-type="float">
            <text:p>2082564</text:p>
          </table:table-cell>
          <table:table-cell table:style-name="ce5" office:value-type="float" office:value="2052555" calcext:value-type="float">
            <text:p>2052555</text:p>
          </table:table-cell>
          <table:table-cell table:style-name="ce5" office:value-type="float" office:value="5707081" calcext:value-type="float">
            <text:p>5707081</text:p>
          </table:table-cell>
          <table:table-cell table:style-name="ce5" office:value-type="float" office:value="4186682" calcext:value-type="float">
            <text:p>4186682</text:p>
          </table:table-cell>
          <table:table-cell table:style-name="ce5" office:value-type="float" office:value="4149398" calcext:value-type="float">
            <text:p>4149398</text:p>
          </table:table-cell>
          <table:table-cell table:style-name="ce8"/>
          <table:table-cell table:style-name="ce5" office:value-type="float" office:value="28274947" calcext:value-type="float">
            <text:p>28274947</text:p>
          </table:table-cell>
          <table:table-cell table:style-name="ce5" office:value-type="float" office:value="20930838" calcext:value-type="float">
            <text:p>20930838</text:p>
          </table:table-cell>
          <table:table-cell table:style-name="ce5" office:value-type="float" office:value="20879385" calcext:value-type="float">
            <text:p>20879385</text:p>
          </table:table-cell>
          <table:table-cell table:style-name="ce5" office:value-type="float" office:value="56525231" calcext:value-type="float">
            <text:p>56525231</text:p>
          </table:table-cell>
          <table:table-cell table:style-name="ce5" office:value-type="float" office:value="41714759" calcext:value-type="float">
            <text:p>41714759</text:p>
          </table:table-cell>
          <table:table-cell table:style-name="ce5" office:value-type="float" office:value="41724318" calcext:value-type="float">
            <text:p>41724318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27820" calcext:value-type="float">
            <text:p>2827820</text:p>
          </table:table-cell>
          <table:table-cell table:style-name="ce5" office:value-type="float" office:value="2079235" calcext:value-type="float">
            <text:p>2079235</text:p>
          </table:table-cell>
          <table:table-cell table:style-name="ce5" office:value-type="float" office:value="2047283" calcext:value-type="float">
            <text:p>2047283</text:p>
          </table:table-cell>
          <table:table-cell table:style-name="ce5" office:value-type="float" office:value="5612797" calcext:value-type="float">
            <text:p>5612797</text:p>
          </table:table-cell>
          <table:table-cell table:style-name="ce5" office:value-type="float" office:value="4175159" calcext:value-type="float">
            <text:p>4175159</text:p>
          </table:table-cell>
          <table:table-cell table:style-name="ce5" office:value-type="float" office:value="4116333" calcext:value-type="float">
            <text:p>4116333</text:p>
          </table:table-cell>
          <table:table-cell table:style-name="ce8"/>
          <table:table-cell table:style-name="ce5" office:value-type="float" office:value="28249440" calcext:value-type="float">
            <text:p>28249440</text:p>
          </table:table-cell>
          <table:table-cell table:style-name="ce5" office:value-type="float" office:value="20850256" calcext:value-type="float">
            <text:p>20850256</text:p>
          </table:table-cell>
          <table:table-cell table:style-name="ce5" office:value-type="float" office:value="20874898" calcext:value-type="float">
            <text:p>20874898</text:p>
          </table:table-cell>
          <table:table-cell table:style-name="ce5" office:value-type="float" office:value="56381842" calcext:value-type="float">
            <text:p>56381842</text:p>
          </table:table-cell>
          <table:table-cell table:style-name="ce5" office:value-type="float" office:value="42043134" calcext:value-type="float">
            <text:p>42043134</text:p>
          </table:table-cell>
          <table:table-cell table:style-name="ce5" office:value-type="float" office:value="41712897" calcext:value-type="float">
            <text:p>4171289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47570" calcext:value-type="float">
            <text:p>2847570</text:p>
          </table:table-cell>
          <table:table-cell table:style-name="ce5" office:value-type="float" office:value="2081905" calcext:value-type="float">
            <text:p>2081905</text:p>
          </table:table-cell>
          <table:table-cell table:style-name="ce5" office:value-type="float" office:value="2074932" calcext:value-type="float">
            <text:p>2074932</text:p>
          </table:table-cell>
          <table:table-cell table:style-name="ce5" office:value-type="float" office:value="5660135" calcext:value-type="float">
            <text:p>5660135</text:p>
          </table:table-cell>
          <table:table-cell table:style-name="ce5" office:value-type="float" office:value="4195565" calcext:value-type="float">
            <text:p>4195565</text:p>
          </table:table-cell>
          <table:table-cell table:style-name="ce5" office:value-type="float" office:value="4111282" calcext:value-type="float">
            <text:p>4111282</text:p>
          </table:table-cell>
          <table:table-cell table:style-name="ce8"/>
          <table:table-cell table:style-name="ce5" office:value-type="float" office:value="28255815" calcext:value-type="float">
            <text:p>28255815</text:p>
          </table:table-cell>
          <table:table-cell table:style-name="ce5" office:value-type="float" office:value="20847046" calcext:value-type="float">
            <text:p>20847046</text:p>
          </table:table-cell>
          <table:table-cell table:style-name="ce5" office:value-type="float" office:value="20889008" calcext:value-type="float">
            <text:p>20889008</text:p>
          </table:table-cell>
          <table:table-cell table:style-name="ce5" office:value-type="float" office:value="56584189" calcext:value-type="float">
            <text:p>56584189</text:p>
          </table:table-cell>
          <table:table-cell table:style-name="ce5" office:value-type="float" office:value="41792331" calcext:value-type="float">
            <text:p>41792331</text:p>
          </table:table-cell>
          <table:table-cell table:style-name="ce5" office:value-type="float" office:value="41748044" calcext:value-type="float">
            <text:p>4174804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21379" calcext:value-type="float">
            <text:p>2821379</text:p>
          </table:table-cell>
          <table:table-cell table:style-name="ce5" office:value-type="float" office:value="2126939" calcext:value-type="float">
            <text:p>2126939</text:p>
          </table:table-cell>
          <table:table-cell table:style-name="ce5" office:value-type="float" office:value="2058887" calcext:value-type="float">
            <text:p>2058887</text:p>
          </table:table-cell>
          <table:table-cell table:style-name="ce5" office:value-type="float" office:value="5690070" calcext:value-type="float">
            <text:p>5690070</text:p>
          </table:table-cell>
          <table:table-cell table:style-name="ce5" office:value-type="float" office:value="4182463" calcext:value-type="float">
            <text:p>4182463</text:p>
          </table:table-cell>
          <table:table-cell table:style-name="ce5" office:value-type="float" office:value="4101914" calcext:value-type="float">
            <text:p>4101914</text:p>
          </table:table-cell>
          <table:table-cell table:style-name="ce8"/>
          <table:table-cell table:style-name="ce5" office:value-type="float" office:value="28284857" calcext:value-type="float">
            <text:p>28284857</text:p>
          </table:table-cell>
          <table:table-cell table:style-name="ce5" office:value-type="float" office:value="20892315" calcext:value-type="float">
            <text:p>20892315</text:p>
          </table:table-cell>
          <table:table-cell table:style-name="ce5" office:value-type="float" office:value="20876118" calcext:value-type="float">
            <text:p>20876118</text:p>
          </table:table-cell>
          <table:table-cell table:style-name="ce5" office:value-type="float" office:value="56575634" calcext:value-type="float">
            <text:p>56575634</text:p>
          </table:table-cell>
          <table:table-cell table:style-name="ce5" office:value-type="float" office:value="41826683" calcext:value-type="float">
            <text:p>41826683</text:p>
          </table:table-cell>
          <table:table-cell table:style-name="ce5" office:value-type="float" office:value="41730464" calcext:value-type="float">
            <text:p>4173046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25268" calcext:value-type="float">
            <text:p>2825268</text:p>
          </table:table-cell>
          <table:table-cell table:style-name="ce5" office:value-type="float" office:value="2089548" calcext:value-type="float">
            <text:p>2089548</text:p>
          </table:table-cell>
          <table:table-cell table:style-name="ce5" office:value-type="float" office:value="2061564" calcext:value-type="float">
            <text:p>2061564</text:p>
          </table:table-cell>
          <table:table-cell table:style-name="ce5" office:value-type="float" office:value="5623714" calcext:value-type="float">
            <text:p>5623714</text:p>
          </table:table-cell>
          <table:table-cell table:style-name="ce5" office:value-type="float" office:value="4172831" calcext:value-type="float">
            <text:p>4172831</text:p>
          </table:table-cell>
          <table:table-cell table:style-name="ce5" office:value-type="float" office:value="4150510" calcext:value-type="float">
            <text:p>4150510</text:p>
          </table:table-cell>
          <table:table-cell table:style-name="ce8"/>
          <table:table-cell table:style-name="ce5" office:value-type="float" office:value="28272236" calcext:value-type="float">
            <text:p>28272236</text:p>
          </table:table-cell>
          <table:table-cell table:style-name="ce5" office:value-type="float" office:value="20849336" calcext:value-type="float">
            <text:p>20849336</text:p>
          </table:table-cell>
          <table:table-cell table:style-name="ce5" office:value-type="float" office:value="20895565" calcext:value-type="float">
            <text:p>20895565</text:p>
          </table:table-cell>
          <table:table-cell table:style-name="ce5" office:value-type="float" office:value="56575566" calcext:value-type="float">
            <text:p>56575566</text:p>
          </table:table-cell>
          <table:table-cell table:style-name="ce5" office:value-type="float" office:value="41783853" calcext:value-type="float">
            <text:p>41783853</text:p>
          </table:table-cell>
          <table:table-cell table:style-name="ce5" office:value-type="float" office:value="41744201" calcext:value-type="float">
            <text:p>41744201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 table:number-columns-repeated="1010"/>
        </table:table-row>
        <table:table-row table:style-name="ro1">
          <table:table-cell/>
          <table:table-cell table:style-name="ce5" table:formula="of:=SUM([.B5:.B34])/COUNT([.B5:.B34])" office:value-type="float" office:value="2835080.43333333" calcext:value-type="float">
            <text:p>2835080.43333333</text:p>
          </table:table-cell>
          <table:table-cell table:style-name="ce5" table:formula="of:=SUM([.C5:.C34])/COUNT([.C5:.C34])" office:value-type="float" office:value="2089917.83333333" calcext:value-type="float">
            <text:p>2089917.83333333</text:p>
          </table:table-cell>
          <table:table-cell table:style-name="ce5" table:formula="of:=SUM([.D5:.D34])/COUNT([.D5:.D34])" office:value-type="float" office:value="2067981.16666667" calcext:value-type="float">
            <text:p>2067981.16666667</text:p>
          </table:table-cell>
          <table:table-cell table:style-name="ce5" table:formula="of:=SUM([.E5:.E34])/COUNT([.E5:.E34])" office:value-type="float" office:value="5641831.6" calcext:value-type="float">
            <text:p>5641831.6</text:p>
          </table:table-cell>
          <table:table-cell table:style-name="ce5" table:formula="of:=SUM([.F5:.F34])/COUNT([.F5:.F34])" office:value-type="float" office:value="4182484.33333333" calcext:value-type="float">
            <text:p>4182484.33333333</text:p>
          </table:table-cell>
          <table:table-cell table:style-name="ce5" table:formula="of:=SUM([.G5:.G34])/COUNT([.G5:.G34])" office:value-type="float" office:value="4125325.93333333" calcext:value-type="float">
            <text:p>4125325.93333333</text:p>
          </table:table-cell>
          <table:table-cell/>
          <table:table-cell table:style-name="ce5" table:formula="of:=SUM([.I5:.I34])/COUNT([.I5:.I34])" office:value-type="float" office:value="28286088.8" calcext:value-type="float">
            <text:p>28286088.8</text:p>
          </table:table-cell>
          <table:table-cell table:style-name="ce5" table:formula="of:=SUM([.J5:.J34])/COUNT([.J5:.J34])" office:value-type="float" office:value="20879470.4333333" calcext:value-type="float">
            <text:p>20879470.4333333</text:p>
          </table:table-cell>
          <table:table-cell table:style-name="ce5" table:formula="of:=SUM([.K5:.K34])/COUNT([.K5:.K34])" office:value-type="float" office:value="20877045.1666667" calcext:value-type="float">
            <text:p>20877045.1666667</text:p>
          </table:table-cell>
          <table:table-cell table:style-name="ce5" table:formula="of:=SUM([.L5:.L34])/COUNT([.L5:.L34])" office:value-type="float" office:value="56534185.4" calcext:value-type="float">
            <text:p>56534185.4</text:p>
          </table:table-cell>
          <table:table-cell table:style-name="ce5" table:formula="of:=SUM([.M5:.M34])/COUNT([.M5:.M34])" office:value-type="float" office:value="41776633.2333333" calcext:value-type="float">
            <text:p>41776633.2333333</text:p>
          </table:table-cell>
          <table:table-cell table:style-name="ce5" table:formula="of:=SUM([.N5:.N34])/COUNT([.N5:.N34])" office:value-type="float" office:value="41728754.7333333" calcext:value-type="float">
            <text:p>41728754.7333333</text:p>
          </table:table-cell>
          <table:table-cell table:number-columns-repeated="101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MP" table:style-name="ta3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worksize = 1,000,000</text:p>
          </table:table-cell>
          <table:covered-table-cell table:number-columns-repeated="4" table:style-name="ce12"/>
          <table:covered-table-cell table:style-name="ce7"/>
          <table:table-cell table:style-name="ce8"/>
          <table:table-cell table:style-name="ce2" office:value-type="string" calcext:value-type="string" table:number-columns-spanned="6" table:number-rows-spanned="1">
            <text:p>worksize = 10,000,000</text:p>
          </table:table-cell>
          <table:covered-table-cell table:number-columns-repeated="4"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thread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thread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 table:style-name="ce9"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8"/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11" office:value-type="string" calcext:value-type="string">
            <text:p>2 threads</text:p>
          </table:table-cell>
          <table:table-cell table:style-name="ce11" office:value-type="string" calcext:value-type="string">
            <text:p>4 threads</text:p>
          </table:table-cell>
          <table:table-cell table:style-name="ce11" office:value-type="string" calcext:value-type="string">
            <text:p>8 threads</text:p>
          </table:table-cell>
          <table:table-cell table:style-name="ce8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81493" calcext:value-type="float">
            <text:p>3081493</text:p>
          </table:table-cell>
          <table:table-cell table:style-name="ce5" office:value-type="float" office:value="2108872" calcext:value-type="float">
            <text:p>2108872</text:p>
          </table:table-cell>
          <table:table-cell table:style-name="ce5" office:value-type="float" office:value="2617838" calcext:value-type="float">
            <text:p>2617838</text:p>
          </table:table-cell>
          <table:table-cell table:style-name="ce5" office:value-type="float" office:value="6143704" calcext:value-type="float">
            <text:p>6143704</text:p>
          </table:table-cell>
          <table:table-cell table:style-name="ce5" office:value-type="float" office:value="4248947" calcext:value-type="float">
            <text:p>4248947</text:p>
          </table:table-cell>
          <table:table-cell table:style-name="ce5" office:value-type="float" office:value="5191707" calcext:value-type="float">
            <text:p>5191707</text:p>
          </table:table-cell>
          <table:table-cell table:style-name="ce8"/>
          <table:table-cell table:style-name="ce5" office:value-type="float" office:value="30868526" calcext:value-type="float">
            <text:p>30868526</text:p>
          </table:table-cell>
          <table:table-cell table:style-name="ce5" office:value-type="float" office:value="21018587" calcext:value-type="float">
            <text:p>21018587</text:p>
          </table:table-cell>
          <table:table-cell table:style-name="ce5" office:value-type="float" office:value="22002309" calcext:value-type="float">
            <text:p>22002309</text:p>
          </table:table-cell>
          <table:table-cell table:style-name="ce5" office:value-type="float" office:value="61690435" calcext:value-type="float">
            <text:p>61690435</text:p>
          </table:table-cell>
          <table:table-cell table:style-name="ce5" office:value-type="float" office:value="42210883" calcext:value-type="float">
            <text:p>42210883</text:p>
          </table:table-cell>
          <table:table-cell table:style-name="ce5" office:value-type="float" office:value="43995310" calcext:value-type="float">
            <text:p>43995310</text:p>
          </table:table-cell>
          <table:table-cell table:style-name="ce8"/>
          <table:table-cell table:style-name="ce4" office:value-type="float" office:value="1000" calcext:value-type="float">
            <text:p>1,000</text:p>
          </table:table-cell>
          <table:table-cell table:style-name="ce5" table:formula="of:=[.B36]" office:value-type="string" office:string-value="3076150.567" calcext:value-type="string">
            <text:p>3076150.567</text:p>
          </table:table-cell>
          <table:table-cell table:style-name="ce5" table:formula="of:=[.I36]" office:value-type="string" office:string-value="30860222.07" calcext:value-type="string">
            <text:p>30860222.0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36]/1000000" office:value-type="string" office:string-value="3.076150567" calcext:value-type="string">
            <text:p>3.076150567</text:p>
          </table:table-cell>
          <table:table-cell table:style-name="ce5" table:formula="of:=[.I36]/1000000" office:value-type="string" office:string-value="30.86022207" calcext:value-type="string">
            <text:p>30.8602220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70661" calcext:value-type="float">
            <text:p>3070661</text:p>
          </table:table-cell>
          <table:table-cell table:style-name="ce5" office:value-type="float" office:value="2105437" calcext:value-type="float">
            <text:p>2105437</text:p>
          </table:table-cell>
          <table:table-cell table:style-name="ce5" office:value-type="float" office:value="2576590" calcext:value-type="float">
            <text:p>2576590</text:p>
          </table:table-cell>
          <table:table-cell table:style-name="ce5" office:value-type="float" office:value="6154929" calcext:value-type="float">
            <text:p>6154929</text:p>
          </table:table-cell>
          <table:table-cell table:style-name="ce5" office:value-type="float" office:value="4195644" calcext:value-type="float">
            <text:p>4195644</text:p>
          </table:table-cell>
          <table:table-cell table:style-name="ce5" office:value-type="float" office:value="5210929" calcext:value-type="float">
            <text:p>5210929</text:p>
          </table:table-cell>
          <table:table-cell table:style-name="ce8"/>
          <table:table-cell table:style-name="ce5" office:value-type="float" office:value="30861589" calcext:value-type="float">
            <text:p>30861589</text:p>
          </table:table-cell>
          <table:table-cell table:style-name="ce5" office:value-type="float" office:value="21091052" calcext:value-type="float">
            <text:p>21091052</text:p>
          </table:table-cell>
          <table:table-cell table:style-name="ce5" office:value-type="float" office:value="22060214" calcext:value-type="float">
            <text:p>22060214</text:p>
          </table:table-cell>
          <table:table-cell table:style-name="ce5" office:value-type="float" office:value="61736956" calcext:value-type="float">
            <text:p>61736956</text:p>
          </table:table-cell>
          <table:table-cell table:style-name="ce5" office:value-type="float" office:value="42264454" calcext:value-type="float">
            <text:p>42264454</text:p>
          </table:table-cell>
          <table:table-cell table:style-name="ce5" office:value-type="float" office:value="44027106" calcext:value-type="float">
            <text:p>44027106</text:p>
          </table:table-cell>
          <table:table-cell table:style-name="ce8"/>
          <table:table-cell table:style-name="ce4" office:value-type="float" office:value="2000" calcext:value-type="float">
            <text:p>2,000</text:p>
          </table:table-cell>
          <table:table-cell table:style-name="ce5" table:formula="of:=[.E36]" office:value-type="string" office:string-value="6152082.6" calcext:value-type="string">
            <text:p>6152082.6</text:p>
          </table:table-cell>
          <table:table-cell table:style-name="ce5" table:formula="of:=[.L36]" office:value-type="string" office:string-value="61675883.1" calcext:value-type="string">
            <text:p>61675883.1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E36]/1000000" office:value-type="string" office:string-value="6.1520826" calcext:value-type="string">
            <text:p>6.1520826</text:p>
          </table:table-cell>
          <table:table-cell table:style-name="ce5" table:formula="of:=[.L36]/1000000" office:value-type="string" office:string-value="61.6758831" calcext:value-type="string">
            <text:p>61.675883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74963" calcext:value-type="float">
            <text:p>3074963</text:p>
          </table:table-cell>
          <table:table-cell table:style-name="ce5" office:value-type="float" office:value="2140446" calcext:value-type="float">
            <text:p>2140446</text:p>
          </table:table-cell>
          <table:table-cell table:style-name="ce5" office:value-type="float" office:value="2581227" calcext:value-type="float">
            <text:p>2581227</text:p>
          </table:table-cell>
          <table:table-cell table:style-name="ce5" office:value-type="float" office:value="6151865" calcext:value-type="float">
            <text:p>6151865</text:p>
          </table:table-cell>
          <table:table-cell table:style-name="ce5" office:value-type="float" office:value="4225239" calcext:value-type="float">
            <text:p>4225239</text:p>
          </table:table-cell>
          <table:table-cell table:style-name="ce5" office:value-type="float" office:value="5201003" calcext:value-type="float">
            <text:p>5201003</text:p>
          </table:table-cell>
          <table:table-cell table:style-name="ce8"/>
          <table:table-cell table:style-name="ce5" office:value-type="float" office:value="30864364" calcext:value-type="float">
            <text:p>30864364</text:p>
          </table:table-cell>
          <table:table-cell table:style-name="ce5" office:value-type="float" office:value="21054833" calcext:value-type="float">
            <text:p>21054833</text:p>
          </table:table-cell>
          <table:table-cell table:style-name="ce5" office:value-type="float" office:value="22063006" calcext:value-type="float">
            <text:p>22063006</text:p>
          </table:table-cell>
          <table:table-cell table:style-name="ce5" office:value-type="float" office:value="61680623" calcext:value-type="float">
            <text:p>61680623</text:p>
          </table:table-cell>
          <table:table-cell table:style-name="ce5" office:value-type="float" office:value="42209111" calcext:value-type="float">
            <text:p>42209111</text:p>
          </table:table-cell>
          <table:table-cell table:style-name="ce5" office:value-type="float" office:value="44012632" calcext:value-type="float">
            <text:p>4401263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3341" calcext:value-type="float">
            <text:p>3073341</text:p>
          </table:table-cell>
          <table:table-cell table:style-name="ce5" office:value-type="float" office:value="2089298" calcext:value-type="float">
            <text:p>2089298</text:p>
          </table:table-cell>
          <table:table-cell table:style-name="ce5" office:value-type="float" office:value="2613453" calcext:value-type="float">
            <text:p>2613453</text:p>
          </table:table-cell>
          <table:table-cell table:style-name="ce5" office:value-type="float" office:value="6158644" calcext:value-type="float">
            <text:p>6158644</text:p>
          </table:table-cell>
          <table:table-cell table:style-name="ce5" office:value-type="float" office:value="4206674" calcext:value-type="float">
            <text:p>4206674</text:p>
          </table:table-cell>
          <table:table-cell table:style-name="ce5" office:value-type="float" office:value="5230301" calcext:value-type="float">
            <text:p>5230301</text:p>
          </table:table-cell>
          <table:table-cell table:style-name="ce8"/>
          <table:table-cell table:style-name="ce5" office:value-type="float" office:value="30879270" calcext:value-type="float">
            <text:p>30879270</text:p>
          </table:table-cell>
          <table:table-cell table:style-name="ce5" office:value-type="float" office:value="21056056" calcext:value-type="float">
            <text:p>21056056</text:p>
          </table:table-cell>
          <table:table-cell table:style-name="ce5" office:value-type="float" office:value="22031939" calcext:value-type="float">
            <text:p>22031939</text:p>
          </table:table-cell>
          <table:table-cell table:style-name="ce5" office:value-type="float" office:value="61671252" calcext:value-type="float">
            <text:p>61671252</text:p>
          </table:table-cell>
          <table:table-cell table:style-name="ce5" office:value-type="float" office:value="42079745" calcext:value-type="float">
            <text:p>42079745</text:p>
          </table:table-cell>
          <table:table-cell table:style-name="ce5" office:value-type="float" office:value="44145236" calcext:value-type="float">
            <text:p>44145236</text:p>
          </table:table-cell>
          <table:table-cell/>
          <table:table-cell table:style-name="ce11" office:value-type="string" calcext:value-type="string" table:number-columns-spanned="3" table:number-rows-spanned="1">
            <text:p>4 thread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4 thread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3078789" calcext:value-type="float">
            <text:p>3078789</text:p>
          </table:table-cell>
          <table:table-cell table:style-name="ce5" office:value-type="float" office:value="2113053" calcext:value-type="float">
            <text:p>2113053</text:p>
          </table:table-cell>
          <table:table-cell table:style-name="ce5" office:value-type="float" office:value="2610442" calcext:value-type="float">
            <text:p>2610442</text:p>
          </table:table-cell>
          <table:table-cell table:style-name="ce5" office:value-type="float" office:value="6154313" calcext:value-type="float">
            <text:p>6154313</text:p>
          </table:table-cell>
          <table:table-cell table:style-name="ce5" office:value-type="float" office:value="4219028" calcext:value-type="float">
            <text:p>4219028</text:p>
          </table:table-cell>
          <table:table-cell table:style-name="ce5" office:value-type="float" office:value="5214910" calcext:value-type="float">
            <text:p>5214910</text:p>
          </table:table-cell>
          <table:table-cell table:style-name="ce8"/>
          <table:table-cell table:style-name="ce5" office:value-type="float" office:value="30868641" calcext:value-type="float">
            <text:p>30868641</text:p>
          </table:table-cell>
          <table:table-cell table:style-name="ce5" office:value-type="float" office:value="21099867" calcext:value-type="float">
            <text:p>21099867</text:p>
          </table:table-cell>
          <table:table-cell table:style-name="ce5" office:value-type="float" office:value="22009144" calcext:value-type="float">
            <text:p>22009144</text:p>
          </table:table-cell>
          <table:table-cell table:style-name="ce5" office:value-type="float" office:value="61678077" calcext:value-type="float">
            <text:p>61678077</text:p>
          </table:table-cell>
          <table:table-cell table:style-name="ce5" office:value-type="float" office:value="42126976" calcext:value-type="float">
            <text:p>42126976</text:p>
          </table:table-cell>
          <table:table-cell table:style-name="ce5" office:value-type="float" office:value="43999178" calcext:value-type="float">
            <text:p>43999178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3072447" calcext:value-type="float">
            <text:p>3072447</text:p>
          </table:table-cell>
          <table:table-cell table:style-name="ce5" office:value-type="float" office:value="2126077" calcext:value-type="float">
            <text:p>2126077</text:p>
          </table:table-cell>
          <table:table-cell table:style-name="ce5" office:value-type="float" office:value="2590201" calcext:value-type="float">
            <text:p>2590201</text:p>
          </table:table-cell>
          <table:table-cell table:style-name="ce5" office:value-type="float" office:value="6150924" calcext:value-type="float">
            <text:p>6150924</text:p>
          </table:table-cell>
          <table:table-cell table:style-name="ce5" office:value-type="float" office:value="4212854" calcext:value-type="float">
            <text:p>4212854</text:p>
          </table:table-cell>
          <table:table-cell table:style-name="ce5" office:value-type="float" office:value="5229646" calcext:value-type="float">
            <text:p>5229646</text:p>
          </table:table-cell>
          <table:table-cell table:style-name="ce8"/>
          <table:table-cell table:style-name="ce5" office:value-type="float" office:value="30863742" calcext:value-type="float">
            <text:p>30863742</text:p>
          </table:table-cell>
          <table:table-cell table:style-name="ce5" office:value-type="float" office:value="21004929" calcext:value-type="float">
            <text:p>21004929</text:p>
          </table:table-cell>
          <table:table-cell table:style-name="ce5" office:value-type="float" office:value="21964347" calcext:value-type="float">
            <text:p>21964347</text:p>
          </table:table-cell>
          <table:table-cell table:style-name="ce5" office:value-type="float" office:value="61705157" calcext:value-type="float">
            <text:p>61705157</text:p>
          </table:table-cell>
          <table:table-cell table:style-name="ce5" office:value-type="float" office:value="41984787" calcext:value-type="float">
            <text:p>41984787</text:p>
          </table:table-cell>
          <table:table-cell table:style-name="ce5" office:value-type="float" office:value="43991602" calcext:value-type="float">
            <text:p>43991602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81102" calcext:value-type="float">
            <text:p>3081102</text:p>
          </table:table-cell>
          <table:table-cell table:style-name="ce5" office:value-type="float" office:value="2115862" calcext:value-type="float">
            <text:p>2115862</text:p>
          </table:table-cell>
          <table:table-cell table:style-name="ce5" office:value-type="float" office:value="2608401" calcext:value-type="float">
            <text:p>2608401</text:p>
          </table:table-cell>
          <table:table-cell table:style-name="ce5" office:value-type="float" office:value="6157638" calcext:value-type="float">
            <text:p>6157638</text:p>
          </table:table-cell>
          <table:table-cell table:style-name="ce5" office:value-type="float" office:value="4206659" calcext:value-type="float">
            <text:p>4206659</text:p>
          </table:table-cell>
          <table:table-cell table:style-name="ce5" office:value-type="float" office:value="5210590" calcext:value-type="float">
            <text:p>5210590</text:p>
          </table:table-cell>
          <table:table-cell table:style-name="ce8"/>
          <table:table-cell table:style-name="ce5" office:value-type="float" office:value="30858161" calcext:value-type="float">
            <text:p>30858161</text:p>
          </table:table-cell>
          <table:table-cell table:style-name="ce5" office:value-type="float" office:value="21056285" calcext:value-type="float">
            <text:p>21056285</text:p>
          </table:table-cell>
          <table:table-cell table:style-name="ce5" office:value-type="float" office:value="22037483" calcext:value-type="float">
            <text:p>22037483</text:p>
          </table:table-cell>
          <table:table-cell table:style-name="ce5" office:value-type="float" office:value="61641190" calcext:value-type="float">
            <text:p>61641190</text:p>
          </table:table-cell>
          <table:table-cell table:style-name="ce5" office:value-type="float" office:value="42130139" calcext:value-type="float">
            <text:p>42130139</text:p>
          </table:table-cell>
          <table:table-cell table:style-name="ce5" office:value-type="float" office:value="43995806" calcext:value-type="float">
            <text:p>43995806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" office:value-type="string" office:string-value="2113396" calcext:value-type="string">
            <text:p>2113396</text:p>
          </table:table-cell>
          <table:table-cell table:style-name="ce5" table:formula="of:=[.J36]" office:value-type="string" office:string-value="21380098.43" calcext:value-type="string">
            <text:p>21380098.4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/1000000" office:value-type="string" office:string-value="2.113396" calcext:value-type="string">
            <text:p>2.113396</text:p>
          </table:table-cell>
          <table:table-cell table:style-name="ce5" table:formula="of:=[.J36]/1000000" office:value-type="string" office:string-value="21.38009843" calcext:value-type="string">
            <text:p>21.3800984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74638" calcext:value-type="float">
            <text:p>3074638</text:p>
          </table:table-cell>
          <table:table-cell table:style-name="ce5" office:value-type="float" office:value="2102505" calcext:value-type="float">
            <text:p>2102505</text:p>
          </table:table-cell>
          <table:table-cell table:style-name="ce5" office:value-type="float" office:value="2563904" calcext:value-type="float">
            <text:p>2563904</text:p>
          </table:table-cell>
          <table:table-cell table:style-name="ce5" office:value-type="float" office:value="6149323" calcext:value-type="float">
            <text:p>6149323</text:p>
          </table:table-cell>
          <table:table-cell table:style-name="ce5" office:value-type="float" office:value="4210927" calcext:value-type="float">
            <text:p>4210927</text:p>
          </table:table-cell>
          <table:table-cell table:style-name="ce5" office:value-type="float" office:value="5216046" calcext:value-type="float">
            <text:p>5216046</text:p>
          </table:table-cell>
          <table:table-cell table:style-name="ce8"/>
          <table:table-cell table:style-name="ce5" office:value-type="float" office:value="30852159" calcext:value-type="float">
            <text:p>30852159</text:p>
          </table:table-cell>
          <table:table-cell table:style-name="ce5" office:value-type="float" office:value="21071906" calcext:value-type="float">
            <text:p>21071906</text:p>
          </table:table-cell>
          <table:table-cell table:style-name="ce5" office:value-type="float" office:value="22016266" calcext:value-type="float">
            <text:p>22016266</text:p>
          </table:table-cell>
          <table:table-cell table:style-name="ce5" office:value-type="float" office:value="61667899" calcext:value-type="float">
            <text:p>61667899</text:p>
          </table:table-cell>
          <table:table-cell table:style-name="ce5" office:value-type="float" office:value="42186957" calcext:value-type="float">
            <text:p>42186957</text:p>
          </table:table-cell>
          <table:table-cell table:style-name="ce5" office:value-type="float" office:value="44035749" calcext:value-type="float">
            <text:p>44035749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" office:value-type="string" office:string-value="4219038.833" calcext:value-type="string">
            <text:p>4219038.833</text:p>
          </table:table-cell>
          <table:table-cell table:style-name="ce5" table:formula="of:=[.M36]" office:value-type="string" office:string-value="42112729.03" calcext:value-type="string">
            <text:p>42112729.0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/1000000" office:value-type="string" office:string-value="4.219038833" calcext:value-type="string">
            <text:p>4.219038833</text:p>
          </table:table-cell>
          <table:table-cell table:style-name="ce5" table:formula="of:=[.M36]/1000000" office:value-type="string" office:string-value="42.11272903" calcext:value-type="string">
            <text:p>42.1127290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76056" calcext:value-type="float">
            <text:p>3076056</text:p>
          </table:table-cell>
          <table:table-cell table:style-name="ce5" office:value-type="float" office:value="2107317" calcext:value-type="float">
            <text:p>2107317</text:p>
          </table:table-cell>
          <table:table-cell table:style-name="ce5" office:value-type="float" office:value="2579136" calcext:value-type="float">
            <text:p>2579136</text:p>
          </table:table-cell>
          <table:table-cell table:style-name="ce5" office:value-type="float" office:value="6150141" calcext:value-type="float">
            <text:p>6150141</text:p>
          </table:table-cell>
          <table:table-cell table:style-name="ce5" office:value-type="float" office:value="4201070" calcext:value-type="float">
            <text:p>4201070</text:p>
          </table:table-cell>
          <table:table-cell table:style-name="ce5" office:value-type="float" office:value="5231801" calcext:value-type="float">
            <text:p>5231801</text:p>
          </table:table-cell>
          <table:table-cell table:style-name="ce8"/>
          <table:table-cell table:style-name="ce5" office:value-type="float" office:value="30868617" calcext:value-type="float">
            <text:p>30868617</text:p>
          </table:table-cell>
          <table:table-cell table:style-name="ce5" office:value-type="float" office:value="21029588" calcext:value-type="float">
            <text:p>21029588</text:p>
          </table:table-cell>
          <table:table-cell table:style-name="ce5" office:value-type="float" office:value="21939788" calcext:value-type="float">
            <text:p>21939788</text:p>
          </table:table-cell>
          <table:table-cell table:style-name="ce5" office:value-type="float" office:value="61685481" calcext:value-type="float">
            <text:p>61685481</text:p>
          </table:table-cell>
          <table:table-cell table:style-name="ce5" office:value-type="float" office:value="42212468" calcext:value-type="float">
            <text:p>42212468</text:p>
          </table:table-cell>
          <table:table-cell table:style-name="ce5" office:value-type="float" office:value="44055635" calcext:value-type="float">
            <text:p>4405563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5944" calcext:value-type="float">
            <text:p>3075944</text:p>
          </table:table-cell>
          <table:table-cell table:style-name="ce5" office:value-type="float" office:value="2131007" calcext:value-type="float">
            <text:p>2131007</text:p>
          </table:table-cell>
          <table:table-cell table:style-name="ce5" office:value-type="float" office:value="2603132" calcext:value-type="float">
            <text:p>2603132</text:p>
          </table:table-cell>
          <table:table-cell table:style-name="ce5" office:value-type="float" office:value="6151611" calcext:value-type="float">
            <text:p>6151611</text:p>
          </table:table-cell>
          <table:table-cell table:style-name="ce5" office:value-type="float" office:value="4191270" calcext:value-type="float">
            <text:p>4191270</text:p>
          </table:table-cell>
          <table:table-cell table:style-name="ce5" office:value-type="float" office:value="5182600" calcext:value-type="float">
            <text:p>5182600</text:p>
          </table:table-cell>
          <table:table-cell table:style-name="ce8"/>
          <table:table-cell table:style-name="ce5" office:value-type="float" office:value="30846200" calcext:value-type="float">
            <text:p>30846200</text:p>
          </table:table-cell>
          <table:table-cell table:style-name="ce5" office:value-type="float" office:value="21084481" calcext:value-type="float">
            <text:p>21084481</text:p>
          </table:table-cell>
          <table:table-cell table:style-name="ce5" office:value-type="float" office:value="21996196" calcext:value-type="float">
            <text:p>21996196</text:p>
          </table:table-cell>
          <table:table-cell table:style-name="ce5" office:value-type="float" office:value="61408661" calcext:value-type="float">
            <text:p>61408661</text:p>
          </table:table-cell>
          <table:table-cell table:style-name="ce5" office:value-type="float" office:value="42130599" calcext:value-type="float">
            <text:p>42130599</text:p>
          </table:table-cell>
          <table:table-cell table:style-name="ce5" office:value-type="float" office:value="43987755" calcext:value-type="float">
            <text:p>43987755</text:p>
          </table:table-cell>
          <table:table-cell/>
          <table:table-cell table:style-name="ce11" office:value-type="string" calcext:value-type="string" table:number-columns-spanned="3" table:number-rows-spanned="1">
            <text:p>8 thread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8 thread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3075792" calcext:value-type="float">
            <text:p>3075792</text:p>
          </table:table-cell>
          <table:table-cell table:style-name="ce5" office:value-type="float" office:value="2121571" calcext:value-type="float">
            <text:p>2121571</text:p>
          </table:table-cell>
          <table:table-cell table:style-name="ce5" office:value-type="float" office:value="2579237" calcext:value-type="float">
            <text:p>2579237</text:p>
          </table:table-cell>
          <table:table-cell table:style-name="ce5" office:value-type="float" office:value="6150788" calcext:value-type="float">
            <text:p>6150788</text:p>
          </table:table-cell>
          <table:table-cell table:style-name="ce5" office:value-type="float" office:value="4209003" calcext:value-type="float">
            <text:p>4209003</text:p>
          </table:table-cell>
          <table:table-cell table:style-name="ce5" office:value-type="float" office:value="5147122" calcext:value-type="float">
            <text:p>5147122</text:p>
          </table:table-cell>
          <table:table-cell table:style-name="ce8"/>
          <table:table-cell table:style-name="ce5" office:value-type="float" office:value="30856461" calcext:value-type="float">
            <text:p>30856461</text:p>
          </table:table-cell>
          <table:table-cell table:style-name="ce5" office:value-type="float" office:value="30716428" calcext:value-type="float">
            <text:p>30716428</text:p>
          </table:table-cell>
          <table:table-cell table:style-name="ce5" office:value-type="float" office:value="22005392" calcext:value-type="float">
            <text:p>22005392</text:p>
          </table:table-cell>
          <table:table-cell table:style-name="ce5" office:value-type="float" office:value="61375165" calcext:value-type="float">
            <text:p>61375165</text:p>
          </table:table-cell>
          <table:table-cell table:style-name="ce5" office:value-type="float" office:value="41949074" calcext:value-type="float">
            <text:p>41949074</text:p>
          </table:table-cell>
          <table:table-cell table:style-name="ce5" office:value-type="float" office:value="44034863" calcext:value-type="float">
            <text:p>44034863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3077817" calcext:value-type="float">
            <text:p>3077817</text:p>
          </table:table-cell>
          <table:table-cell table:style-name="ce5" office:value-type="float" office:value="2109515" calcext:value-type="float">
            <text:p>2109515</text:p>
          </table:table-cell>
          <table:table-cell table:style-name="ce5" office:value-type="float" office:value="2623393" calcext:value-type="float">
            <text:p>2623393</text:p>
          </table:table-cell>
          <table:table-cell table:style-name="ce5" office:value-type="float" office:value="6154797" calcext:value-type="float">
            <text:p>6154797</text:p>
          </table:table-cell>
          <table:table-cell table:style-name="ce5" office:value-type="float" office:value="4195273" calcext:value-type="float">
            <text:p>4195273</text:p>
          </table:table-cell>
          <table:table-cell table:style-name="ce5" office:value-type="float" office:value="5228595" calcext:value-type="float">
            <text:p>5228595</text:p>
          </table:table-cell>
          <table:table-cell table:style-name="ce8"/>
          <table:table-cell table:style-name="ce5" office:value-type="float" office:value="30991815" calcext:value-type="float">
            <text:p>30991815</text:p>
          </table:table-cell>
          <table:table-cell table:style-name="ce5" office:value-type="float" office:value="21091377" calcext:value-type="float">
            <text:p>21091377</text:p>
          </table:table-cell>
          <table:table-cell table:style-name="ce5" office:value-type="float" office:value="22046097" calcext:value-type="float">
            <text:p>22046097</text:p>
          </table:table-cell>
          <table:table-cell table:style-name="ce5" office:value-type="float" office:value="61716609" calcext:value-type="float">
            <text:p>61716609</text:p>
          </table:table-cell>
          <table:table-cell table:style-name="ce5" office:value-type="float" office:value="42104532" calcext:value-type="float">
            <text:p>42104532</text:p>
          </table:table-cell>
          <table:table-cell table:style-name="ce5" office:value-type="float" office:value="44047626" calcext:value-type="float">
            <text:p>44047626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74608" calcext:value-type="float">
            <text:p>3074608</text:p>
          </table:table-cell>
          <table:table-cell table:style-name="ce5" office:value-type="float" office:value="2111982" calcext:value-type="float">
            <text:p>2111982</text:p>
          </table:table-cell>
          <table:table-cell table:style-name="ce5" office:value-type="float" office:value="2597692" calcext:value-type="float">
            <text:p>2597692</text:p>
          </table:table-cell>
          <table:table-cell table:style-name="ce5" office:value-type="float" office:value="6148556" calcext:value-type="float">
            <text:p>6148556</text:p>
          </table:table-cell>
          <table:table-cell table:style-name="ce5" office:value-type="float" office:value="4233640" calcext:value-type="float">
            <text:p>4233640</text:p>
          </table:table-cell>
          <table:table-cell table:style-name="ce5" office:value-type="float" office:value="5196478" calcext:value-type="float">
            <text:p>5196478</text:p>
          </table:table-cell>
          <table:table-cell table:style-name="ce8"/>
          <table:table-cell table:style-name="ce5" office:value-type="float" office:value="30848872" calcext:value-type="float">
            <text:p>30848872</text:p>
          </table:table-cell>
          <table:table-cell table:style-name="ce5" office:value-type="float" office:value="21082041" calcext:value-type="float">
            <text:p>21082041</text:p>
          </table:table-cell>
          <table:table-cell table:style-name="ce5" office:value-type="float" office:value="22028861" calcext:value-type="float">
            <text:p>22028861</text:p>
          </table:table-cell>
          <table:table-cell table:style-name="ce5" office:value-type="float" office:value="61703577" calcext:value-type="float">
            <text:p>61703577</text:p>
          </table:table-cell>
          <table:table-cell table:style-name="ce5" office:value-type="float" office:value="42023495" calcext:value-type="float">
            <text:p>42023495</text:p>
          </table:table-cell>
          <table:table-cell table:style-name="ce5" office:value-type="float" office:value="44093705" calcext:value-type="float">
            <text:p>44093705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" office:value-type="string" office:string-value="2592932.7" calcext:value-type="string">
            <text:p>2592932.7</text:p>
          </table:table-cell>
          <table:table-cell table:style-name="ce5" table:formula="of:=[.K36]" office:value-type="string" office:string-value="22013886.33" calcext:value-type="string">
            <text:p>22013886.3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/1000000" office:value-type="string" office:string-value="2.5929327" calcext:value-type="string">
            <text:p>2.5929327</text:p>
          </table:table-cell>
          <table:table-cell table:style-name="ce5" table:formula="of:=[.K36]/1000000" office:value-type="string" office:string-value="22.01388633" calcext:value-type="string">
            <text:p>22.0138863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76664" calcext:value-type="float">
            <text:p>3076664</text:p>
          </table:table-cell>
          <table:table-cell table:style-name="ce5" office:value-type="float" office:value="2129539" calcext:value-type="float">
            <text:p>2129539</text:p>
          </table:table-cell>
          <table:table-cell table:style-name="ce5" office:value-type="float" office:value="2608272" calcext:value-type="float">
            <text:p>2608272</text:p>
          </table:table-cell>
          <table:table-cell table:style-name="ce5" office:value-type="float" office:value="6150835" calcext:value-type="float">
            <text:p>6150835</text:p>
          </table:table-cell>
          <table:table-cell table:style-name="ce5" office:value-type="float" office:value="4201067" calcext:value-type="float">
            <text:p>4201067</text:p>
          </table:table-cell>
          <table:table-cell table:style-name="ce5" office:value-type="float" office:value="5234254" calcext:value-type="float">
            <text:p>5234254</text:p>
          </table:table-cell>
          <table:table-cell table:style-name="ce8"/>
          <table:table-cell table:style-name="ce5" office:value-type="float" office:value="30838129" calcext:value-type="float">
            <text:p>30838129</text:p>
          </table:table-cell>
          <table:table-cell table:style-name="ce5" office:value-type="float" office:value="20999557" calcext:value-type="float">
            <text:p>20999557</text:p>
          </table:table-cell>
          <table:table-cell table:style-name="ce5" office:value-type="float" office:value="21991358" calcext:value-type="float">
            <text:p>21991358</text:p>
          </table:table-cell>
          <table:table-cell table:style-name="ce5" office:value-type="float" office:value="61729214" calcext:value-type="float">
            <text:p>61729214</text:p>
          </table:table-cell>
          <table:table-cell table:style-name="ce5" office:value-type="float" office:value="42193818" calcext:value-type="float">
            <text:p>42193818</text:p>
          </table:table-cell>
          <table:table-cell table:style-name="ce5" office:value-type="float" office:value="44036962" calcext:value-type="float">
            <text:p>44036962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" office:value-type="string" office:string-value="5203840.4" calcext:value-type="string">
            <text:p>5203840.4</text:p>
          </table:table-cell>
          <table:table-cell table:style-name="ce5" table:formula="of:=[.N36]" office:value-type="string" office:string-value="44030759.43" calcext:value-type="string">
            <text:p>44030759.4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/1000000" office:value-type="string" office:string-value="5.2038404" calcext:value-type="string">
            <text:p>5.2038404</text:p>
          </table:table-cell>
          <table:table-cell table:style-name="ce5" table:formula="of:=[.N36]/1000000" office:value-type="string" office:string-value="44.03075943" calcext:value-type="string">
            <text:p>44.0307594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080356" calcext:value-type="float">
            <text:p>3080356</text:p>
          </table:table-cell>
          <table:table-cell table:style-name="ce5" office:value-type="float" office:value="2123569" calcext:value-type="float">
            <text:p>2123569</text:p>
          </table:table-cell>
          <table:table-cell table:style-name="ce5" office:value-type="float" office:value="2593232" calcext:value-type="float">
            <text:p>2593232</text:p>
          </table:table-cell>
          <table:table-cell table:style-name="ce5" office:value-type="float" office:value="6155904" calcext:value-type="float">
            <text:p>6155904</text:p>
          </table:table-cell>
          <table:table-cell table:style-name="ce5" office:value-type="float" office:value="4254530" calcext:value-type="float">
            <text:p>4254530</text:p>
          </table:table-cell>
          <table:table-cell table:style-name="ce5" office:value-type="float" office:value="5192150" calcext:value-type="float">
            <text:p>5192150</text:p>
          </table:table-cell>
          <table:table-cell table:style-name="ce8"/>
          <table:table-cell table:style-name="ce5" office:value-type="float" office:value="30856984" calcext:value-type="float">
            <text:p>30856984</text:p>
          </table:table-cell>
          <table:table-cell table:style-name="ce5" office:value-type="float" office:value="21040345" calcext:value-type="float">
            <text:p>21040345</text:p>
          </table:table-cell>
          <table:table-cell table:style-name="ce5" office:value-type="float" office:value="22056986" calcext:value-type="float">
            <text:p>22056986</text:p>
          </table:table-cell>
          <table:table-cell table:style-name="ce5" office:value-type="float" office:value="61696416" calcext:value-type="float">
            <text:p>61696416</text:p>
          </table:table-cell>
          <table:table-cell table:style-name="ce5" office:value-type="float" office:value="42156276" calcext:value-type="float">
            <text:p>42156276</text:p>
          </table:table-cell>
          <table:table-cell table:style-name="ce5" office:value-type="float" office:value="44043366" calcext:value-type="float">
            <text:p>4404336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6578" calcext:value-type="float">
            <text:p>3076578</text:p>
          </table:table-cell>
          <table:table-cell table:style-name="ce5" office:value-type="float" office:value="2111475" calcext:value-type="float">
            <text:p>2111475</text:p>
          </table:table-cell>
          <table:table-cell table:style-name="ce5" office:value-type="float" office:value="2611330" calcext:value-type="float">
            <text:p>2611330</text:p>
          </table:table-cell>
          <table:table-cell table:style-name="ce5" office:value-type="float" office:value="6151783" calcext:value-type="float">
            <text:p>6151783</text:p>
          </table:table-cell>
          <table:table-cell table:style-name="ce5" office:value-type="float" office:value="4208689" calcext:value-type="float">
            <text:p>4208689</text:p>
          </table:table-cell>
          <table:table-cell table:style-name="ce5" office:value-type="float" office:value="5217066" calcext:value-type="float">
            <text:p>5217066</text:p>
          </table:table-cell>
          <table:table-cell table:style-name="ce8"/>
          <table:table-cell table:style-name="ce5" office:value-type="float" office:value="30859416" calcext:value-type="float">
            <text:p>30859416</text:p>
          </table:table-cell>
          <table:table-cell table:style-name="ce5" office:value-type="float" office:value="21115273" calcext:value-type="float">
            <text:p>21115273</text:p>
          </table:table-cell>
          <table:table-cell table:style-name="ce5" office:value-type="float" office:value="22005095" calcext:value-type="float">
            <text:p>22005095</text:p>
          </table:table-cell>
          <table:table-cell table:style-name="ce5" office:value-type="float" office:value="61699251" calcext:value-type="float">
            <text:p>61699251</text:p>
          </table:table-cell>
          <table:table-cell table:style-name="ce5" office:value-type="float" office:value="41875253" calcext:value-type="float">
            <text:p>41875253</text:p>
          </table:table-cell>
          <table:table-cell table:style-name="ce5" office:value-type="float" office:value="43976827" calcext:value-type="float">
            <text:p>4397682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6107" calcext:value-type="float">
            <text:p>3076107</text:p>
          </table:table-cell>
          <table:table-cell table:style-name="ce5" office:value-type="float" office:value="2103256" calcext:value-type="float">
            <text:p>2103256</text:p>
          </table:table-cell>
          <table:table-cell table:style-name="ce5" office:value-type="float" office:value="2577262" calcext:value-type="float">
            <text:p>2577262</text:p>
          </table:table-cell>
          <table:table-cell table:style-name="ce5" office:value-type="float" office:value="6152343" calcext:value-type="float">
            <text:p>6152343</text:p>
          </table:table-cell>
          <table:table-cell table:style-name="ce5" office:value-type="float" office:value="4223779" calcext:value-type="float">
            <text:p>4223779</text:p>
          </table:table-cell>
          <table:table-cell table:style-name="ce5" office:value-type="float" office:value="5161095" calcext:value-type="float">
            <text:p>5161095</text:p>
          </table:table-cell>
          <table:table-cell table:style-name="ce8"/>
          <table:table-cell table:style-name="ce5" office:value-type="float" office:value="30845580" calcext:value-type="float">
            <text:p>30845580</text:p>
          </table:table-cell>
          <table:table-cell table:style-name="ce5" office:value-type="float" office:value="21085056" calcext:value-type="float">
            <text:p>21085056</text:p>
          </table:table-cell>
          <table:table-cell table:style-name="ce5" office:value-type="float" office:value="21974531" calcext:value-type="float">
            <text:p>21974531</text:p>
          </table:table-cell>
          <table:table-cell table:style-name="ce5" office:value-type="float" office:value="61712603" calcext:value-type="float">
            <text:p>61712603</text:p>
          </table:table-cell>
          <table:table-cell table:style-name="ce5" office:value-type="float" office:value="42061264" calcext:value-type="float">
            <text:p>42061264</text:p>
          </table:table-cell>
          <table:table-cell table:style-name="ce5" office:value-type="float" office:value="44057550" calcext:value-type="float">
            <text:p>4405755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2580" calcext:value-type="float">
            <text:p>3072580</text:p>
          </table:table-cell>
          <table:table-cell table:style-name="ce5" office:value-type="float" office:value="2111253" calcext:value-type="float">
            <text:p>2111253</text:p>
          </table:table-cell>
          <table:table-cell table:style-name="ce5" office:value-type="float" office:value="2555430" calcext:value-type="float">
            <text:p>2555430</text:p>
          </table:table-cell>
          <table:table-cell table:style-name="ce5" office:value-type="float" office:value="6150079" calcext:value-type="float">
            <text:p>6150079</text:p>
          </table:table-cell>
          <table:table-cell table:style-name="ce5" office:value-type="float" office:value="4213536" calcext:value-type="float">
            <text:p>4213536</text:p>
          </table:table-cell>
          <table:table-cell table:style-name="ce5" office:value-type="float" office:value="5251579" calcext:value-type="float">
            <text:p>5251579</text:p>
          </table:table-cell>
          <table:table-cell table:style-name="ce8"/>
          <table:table-cell table:style-name="ce5" office:value-type="float" office:value="30844331" calcext:value-type="float">
            <text:p>30844331</text:p>
          </table:table-cell>
          <table:table-cell table:style-name="ce5" office:value-type="float" office:value="21018948" calcext:value-type="float">
            <text:p>21018948</text:p>
          </table:table-cell>
          <table:table-cell table:style-name="ce5" office:value-type="float" office:value="22004628" calcext:value-type="float">
            <text:p>22004628</text:p>
          </table:table-cell>
          <table:table-cell table:style-name="ce5" office:value-type="float" office:value="61679353" calcext:value-type="float">
            <text:p>61679353</text:p>
          </table:table-cell>
          <table:table-cell table:style-name="ce5" office:value-type="float" office:value="42143114" calcext:value-type="float">
            <text:p>42143114</text:p>
          </table:table-cell>
          <table:table-cell table:style-name="ce5" office:value-type="float" office:value="43938394" calcext:value-type="float">
            <text:p>4393839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7147" calcext:value-type="float">
            <text:p>3077147</text:p>
          </table:table-cell>
          <table:table-cell table:style-name="ce5" office:value-type="float" office:value="2131351" calcext:value-type="float">
            <text:p>2131351</text:p>
          </table:table-cell>
          <table:table-cell table:style-name="ce5" office:value-type="float" office:value="2578284" calcext:value-type="float">
            <text:p>2578284</text:p>
          </table:table-cell>
          <table:table-cell table:style-name="ce5" office:value-type="float" office:value="6146746" calcext:value-type="float">
            <text:p>6146746</text:p>
          </table:table-cell>
          <table:table-cell table:style-name="ce5" office:value-type="float" office:value="4241009" calcext:value-type="float">
            <text:p>4241009</text:p>
          </table:table-cell>
          <table:table-cell table:style-name="ce5" office:value-type="float" office:value="5179667" calcext:value-type="float">
            <text:p>5179667</text:p>
          </table:table-cell>
          <table:table-cell table:style-name="ce8"/>
          <table:table-cell table:style-name="ce5" office:value-type="float" office:value="30843829" calcext:value-type="float">
            <text:p>30843829</text:p>
          </table:table-cell>
          <table:table-cell table:style-name="ce5" office:value-type="float" office:value="21094743" calcext:value-type="float">
            <text:p>21094743</text:p>
          </table:table-cell>
          <table:table-cell table:style-name="ce5" office:value-type="float" office:value="22018673" calcext:value-type="float">
            <text:p>22018673</text:p>
          </table:table-cell>
          <table:table-cell table:style-name="ce5" office:value-type="float" office:value="61724093" calcext:value-type="float">
            <text:p>61724093</text:p>
          </table:table-cell>
          <table:table-cell table:style-name="ce5" office:value-type="float" office:value="42114990" calcext:value-type="float">
            <text:p>42114990</text:p>
          </table:table-cell>
          <table:table-cell table:style-name="ce5" office:value-type="float" office:value="44013296" calcext:value-type="float">
            <text:p>4401329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5955" calcext:value-type="float">
            <text:p>3075955</text:p>
          </table:table-cell>
          <table:table-cell table:style-name="ce5" office:value-type="float" office:value="2109709" calcext:value-type="float">
            <text:p>2109709</text:p>
          </table:table-cell>
          <table:table-cell table:style-name="ce5" office:value-type="float" office:value="2581031" calcext:value-type="float">
            <text:p>2581031</text:p>
          </table:table-cell>
          <table:table-cell table:style-name="ce5" office:value-type="float" office:value="6153645" calcext:value-type="float">
            <text:p>6153645</text:p>
          </table:table-cell>
          <table:table-cell table:style-name="ce5" office:value-type="float" office:value="4234627" calcext:value-type="float">
            <text:p>4234627</text:p>
          </table:table-cell>
          <table:table-cell table:style-name="ce5" office:value-type="float" office:value="5242127" calcext:value-type="float">
            <text:p>5242127</text:p>
          </table:table-cell>
          <table:table-cell table:style-name="ce8"/>
          <table:table-cell table:style-name="ce5" office:value-type="float" office:value="30848927" calcext:value-type="float">
            <text:p>30848927</text:p>
          </table:table-cell>
          <table:table-cell table:style-name="ce5" office:value-type="float" office:value="21111553" calcext:value-type="float">
            <text:p>21111553</text:p>
          </table:table-cell>
          <table:table-cell table:style-name="ce5" office:value-type="float" office:value="22036994" calcext:value-type="float">
            <text:p>22036994</text:p>
          </table:table-cell>
          <table:table-cell table:style-name="ce5" office:value-type="float" office:value="61726913" calcext:value-type="float">
            <text:p>61726913</text:p>
          </table:table-cell>
          <table:table-cell table:style-name="ce5" office:value-type="float" office:value="42122492" calcext:value-type="float">
            <text:p>42122492</text:p>
          </table:table-cell>
          <table:table-cell table:style-name="ce5" office:value-type="float" office:value="44032905" calcext:value-type="float">
            <text:p>4403290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2881" calcext:value-type="float">
            <text:p>3072881</text:p>
          </table:table-cell>
          <table:table-cell table:style-name="ce5" office:value-type="float" office:value="2101100" calcext:value-type="float">
            <text:p>2101100</text:p>
          </table:table-cell>
          <table:table-cell table:style-name="ce5" office:value-type="float" office:value="2608922" calcext:value-type="float">
            <text:p>2608922</text:p>
          </table:table-cell>
          <table:table-cell table:style-name="ce5" office:value-type="float" office:value="6153921" calcext:value-type="float">
            <text:p>6153921</text:p>
          </table:table-cell>
          <table:table-cell table:style-name="ce5" office:value-type="float" office:value="4238715" calcext:value-type="float">
            <text:p>4238715</text:p>
          </table:table-cell>
          <table:table-cell table:style-name="ce5" office:value-type="float" office:value="5174377" calcext:value-type="float">
            <text:p>5174377</text:p>
          </table:table-cell>
          <table:table-cell table:style-name="ce8"/>
          <table:table-cell table:style-name="ce5" office:value-type="float" office:value="30855045" calcext:value-type="float">
            <text:p>30855045</text:p>
          </table:table-cell>
          <table:table-cell table:style-name="ce5" office:value-type="float" office:value="21103514" calcext:value-type="float">
            <text:p>21103514</text:p>
          </table:table-cell>
          <table:table-cell table:style-name="ce5" office:value-type="float" office:value="22051740" calcext:value-type="float">
            <text:p>22051740</text:p>
          </table:table-cell>
          <table:table-cell table:style-name="ce5" office:value-type="float" office:value="61677262" calcext:value-type="float">
            <text:p>61677262</text:p>
          </table:table-cell>
          <table:table-cell table:style-name="ce5" office:value-type="float" office:value="42189773" calcext:value-type="float">
            <text:p>42189773</text:p>
          </table:table-cell>
          <table:table-cell table:style-name="ce5" office:value-type="float" office:value="44088020" calcext:value-type="float">
            <text:p>4408802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3833" calcext:value-type="float">
            <text:p>3073833</text:p>
          </table:table-cell>
          <table:table-cell table:style-name="ce5" office:value-type="float" office:value="2109014" calcext:value-type="float">
            <text:p>2109014</text:p>
          </table:table-cell>
          <table:table-cell table:style-name="ce5" office:value-type="float" office:value="2558991" calcext:value-type="float">
            <text:p>2558991</text:p>
          </table:table-cell>
          <table:table-cell table:style-name="ce5" office:value-type="float" office:value="6155718" calcext:value-type="float">
            <text:p>6155718</text:p>
          </table:table-cell>
          <table:table-cell table:style-name="ce5" office:value-type="float" office:value="4224100" calcext:value-type="float">
            <text:p>4224100</text:p>
          </table:table-cell>
          <table:table-cell table:style-name="ce5" office:value-type="float" office:value="5169532" calcext:value-type="float">
            <text:p>5169532</text:p>
          </table:table-cell>
          <table:table-cell table:style-name="ce8"/>
          <table:table-cell table:style-name="ce5" office:value-type="float" office:value="30848149" calcext:value-type="float">
            <text:p>30848149</text:p>
          </table:table-cell>
          <table:table-cell table:style-name="ce5" office:value-type="float" office:value="21006904" calcext:value-type="float">
            <text:p>21006904</text:p>
          </table:table-cell>
          <table:table-cell table:style-name="ce5" office:value-type="float" office:value="22017516" calcext:value-type="float">
            <text:p>22017516</text:p>
          </table:table-cell>
          <table:table-cell table:style-name="ce5" office:value-type="float" office:value="61724600" calcext:value-type="float">
            <text:p>61724600</text:p>
          </table:table-cell>
          <table:table-cell table:style-name="ce5" office:value-type="float" office:value="42129442" calcext:value-type="float">
            <text:p>42129442</text:p>
          </table:table-cell>
          <table:table-cell table:style-name="ce5" office:value-type="float" office:value="44034497" calcext:value-type="float">
            <text:p>4403449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81008" calcext:value-type="float">
            <text:p>3081008</text:p>
          </table:table-cell>
          <table:table-cell table:style-name="ce5" office:value-type="float" office:value="2100947" calcext:value-type="float">
            <text:p>2100947</text:p>
          </table:table-cell>
          <table:table-cell table:style-name="ce5" office:value-type="float" office:value="2579309" calcext:value-type="float">
            <text:p>2579309</text:p>
          </table:table-cell>
          <table:table-cell table:style-name="ce5" office:value-type="float" office:value="6150271" calcext:value-type="float">
            <text:p>6150271</text:p>
          </table:table-cell>
          <table:table-cell table:style-name="ce5" office:value-type="float" office:value="4208957" calcext:value-type="float">
            <text:p>4208957</text:p>
          </table:table-cell>
          <table:table-cell table:style-name="ce5" office:value-type="float" office:value="5194825" calcext:value-type="float">
            <text:p>5194825</text:p>
          </table:table-cell>
          <table:table-cell table:style-name="ce8"/>
          <table:table-cell table:style-name="ce5" office:value-type="float" office:value="30838820" calcext:value-type="float">
            <text:p>30838820</text:p>
          </table:table-cell>
          <table:table-cell table:style-name="ce5" office:value-type="float" office:value="21065058" calcext:value-type="float">
            <text:p>21065058</text:p>
          </table:table-cell>
          <table:table-cell table:style-name="ce5" office:value-type="float" office:value="21998972" calcext:value-type="float">
            <text:p>21998972</text:p>
          </table:table-cell>
          <table:table-cell table:style-name="ce5" office:value-type="float" office:value="61701996" calcext:value-type="float">
            <text:p>61701996</text:p>
          </table:table-cell>
          <table:table-cell table:style-name="ce5" office:value-type="float" office:value="42088046" calcext:value-type="float">
            <text:p>42088046</text:p>
          </table:table-cell>
          <table:table-cell table:style-name="ce5" office:value-type="float" office:value="43994630" calcext:value-type="float">
            <text:p>4399463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7289" calcext:value-type="float">
            <text:p>3077289</text:p>
          </table:table-cell>
          <table:table-cell table:style-name="ce5" office:value-type="float" office:value="2121472" calcext:value-type="float">
            <text:p>2121472</text:p>
          </table:table-cell>
          <table:table-cell table:style-name="ce5" office:value-type="float" office:value="2594848" calcext:value-type="float">
            <text:p>2594848</text:p>
          </table:table-cell>
          <table:table-cell table:style-name="ce5" office:value-type="float" office:value="6150660" calcext:value-type="float">
            <text:p>6150660</text:p>
          </table:table-cell>
          <table:table-cell table:style-name="ce5" office:value-type="float" office:value="4222296" calcext:value-type="float">
            <text:p>4222296</text:p>
          </table:table-cell>
          <table:table-cell table:style-name="ce5" office:value-type="float" office:value="5218714" calcext:value-type="float">
            <text:p>5218714</text:p>
          </table:table-cell>
          <table:table-cell table:style-name="ce8"/>
          <table:table-cell table:style-name="ce5" office:value-type="float" office:value="30859519" calcext:value-type="float">
            <text:p>30859519</text:p>
          </table:table-cell>
          <table:table-cell table:style-name="ce5" office:value-type="float" office:value="20958278" calcext:value-type="float">
            <text:p>20958278</text:p>
          </table:table-cell>
          <table:table-cell table:style-name="ce5" office:value-type="float" office:value="22014970" calcext:value-type="float">
            <text:p>22014970</text:p>
          </table:table-cell>
          <table:table-cell table:style-name="ce5" office:value-type="float" office:value="61709070" calcext:value-type="float">
            <text:p>61709070</text:p>
          </table:table-cell>
          <table:table-cell table:style-name="ce5" office:value-type="float" office:value="42145989" calcext:value-type="float">
            <text:p>42145989</text:p>
          </table:table-cell>
          <table:table-cell table:style-name="ce5" office:value-type="float" office:value="43945168" calcext:value-type="float">
            <text:p>43945168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3593" calcext:value-type="float">
            <text:p>3073593</text:p>
          </table:table-cell>
          <table:table-cell table:style-name="ce5" office:value-type="float" office:value="2113679" calcext:value-type="float">
            <text:p>2113679</text:p>
          </table:table-cell>
          <table:table-cell table:style-name="ce5" office:value-type="float" office:value="2609297" calcext:value-type="float">
            <text:p>2609297</text:p>
          </table:table-cell>
          <table:table-cell table:style-name="ce5" office:value-type="float" office:value="6158858" calcext:value-type="float">
            <text:p>6158858</text:p>
          </table:table-cell>
          <table:table-cell table:style-name="ce5" office:value-type="float" office:value="4210252" calcext:value-type="float">
            <text:p>4210252</text:p>
          </table:table-cell>
          <table:table-cell table:style-name="ce5" office:value-type="float" office:value="5190594" calcext:value-type="float">
            <text:p>5190594</text:p>
          </table:table-cell>
          <table:table-cell table:style-name="ce8"/>
          <table:table-cell table:style-name="ce5" office:value-type="float" office:value="30842195" calcext:value-type="float">
            <text:p>30842195</text:p>
          </table:table-cell>
          <table:table-cell table:style-name="ce5" office:value-type="float" office:value="20938463" calcext:value-type="float">
            <text:p>20938463</text:p>
          </table:table-cell>
          <table:table-cell table:style-name="ce5" office:value-type="float" office:value="22061821" calcext:value-type="float">
            <text:p>22061821</text:p>
          </table:table-cell>
          <table:table-cell table:style-name="ce5" office:value-type="float" office:value="61658488" calcext:value-type="float">
            <text:p>61658488</text:p>
          </table:table-cell>
          <table:table-cell table:style-name="ce5" office:value-type="float" office:value="42049992" calcext:value-type="float">
            <text:p>42049992</text:p>
          </table:table-cell>
          <table:table-cell table:style-name="ce5" office:value-type="float" office:value="44039950" calcext:value-type="float">
            <text:p>4403995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5369" calcext:value-type="float">
            <text:p>3075369</text:p>
          </table:table-cell>
          <table:table-cell table:style-name="ce5" office:value-type="float" office:value="2114646" calcext:value-type="float">
            <text:p>2114646</text:p>
          </table:table-cell>
          <table:table-cell table:style-name="ce5" office:value-type="float" office:value="2592640" calcext:value-type="float">
            <text:p>2592640</text:p>
          </table:table-cell>
          <table:table-cell table:style-name="ce5" office:value-type="float" office:value="6147473" calcext:value-type="float">
            <text:p>6147473</text:p>
          </table:table-cell>
          <table:table-cell table:style-name="ce5" office:value-type="float" office:value="4218770" calcext:value-type="float">
            <text:p>4218770</text:p>
          </table:table-cell>
          <table:table-cell table:style-name="ce5" office:value-type="float" office:value="5211551" calcext:value-type="float">
            <text:p>5211551</text:p>
          </table:table-cell>
          <table:table-cell table:style-name="ce8"/>
          <table:table-cell table:style-name="ce5" office:value-type="float" office:value="30861707" calcext:value-type="float">
            <text:p>30861707</text:p>
          </table:table-cell>
          <table:table-cell table:style-name="ce5" office:value-type="float" office:value="21060403" calcext:value-type="float">
            <text:p>21060403</text:p>
          </table:table-cell>
          <table:table-cell table:style-name="ce5" office:value-type="float" office:value="22002364" calcext:value-type="float">
            <text:p>22002364</text:p>
          </table:table-cell>
          <table:table-cell table:style-name="ce5" office:value-type="float" office:value="61754185" calcext:value-type="float">
            <text:p>61754185</text:p>
          </table:table-cell>
          <table:table-cell table:style-name="ce5" office:value-type="float" office:value="42183679" calcext:value-type="float">
            <text:p>42183679</text:p>
          </table:table-cell>
          <table:table-cell table:style-name="ce5" office:value-type="float" office:value="43991625" calcext:value-type="float">
            <text:p>4399162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3344" calcext:value-type="float">
            <text:p>3073344</text:p>
          </table:table-cell>
          <table:table-cell table:style-name="ce5" office:value-type="float" office:value="2105235" calcext:value-type="float">
            <text:p>2105235</text:p>
          </table:table-cell>
          <table:table-cell table:style-name="ce5" office:value-type="float" office:value="2596843" calcext:value-type="float">
            <text:p>2596843</text:p>
          </table:table-cell>
          <table:table-cell table:style-name="ce5" office:value-type="float" office:value="6161965" calcext:value-type="float">
            <text:p>6161965</text:p>
          </table:table-cell>
          <table:table-cell table:style-name="ce5" office:value-type="float" office:value="4222129" calcext:value-type="float">
            <text:p>4222129</text:p>
          </table:table-cell>
          <table:table-cell table:style-name="ce5" office:value-type="float" office:value="5198075" calcext:value-type="float">
            <text:p>5198075</text:p>
          </table:table-cell>
          <table:table-cell table:style-name="ce8"/>
          <table:table-cell table:style-name="ce5" office:value-type="float" office:value="30871627" calcext:value-type="float">
            <text:p>30871627</text:p>
          </table:table-cell>
          <table:table-cell table:style-name="ce5" office:value-type="float" office:value="21079145" calcext:value-type="float">
            <text:p>21079145</text:p>
          </table:table-cell>
          <table:table-cell table:style-name="ce5" office:value-type="float" office:value="22002833" calcext:value-type="float">
            <text:p>22002833</text:p>
          </table:table-cell>
          <table:table-cell table:style-name="ce5" office:value-type="float" office:value="61660971" calcext:value-type="float">
            <text:p>61660971</text:p>
          </table:table-cell>
          <table:table-cell table:style-name="ce5" office:value-type="float" office:value="42087090" calcext:value-type="float">
            <text:p>42087090</text:p>
          </table:table-cell>
          <table:table-cell table:style-name="ce5" office:value-type="float" office:value="44092776" calcext:value-type="float">
            <text:p>4409277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9287" calcext:value-type="float">
            <text:p>3079287</text:p>
          </table:table-cell>
          <table:table-cell table:style-name="ce5" office:value-type="float" office:value="2117193" calcext:value-type="float">
            <text:p>2117193</text:p>
          </table:table-cell>
          <table:table-cell table:style-name="ce5" office:value-type="float" office:value="2589741" calcext:value-type="float">
            <text:p>2589741</text:p>
          </table:table-cell>
          <table:table-cell table:style-name="ce5" office:value-type="float" office:value="6145355" calcext:value-type="float">
            <text:p>6145355</text:p>
          </table:table-cell>
          <table:table-cell table:style-name="ce5" office:value-type="float" office:value="4190904" calcext:value-type="float">
            <text:p>4190904</text:p>
          </table:table-cell>
          <table:table-cell table:style-name="ce5" office:value-type="float" office:value="5198502" calcext:value-type="float">
            <text:p>5198502</text:p>
          </table:table-cell>
          <table:table-cell table:style-name="ce8"/>
          <table:table-cell table:style-name="ce5" office:value-type="float" office:value="30849378" calcext:value-type="float">
            <text:p>30849378</text:p>
          </table:table-cell>
          <table:table-cell table:style-name="ce5" office:value-type="float" office:value="21099438" calcext:value-type="float">
            <text:p>21099438</text:p>
          </table:table-cell>
          <table:table-cell table:style-name="ce5" office:value-type="float" office:value="22029095" calcext:value-type="float">
            <text:p>22029095</text:p>
          </table:table-cell>
          <table:table-cell table:style-name="ce5" office:value-type="float" office:value="61678508" calcext:value-type="float">
            <text:p>61678508</text:p>
          </table:table-cell>
          <table:table-cell table:style-name="ce5" office:value-type="float" office:value="42101399" calcext:value-type="float">
            <text:p>42101399</text:p>
          </table:table-cell>
          <table:table-cell table:style-name="ce5" office:value-type="float" office:value="44109602" calcext:value-type="float">
            <text:p>4410960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5330" calcext:value-type="float">
            <text:p>3075330</text:p>
          </table:table-cell>
          <table:table-cell table:style-name="ce5" office:value-type="float" office:value="2110102" calcext:value-type="float">
            <text:p>2110102</text:p>
          </table:table-cell>
          <table:table-cell table:style-name="ce5" office:value-type="float" office:value="2585991" calcext:value-type="float">
            <text:p>2585991</text:p>
          </table:table-cell>
          <table:table-cell table:style-name="ce5" office:value-type="float" office:value="6150266" calcext:value-type="float">
            <text:p>6150266</text:p>
          </table:table-cell>
          <table:table-cell table:style-name="ce5" office:value-type="float" office:value="4260468" calcext:value-type="float">
            <text:p>4260468</text:p>
          </table:table-cell>
          <table:table-cell table:style-name="ce5" office:value-type="float" office:value="5157978" calcext:value-type="float">
            <text:p>5157978</text:p>
          </table:table-cell>
          <table:table-cell table:style-name="ce8"/>
          <table:table-cell table:style-name="ce5" office:value-type="float" office:value="30876144" calcext:value-type="float">
            <text:p>30876144</text:p>
          </table:table-cell>
          <table:table-cell table:style-name="ce5" office:value-type="float" office:value="21089046" calcext:value-type="float">
            <text:p>21089046</text:p>
          </table:table-cell>
          <table:table-cell table:style-name="ce5" office:value-type="float" office:value="21991604" calcext:value-type="float">
            <text:p>21991604</text:p>
          </table:table-cell>
          <table:table-cell table:style-name="ce5" office:value-type="float" office:value="61737793" calcext:value-type="float">
            <text:p>61737793</text:p>
          </table:table-cell>
          <table:table-cell table:style-name="ce5" office:value-type="float" office:value="42091915" calcext:value-type="float">
            <text:p>42091915</text:p>
          </table:table-cell>
          <table:table-cell table:style-name="ce5" office:value-type="float" office:value="44127250" calcext:value-type="float">
            <text:p>4412725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079545" calcext:value-type="float">
            <text:p>3079545</text:p>
          </table:table-cell>
          <table:table-cell table:style-name="ce5" office:value-type="float" office:value="2105398" calcext:value-type="float">
            <text:p>2105398</text:p>
          </table:table-cell>
          <table:table-cell table:style-name="ce5" office:value-type="float" office:value="2621912" calcext:value-type="float">
            <text:p>2621912</text:p>
          </table:table-cell>
          <table:table-cell table:style-name="ce5" office:value-type="float" office:value="6149423" calcext:value-type="float">
            <text:p>6149423</text:p>
          </table:table-cell>
          <table:table-cell table:style-name="ce5" office:value-type="float" office:value="4241109" calcext:value-type="float">
            <text:p>4241109</text:p>
          </table:table-cell>
          <table:table-cell table:style-name="ce5" office:value-type="float" office:value="5231398" calcext:value-type="float">
            <text:p>5231398</text:p>
          </table:table-cell>
          <table:table-cell table:style-name="ce8"/>
          <table:table-cell table:style-name="ce5" office:value-type="float" office:value="30838465" calcext:value-type="float">
            <text:p>30838465</text:p>
          </table:table-cell>
          <table:table-cell table:style-name="ce5" office:value-type="float" office:value="21079799" calcext:value-type="float">
            <text:p>21079799</text:p>
          </table:table-cell>
          <table:table-cell table:style-name="ce5" office:value-type="float" office:value="21956368" calcext:value-type="float">
            <text:p>21956368</text:p>
          </table:table-cell>
          <table:table-cell table:style-name="ce5" office:value-type="float" office:value="61644695" calcext:value-type="float">
            <text:p>61644695</text:p>
          </table:table-cell>
          <table:table-cell table:style-name="ce5" office:value-type="float" office:value="42034119" calcext:value-type="float">
            <text:p>42034119</text:p>
          </table:table-cell>
          <table:table-cell table:style-name="ce5" office:value-type="float" office:value="43977762" calcext:value-type="float">
            <text:p>43977762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 table:number-columns-repeated="1010"/>
        </table:table-row>
        <table:table-row table:style-name="ro1">
          <table:table-cell/>
          <table:table-cell table:style-name="ce5" table:formula="of:=SUM([.B5:.B34])/COUNT([.B5:.B34])" office:value-type="float" office:value="3076150.56666667" calcext:value-type="float">
            <text:p>3076150.56666667</text:p>
          </table:table-cell>
          <table:table-cell table:style-name="ce5" table:formula="of:=SUM([.C5:.C34])/COUNT([.C5:.C34])" office:value-type="float" office:value="2113396" calcext:value-type="float">
            <text:p>2113396</text:p>
          </table:table-cell>
          <table:table-cell table:style-name="ce5" table:formula="of:=SUM([.D5:.D34])/COUNT([.D5:.D34])" office:value-type="float" office:value="2592932.7" calcext:value-type="float">
            <text:p>2592932.7</text:p>
          </table:table-cell>
          <table:table-cell table:style-name="ce5" table:formula="of:=SUM([.E5:.E34])/COUNT([.E5:.E34])" office:value-type="float" office:value="6152082.6" calcext:value-type="float">
            <text:p>6152082.6</text:p>
          </table:table-cell>
          <table:table-cell table:style-name="ce5" table:formula="of:=SUM([.F5:.F34])/COUNT([.F5:.F34])" office:value-type="float" office:value="4219038.83333333" calcext:value-type="float">
            <text:p>4219038.83333333</text:p>
          </table:table-cell>
          <table:table-cell table:style-name="ce5" table:formula="of:=SUM([.G5:.G34])/COUNT([.G5:.G34])" office:value-type="float" office:value="5203840.4" calcext:value-type="float">
            <text:p>5203840.4</text:p>
          </table:table-cell>
          <table:table-cell/>
          <table:table-cell table:style-name="ce5" table:formula="of:=SUM([.I5:.I34])/COUNT([.I5:.I34])" office:value-type="float" office:value="30860222.0666667" calcext:value-type="float">
            <text:p>30860222.0666667</text:p>
          </table:table-cell>
          <table:table-cell table:style-name="ce5" table:formula="of:=SUM([.J5:.J34])/COUNT([.J5:.J34])" office:value-type="float" office:value="21380098.4333333" calcext:value-type="float">
            <text:p>21380098.4333333</text:p>
          </table:table-cell>
          <table:table-cell table:style-name="ce5" table:formula="of:=SUM([.K5:.K34])/COUNT([.K5:.K34])" office:value-type="float" office:value="22013886.3333333" calcext:value-type="float">
            <text:p>22013886.3333333</text:p>
          </table:table-cell>
          <table:table-cell table:style-name="ce5" table:formula="of:=SUM([.L5:.L34])/COUNT([.L5:.L34])" office:value-type="float" office:value="61675883.1" calcext:value-type="float">
            <text:p>61675883.1</text:p>
          </table:table-cell>
          <table:table-cell table:style-name="ce5" table:formula="of:=SUM([.M5:.M34])/COUNT([.M5:.M34])" office:value-type="float" office:value="42112729.0333333" calcext:value-type="float">
            <text:p>42112729.0333333</text:p>
          </table:table-cell>
          <table:table-cell table:style-name="ce5" table:formula="of:=SUM([.N5:.N34])/COUNT([.N5:.N34])" office:value-type="float" office:value="44030759.4333333" calcext:value-type="float">
            <text:p>44030759.4333333</text:p>
          </table:table-cell>
          <table:table-cell table:number-columns-repeated="101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I" table:style-name="ta4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worksize = 1,000,000</text:p>
          </table:table-cell>
          <table:covered-table-cell table:number-columns-repeated="4" table:style-name="ce12"/>
          <table:covered-table-cell table:style-name="ce7"/>
          <table:table-cell table:style-name="ce8"/>
          <table:table-cell table:style-name="ce2" office:value-type="string" calcext:value-type="string" table:number-columns-spanned="6" table:number-rows-spanned="1">
            <text:p>worksize = 10,000,000</text:p>
          </table:table-cell>
          <table:covered-table-cell table:number-columns-repeated="4"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processo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processo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 table:style-name="ce9"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>
            <text:p>2 processos</text:p>
          </table:table-cell>
          <table:table-cell table:style-name="ce11" office:value-type="string" calcext:value-type="string">
            <text:p>4 processos</text:p>
          </table:table-cell>
          <table:table-cell table:style-name="ce11" office:value-type="string" calcext:value-type="string">
            <text:p>8 processos</text:p>
          </table:table-cell>
          <table:table-cell table:style-name="ce11" office:value-type="string" calcext:value-type="string">
            <text:p>2 processos</text:p>
          </table:table-cell>
          <table:table-cell table:style-name="ce11" office:value-type="string" calcext:value-type="string">
            <text:p>4 processos</text:p>
          </table:table-cell>
          <table:table-cell table:style-name="ce11" office:value-type="string" calcext:value-type="string">
            <text:p>8 processos</text:p>
          </table:table-cell>
          <table:table-cell table:style-name="ce8"/>
          <table:table-cell table:style-name="ce11" office:value-type="string" calcext:value-type="string">
            <text:p>2 processos</text:p>
          </table:table-cell>
          <table:table-cell table:style-name="ce11" office:value-type="string" calcext:value-type="string">
            <text:p>4 processos</text:p>
          </table:table-cell>
          <table:table-cell table:style-name="ce11" office:value-type="string" calcext:value-type="string">
            <text:p>8 processos</text:p>
          </table:table-cell>
          <table:table-cell table:style-name="ce11" office:value-type="string" calcext:value-type="string">
            <text:p>2 processos</text:p>
          </table:table-cell>
          <table:table-cell table:style-name="ce11" office:value-type="string" calcext:value-type="string">
            <text:p>4 processos</text:p>
          </table:table-cell>
          <table:table-cell table:style-name="ce11" office:value-type="string" calcext:value-type="string">
            <text:p>8 processos</text:p>
          </table:table-cell>
          <table:table-cell table:style-name="ce8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6401" calcext:value-type="float">
            <text:p>2886401</text:p>
          </table:table-cell>
          <table:table-cell table:style-name="ce5" office:value-type="float" office:value="2125145" calcext:value-type="float">
            <text:p>2125145</text:p>
          </table:table-cell>
          <table:table-cell table:style-name="ce5" office:value-type="float" office:value="2138198" calcext:value-type="float">
            <text:p>2138198</text:p>
          </table:table-cell>
          <table:table-cell table:style-name="ce5" office:value-type="float" office:value="5742250" calcext:value-type="float">
            <text:p>5742250</text:p>
          </table:table-cell>
          <table:table-cell table:style-name="ce5" office:value-type="float" office:value="4214698" calcext:value-type="float">
            <text:p>4214698</text:p>
          </table:table-cell>
          <table:table-cell table:style-name="ce5" office:value-type="float" office:value="4229381" calcext:value-type="float">
            <text:p>4229381</text:p>
          </table:table-cell>
          <table:table-cell table:style-name="ce8"/>
          <table:table-cell table:style-name="ce5" office:value-type="float" office:value="28732464" calcext:value-type="float">
            <text:p>28732464</text:p>
          </table:table-cell>
          <table:table-cell table:style-name="ce5" office:value-type="float" office:value="21220283" calcext:value-type="float">
            <text:p>21220283</text:p>
          </table:table-cell>
          <table:table-cell table:style-name="ce5" office:value-type="float" office:value="21369109" calcext:value-type="float">
            <text:p>21369109</text:p>
          </table:table-cell>
          <table:table-cell table:style-name="ce5" office:value-type="float" office:value="57221018" calcext:value-type="float">
            <text:p>57221018</text:p>
          </table:table-cell>
          <table:table-cell table:style-name="ce5" office:value-type="float" office:value="42149462" calcext:value-type="float">
            <text:p>42149462</text:p>
          </table:table-cell>
          <table:table-cell table:style-name="ce5" office:value-type="float" office:value="42438596" calcext:value-type="float">
            <text:p>42438596</text:p>
          </table:table-cell>
          <table:table-cell table:style-name="ce8"/>
          <table:table-cell table:style-name="ce4" office:value-type="float" office:value="1000" calcext:value-type="float">
            <text:p>1,000</text:p>
          </table:table-cell>
          <table:table-cell table:style-name="ce5" table:formula="of:=[.B36]" office:value-type="string" office:string-value="2883670.467" calcext:value-type="string">
            <text:p>2883670.467</text:p>
          </table:table-cell>
          <table:table-cell table:style-name="ce5" table:formula="of:=[.I36]" office:value-type="string" office:string-value="28780583.97" calcext:value-type="string">
            <text:p>28780583.9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36]/1000000" office:value-type="string" office:string-value="2.883670467" calcext:value-type="string">
            <text:p>2.883670467</text:p>
          </table:table-cell>
          <table:table-cell table:style-name="ce5" table:formula="of:=[.I36]/1000000" office:value-type="string" office:string-value="28.78058397" calcext:value-type="string">
            <text:p>28.7805839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5052" calcext:value-type="float">
            <text:p>2885052</text:p>
          </table:table-cell>
          <table:table-cell table:style-name="ce5" office:value-type="float" office:value="2114641" calcext:value-type="float">
            <text:p>2114641</text:p>
          </table:table-cell>
          <table:table-cell table:style-name="ce5" office:value-type="float" office:value="2094896" calcext:value-type="float">
            <text:p>2094896</text:p>
          </table:table-cell>
          <table:table-cell table:style-name="ce5" office:value-type="float" office:value="5751909" calcext:value-type="float">
            <text:p>5751909</text:p>
          </table:table-cell>
          <table:table-cell table:style-name="ce5" office:value-type="float" office:value="4209536" calcext:value-type="float">
            <text:p>4209536</text:p>
          </table:table-cell>
          <table:table-cell table:style-name="ce5" office:value-type="float" office:value="4201389" calcext:value-type="float">
            <text:p>4201389</text:p>
          </table:table-cell>
          <table:table-cell table:style-name="ce8"/>
          <table:table-cell table:style-name="ce5" office:value-type="float" office:value="28755620" calcext:value-type="float">
            <text:p>28755620</text:p>
          </table:table-cell>
          <table:table-cell table:style-name="ce5" office:value-type="float" office:value="21223128" calcext:value-type="float">
            <text:p>21223128</text:p>
          </table:table-cell>
          <table:table-cell table:style-name="ce5" office:value-type="float" office:value="21391976" calcext:value-type="float">
            <text:p>21391976</text:p>
          </table:table-cell>
          <table:table-cell table:style-name="ce5" office:value-type="float" office:value="57282021" calcext:value-type="float">
            <text:p>57282021</text:p>
          </table:table-cell>
          <table:table-cell table:style-name="ce5" office:value-type="float" office:value="42068887" calcext:value-type="float">
            <text:p>42068887</text:p>
          </table:table-cell>
          <table:table-cell table:style-name="ce5" office:value-type="float" office:value="42201445" calcext:value-type="float">
            <text:p>42201445</text:p>
          </table:table-cell>
          <table:table-cell table:style-name="ce8"/>
          <table:table-cell table:style-name="ce4" office:value-type="float" office:value="2000" calcext:value-type="float">
            <text:p>2,000</text:p>
          </table:table-cell>
          <table:table-cell table:style-name="ce5" table:formula="of:=[.E36]" office:value-type="string" office:string-value="5746520.9" calcext:value-type="string">
            <text:p>5746520.9</text:p>
          </table:table-cell>
          <table:table-cell table:style-name="ce5" table:formula="of:=[.L36]" office:value-type="string" office:string-value="57303784.03" calcext:value-type="string">
            <text:p>57303784.0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E36]/1000000" office:value-type="string" office:string-value="5.7465209" calcext:value-type="string">
            <text:p>5.7465209</text:p>
          </table:table-cell>
          <table:table-cell table:style-name="ce5" table:formula="of:=[.L36]/1000000" office:value-type="string" office:string-value="57.30378403" calcext:value-type="string">
            <text:p>57.3037840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9166" calcext:value-type="float">
            <text:p>2889166</text:p>
          </table:table-cell>
          <table:table-cell table:style-name="ce5" office:value-type="float" office:value="2119703" calcext:value-type="float">
            <text:p>2119703</text:p>
          </table:table-cell>
          <table:table-cell table:style-name="ce5" office:value-type="float" office:value="2138870" calcext:value-type="float">
            <text:p>2138870</text:p>
          </table:table-cell>
          <table:table-cell table:style-name="ce5" office:value-type="float" office:value="5756984" calcext:value-type="float">
            <text:p>5756984</text:p>
          </table:table-cell>
          <table:table-cell table:style-name="ce5" office:value-type="float" office:value="4200783" calcext:value-type="float">
            <text:p>4200783</text:p>
          </table:table-cell>
          <table:table-cell table:style-name="ce5" office:value-type="float" office:value="4209310" calcext:value-type="float">
            <text:p>4209310</text:p>
          </table:table-cell>
          <table:table-cell table:style-name="ce8"/>
          <table:table-cell table:style-name="ce5" office:value-type="float" office:value="28748624" calcext:value-type="float">
            <text:p>28748624</text:p>
          </table:table-cell>
          <table:table-cell table:style-name="ce5" office:value-type="float" office:value="21117577" calcext:value-type="float">
            <text:p>21117577</text:p>
          </table:table-cell>
          <table:table-cell table:style-name="ce5" office:value-type="float" office:value="21422083" calcext:value-type="float">
            <text:p>21422083</text:p>
          </table:table-cell>
          <table:table-cell table:style-name="ce5" office:value-type="float" office:value="57299090" calcext:value-type="float">
            <text:p>57299090</text:p>
          </table:table-cell>
          <table:table-cell table:style-name="ce5" office:value-type="float" office:value="42272125" calcext:value-type="float">
            <text:p>42272125</text:p>
          </table:table-cell>
          <table:table-cell table:style-name="ce5" office:value-type="float" office:value="42252616" calcext:value-type="float">
            <text:p>4225261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5270" calcext:value-type="float">
            <text:p>2885270</text:p>
          </table:table-cell>
          <table:table-cell table:style-name="ce5" office:value-type="float" office:value="2120037" calcext:value-type="float">
            <text:p>2120037</text:p>
          </table:table-cell>
          <table:table-cell table:style-name="ce5" office:value-type="float" office:value="2110205" calcext:value-type="float">
            <text:p>2110205</text:p>
          </table:table-cell>
          <table:table-cell table:style-name="ce5" office:value-type="float" office:value="5754478" calcext:value-type="float">
            <text:p>5754478</text:p>
          </table:table-cell>
          <table:table-cell table:style-name="ce5" office:value-type="float" office:value="4199067" calcext:value-type="float">
            <text:p>4199067</text:p>
          </table:table-cell>
          <table:table-cell table:style-name="ce5" office:value-type="float" office:value="4211413" calcext:value-type="float">
            <text:p>4211413</text:p>
          </table:table-cell>
          <table:table-cell table:style-name="ce8"/>
          <table:table-cell table:style-name="ce5" office:value-type="float" office:value="28767427" calcext:value-type="float">
            <text:p>28767427</text:p>
          </table:table-cell>
          <table:table-cell table:style-name="ce5" office:value-type="float" office:value="21288278" calcext:value-type="float">
            <text:p>21288278</text:p>
          </table:table-cell>
          <table:table-cell table:style-name="ce5" office:value-type="float" office:value="21437291" calcext:value-type="float">
            <text:p>21437291</text:p>
          </table:table-cell>
          <table:table-cell table:style-name="ce5" office:value-type="float" office:value="57318951" calcext:value-type="float">
            <text:p>57318951</text:p>
          </table:table-cell>
          <table:table-cell table:style-name="ce5" office:value-type="float" office:value="42089649" calcext:value-type="float">
            <text:p>42089649</text:p>
          </table:table-cell>
          <table:table-cell table:style-name="ce5" office:value-type="float" office:value="42257950" calcext:value-type="float">
            <text:p>42257950</text:p>
          </table:table-cell>
          <table:table-cell/>
          <table:table-cell table:style-name="ce11" office:value-type="string" calcext:value-type="string" table:number-columns-spanned="3" table:number-rows-spanned="1">
            <text:p>4 processo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4 processo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887150" calcext:value-type="float">
            <text:p>2887150</text:p>
          </table:table-cell>
          <table:table-cell table:style-name="ce5" office:value-type="float" office:value="2119499" calcext:value-type="float">
            <text:p>2119499</text:p>
          </table:table-cell>
          <table:table-cell table:style-name="ce5" office:value-type="float" office:value="2115745" calcext:value-type="float">
            <text:p>2115745</text:p>
          </table:table-cell>
          <table:table-cell table:style-name="ce5" office:value-type="float" office:value="5749417" calcext:value-type="float">
            <text:p>5749417</text:p>
          </table:table-cell>
          <table:table-cell table:style-name="ce5" office:value-type="float" office:value="4252596" calcext:value-type="float">
            <text:p>4252596</text:p>
          </table:table-cell>
          <table:table-cell table:style-name="ce5" office:value-type="float" office:value="4194074" calcext:value-type="float">
            <text:p>4194074</text:p>
          </table:table-cell>
          <table:table-cell table:style-name="ce8"/>
          <table:table-cell table:style-name="ce5" office:value-type="float" office:value="28714354" calcext:value-type="float">
            <text:p>28714354</text:p>
          </table:table-cell>
          <table:table-cell table:style-name="ce5" office:value-type="float" office:value="21241986" calcext:value-type="float">
            <text:p>21241986</text:p>
          </table:table-cell>
          <table:table-cell table:style-name="ce5" office:value-type="float" office:value="21392450" calcext:value-type="float">
            <text:p>21392450</text:p>
          </table:table-cell>
          <table:table-cell table:style-name="ce5" office:value-type="float" office:value="57211294" calcext:value-type="float">
            <text:p>57211294</text:p>
          </table:table-cell>
          <table:table-cell table:style-name="ce5" office:value-type="float" office:value="42011252" calcext:value-type="float">
            <text:p>42011252</text:p>
          </table:table-cell>
          <table:table-cell table:style-name="ce5" office:value-type="float" office:value="42263054" calcext:value-type="float">
            <text:p>42263054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885572" calcext:value-type="float">
            <text:p>2885572</text:p>
          </table:table-cell>
          <table:table-cell table:style-name="ce5" office:value-type="float" office:value="2125787" calcext:value-type="float">
            <text:p>2125787</text:p>
          </table:table-cell>
          <table:table-cell table:style-name="ce5" office:value-type="float" office:value="2137799" calcext:value-type="float">
            <text:p>2137799</text:p>
          </table:table-cell>
          <table:table-cell table:style-name="ce5" office:value-type="float" office:value="5744815" calcext:value-type="float">
            <text:p>5744815</text:p>
          </table:table-cell>
          <table:table-cell table:style-name="ce5" office:value-type="float" office:value="4202489" calcext:value-type="float">
            <text:p>4202489</text:p>
          </table:table-cell>
          <table:table-cell table:style-name="ce5" office:value-type="float" office:value="4147673" calcext:value-type="float">
            <text:p>4147673</text:p>
          </table:table-cell>
          <table:table-cell table:style-name="ce8"/>
          <table:table-cell table:style-name="ce5" office:value-type="float" office:value="28773768" calcext:value-type="float">
            <text:p>28773768</text:p>
          </table:table-cell>
          <table:table-cell table:style-name="ce5" office:value-type="float" office:value="21147688" calcext:value-type="float">
            <text:p>21147688</text:p>
          </table:table-cell>
          <table:table-cell table:style-name="ce5" office:value-type="float" office:value="21379406" calcext:value-type="float">
            <text:p>21379406</text:p>
          </table:table-cell>
          <table:table-cell table:style-name="ce5" office:value-type="float" office:value="57216294" calcext:value-type="float">
            <text:p>57216294</text:p>
          </table:table-cell>
          <table:table-cell table:style-name="ce5" office:value-type="float" office:value="42006111" calcext:value-type="float">
            <text:p>42006111</text:p>
          </table:table-cell>
          <table:table-cell table:style-name="ce5" office:value-type="float" office:value="42268795" calcext:value-type="float">
            <text:p>42268795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2840" calcext:value-type="float">
            <text:p>2882840</text:p>
          </table:table-cell>
          <table:table-cell table:style-name="ce5" office:value-type="float" office:value="2112707" calcext:value-type="float">
            <text:p>2112707</text:p>
          </table:table-cell>
          <table:table-cell table:style-name="ce5" office:value-type="float" office:value="2110776" calcext:value-type="float">
            <text:p>2110776</text:p>
          </table:table-cell>
          <table:table-cell table:style-name="ce5" office:value-type="float" office:value="5746660" calcext:value-type="float">
            <text:p>5746660</text:p>
          </table:table-cell>
          <table:table-cell table:style-name="ce5" office:value-type="float" office:value="4209282" calcext:value-type="float">
            <text:p>4209282</text:p>
          </table:table-cell>
          <table:table-cell table:style-name="ce5" office:value-type="float" office:value="4161527" calcext:value-type="float">
            <text:p>4161527</text:p>
          </table:table-cell>
          <table:table-cell table:style-name="ce8"/>
          <table:table-cell table:style-name="ce5" office:value-type="float" office:value="28718812" calcext:value-type="float">
            <text:p>28718812</text:p>
          </table:table-cell>
          <table:table-cell table:style-name="ce5" office:value-type="float" office:value="21282889" calcext:value-type="float">
            <text:p>21282889</text:p>
          </table:table-cell>
          <table:table-cell table:style-name="ce5" office:value-type="float" office:value="21400608" calcext:value-type="float">
            <text:p>21400608</text:p>
          </table:table-cell>
          <table:table-cell table:style-name="ce5" office:value-type="float" office:value="57282005" calcext:value-type="float">
            <text:p>57282005</text:p>
          </table:table-cell>
          <table:table-cell table:style-name="ce5" office:value-type="float" office:value="42099450" calcext:value-type="float">
            <text:p>42099450</text:p>
          </table:table-cell>
          <table:table-cell table:style-name="ce5" office:value-type="float" office:value="42311094" calcext:value-type="float">
            <text:p>42311094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" office:value-type="string" office:string-value="2118980" calcext:value-type="string">
            <text:p>2118980</text:p>
          </table:table-cell>
          <table:table-cell table:style-name="ce5" table:formula="of:=[.J36]" office:value-type="string" office:string-value="21175233.33" calcext:value-type="string">
            <text:p>21175233.3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/1000000" office:value-type="string" office:string-value="2.11898" calcext:value-type="string">
            <text:p>2.11898</text:p>
          </table:table-cell>
          <table:table-cell table:style-name="ce5" table:formula="of:=[.J36]/1000000" office:value-type="string" office:string-value="21.17523333" calcext:value-type="string">
            <text:p>21.1752333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8154" calcext:value-type="float">
            <text:p>2888154</text:p>
          </table:table-cell>
          <table:table-cell table:style-name="ce5" office:value-type="float" office:value="2116668" calcext:value-type="float">
            <text:p>2116668</text:p>
          </table:table-cell>
          <table:table-cell table:style-name="ce5" office:value-type="float" office:value="2107930" calcext:value-type="float">
            <text:p>2107930</text:p>
          </table:table-cell>
          <table:table-cell table:style-name="ce5" office:value-type="float" office:value="5753113" calcext:value-type="float">
            <text:p>5753113</text:p>
          </table:table-cell>
          <table:table-cell table:style-name="ce5" office:value-type="float" office:value="4223814" calcext:value-type="float">
            <text:p>4223814</text:p>
          </table:table-cell>
          <table:table-cell table:style-name="ce5" office:value-type="float" office:value="4185250" calcext:value-type="float">
            <text:p>4185250</text:p>
          </table:table-cell>
          <table:table-cell table:style-name="ce8"/>
          <table:table-cell table:style-name="ce5" office:value-type="float" office:value="28719418" calcext:value-type="float">
            <text:p>28719418</text:p>
          </table:table-cell>
          <table:table-cell table:style-name="ce5" office:value-type="float" office:value="21169989" calcext:value-type="float">
            <text:p>21169989</text:p>
          </table:table-cell>
          <table:table-cell table:style-name="ce5" office:value-type="float" office:value="21382450" calcext:value-type="float">
            <text:p>21382450</text:p>
          </table:table-cell>
          <table:table-cell table:style-name="ce5" office:value-type="float" office:value="57307294" calcext:value-type="float">
            <text:p>57307294</text:p>
          </table:table-cell>
          <table:table-cell table:style-name="ce5" office:value-type="float" office:value="42075761" calcext:value-type="float">
            <text:p>42075761</text:p>
          </table:table-cell>
          <table:table-cell table:style-name="ce5" office:value-type="float" office:value="42234889" calcext:value-type="float">
            <text:p>42234889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" office:value-type="string" office:string-value="4209682.867" calcext:value-type="string">
            <text:p>4209682.867</text:p>
          </table:table-cell>
          <table:table-cell table:style-name="ce5" table:formula="of:=[.M36]" office:value-type="string" office:string-value="42093243.57" calcext:value-type="string">
            <text:p>42093243.57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/1000000" office:value-type="string" office:string-value="4.209682867" calcext:value-type="string">
            <text:p>4.209682867</text:p>
          </table:table-cell>
          <table:table-cell table:style-name="ce5" table:formula="of:=[.M36]/1000000" office:value-type="string" office:string-value="42.09324357" calcext:value-type="string">
            <text:p>42.0932435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4716" calcext:value-type="float">
            <text:p>2884716</text:p>
          </table:table-cell>
          <table:table-cell table:style-name="ce5" office:value-type="float" office:value="2124700" calcext:value-type="float">
            <text:p>2124700</text:p>
          </table:table-cell>
          <table:table-cell table:style-name="ce5" office:value-type="float" office:value="2113761" calcext:value-type="float">
            <text:p>2113761</text:p>
          </table:table-cell>
          <table:table-cell table:style-name="ce5" office:value-type="float" office:value="5747044" calcext:value-type="float">
            <text:p>5747044</text:p>
          </table:table-cell>
          <table:table-cell table:style-name="ce5" office:value-type="float" office:value="4210169" calcext:value-type="float">
            <text:p>4210169</text:p>
          </table:table-cell>
          <table:table-cell table:style-name="ce5" office:value-type="float" office:value="4164151" calcext:value-type="float">
            <text:p>4164151</text:p>
          </table:table-cell>
          <table:table-cell table:style-name="ce8"/>
          <table:table-cell table:style-name="ce5" office:value-type="float" office:value="28726207" calcext:value-type="float">
            <text:p>28726207</text:p>
          </table:table-cell>
          <table:table-cell table:style-name="ce5" office:value-type="float" office:value="21229425" calcext:value-type="float">
            <text:p>21229425</text:p>
          </table:table-cell>
          <table:table-cell table:style-name="ce5" office:value-type="float" office:value="21388146" calcext:value-type="float">
            <text:p>21388146</text:p>
          </table:table-cell>
          <table:table-cell table:style-name="ce5" office:value-type="float" office:value="57305688" calcext:value-type="float">
            <text:p>57305688</text:p>
          </table:table-cell>
          <table:table-cell table:style-name="ce5" office:value-type="float" office:value="42188308" calcext:value-type="float">
            <text:p>42188308</text:p>
          </table:table-cell>
          <table:table-cell table:style-name="ce5" office:value-type="float" office:value="42273391" calcext:value-type="float">
            <text:p>42273391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2453" calcext:value-type="float">
            <text:p>2882453</text:p>
          </table:table-cell>
          <table:table-cell table:style-name="ce5" office:value-type="float" office:value="2114619" calcext:value-type="float">
            <text:p>2114619</text:p>
          </table:table-cell>
          <table:table-cell table:style-name="ce5" office:value-type="float" office:value="2110585" calcext:value-type="float">
            <text:p>2110585</text:p>
          </table:table-cell>
          <table:table-cell table:style-name="ce5" office:value-type="float" office:value="5738378" calcext:value-type="float">
            <text:p>5738378</text:p>
          </table:table-cell>
          <table:table-cell table:style-name="ce5" office:value-type="float" office:value="4192198" calcext:value-type="float">
            <text:p>4192198</text:p>
          </table:table-cell>
          <table:table-cell table:style-name="ce5" office:value-type="float" office:value="4188275" calcext:value-type="float">
            <text:p>4188275</text:p>
          </table:table-cell>
          <table:table-cell table:style-name="ce8"/>
          <table:table-cell table:style-name="ce5" office:value-type="float" office:value="28915320" calcext:value-type="float">
            <text:p>28915320</text:p>
          </table:table-cell>
          <table:table-cell table:style-name="ce5" office:value-type="float" office:value="21137438" calcext:value-type="float">
            <text:p>21137438</text:p>
          </table:table-cell>
          <table:table-cell table:style-name="ce5" office:value-type="float" office:value="21390660" calcext:value-type="float">
            <text:p>21390660</text:p>
          </table:table-cell>
          <table:table-cell table:style-name="ce5" office:value-type="float" office:value="57347080" calcext:value-type="float">
            <text:p>57347080</text:p>
          </table:table-cell>
          <table:table-cell table:style-name="ce5" office:value-type="float" office:value="42069390" calcext:value-type="float">
            <text:p>42069390</text:p>
          </table:table-cell>
          <table:table-cell table:style-name="ce5" office:value-type="float" office:value="42221461" calcext:value-type="float">
            <text:p>42221461</text:p>
          </table:table-cell>
          <table:table-cell/>
          <table:table-cell table:style-name="ce11" office:value-type="string" calcext:value-type="string" table:number-columns-spanned="3" table:number-rows-spanned="1">
            <text:p>8 processo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8 processo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879933" calcext:value-type="float">
            <text:p>2879933</text:p>
          </table:table-cell>
          <table:table-cell table:style-name="ce5" office:value-type="float" office:value="2117609" calcext:value-type="float">
            <text:p>2117609</text:p>
          </table:table-cell>
          <table:table-cell table:style-name="ce5" office:value-type="float" office:value="2114239" calcext:value-type="float">
            <text:p>2114239</text:p>
          </table:table-cell>
          <table:table-cell table:style-name="ce5" office:value-type="float" office:value="5747192" calcext:value-type="float">
            <text:p>5747192</text:p>
          </table:table-cell>
          <table:table-cell table:style-name="ce5" office:value-type="float" office:value="4189789" calcext:value-type="float">
            <text:p>4189789</text:p>
          </table:table-cell>
          <table:table-cell table:style-name="ce5" office:value-type="float" office:value="4178712" calcext:value-type="float">
            <text:p>4178712</text:p>
          </table:table-cell>
          <table:table-cell table:style-name="ce8"/>
          <table:table-cell table:style-name="ce5" office:value-type="float" office:value="28840361" calcext:value-type="float">
            <text:p>28840361</text:p>
          </table:table-cell>
          <table:table-cell table:style-name="ce5" office:value-type="float" office:value="21214085" calcext:value-type="float">
            <text:p>21214085</text:p>
          </table:table-cell>
          <table:table-cell table:style-name="ce5" office:value-type="float" office:value="21415384" calcext:value-type="float">
            <text:p>21415384</text:p>
          </table:table-cell>
          <table:table-cell table:style-name="ce5" office:value-type="float" office:value="57253610" calcext:value-type="float">
            <text:p>57253610</text:p>
          </table:table-cell>
          <table:table-cell table:style-name="ce5" office:value-type="float" office:value="42095727" calcext:value-type="float">
            <text:p>42095727</text:p>
          </table:table-cell>
          <table:table-cell table:style-name="ce5" office:value-type="float" office:value="42412287" calcext:value-type="float">
            <text:p>42412287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883411" calcext:value-type="float">
            <text:p>2883411</text:p>
          </table:table-cell>
          <table:table-cell table:style-name="ce5" office:value-type="float" office:value="2144650" calcext:value-type="float">
            <text:p>2144650</text:p>
          </table:table-cell>
          <table:table-cell table:style-name="ce5" office:value-type="float" office:value="2118277" calcext:value-type="float">
            <text:p>2118277</text:p>
          </table:table-cell>
          <table:table-cell table:style-name="ce5" office:value-type="float" office:value="5750324" calcext:value-type="float">
            <text:p>5750324</text:p>
          </table:table-cell>
          <table:table-cell table:style-name="ce5" office:value-type="float" office:value="4204697" calcext:value-type="float">
            <text:p>4204697</text:p>
          </table:table-cell>
          <table:table-cell table:style-name="ce5" office:value-type="float" office:value="4190609" calcext:value-type="float">
            <text:p>4190609</text:p>
          </table:table-cell>
          <table:table-cell table:style-name="ce8"/>
          <table:table-cell table:style-name="ce5" office:value-type="float" office:value="28731608" calcext:value-type="float">
            <text:p>28731608</text:p>
          </table:table-cell>
          <table:table-cell table:style-name="ce5" office:value-type="float" office:value="21131253" calcext:value-type="float">
            <text:p>21131253</text:p>
          </table:table-cell>
          <table:table-cell table:style-name="ce5" office:value-type="float" office:value="21423161" calcext:value-type="float">
            <text:p>21423161</text:p>
          </table:table-cell>
          <table:table-cell table:style-name="ce5" office:value-type="float" office:value="57220416" calcext:value-type="float">
            <text:p>57220416</text:p>
          </table:table-cell>
          <table:table-cell table:style-name="ce5" office:value-type="float" office:value="41991572" calcext:value-type="float">
            <text:p>41991572</text:p>
          </table:table-cell>
          <table:table-cell table:style-name="ce5" office:value-type="float" office:value="42394367" calcext:value-type="float">
            <text:p>42394367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5191" calcext:value-type="float">
            <text:p>2885191</text:p>
          </table:table-cell>
          <table:table-cell table:style-name="ce5" office:value-type="float" office:value="2112878" calcext:value-type="float">
            <text:p>2112878</text:p>
          </table:table-cell>
          <table:table-cell table:style-name="ce5" office:value-type="float" office:value="2119416" calcext:value-type="float">
            <text:p>2119416</text:p>
          </table:table-cell>
          <table:table-cell table:style-name="ce5" office:value-type="float" office:value="5747698" calcext:value-type="float">
            <text:p>5747698</text:p>
          </table:table-cell>
          <table:table-cell table:style-name="ce5" office:value-type="float" office:value="4185926" calcext:value-type="float">
            <text:p>4185926</text:p>
          </table:table-cell>
          <table:table-cell table:style-name="ce5" office:value-type="float" office:value="4182787" calcext:value-type="float">
            <text:p>4182787</text:p>
          </table:table-cell>
          <table:table-cell table:style-name="ce8"/>
          <table:table-cell table:style-name="ce5" office:value-type="float" office:value="28792819" calcext:value-type="float">
            <text:p>28792819</text:p>
          </table:table-cell>
          <table:table-cell table:style-name="ce5" office:value-type="float" office:value="21135672" calcext:value-type="float">
            <text:p>21135672</text:p>
          </table:table-cell>
          <table:table-cell table:style-name="ce5" office:value-type="float" office:value="21381094" calcext:value-type="float">
            <text:p>21381094</text:p>
          </table:table-cell>
          <table:table-cell table:style-name="ce5" office:value-type="float" office:value="57321131" calcext:value-type="float">
            <text:p>57321131</text:p>
          </table:table-cell>
          <table:table-cell table:style-name="ce5" office:value-type="float" office:value="42170399" calcext:value-type="float">
            <text:p>42170399</text:p>
          </table:table-cell>
          <table:table-cell table:style-name="ce5" office:value-type="float" office:value="42284187" calcext:value-type="float">
            <text:p>4228418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" office:value-type="string" office:string-value="2116507.867" calcext:value-type="string">
            <text:p>2116507.867</text:p>
          </table:table-cell>
          <table:table-cell table:style-name="ce5" table:formula="of:=[.K36]" office:value-type="string" office:string-value="21404368.67" calcext:value-type="string">
            <text:p>21404368.6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/1000000" office:value-type="string" office:string-value="2.116507867" calcext:value-type="string">
            <text:p>2.116507867</text:p>
          </table:table-cell>
          <table:table-cell table:style-name="ce5" table:formula="of:=[.K36]/1000000" office:value-type="string" office:string-value="21.40436867" calcext:value-type="string">
            <text:p>21.4043686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6572" calcext:value-type="float">
            <text:p>2886572</text:p>
          </table:table-cell>
          <table:table-cell table:style-name="ce5" office:value-type="float" office:value="2113050" calcext:value-type="float">
            <text:p>2113050</text:p>
          </table:table-cell>
          <table:table-cell table:style-name="ce5" office:value-type="float" office:value="2118418" calcext:value-type="float">
            <text:p>2118418</text:p>
          </table:table-cell>
          <table:table-cell table:style-name="ce5" office:value-type="float" office:value="5747016" calcext:value-type="float">
            <text:p>5747016</text:p>
          </table:table-cell>
          <table:table-cell table:style-name="ce5" office:value-type="float" office:value="4210758" calcext:value-type="float">
            <text:p>4210758</text:p>
          </table:table-cell>
          <table:table-cell table:style-name="ce5" office:value-type="float" office:value="4129588" calcext:value-type="float">
            <text:p>4129588</text:p>
          </table:table-cell>
          <table:table-cell table:style-name="ce8"/>
          <table:table-cell table:style-name="ce5" office:value-type="float" office:value="28724002" calcext:value-type="float">
            <text:p>28724002</text:p>
          </table:table-cell>
          <table:table-cell table:style-name="ce5" office:value-type="float" office:value="21215016" calcext:value-type="float">
            <text:p>21215016</text:p>
          </table:table-cell>
          <table:table-cell table:style-name="ce5" office:value-type="float" office:value="21378089" calcext:value-type="float">
            <text:p>21378089</text:p>
          </table:table-cell>
          <table:table-cell table:style-name="ce5" office:value-type="float" office:value="57306415" calcext:value-type="float">
            <text:p>57306415</text:p>
          </table:table-cell>
          <table:table-cell table:style-name="ce5" office:value-type="float" office:value="42046828" calcext:value-type="float">
            <text:p>42046828</text:p>
          </table:table-cell>
          <table:table-cell table:style-name="ce5" office:value-type="float" office:value="42181996" calcext:value-type="float">
            <text:p>42181996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" office:value-type="string" office:string-value="4179972.233" calcext:value-type="string">
            <text:p>4179972.233</text:p>
          </table:table-cell>
          <table:table-cell table:style-name="ce5" table:formula="of:=[.N36]" office:value-type="string" office:string-value="42285954.47" calcext:value-type="string">
            <text:p>42285954.47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/1000000" office:value-type="string" office:string-value="4.179972233" calcext:value-type="string">
            <text:p>4.179972233</text:p>
          </table:table-cell>
          <table:table-cell table:style-name="ce5" table:formula="of:=[.N36]/1000000" office:value-type="string" office:string-value="42.28595447" calcext:value-type="string">
            <text:p>42.2859544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881311" calcext:value-type="float">
            <text:p>2881311</text:p>
          </table:table-cell>
          <table:table-cell table:style-name="ce5" office:value-type="float" office:value="2124231" calcext:value-type="float">
            <text:p>2124231</text:p>
          </table:table-cell>
          <table:table-cell table:style-name="ce5" office:value-type="float" office:value="2098014" calcext:value-type="float">
            <text:p>2098014</text:p>
          </table:table-cell>
          <table:table-cell table:style-name="ce5" office:value-type="float" office:value="5742090" calcext:value-type="float">
            <text:p>5742090</text:p>
          </table:table-cell>
          <table:table-cell table:style-name="ce5" office:value-type="float" office:value="4213867" calcext:value-type="float">
            <text:p>4213867</text:p>
          </table:table-cell>
          <table:table-cell table:style-name="ce5" office:value-type="float" office:value="4154853" calcext:value-type="float">
            <text:p>4154853</text:p>
          </table:table-cell>
          <table:table-cell table:style-name="ce8"/>
          <table:table-cell table:style-name="ce5" office:value-type="float" office:value="28863727" calcext:value-type="float">
            <text:p>28863727</text:p>
          </table:table-cell>
          <table:table-cell table:style-name="ce5" office:value-type="float" office:value="21180239" calcext:value-type="float">
            <text:p>21180239</text:p>
          </table:table-cell>
          <table:table-cell table:style-name="ce5" office:value-type="float" office:value="21398889" calcext:value-type="float">
            <text:p>21398889</text:p>
          </table:table-cell>
          <table:table-cell table:style-name="ce5" office:value-type="float" office:value="57261661" calcext:value-type="float">
            <text:p>57261661</text:p>
          </table:table-cell>
          <table:table-cell table:style-name="ce5" office:value-type="float" office:value="41969053" calcext:value-type="float">
            <text:p>41969053</text:p>
          </table:table-cell>
          <table:table-cell table:style-name="ce5" office:value-type="float" office:value="42298615" calcext:value-type="float">
            <text:p>4229861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4087" calcext:value-type="float">
            <text:p>2884087</text:p>
          </table:table-cell>
          <table:table-cell table:style-name="ce5" office:value-type="float" office:value="2115243" calcext:value-type="float">
            <text:p>2115243</text:p>
          </table:table-cell>
          <table:table-cell table:style-name="ce5" office:value-type="float" office:value="2115145" calcext:value-type="float">
            <text:p>2115145</text:p>
          </table:table-cell>
          <table:table-cell table:style-name="ce5" office:value-type="float" office:value="5746982" calcext:value-type="float">
            <text:p>5746982</text:p>
          </table:table-cell>
          <table:table-cell table:style-name="ce5" office:value-type="float" office:value="4214920" calcext:value-type="float">
            <text:p>4214920</text:p>
          </table:table-cell>
          <table:table-cell table:style-name="ce5" office:value-type="float" office:value="4187999" calcext:value-type="float">
            <text:p>4187999</text:p>
          </table:table-cell>
          <table:table-cell table:style-name="ce8"/>
          <table:table-cell table:style-name="ce5" office:value-type="float" office:value="28745153" calcext:value-type="float">
            <text:p>28745153</text:p>
          </table:table-cell>
          <table:table-cell table:style-name="ce5" office:value-type="float" office:value="21142067" calcext:value-type="float">
            <text:p>21142067</text:p>
          </table:table-cell>
          <table:table-cell table:style-name="ce5" office:value-type="float" office:value="21366987" calcext:value-type="float">
            <text:p>21366987</text:p>
          </table:table-cell>
          <table:table-cell table:style-name="ce5" office:value-type="float" office:value="57250382" calcext:value-type="float">
            <text:p>57250382</text:p>
          </table:table-cell>
          <table:table-cell table:style-name="ce5" office:value-type="float" office:value="42255895" calcext:value-type="float">
            <text:p>42255895</text:p>
          </table:table-cell>
          <table:table-cell table:style-name="ce5" office:value-type="float" office:value="42235070" calcext:value-type="float">
            <text:p>4223507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90341" calcext:value-type="float">
            <text:p>2890341</text:p>
          </table:table-cell>
          <table:table-cell table:style-name="ce5" office:value-type="float" office:value="2118948" calcext:value-type="float">
            <text:p>2118948</text:p>
          </table:table-cell>
          <table:table-cell table:style-name="ce5" office:value-type="float" office:value="2088666" calcext:value-type="float">
            <text:p>2088666</text:p>
          </table:table-cell>
          <table:table-cell table:style-name="ce5" office:value-type="float" office:value="5739813" calcext:value-type="float">
            <text:p>5739813</text:p>
          </table:table-cell>
          <table:table-cell table:style-name="ce5" office:value-type="float" office:value="4206864" calcext:value-type="float">
            <text:p>4206864</text:p>
          </table:table-cell>
          <table:table-cell table:style-name="ce5" office:value-type="float" office:value="4177382" calcext:value-type="float">
            <text:p>4177382</text:p>
          </table:table-cell>
          <table:table-cell table:style-name="ce8"/>
          <table:table-cell table:style-name="ce5" office:value-type="float" office:value="28875100" calcext:value-type="float">
            <text:p>28875100</text:p>
          </table:table-cell>
          <table:table-cell table:style-name="ce5" office:value-type="float" office:value="21137683" calcext:value-type="float">
            <text:p>21137683</text:p>
          </table:table-cell>
          <table:table-cell table:style-name="ce5" office:value-type="float" office:value="21518764" calcext:value-type="float">
            <text:p>21518764</text:p>
          </table:table-cell>
          <table:table-cell table:style-name="ce5" office:value-type="float" office:value="57256466" calcext:value-type="float">
            <text:p>57256466</text:p>
          </table:table-cell>
          <table:table-cell table:style-name="ce5" office:value-type="float" office:value="41965891" calcext:value-type="float">
            <text:p>41965891</text:p>
          </table:table-cell>
          <table:table-cell table:style-name="ce5" office:value-type="float" office:value="42337835" calcext:value-type="float">
            <text:p>4233783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1073" calcext:value-type="float">
            <text:p>2881073</text:p>
          </table:table-cell>
          <table:table-cell table:style-name="ce5" office:value-type="float" office:value="2113624" calcext:value-type="float">
            <text:p>2113624</text:p>
          </table:table-cell>
          <table:table-cell table:style-name="ce5" office:value-type="float" office:value="2119944" calcext:value-type="float">
            <text:p>2119944</text:p>
          </table:table-cell>
          <table:table-cell table:style-name="ce5" office:value-type="float" office:value="5746526" calcext:value-type="float">
            <text:p>5746526</text:p>
          </table:table-cell>
          <table:table-cell table:style-name="ce5" office:value-type="float" office:value="4208647" calcext:value-type="float">
            <text:p>4208647</text:p>
          </table:table-cell>
          <table:table-cell table:style-name="ce5" office:value-type="float" office:value="4191866" calcext:value-type="float">
            <text:p>4191866</text:p>
          </table:table-cell>
          <table:table-cell table:style-name="ce8"/>
          <table:table-cell table:style-name="ce5" office:value-type="float" office:value="28768776" calcext:value-type="float">
            <text:p>28768776</text:p>
          </table:table-cell>
          <table:table-cell table:style-name="ce5" office:value-type="float" office:value="21123104" calcext:value-type="float">
            <text:p>21123104</text:p>
          </table:table-cell>
          <table:table-cell table:style-name="ce5" office:value-type="float" office:value="21413810" calcext:value-type="float">
            <text:p>21413810</text:p>
          </table:table-cell>
          <table:table-cell table:style-name="ce5" office:value-type="float" office:value="57789647" calcext:value-type="float">
            <text:p>57789647</text:p>
          </table:table-cell>
          <table:table-cell table:style-name="ce5" office:value-type="float" office:value="42036913" calcext:value-type="float">
            <text:p>42036913</text:p>
          </table:table-cell>
          <table:table-cell table:style-name="ce5" office:value-type="float" office:value="42408837" calcext:value-type="float">
            <text:p>4240883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3558" calcext:value-type="float">
            <text:p>2883558</text:p>
          </table:table-cell>
          <table:table-cell table:style-name="ce5" office:value-type="float" office:value="2117412" calcext:value-type="float">
            <text:p>2117412</text:p>
          </table:table-cell>
          <table:table-cell table:style-name="ce5" office:value-type="float" office:value="2125891" calcext:value-type="float">
            <text:p>2125891</text:p>
          </table:table-cell>
          <table:table-cell table:style-name="ce5" office:value-type="float" office:value="5748566" calcext:value-type="float">
            <text:p>5748566</text:p>
          </table:table-cell>
          <table:table-cell table:style-name="ce5" office:value-type="float" office:value="4240078" calcext:value-type="float">
            <text:p>4240078</text:p>
          </table:table-cell>
          <table:table-cell table:style-name="ce5" office:value-type="float" office:value="4176339" calcext:value-type="float">
            <text:p>4176339</text:p>
          </table:table-cell>
          <table:table-cell table:style-name="ce8"/>
          <table:table-cell table:style-name="ce5" office:value-type="float" office:value="28838191" calcext:value-type="float">
            <text:p>28838191</text:p>
          </table:table-cell>
          <table:table-cell table:style-name="ce5" office:value-type="float" office:value="21191680" calcext:value-type="float">
            <text:p>21191680</text:p>
          </table:table-cell>
          <table:table-cell table:style-name="ce5" office:value-type="float" office:value="21394646" calcext:value-type="float">
            <text:p>21394646</text:p>
          </table:table-cell>
          <table:table-cell table:style-name="ce5" office:value-type="float" office:value="57246936" calcext:value-type="float">
            <text:p>57246936</text:p>
          </table:table-cell>
          <table:table-cell table:style-name="ce5" office:value-type="float" office:value="42149901" calcext:value-type="float">
            <text:p>42149901</text:p>
          </table:table-cell>
          <table:table-cell table:style-name="ce5" office:value-type="float" office:value="42261769" calcext:value-type="float">
            <text:p>4226176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1665" calcext:value-type="float">
            <text:p>2881665</text:p>
          </table:table-cell>
          <table:table-cell table:style-name="ce5" office:value-type="float" office:value="2134644" calcext:value-type="float">
            <text:p>2134644</text:p>
          </table:table-cell>
          <table:table-cell table:style-name="ce5" office:value-type="float" office:value="2125718" calcext:value-type="float">
            <text:p>2125718</text:p>
          </table:table-cell>
          <table:table-cell table:style-name="ce5" office:value-type="float" office:value="5747284" calcext:value-type="float">
            <text:p>5747284</text:p>
          </table:table-cell>
          <table:table-cell table:style-name="ce5" office:value-type="float" office:value="4205650" calcext:value-type="float">
            <text:p>4205650</text:p>
          </table:table-cell>
          <table:table-cell table:style-name="ce5" office:value-type="float" office:value="4128761" calcext:value-type="float">
            <text:p>4128761</text:p>
          </table:table-cell>
          <table:table-cell table:style-name="ce8"/>
          <table:table-cell table:style-name="ce5" office:value-type="float" office:value="28778477" calcext:value-type="float">
            <text:p>28778477</text:p>
          </table:table-cell>
          <table:table-cell table:style-name="ce5" office:value-type="float" office:value="21129309" calcext:value-type="float">
            <text:p>21129309</text:p>
          </table:table-cell>
          <table:table-cell table:style-name="ce5" office:value-type="float" office:value="21446408" calcext:value-type="float">
            <text:p>21446408</text:p>
          </table:table-cell>
          <table:table-cell table:style-name="ce5" office:value-type="float" office:value="57333429" calcext:value-type="float">
            <text:p>57333429</text:p>
          </table:table-cell>
          <table:table-cell table:style-name="ce5" office:value-type="float" office:value="42042091" calcext:value-type="float">
            <text:p>42042091</text:p>
          </table:table-cell>
          <table:table-cell table:style-name="ce5" office:value-type="float" office:value="42200262" calcext:value-type="float">
            <text:p>4220026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5367" calcext:value-type="float">
            <text:p>2885367</text:p>
          </table:table-cell>
          <table:table-cell table:style-name="ce5" office:value-type="float" office:value="2117180" calcext:value-type="float">
            <text:p>2117180</text:p>
          </table:table-cell>
          <table:table-cell table:style-name="ce5" office:value-type="float" office:value="2125679" calcext:value-type="float">
            <text:p>2125679</text:p>
          </table:table-cell>
          <table:table-cell table:style-name="ce5" office:value-type="float" office:value="5748705" calcext:value-type="float">
            <text:p>5748705</text:p>
          </table:table-cell>
          <table:table-cell table:style-name="ce5" office:value-type="float" office:value="4214399" calcext:value-type="float">
            <text:p>4214399</text:p>
          </table:table-cell>
          <table:table-cell table:style-name="ce5" office:value-type="float" office:value="4117494" calcext:value-type="float">
            <text:p>4117494</text:p>
          </table:table-cell>
          <table:table-cell table:style-name="ce8"/>
          <table:table-cell table:style-name="ce5" office:value-type="float" office:value="28744824" calcext:value-type="float">
            <text:p>28744824</text:p>
          </table:table-cell>
          <table:table-cell table:style-name="ce5" office:value-type="float" office:value="21101750" calcext:value-type="float">
            <text:p>21101750</text:p>
          </table:table-cell>
          <table:table-cell table:style-name="ce5" office:value-type="float" office:value="21410172" calcext:value-type="float">
            <text:p>21410172</text:p>
          </table:table-cell>
          <table:table-cell table:style-name="ce5" office:value-type="float" office:value="57260808" calcext:value-type="float">
            <text:p>57260808</text:p>
          </table:table-cell>
          <table:table-cell table:style-name="ce5" office:value-type="float" office:value="41977525" calcext:value-type="float">
            <text:p>41977525</text:p>
          </table:table-cell>
          <table:table-cell table:style-name="ce5" office:value-type="float" office:value="42236215" calcext:value-type="float">
            <text:p>4223621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79778" calcext:value-type="float">
            <text:p>2879778</text:p>
          </table:table-cell>
          <table:table-cell table:style-name="ce5" office:value-type="float" office:value="2116218" calcext:value-type="float">
            <text:p>2116218</text:p>
          </table:table-cell>
          <table:table-cell table:style-name="ce5" office:value-type="float" office:value="2086389" calcext:value-type="float">
            <text:p>2086389</text:p>
          </table:table-cell>
          <table:table-cell table:style-name="ce5" office:value-type="float" office:value="5752111" calcext:value-type="float">
            <text:p>5752111</text:p>
          </table:table-cell>
          <table:table-cell table:style-name="ce5" office:value-type="float" office:value="4188406" calcext:value-type="float">
            <text:p>4188406</text:p>
          </table:table-cell>
          <table:table-cell table:style-name="ce5" office:value-type="float" office:value="4147457" calcext:value-type="float">
            <text:p>4147457</text:p>
          </table:table-cell>
          <table:table-cell table:style-name="ce8"/>
          <table:table-cell table:style-name="ce5" office:value-type="float" office:value="28774690" calcext:value-type="float">
            <text:p>28774690</text:p>
          </table:table-cell>
          <table:table-cell table:style-name="ce5" office:value-type="float" office:value="21194767" calcext:value-type="float">
            <text:p>21194767</text:p>
          </table:table-cell>
          <table:table-cell table:style-name="ce5" office:value-type="float" office:value="21418181" calcext:value-type="float">
            <text:p>21418181</text:p>
          </table:table-cell>
          <table:table-cell table:style-name="ce5" office:value-type="float" office:value="57365386" calcext:value-type="float">
            <text:p>57365386</text:p>
          </table:table-cell>
          <table:table-cell table:style-name="ce5" office:value-type="float" office:value="42307838" calcext:value-type="float">
            <text:p>42307838</text:p>
          </table:table-cell>
          <table:table-cell table:style-name="ce5" office:value-type="float" office:value="42277013" calcext:value-type="float">
            <text:p>42277013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3102" calcext:value-type="float">
            <text:p>2883102</text:p>
          </table:table-cell>
          <table:table-cell table:style-name="ce5" office:value-type="float" office:value="2107354" calcext:value-type="float">
            <text:p>2107354</text:p>
          </table:table-cell>
          <table:table-cell table:style-name="ce5" office:value-type="float" office:value="2122067" calcext:value-type="float">
            <text:p>2122067</text:p>
          </table:table-cell>
          <table:table-cell table:style-name="ce5" office:value-type="float" office:value="5741264" calcext:value-type="float">
            <text:p>5741264</text:p>
          </table:table-cell>
          <table:table-cell table:style-name="ce5" office:value-type="float" office:value="4218645" calcext:value-type="float">
            <text:p>4218645</text:p>
          </table:table-cell>
          <table:table-cell table:style-name="ce5" office:value-type="float" office:value="4173086" calcext:value-type="float">
            <text:p>4173086</text:p>
          </table:table-cell>
          <table:table-cell table:style-name="ce8"/>
          <table:table-cell table:style-name="ce5" office:value-type="float" office:value="28745322" calcext:value-type="float">
            <text:p>28745322</text:p>
          </table:table-cell>
          <table:table-cell table:style-name="ce5" office:value-type="float" office:value="21213016" calcext:value-type="float">
            <text:p>21213016</text:p>
          </table:table-cell>
          <table:table-cell table:style-name="ce5" office:value-type="float" office:value="21439395" calcext:value-type="float">
            <text:p>21439395</text:p>
          </table:table-cell>
          <table:table-cell table:style-name="ce5" office:value-type="float" office:value="57507766" calcext:value-type="float">
            <text:p>57507766</text:p>
          </table:table-cell>
          <table:table-cell table:style-name="ce5" office:value-type="float" office:value="42027035" calcext:value-type="float">
            <text:p>42027035</text:p>
          </table:table-cell>
          <table:table-cell table:style-name="ce5" office:value-type="float" office:value="42245447" calcext:value-type="float">
            <text:p>4224544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1316" calcext:value-type="float">
            <text:p>2881316</text:p>
          </table:table-cell>
          <table:table-cell table:style-name="ce5" office:value-type="float" office:value="2118268" calcext:value-type="float">
            <text:p>2118268</text:p>
          </table:table-cell>
          <table:table-cell table:style-name="ce5" office:value-type="float" office:value="2119987" calcext:value-type="float">
            <text:p>2119987</text:p>
          </table:table-cell>
          <table:table-cell table:style-name="ce5" office:value-type="float" office:value="5747380" calcext:value-type="float">
            <text:p>5747380</text:p>
          </table:table-cell>
          <table:table-cell table:style-name="ce5" office:value-type="float" office:value="4192077" calcext:value-type="float">
            <text:p>4192077</text:p>
          </table:table-cell>
          <table:table-cell table:style-name="ce5" office:value-type="float" office:value="4190494" calcext:value-type="float">
            <text:p>4190494</text:p>
          </table:table-cell>
          <table:table-cell table:style-name="ce8"/>
          <table:table-cell table:style-name="ce5" office:value-type="float" office:value="28738755" calcext:value-type="float">
            <text:p>28738755</text:p>
          </table:table-cell>
          <table:table-cell table:style-name="ce5" office:value-type="float" office:value="21205911" calcext:value-type="float">
            <text:p>21205911</text:p>
          </table:table-cell>
          <table:table-cell table:style-name="ce5" office:value-type="float" office:value="21394460" calcext:value-type="float">
            <text:p>21394460</text:p>
          </table:table-cell>
          <table:table-cell table:style-name="ce5" office:value-type="float" office:value="57185543" calcext:value-type="float">
            <text:p>57185543</text:p>
          </table:table-cell>
          <table:table-cell table:style-name="ce5" office:value-type="float" office:value="42000570" calcext:value-type="float">
            <text:p>42000570</text:p>
          </table:table-cell>
          <table:table-cell table:style-name="ce5" office:value-type="float" office:value="42335585" calcext:value-type="float">
            <text:p>4233558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2021" calcext:value-type="float">
            <text:p>2882021</text:p>
          </table:table-cell>
          <table:table-cell table:style-name="ce5" office:value-type="float" office:value="2114639" calcext:value-type="float">
            <text:p>2114639</text:p>
          </table:table-cell>
          <table:table-cell table:style-name="ce5" office:value-type="float" office:value="2128880" calcext:value-type="float">
            <text:p>2128880</text:p>
          </table:table-cell>
          <table:table-cell table:style-name="ce5" office:value-type="float" office:value="5760714" calcext:value-type="float">
            <text:p>5760714</text:p>
          </table:table-cell>
          <table:table-cell table:style-name="ce5" office:value-type="float" office:value="4207881" calcext:value-type="float">
            <text:p>4207881</text:p>
          </table:table-cell>
          <table:table-cell table:style-name="ce5" office:value-type="float" office:value="4180223" calcext:value-type="float">
            <text:p>4180223</text:p>
          </table:table-cell>
          <table:table-cell table:style-name="ce8"/>
          <table:table-cell table:style-name="ce5" office:value-type="float" office:value="28770394" calcext:value-type="float">
            <text:p>28770394</text:p>
          </table:table-cell>
          <table:table-cell table:style-name="ce5" office:value-type="float" office:value="21154794" calcext:value-type="float">
            <text:p>21154794</text:p>
          </table:table-cell>
          <table:table-cell table:style-name="ce5" office:value-type="float" office:value="21353073" calcext:value-type="float">
            <text:p>21353073</text:p>
          </table:table-cell>
          <table:table-cell table:style-name="ce5" office:value-type="float" office:value="57548079" calcext:value-type="float">
            <text:p>57548079</text:p>
          </table:table-cell>
          <table:table-cell table:style-name="ce5" office:value-type="float" office:value="42008176" calcext:value-type="float">
            <text:p>42008176</text:p>
          </table:table-cell>
          <table:table-cell table:style-name="ce5" office:value-type="float" office:value="42395647" calcext:value-type="float">
            <text:p>4239564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6393" calcext:value-type="float">
            <text:p>2886393</text:p>
          </table:table-cell>
          <table:table-cell table:style-name="ce5" office:value-type="float" office:value="2121124" calcext:value-type="float">
            <text:p>2121124</text:p>
          </table:table-cell>
          <table:table-cell table:style-name="ce5" office:value-type="float" office:value="2096960" calcext:value-type="float">
            <text:p>2096960</text:p>
          </table:table-cell>
          <table:table-cell table:style-name="ce5" office:value-type="float" office:value="5736212" calcext:value-type="float">
            <text:p>5736212</text:p>
          </table:table-cell>
          <table:table-cell table:style-name="ce5" office:value-type="float" office:value="4226409" calcext:value-type="float">
            <text:p>4226409</text:p>
          </table:table-cell>
          <table:table-cell table:style-name="ce5" office:value-type="float" office:value="4208892" calcext:value-type="float">
            <text:p>4208892</text:p>
          </table:table-cell>
          <table:table-cell table:style-name="ce8"/>
          <table:table-cell table:style-name="ce5" office:value-type="float" office:value="28870692" calcext:value-type="float">
            <text:p>28870692</text:p>
          </table:table-cell>
          <table:table-cell table:style-name="ce5" office:value-type="float" office:value="21106939" calcext:value-type="float">
            <text:p>21106939</text:p>
          </table:table-cell>
          <table:table-cell table:style-name="ce5" office:value-type="float" office:value="21366160" calcext:value-type="float">
            <text:p>21366160</text:p>
          </table:table-cell>
          <table:table-cell table:style-name="ce5" office:value-type="float" office:value="57266815" calcext:value-type="float">
            <text:p>57266815</text:p>
          </table:table-cell>
          <table:table-cell table:style-name="ce5" office:value-type="float" office:value="42212329" calcext:value-type="float">
            <text:p>42212329</text:p>
          </table:table-cell>
          <table:table-cell table:style-name="ce5" office:value-type="float" office:value="42385642" calcext:value-type="float">
            <text:p>4238564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1850" calcext:value-type="float">
            <text:p>2881850</text:p>
          </table:table-cell>
          <table:table-cell table:style-name="ce5" office:value-type="float" office:value="2115760" calcext:value-type="float">
            <text:p>2115760</text:p>
          </table:table-cell>
          <table:table-cell table:style-name="ce5" office:value-type="float" office:value="2107019" calcext:value-type="float">
            <text:p>2107019</text:p>
          </table:table-cell>
          <table:table-cell table:style-name="ce5" office:value-type="float" office:value="5741210" calcext:value-type="float">
            <text:p>5741210</text:p>
          </table:table-cell>
          <table:table-cell table:style-name="ce5" office:value-type="float" office:value="4224383" calcext:value-type="float">
            <text:p>4224383</text:p>
          </table:table-cell>
          <table:table-cell table:style-name="ce5" office:value-type="float" office:value="4191240" calcext:value-type="float">
            <text:p>4191240</text:p>
          </table:table-cell>
          <table:table-cell table:style-name="ce8"/>
          <table:table-cell table:style-name="ce5" office:value-type="float" office:value="28799450" calcext:value-type="float">
            <text:p>28799450</text:p>
          </table:table-cell>
          <table:table-cell table:style-name="ce5" office:value-type="float" office:value="21173635" calcext:value-type="float">
            <text:p>21173635</text:p>
          </table:table-cell>
          <table:table-cell table:style-name="ce5" office:value-type="float" office:value="21416846" calcext:value-type="float">
            <text:p>21416846</text:p>
          </table:table-cell>
          <table:table-cell table:style-name="ce5" office:value-type="float" office:value="57224436" calcext:value-type="float">
            <text:p>57224436</text:p>
          </table:table-cell>
          <table:table-cell table:style-name="ce5" office:value-type="float" office:value="42200806" calcext:value-type="float">
            <text:p>42200806</text:p>
          </table:table-cell>
          <table:table-cell table:style-name="ce5" office:value-type="float" office:value="42261322" calcext:value-type="float">
            <text:p>4226132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76186" calcext:value-type="float">
            <text:p>2876186</text:p>
          </table:table-cell>
          <table:table-cell table:style-name="ce5" office:value-type="float" office:value="2108051" calcext:value-type="float">
            <text:p>2108051</text:p>
          </table:table-cell>
          <table:table-cell table:style-name="ce5" office:value-type="float" office:value="2115698" calcext:value-type="float">
            <text:p>2115698</text:p>
          </table:table-cell>
          <table:table-cell table:style-name="ce5" office:value-type="float" office:value="5747295" calcext:value-type="float">
            <text:p>5747295</text:p>
          </table:table-cell>
          <table:table-cell table:style-name="ce5" office:value-type="float" office:value="4217293" calcext:value-type="float">
            <text:p>4217293</text:p>
          </table:table-cell>
          <table:table-cell table:style-name="ce5" office:value-type="float" office:value="4235676" calcext:value-type="float">
            <text:p>4235676</text:p>
          </table:table-cell>
          <table:table-cell table:style-name="ce8"/>
          <table:table-cell table:style-name="ce5" office:value-type="float" office:value="28851864" calcext:value-type="float">
            <text:p>28851864</text:p>
          </table:table-cell>
          <table:table-cell table:style-name="ce5" office:value-type="float" office:value="21158104" calcext:value-type="float">
            <text:p>21158104</text:p>
          </table:table-cell>
          <table:table-cell table:style-name="ce5" office:value-type="float" office:value="21406937" calcext:value-type="float">
            <text:p>21406937</text:p>
          </table:table-cell>
          <table:table-cell table:style-name="ce5" office:value-type="float" office:value="57230592" calcext:value-type="float">
            <text:p>57230592</text:p>
          </table:table-cell>
          <table:table-cell table:style-name="ce5" office:value-type="float" office:value="42206318" calcext:value-type="float">
            <text:p>42206318</text:p>
          </table:table-cell>
          <table:table-cell table:style-name="ce5" office:value-type="float" office:value="42231166" calcext:value-type="float">
            <text:p>4223116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78432" calcext:value-type="float">
            <text:p>2878432</text:p>
          </table:table-cell>
          <table:table-cell table:style-name="ce5" office:value-type="float" office:value="2122927" calcext:value-type="float">
            <text:p>2122927</text:p>
          </table:table-cell>
          <table:table-cell table:style-name="ce5" office:value-type="float" office:value="2125251" calcext:value-type="float">
            <text:p>2125251</text:p>
          </table:table-cell>
          <table:table-cell table:style-name="ce5" office:value-type="float" office:value="5731097" calcext:value-type="float">
            <text:p>5731097</text:p>
          </table:table-cell>
          <table:table-cell table:style-name="ce5" office:value-type="float" office:value="4197754" calcext:value-type="float">
            <text:p>4197754</text:p>
          </table:table-cell>
          <table:table-cell table:style-name="ce5" office:value-type="float" office:value="4195877" calcext:value-type="float">
            <text:p>4195877</text:p>
          </table:table-cell>
          <table:table-cell table:style-name="ce8"/>
          <table:table-cell table:style-name="ce5" office:value-type="float" office:value="28756927" calcext:value-type="float">
            <text:p>28756927</text:p>
          </table:table-cell>
          <table:table-cell table:style-name="ce5" office:value-type="float" office:value="21139947" calcext:value-type="float">
            <text:p>21139947</text:p>
          </table:table-cell>
          <table:table-cell table:style-name="ce5" office:value-type="float" office:value="21435838" calcext:value-type="float">
            <text:p>21435838</text:p>
          </table:table-cell>
          <table:table-cell table:style-name="ce5" office:value-type="float" office:value="57239686" calcext:value-type="float">
            <text:p>57239686</text:p>
          </table:table-cell>
          <table:table-cell table:style-name="ce5" office:value-type="float" office:value="41944736" calcext:value-type="float">
            <text:p>41944736</text:p>
          </table:table-cell>
          <table:table-cell table:style-name="ce5" office:value-type="float" office:value="42174533" calcext:value-type="float">
            <text:p>42174533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881753" calcext:value-type="float">
            <text:p>2881753</text:p>
          </table:table-cell>
          <table:table-cell table:style-name="ce5" office:value-type="float" office:value="2122084" calcext:value-type="float">
            <text:p>2122084</text:p>
          </table:table-cell>
          <table:table-cell table:style-name="ce5" office:value-type="float" office:value="2144813" calcext:value-type="float">
            <text:p>2144813</text:p>
          </table:table-cell>
          <table:table-cell table:style-name="ce5" office:value-type="float" office:value="5741100" calcext:value-type="float">
            <text:p>5741100</text:p>
          </table:table-cell>
          <table:table-cell table:style-name="ce5" office:value-type="float" office:value="4207411" calcext:value-type="float">
            <text:p>4207411</text:p>
          </table:table-cell>
          <table:table-cell table:style-name="ce5" office:value-type="float" office:value="4167389" calcext:value-type="float">
            <text:p>4167389</text:p>
          </table:table-cell>
          <table:table-cell table:style-name="ce8"/>
          <table:table-cell table:style-name="ce5" office:value-type="float" office:value="28834373" calcext:value-type="float">
            <text:p>28834373</text:p>
          </table:table-cell>
          <table:table-cell table:style-name="ce5" office:value-type="float" office:value="21149348" calcext:value-type="float">
            <text:p>21149348</text:p>
          </table:table-cell>
          <table:table-cell table:style-name="ce5" office:value-type="float" office:value="21398587" calcext:value-type="float">
            <text:p>21398587</text:p>
          </table:table-cell>
          <table:table-cell table:style-name="ce5" office:value-type="float" office:value="57253582" calcext:value-type="float">
            <text:p>57253582</text:p>
          </table:table-cell>
          <table:table-cell table:style-name="ce5" office:value-type="float" office:value="42157309" calcext:value-type="float">
            <text:p>42157309</text:p>
          </table:table-cell>
          <table:table-cell table:style-name="ce5" office:value-type="float" office:value="42297548" calcext:value-type="float">
            <text:p>42297548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 table:number-columns-repeated="1010"/>
        </table:table-row>
        <table:table-row table:style-name="ro1">
          <table:table-cell/>
          <table:table-cell table:style-name="ce5" table:formula="of:=SUM([.B5:.B34])/COUNT([.B5:.B34])" office:value-type="float" office:value="2883670.46666667" calcext:value-type="float">
            <text:p>2883670.46666667</text:p>
          </table:table-cell>
          <table:table-cell table:style-name="ce5" table:formula="of:=SUM([.C5:.C34])/COUNT([.C5:.C34])" office:value-type="float" office:value="2118980" calcext:value-type="float">
            <text:p>2118980</text:p>
          </table:table-cell>
          <table:table-cell table:style-name="ce5" table:formula="of:=SUM([.D5:.D34])/COUNT([.D5:.D34])" office:value-type="float" office:value="2116507.86666667" calcext:value-type="float">
            <text:p>2116507.86666667</text:p>
          </table:table-cell>
          <table:table-cell table:style-name="ce5" table:formula="of:=SUM([.E5:.E34])/COUNT([.E5:.E34])" office:value-type="float" office:value="5746520.9" calcext:value-type="float">
            <text:p>5746520.9</text:p>
          </table:table-cell>
          <table:table-cell table:style-name="ce5" table:formula="of:=SUM([.F5:.F34])/COUNT([.F5:.F34])" office:value-type="float" office:value="4209682.86666667" calcext:value-type="float">
            <text:p>4209682.86666667</text:p>
          </table:table-cell>
          <table:table-cell table:style-name="ce5" table:formula="of:=SUM([.G5:.G34])/COUNT([.G5:.G34])" office:value-type="float" office:value="4179972.23333333" calcext:value-type="float">
            <text:p>4179972.23333333</text:p>
          </table:table-cell>
          <table:table-cell/>
          <table:table-cell table:style-name="ce5" table:formula="of:=SUM([.I5:.I34])/COUNT([.I5:.I34])" office:value-type="float" office:value="28780583.9666667" calcext:value-type="float">
            <text:p>28780583.9666667</text:p>
          </table:table-cell>
          <table:table-cell table:style-name="ce5" table:formula="of:=SUM([.J5:.J34])/COUNT([.J5:.J34])" office:value-type="float" office:value="21175233.3333333" calcext:value-type="float">
            <text:p>21175233.3333333</text:p>
          </table:table-cell>
          <table:table-cell table:style-name="ce5" table:formula="of:=SUM([.K5:.K34])/COUNT([.K5:.K34])" office:value-type="float" office:value="21404368.6666667" calcext:value-type="float">
            <text:p>21404368.6666667</text:p>
          </table:table-cell>
          <table:table-cell table:style-name="ce5" table:formula="of:=SUM([.L5:.L34])/COUNT([.L5:.L34])" office:value-type="float" office:value="57303784.0333333" calcext:value-type="float">
            <text:p>57303784.0333333</text:p>
          </table:table-cell>
          <table:table-cell table:style-name="ce5" table:formula="of:=SUM([.M5:.M34])/COUNT([.M5:.M34])" office:value-type="float" office:value="42093243.5666667" calcext:value-type="float">
            <text:p>42093243.5666667</text:p>
          </table:table-cell>
          <table:table-cell table:style-name="ce5" table:formula="of:=SUM([.N5:.N34])/COUNT([.N5:.N34])" office:value-type="float" office:value="42285954.4666667" calcext:value-type="float">
            <text:p>42285954.4666667</text:p>
          </table:table-cell>
          <table:table-cell table:number-columns-repeated="101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el" table:style-name="ta5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worksize = 1,000,000</text:p>
          </table:table-cell>
          <table:covered-table-cell table:number-columns-repeated="4" table:style-name="ce12"/>
          <table:covered-table-cell table:style-name="ce7"/>
          <table:table-cell table:style-name="ce8"/>
          <table:table-cell table:style-name="ce2" office:value-type="string" calcext:value-type="string" table:number-columns-spanned="6" table:number-rows-spanned="1">
            <text:p>worksize = 10,000,000</text:p>
          </table:table-cell>
          <table:covered-table-cell table:number-columns-repeated="4"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task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task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 table:style-name="ce9"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>
            <text:p>2 tasks</text:p>
          </table:table-cell>
          <table:table-cell table:style-name="ce11" office:value-type="string" calcext:value-type="string">
            <text:p>4 tasks</text:p>
          </table:table-cell>
          <table:table-cell table:style-name="ce11" office:value-type="string" calcext:value-type="string">
            <text:p>8 tasks</text:p>
          </table:table-cell>
          <table:table-cell table:style-name="ce11" office:value-type="string" calcext:value-type="string">
            <text:p>2 tasks</text:p>
          </table:table-cell>
          <table:table-cell table:style-name="ce11" office:value-type="string" calcext:value-type="string">
            <text:p>4 tasks</text:p>
          </table:table-cell>
          <table:table-cell table:style-name="ce11" office:value-type="string" calcext:value-type="string">
            <text:p>8 tasks</text:p>
          </table:table-cell>
          <table:table-cell table:style-name="ce8"/>
          <table:table-cell table:style-name="ce11" office:value-type="string" calcext:value-type="string">
            <text:p>2 tasks</text:p>
          </table:table-cell>
          <table:table-cell table:style-name="ce11" office:value-type="string" calcext:value-type="string">
            <text:p>4 tasks</text:p>
          </table:table-cell>
          <table:table-cell table:style-name="ce11" office:value-type="string" calcext:value-type="string">
            <text:p>8 tasks</text:p>
          </table:table-cell>
          <table:table-cell table:style-name="ce11" office:value-type="string" calcext:value-type="string">
            <text:p>2 tasks</text:p>
          </table:table-cell>
          <table:table-cell table:style-name="ce11" office:value-type="string" calcext:value-type="string">
            <text:p>4 tasks</text:p>
          </table:table-cell>
          <table:table-cell table:style-name="ce11" office:value-type="string" calcext:value-type="string">
            <text:p>8 tasks</text:p>
          </table:table-cell>
          <table:table-cell table:style-name="ce8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93340" calcext:value-type="float">
            <text:p>2093340</text:p>
          </table:table-cell>
          <table:table-cell table:style-name="ce5" office:value-type="float" office:value="2037040" calcext:value-type="float">
            <text:p>2037040</text:p>
          </table:table-cell>
          <table:table-cell table:style-name="ce5" office:value-type="float" office:value="1823680" calcext:value-type="float">
            <text:p>1823680</text:p>
          </table:table-cell>
          <table:table-cell table:style-name="ce5" office:value-type="float" office:value="4051370" calcext:value-type="float">
            <text:p>4051370</text:p>
          </table:table-cell>
          <table:table-cell table:style-name="ce5" office:value-type="float" office:value="4089640" calcext:value-type="float">
            <text:p>4089640</text:p>
          </table:table-cell>
          <table:table-cell table:style-name="ce5" office:value-type="float" office:value="3543160" calcext:value-type="float">
            <text:p>3543160</text:p>
          </table:table-cell>
          <table:table-cell table:style-name="ce8"/>
          <table:table-cell table:style-name="ce5" office:value-type="float" office:value="20786100" calcext:value-type="float">
            <text:p>20786100</text:p>
          </table:table-cell>
          <table:table-cell table:style-name="ce5" office:value-type="float" office:value="20509700" calcext:value-type="float">
            <text:p>20509700</text:p>
          </table:table-cell>
          <table:table-cell table:style-name="ce5" office:value-type="float" office:value="20922400" calcext:value-type="float">
            <text:p>20922400</text:p>
          </table:table-cell>
          <table:table-cell table:style-name="ce5" office:value-type="float" office:value="41904000" calcext:value-type="float">
            <text:p>41904000</text:p>
          </table:table-cell>
          <table:table-cell table:style-name="ce5" office:value-type="float" office:value="40838400" calcext:value-type="float">
            <text:p>40838400</text:p>
          </table:table-cell>
          <table:table-cell table:style-name="ce5" office:value-type="float" office:value="41392600" calcext:value-type="float">
            <text:p>41392600</text:p>
          </table:table-cell>
          <table:table-cell table:style-name="ce8"/>
          <table:table-cell table:style-name="ce4" office:value-type="float" office:value="1000" calcext:value-type="float">
            <text:p>1,000</text:p>
          </table:table-cell>
          <table:table-cell table:style-name="ce5" table:formula="of:=[.B36]" office:value-type="string" office:string-value="2127262.667" calcext:value-type="string">
            <text:p>2127262.667</text:p>
          </table:table-cell>
          <table:table-cell table:style-name="ce5" table:formula="of:=[.I36]" office:value-type="string" office:string-value="21016893.33" calcext:value-type="string">
            <text:p>21016893.3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36]/1000000" office:value-type="string" office:string-value="2.127262667" calcext:value-type="string">
            <text:p>2.127262667</text:p>
          </table:table-cell>
          <table:table-cell table:style-name="ce5" table:formula="of:=[.I36]/1000000" office:value-type="string" office:string-value="21.01689333" calcext:value-type="string">
            <text:p>21.0168933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205060" calcext:value-type="float">
            <text:p>2205060</text:p>
          </table:table-cell>
          <table:table-cell table:style-name="ce5" office:value-type="float" office:value="2034190" calcext:value-type="float">
            <text:p>2034190</text:p>
          </table:table-cell>
          <table:table-cell table:style-name="ce5" office:value-type="float" office:value="1830530" calcext:value-type="float">
            <text:p>1830530</text:p>
          </table:table-cell>
          <table:table-cell table:style-name="ce5" office:value-type="float" office:value="4226320" calcext:value-type="float">
            <text:p>4226320</text:p>
          </table:table-cell>
          <table:table-cell table:style-name="ce5" office:value-type="float" office:value="4077250" calcext:value-type="float">
            <text:p>4077250</text:p>
          </table:table-cell>
          <table:table-cell table:style-name="ce5" office:value-type="float" office:value="3636300" calcext:value-type="float">
            <text:p>3636300</text:p>
          </table:table-cell>
          <table:table-cell table:style-name="ce8"/>
          <table:table-cell table:style-name="ce5" office:value-type="float" office:value="20604100" calcext:value-type="float">
            <text:p>20604100</text:p>
          </table:table-cell>
          <table:table-cell table:style-name="ce5" office:value-type="float" office:value="20531200" calcext:value-type="float">
            <text:p>20531200</text:p>
          </table:table-cell>
          <table:table-cell table:style-name="ce5" office:value-type="float" office:value="20811500" calcext:value-type="float">
            <text:p>20811500</text:p>
          </table:table-cell>
          <table:table-cell table:style-name="ce5" office:value-type="float" office:value="41039700" calcext:value-type="float">
            <text:p>41039700</text:p>
          </table:table-cell>
          <table:table-cell table:style-name="ce5" office:value-type="float" office:value="40799700" calcext:value-type="float">
            <text:p>40799700</text:p>
          </table:table-cell>
          <table:table-cell table:style-name="ce5" office:value-type="float" office:value="42190600" calcext:value-type="float">
            <text:p>42190600</text:p>
          </table:table-cell>
          <table:table-cell table:style-name="ce8"/>
          <table:table-cell table:style-name="ce4" office:value-type="float" office:value="2000" calcext:value-type="float">
            <text:p>2,000</text:p>
          </table:table-cell>
          <table:table-cell table:style-name="ce5" table:formula="of:=[.E36]" office:value-type="string" office:string-value="4222618" calcext:value-type="string">
            <text:p>4222618</text:p>
          </table:table-cell>
          <table:table-cell table:style-name="ce5" table:formula="of:=[.L36]" office:value-type="string" office:string-value="42135090" calcext:value-type="string">
            <text:p>42135090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E36]/1000000" office:value-type="string" office:string-value="4.222618" calcext:value-type="string">
            <text:p>4.222618</text:p>
          </table:table-cell>
          <table:table-cell table:style-name="ce5" table:formula="of:=[.L36]/1000000" office:value-type="string" office:string-value="42.13509" calcext:value-type="string">
            <text:p>42.13509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74290" calcext:value-type="float">
            <text:p>2074290</text:p>
          </table:table-cell>
          <table:table-cell table:style-name="ce5" office:value-type="float" office:value="2050870" calcext:value-type="float">
            <text:p>2050870</text:p>
          </table:table-cell>
          <table:table-cell table:style-name="ce5" office:value-type="float" office:value="1911320" calcext:value-type="float">
            <text:p>1911320</text:p>
          </table:table-cell>
          <table:table-cell table:style-name="ce5" office:value-type="float" office:value="4101800" calcext:value-type="float">
            <text:p>4101800</text:p>
          </table:table-cell>
          <table:table-cell table:style-name="ce5" office:value-type="float" office:value="4101390" calcext:value-type="float">
            <text:p>4101390</text:p>
          </table:table-cell>
          <table:table-cell table:style-name="ce5" office:value-type="float" office:value="3722840" calcext:value-type="float">
            <text:p>3722840</text:p>
          </table:table-cell>
          <table:table-cell table:style-name="ce8"/>
          <table:table-cell table:style-name="ce5" office:value-type="float" office:value="20295800" calcext:value-type="float">
            <text:p>20295800</text:p>
          </table:table-cell>
          <table:table-cell table:style-name="ce5" office:value-type="float" office:value="20133100" calcext:value-type="float">
            <text:p>20133100</text:p>
          </table:table-cell>
          <table:table-cell table:style-name="ce5" office:value-type="float" office:value="20708700" calcext:value-type="float">
            <text:p>20708700</text:p>
          </table:table-cell>
          <table:table-cell table:style-name="ce5" office:value-type="float" office:value="40755200" calcext:value-type="float">
            <text:p>40755200</text:p>
          </table:table-cell>
          <table:table-cell table:style-name="ce5" office:value-type="float" office:value="40858000" calcext:value-type="float">
            <text:p>40858000</text:p>
          </table:table-cell>
          <table:table-cell table:style-name="ce5" office:value-type="float" office:value="41708900" calcext:value-type="float">
            <text:p>417089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81080" calcext:value-type="float">
            <text:p>2081080</text:p>
          </table:table-cell>
          <table:table-cell table:style-name="ce5" office:value-type="float" office:value="2028790" calcext:value-type="float">
            <text:p>2028790</text:p>
          </table:table-cell>
          <table:table-cell table:style-name="ce5" office:value-type="float" office:value="1822080" calcext:value-type="float">
            <text:p>1822080</text:p>
          </table:table-cell>
          <table:table-cell table:style-name="ce5" office:value-type="float" office:value="4391510" calcext:value-type="float">
            <text:p>4391510</text:p>
          </table:table-cell>
          <table:table-cell table:style-name="ce5" office:value-type="float" office:value="4094620" calcext:value-type="float">
            <text:p>4094620</text:p>
          </table:table-cell>
          <table:table-cell table:style-name="ce5" office:value-type="float" office:value="3574060" calcext:value-type="float">
            <text:p>3574060</text:p>
          </table:table-cell>
          <table:table-cell table:style-name="ce8"/>
          <table:table-cell table:style-name="ce5" office:value-type="float" office:value="20551600" calcext:value-type="float">
            <text:p>20551600</text:p>
          </table:table-cell>
          <table:table-cell table:style-name="ce5" office:value-type="float" office:value="20376700" calcext:value-type="float">
            <text:p>20376700</text:p>
          </table:table-cell>
          <table:table-cell table:style-name="ce5" office:value-type="float" office:value="20862100" calcext:value-type="float">
            <text:p>20862100</text:p>
          </table:table-cell>
          <table:table-cell table:style-name="ce5" office:value-type="float" office:value="41646100" calcext:value-type="float">
            <text:p>41646100</text:p>
          </table:table-cell>
          <table:table-cell table:style-name="ce5" office:value-type="float" office:value="40121800" calcext:value-type="float">
            <text:p>40121800</text:p>
          </table:table-cell>
          <table:table-cell table:style-name="ce5" office:value-type="float" office:value="41331000" calcext:value-type="float">
            <text:p>41331000</text:p>
          </table:table-cell>
          <table:table-cell/>
          <table:table-cell table:style-name="ce11" office:value-type="string" calcext:value-type="string" table:number-columns-spanned="3" table:number-rows-spanned="1">
            <text:p>4 task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4 task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103820" calcext:value-type="float">
            <text:p>2103820</text:p>
          </table:table-cell>
          <table:table-cell table:style-name="ce5" office:value-type="float" office:value="2052870" calcext:value-type="float">
            <text:p>2052870</text:p>
          </table:table-cell>
          <table:table-cell table:style-name="ce5" office:value-type="float" office:value="1795450" calcext:value-type="float">
            <text:p>1795450</text:p>
          </table:table-cell>
          <table:table-cell table:style-name="ce5" office:value-type="float" office:value="4178270" calcext:value-type="float">
            <text:p>4178270</text:p>
          </table:table-cell>
          <table:table-cell table:style-name="ce5" office:value-type="float" office:value="4117350" calcext:value-type="float">
            <text:p>4117350</text:p>
          </table:table-cell>
          <table:table-cell table:style-name="ce5" office:value-type="float" office:value="3657890" calcext:value-type="float">
            <text:p>3657890</text:p>
          </table:table-cell>
          <table:table-cell table:style-name="ce8"/>
          <table:table-cell table:style-name="ce5" office:value-type="float" office:value="20808400" calcext:value-type="float">
            <text:p>20808400</text:p>
          </table:table-cell>
          <table:table-cell table:style-name="ce5" office:value-type="float" office:value="20388800" calcext:value-type="float">
            <text:p>20388800</text:p>
          </table:table-cell>
          <table:table-cell table:style-name="ce5" office:value-type="float" office:value="20873900" calcext:value-type="float">
            <text:p>20873900</text:p>
          </table:table-cell>
          <table:table-cell table:style-name="ce5" office:value-type="float" office:value="42514100" calcext:value-type="float">
            <text:p>42514100</text:p>
          </table:table-cell>
          <table:table-cell table:style-name="ce5" office:value-type="float" office:value="40758600" calcext:value-type="float">
            <text:p>40758600</text:p>
          </table:table-cell>
          <table:table-cell table:style-name="ce5" office:value-type="float" office:value="41464100" calcext:value-type="float">
            <text:p>41464100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060810" calcext:value-type="float">
            <text:p>2060810</text:p>
          </table:table-cell>
          <table:table-cell table:style-name="ce5" office:value-type="float" office:value="2068580" calcext:value-type="float">
            <text:p>2068580</text:p>
          </table:table-cell>
          <table:table-cell table:style-name="ce5" office:value-type="float" office:value="1839220" calcext:value-type="float">
            <text:p>1839220</text:p>
          </table:table-cell>
          <table:table-cell table:style-name="ce5" office:value-type="float" office:value="4206220" calcext:value-type="float">
            <text:p>4206220</text:p>
          </table:table-cell>
          <table:table-cell table:style-name="ce5" office:value-type="float" office:value="4127330" calcext:value-type="float">
            <text:p>4127330</text:p>
          </table:table-cell>
          <table:table-cell table:style-name="ce5" office:value-type="float" office:value="3522020" calcext:value-type="float">
            <text:p>3522020</text:p>
          </table:table-cell>
          <table:table-cell table:style-name="ce8"/>
          <table:table-cell table:style-name="ce5" office:value-type="float" office:value="20335700" calcext:value-type="float">
            <text:p>20335700</text:p>
          </table:table-cell>
          <table:table-cell table:style-name="ce5" office:value-type="float" office:value="20365700" calcext:value-type="float">
            <text:p>20365700</text:p>
          </table:table-cell>
          <table:table-cell table:style-name="ce5" office:value-type="float" office:value="20909000" calcext:value-type="float">
            <text:p>20909000</text:p>
          </table:table-cell>
          <table:table-cell table:style-name="ce5" office:value-type="float" office:value="41272000" calcext:value-type="float">
            <text:p>41272000</text:p>
          </table:table-cell>
          <table:table-cell table:style-name="ce5" office:value-type="float" office:value="40311400" calcext:value-type="float">
            <text:p>40311400</text:p>
          </table:table-cell>
          <table:table-cell table:style-name="ce5" office:value-type="float" office:value="41435900" calcext:value-type="float">
            <text:p>414359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57230" calcext:value-type="float">
            <text:p>2057230</text:p>
          </table:table-cell>
          <table:table-cell table:style-name="ce5" office:value-type="float" office:value="2038260" calcext:value-type="float">
            <text:p>2038260</text:p>
          </table:table-cell>
          <table:table-cell table:style-name="ce5" office:value-type="float" office:value="1814060" calcext:value-type="float">
            <text:p>1814060</text:p>
          </table:table-cell>
          <table:table-cell table:style-name="ce5" office:value-type="float" office:value="4229460" calcext:value-type="float">
            <text:p>4229460</text:p>
          </table:table-cell>
          <table:table-cell table:style-name="ce5" office:value-type="float" office:value="4092520" calcext:value-type="float">
            <text:p>4092520</text:p>
          </table:table-cell>
          <table:table-cell table:style-name="ce5" office:value-type="float" office:value="3630040" calcext:value-type="float">
            <text:p>3630040</text:p>
          </table:table-cell>
          <table:table-cell table:style-name="ce8"/>
          <table:table-cell table:style-name="ce5" office:value-type="float" office:value="20424300" calcext:value-type="float">
            <text:p>20424300</text:p>
          </table:table-cell>
          <table:table-cell table:style-name="ce5" office:value-type="float" office:value="20362900" calcext:value-type="float">
            <text:p>20362900</text:p>
          </table:table-cell>
          <table:table-cell table:style-name="ce5" office:value-type="float" office:value="20808600" calcext:value-type="float">
            <text:p>20808600</text:p>
          </table:table-cell>
          <table:table-cell table:style-name="ce5" office:value-type="float" office:value="41632600" calcext:value-type="float">
            <text:p>41632600</text:p>
          </table:table-cell>
          <table:table-cell table:style-name="ce5" office:value-type="float" office:value="40798700" calcext:value-type="float">
            <text:p>40798700</text:p>
          </table:table-cell>
          <table:table-cell table:style-name="ce5" office:value-type="float" office:value="41737200" calcext:value-type="float">
            <text:p>41737200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" office:value-type="string" office:string-value="2058010.333" calcext:value-type="string">
            <text:p>2058010.333</text:p>
          </table:table-cell>
          <table:table-cell table:style-name="ce5" table:formula="of:=[.J36]" office:value-type="string" office:string-value="20430870" calcext:value-type="string">
            <text:p>20430870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/1000000" office:value-type="string" office:string-value="2.058010333" calcext:value-type="string">
            <text:p>2.058010333</text:p>
          </table:table-cell>
          <table:table-cell table:style-name="ce5" table:formula="of:=[.J36]/1000000" office:value-type="string" office:string-value="20.43087" calcext:value-type="string">
            <text:p>20.4308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81540" calcext:value-type="float">
            <text:p>2181540</text:p>
          </table:table-cell>
          <table:table-cell table:style-name="ce5" office:value-type="float" office:value="2057320" calcext:value-type="float">
            <text:p>2057320</text:p>
          </table:table-cell>
          <table:table-cell table:style-name="ce5" office:value-type="float" office:value="1825240" calcext:value-type="float">
            <text:p>1825240</text:p>
          </table:table-cell>
          <table:table-cell table:style-name="ce5" office:value-type="float" office:value="4114890" calcext:value-type="float">
            <text:p>4114890</text:p>
          </table:table-cell>
          <table:table-cell table:style-name="ce5" office:value-type="float" office:value="4103590" calcext:value-type="float">
            <text:p>4103590</text:p>
          </table:table-cell>
          <table:table-cell table:style-name="ce5" office:value-type="float" office:value="3755140" calcext:value-type="float">
            <text:p>3755140</text:p>
          </table:table-cell>
          <table:table-cell table:style-name="ce8"/>
          <table:table-cell table:style-name="ce5" office:value-type="float" office:value="20388000" calcext:value-type="float">
            <text:p>20388000</text:p>
          </table:table-cell>
          <table:table-cell table:style-name="ce5" office:value-type="float" office:value="20348900" calcext:value-type="float">
            <text:p>20348900</text:p>
          </table:table-cell>
          <table:table-cell table:style-name="ce5" office:value-type="float" office:value="20909100" calcext:value-type="float">
            <text:p>20909100</text:p>
          </table:table-cell>
          <table:table-cell table:style-name="ce5" office:value-type="float" office:value="43128300" calcext:value-type="float">
            <text:p>43128300</text:p>
          </table:table-cell>
          <table:table-cell table:style-name="ce5" office:value-type="float" office:value="40964900" calcext:value-type="float">
            <text:p>40964900</text:p>
          </table:table-cell>
          <table:table-cell table:style-name="ce5" office:value-type="float" office:value="41824700" calcext:value-type="float">
            <text:p>41824700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" office:value-type="string" office:string-value="4102996" calcext:value-type="string">
            <text:p>4102996</text:p>
          </table:table-cell>
          <table:table-cell table:style-name="ce5" table:formula="of:=[.M36]" office:value-type="string" office:string-value="40796683.33" calcext:value-type="string">
            <text:p>40796683.3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/1000000" office:value-type="string" office:string-value="4.102996" calcext:value-type="string">
            <text:p>4.102996</text:p>
          </table:table-cell>
          <table:table-cell table:style-name="ce5" table:formula="of:=[.M36]/1000000" office:value-type="string" office:string-value="40.79668333" calcext:value-type="string">
            <text:p>40.7966833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98790" calcext:value-type="float">
            <text:p>2098790</text:p>
          </table:table-cell>
          <table:table-cell table:style-name="ce5" office:value-type="float" office:value="2037690" calcext:value-type="float">
            <text:p>2037690</text:p>
          </table:table-cell>
          <table:table-cell table:style-name="ce5" office:value-type="float" office:value="1888180" calcext:value-type="float">
            <text:p>1888180</text:p>
          </table:table-cell>
          <table:table-cell table:style-name="ce5" office:value-type="float" office:value="4331120" calcext:value-type="float">
            <text:p>4331120</text:p>
          </table:table-cell>
          <table:table-cell table:style-name="ce5" office:value-type="float" office:value="4110440" calcext:value-type="float">
            <text:p>4110440</text:p>
          </table:table-cell>
          <table:table-cell table:style-name="ce5" office:value-type="float" office:value="3589640" calcext:value-type="float">
            <text:p>3589640</text:p>
          </table:table-cell>
          <table:table-cell table:style-name="ce8"/>
          <table:table-cell table:style-name="ce5" office:value-type="float" office:value="20685700" calcext:value-type="float">
            <text:p>20685700</text:p>
          </table:table-cell>
          <table:table-cell table:style-name="ce5" office:value-type="float" office:value="21024400" calcext:value-type="float">
            <text:p>21024400</text:p>
          </table:table-cell>
          <table:table-cell table:style-name="ce5" office:value-type="float" office:value="20836700" calcext:value-type="float">
            <text:p>20836700</text:p>
          </table:table-cell>
          <table:table-cell table:style-name="ce5" office:value-type="float" office:value="41714800" calcext:value-type="float">
            <text:p>41714800</text:p>
          </table:table-cell>
          <table:table-cell table:style-name="ce5" office:value-type="float" office:value="40638500" calcext:value-type="float">
            <text:p>40638500</text:p>
          </table:table-cell>
          <table:table-cell table:style-name="ce5" office:value-type="float" office:value="41412200" calcext:value-type="float">
            <text:p>414122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255520" calcext:value-type="float">
            <text:p>2255520</text:p>
          </table:table-cell>
          <table:table-cell table:style-name="ce5" office:value-type="float" office:value="2043780" calcext:value-type="float">
            <text:p>2043780</text:p>
          </table:table-cell>
          <table:table-cell table:style-name="ce5" office:value-type="float" office:value="1805990" calcext:value-type="float">
            <text:p>1805990</text:p>
          </table:table-cell>
          <table:table-cell table:style-name="ce5" office:value-type="float" office:value="4484540" calcext:value-type="float">
            <text:p>4484540</text:p>
          </table:table-cell>
          <table:table-cell table:style-name="ce5" office:value-type="float" office:value="4103110" calcext:value-type="float">
            <text:p>4103110</text:p>
          </table:table-cell>
          <table:table-cell table:style-name="ce5" office:value-type="float" office:value="3665470" calcext:value-type="float">
            <text:p>3665470</text:p>
          </table:table-cell>
          <table:table-cell table:style-name="ce8"/>
          <table:table-cell table:style-name="ce5" office:value-type="float" office:value="20831900" calcext:value-type="float">
            <text:p>20831900</text:p>
          </table:table-cell>
          <table:table-cell table:style-name="ce5" office:value-type="float" office:value="20420500" calcext:value-type="float">
            <text:p>20420500</text:p>
          </table:table-cell>
          <table:table-cell table:style-name="ce5" office:value-type="float" office:value="20856800" calcext:value-type="float">
            <text:p>20856800</text:p>
          </table:table-cell>
          <table:table-cell table:style-name="ce5" office:value-type="float" office:value="42444900" calcext:value-type="float">
            <text:p>42444900</text:p>
          </table:table-cell>
          <table:table-cell table:style-name="ce5" office:value-type="float" office:value="40838800" calcext:value-type="float">
            <text:p>40838800</text:p>
          </table:table-cell>
          <table:table-cell table:style-name="ce5" office:value-type="float" office:value="41505100" calcext:value-type="float">
            <text:p>41505100</text:p>
          </table:table-cell>
          <table:table-cell/>
          <table:table-cell table:style-name="ce11" office:value-type="string" calcext:value-type="string" table:number-columns-spanned="3" table:number-rows-spanned="1">
            <text:p>8 task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8 task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017100" calcext:value-type="float">
            <text:p>2017100</text:p>
          </table:table-cell>
          <table:table-cell table:style-name="ce5" office:value-type="float" office:value="2040110" calcext:value-type="float">
            <text:p>2040110</text:p>
          </table:table-cell>
          <table:table-cell table:style-name="ce5" office:value-type="float" office:value="1801420" calcext:value-type="float">
            <text:p>1801420</text:p>
          </table:table-cell>
          <table:table-cell table:style-name="ce5" office:value-type="float" office:value="4407190" calcext:value-type="float">
            <text:p>4407190</text:p>
          </table:table-cell>
          <table:table-cell table:style-name="ce5" office:value-type="float" office:value="4094670" calcext:value-type="float">
            <text:p>4094670</text:p>
          </table:table-cell>
          <table:table-cell table:style-name="ce5" office:value-type="float" office:value="3689510" calcext:value-type="float">
            <text:p>3689510</text:p>
          </table:table-cell>
          <table:table-cell table:style-name="ce8"/>
          <table:table-cell table:style-name="ce5" office:value-type="float" office:value="20853600" calcext:value-type="float">
            <text:p>20853600</text:p>
          </table:table-cell>
          <table:table-cell table:style-name="ce5" office:value-type="float" office:value="20423500" calcext:value-type="float">
            <text:p>20423500</text:p>
          </table:table-cell>
          <table:table-cell table:style-name="ce5" office:value-type="float" office:value="20835000" calcext:value-type="float">
            <text:p>20835000</text:p>
          </table:table-cell>
          <table:table-cell table:style-name="ce5" office:value-type="float" office:value="41793300" calcext:value-type="float">
            <text:p>41793300</text:p>
          </table:table-cell>
          <table:table-cell table:style-name="ce5" office:value-type="float" office:value="40946000" calcext:value-type="float">
            <text:p>40946000</text:p>
          </table:table-cell>
          <table:table-cell table:style-name="ce5" office:value-type="float" office:value="41616500" calcext:value-type="float">
            <text:p>41616500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041550" calcext:value-type="float">
            <text:p>2041550</text:p>
          </table:table-cell>
          <table:table-cell table:style-name="ce5" office:value-type="float" office:value="2086870" calcext:value-type="float">
            <text:p>2086870</text:p>
          </table:table-cell>
          <table:table-cell table:style-name="ce5" office:value-type="float" office:value="1802360" calcext:value-type="float">
            <text:p>1802360</text:p>
          </table:table-cell>
          <table:table-cell table:style-name="ce5" office:value-type="float" office:value="4163580" calcext:value-type="float">
            <text:p>4163580</text:p>
          </table:table-cell>
          <table:table-cell table:style-name="ce5" office:value-type="float" office:value="4082320" calcext:value-type="float">
            <text:p>4082320</text:p>
          </table:table-cell>
          <table:table-cell table:style-name="ce5" office:value-type="float" office:value="3642680" calcext:value-type="float">
            <text:p>3642680</text:p>
          </table:table-cell>
          <table:table-cell table:style-name="ce8"/>
          <table:table-cell table:style-name="ce5" office:value-type="float" office:value="20851400" calcext:value-type="float">
            <text:p>20851400</text:p>
          </table:table-cell>
          <table:table-cell table:style-name="ce5" office:value-type="float" office:value="20528400" calcext:value-type="float">
            <text:p>20528400</text:p>
          </table:table-cell>
          <table:table-cell table:style-name="ce5" office:value-type="float" office:value="20868700" calcext:value-type="float">
            <text:p>20868700</text:p>
          </table:table-cell>
          <table:table-cell table:style-name="ce5" office:value-type="float" office:value="42230700" calcext:value-type="float">
            <text:p>42230700</text:p>
          </table:table-cell>
          <table:table-cell table:style-name="ce5" office:value-type="float" office:value="41796700" calcext:value-type="float">
            <text:p>41796700</text:p>
          </table:table-cell>
          <table:table-cell table:style-name="ce5" office:value-type="float" office:value="41350900" calcext:value-type="float">
            <text:p>413509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01570" calcext:value-type="float">
            <text:p>2101570</text:p>
          </table:table-cell>
          <table:table-cell table:style-name="ce5" office:value-type="float" office:value="2057320" calcext:value-type="float">
            <text:p>2057320</text:p>
          </table:table-cell>
          <table:table-cell table:style-name="ce5" office:value-type="float" office:value="1833180" calcext:value-type="float">
            <text:p>1833180</text:p>
          </table:table-cell>
          <table:table-cell table:style-name="ce5" office:value-type="float" office:value="4213280" calcext:value-type="float">
            <text:p>4213280</text:p>
          </table:table-cell>
          <table:table-cell table:style-name="ce5" office:value-type="float" office:value="4078120" calcext:value-type="float">
            <text:p>4078120</text:p>
          </table:table-cell>
          <table:table-cell table:style-name="ce5" office:value-type="float" office:value="3732080" calcext:value-type="float">
            <text:p>3732080</text:p>
          </table:table-cell>
          <table:table-cell table:style-name="ce8"/>
          <table:table-cell table:style-name="ce5" office:value-type="float" office:value="21756100" calcext:value-type="float">
            <text:p>21756100</text:p>
          </table:table-cell>
          <table:table-cell table:style-name="ce5" office:value-type="float" office:value="20404200" calcext:value-type="float">
            <text:p>20404200</text:p>
          </table:table-cell>
          <table:table-cell table:style-name="ce5" office:value-type="float" office:value="20831000" calcext:value-type="float">
            <text:p>20831000</text:p>
          </table:table-cell>
          <table:table-cell table:style-name="ce5" office:value-type="float" office:value="42791400" calcext:value-type="float">
            <text:p>42791400</text:p>
          </table:table-cell>
          <table:table-cell table:style-name="ce5" office:value-type="float" office:value="40786900" calcext:value-type="float">
            <text:p>40786900</text:p>
          </table:table-cell>
          <table:table-cell table:style-name="ce5" office:value-type="float" office:value="41608700" calcext:value-type="float">
            <text:p>41608700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" office:value-type="string" office:string-value="1823238.333" calcext:value-type="string">
            <text:p>1823238.333</text:p>
          </table:table-cell>
          <table:table-cell table:style-name="ce5" table:formula="of:=[.K36]" office:value-type="string" office:string-value="20867523.33" calcext:value-type="string">
            <text:p>20867523.3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/1000000" office:value-type="string" office:string-value="1.823238333" calcext:value-type="string">
            <text:p>1.823238333</text:p>
          </table:table-cell>
          <table:table-cell table:style-name="ce5" table:formula="of:=[.K36]/1000000" office:value-type="string" office:string-value="20.86752333" calcext:value-type="string">
            <text:p>20.8675233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53930" calcext:value-type="float">
            <text:p>2153930</text:p>
          </table:table-cell>
          <table:table-cell table:style-name="ce5" office:value-type="float" office:value="2069490" calcext:value-type="float">
            <text:p>2069490</text:p>
          </table:table-cell>
          <table:table-cell table:style-name="ce5" office:value-type="float" office:value="1790660" calcext:value-type="float">
            <text:p>1790660</text:p>
          </table:table-cell>
          <table:table-cell table:style-name="ce5" office:value-type="float" office:value="4191660" calcext:value-type="float">
            <text:p>4191660</text:p>
          </table:table-cell>
          <table:table-cell table:style-name="ce5" office:value-type="float" office:value="4083230" calcext:value-type="float">
            <text:p>4083230</text:p>
          </table:table-cell>
          <table:table-cell table:style-name="ce5" office:value-type="float" office:value="3644710" calcext:value-type="float">
            <text:p>3644710</text:p>
          </table:table-cell>
          <table:table-cell table:style-name="ce8"/>
          <table:table-cell table:style-name="ce5" office:value-type="float" office:value="22112000" calcext:value-type="float">
            <text:p>22112000</text:p>
          </table:table-cell>
          <table:table-cell table:style-name="ce5" office:value-type="float" office:value="20193100" calcext:value-type="float">
            <text:p>20193100</text:p>
          </table:table-cell>
          <table:table-cell table:style-name="ce5" office:value-type="float" office:value="20856100" calcext:value-type="float">
            <text:p>20856100</text:p>
          </table:table-cell>
          <table:table-cell table:style-name="ce5" office:value-type="float" office:value="40681200" calcext:value-type="float">
            <text:p>40681200</text:p>
          </table:table-cell>
          <table:table-cell table:style-name="ce5" office:value-type="float" office:value="40885800" calcext:value-type="float">
            <text:p>40885800</text:p>
          </table:table-cell>
          <table:table-cell table:style-name="ce5" office:value-type="float" office:value="41496500" calcext:value-type="float">
            <text:p>41496500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" office:value-type="string" office:string-value="3625489.667" calcext:value-type="string">
            <text:p>3625489.667</text:p>
          </table:table-cell>
          <table:table-cell table:style-name="ce5" table:formula="of:=[.N36]" office:value-type="string" office:string-value="41546586.67" calcext:value-type="string">
            <text:p>41546586.67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/1000000" office:value-type="string" office:string-value="3.625489667" calcext:value-type="string">
            <text:p>3.625489667</text:p>
          </table:table-cell>
          <table:table-cell table:style-name="ce5" table:formula="of:=[.N36]/1000000" office:value-type="string" office:string-value="41.54658667" calcext:value-type="string">
            <text:p>41.5465866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52360" calcext:value-type="float">
            <text:p>2152360</text:p>
          </table:table-cell>
          <table:table-cell table:style-name="ce5" office:value-type="float" office:value="2067150" calcext:value-type="float">
            <text:p>2067150</text:p>
          </table:table-cell>
          <table:table-cell table:style-name="ce5" office:value-type="float" office:value="1846980" calcext:value-type="float">
            <text:p>1846980</text:p>
          </table:table-cell>
          <table:table-cell table:style-name="ce5" office:value-type="float" office:value="4110990" calcext:value-type="float">
            <text:p>4110990</text:p>
          </table:table-cell>
          <table:table-cell table:style-name="ce5" office:value-type="float" office:value="4073960" calcext:value-type="float">
            <text:p>4073960</text:p>
          </table:table-cell>
          <table:table-cell table:style-name="ce5" office:value-type="float" office:value="3660200" calcext:value-type="float">
            <text:p>3660200</text:p>
          </table:table-cell>
          <table:table-cell table:style-name="ce8"/>
          <table:table-cell table:style-name="ce5" office:value-type="float" office:value="20982100" calcext:value-type="float">
            <text:p>20982100</text:p>
          </table:table-cell>
          <table:table-cell table:style-name="ce5" office:value-type="float" office:value="20155500" calcext:value-type="float">
            <text:p>20155500</text:p>
          </table:table-cell>
          <table:table-cell table:style-name="ce5" office:value-type="float" office:value="20787600" calcext:value-type="float">
            <text:p>20787600</text:p>
          </table:table-cell>
          <table:table-cell table:style-name="ce5" office:value-type="float" office:value="42163700" calcext:value-type="float">
            <text:p>42163700</text:p>
          </table:table-cell>
          <table:table-cell table:style-name="ce5" office:value-type="float" office:value="40809400" calcext:value-type="float">
            <text:p>40809400</text:p>
          </table:table-cell>
          <table:table-cell table:style-name="ce5" office:value-type="float" office:value="41507900" calcext:value-type="float">
            <text:p>415079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43610" calcext:value-type="float">
            <text:p>2143610</text:p>
          </table:table-cell>
          <table:table-cell table:style-name="ce5" office:value-type="float" office:value="2054830" calcext:value-type="float">
            <text:p>2054830</text:p>
          </table:table-cell>
          <table:table-cell table:style-name="ce5" office:value-type="float" office:value="1851650" calcext:value-type="float">
            <text:p>1851650</text:p>
          </table:table-cell>
          <table:table-cell table:style-name="ce5" office:value-type="float" office:value="4404360" calcext:value-type="float">
            <text:p>4404360</text:p>
          </table:table-cell>
          <table:table-cell table:style-name="ce5" office:value-type="float" office:value="4099020" calcext:value-type="float">
            <text:p>4099020</text:p>
          </table:table-cell>
          <table:table-cell table:style-name="ce5" office:value-type="float" office:value="3435760" calcext:value-type="float">
            <text:p>3435760</text:p>
          </table:table-cell>
          <table:table-cell table:style-name="ce8"/>
          <table:table-cell table:style-name="ce5" office:value-type="float" office:value="21071600" calcext:value-type="float">
            <text:p>21071600</text:p>
          </table:table-cell>
          <table:table-cell table:style-name="ce5" office:value-type="float" office:value="20443400" calcext:value-type="float">
            <text:p>20443400</text:p>
          </table:table-cell>
          <table:table-cell table:style-name="ce5" office:value-type="float" office:value="20718200" calcext:value-type="float">
            <text:p>20718200</text:p>
          </table:table-cell>
          <table:table-cell table:style-name="ce5" office:value-type="float" office:value="42045500" calcext:value-type="float">
            <text:p>42045500</text:p>
          </table:table-cell>
          <table:table-cell table:style-name="ce5" office:value-type="float" office:value="40290600" calcext:value-type="float">
            <text:p>40290600</text:p>
          </table:table-cell>
          <table:table-cell table:style-name="ce5" office:value-type="float" office:value="41547900" calcext:value-type="float">
            <text:p>415479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257980" calcext:value-type="float">
            <text:p>2257980</text:p>
          </table:table-cell>
          <table:table-cell table:style-name="ce5" office:value-type="float" office:value="2033060" calcext:value-type="float">
            <text:p>2033060</text:p>
          </table:table-cell>
          <table:table-cell table:style-name="ce5" office:value-type="float" office:value="1760980" calcext:value-type="float">
            <text:p>1760980</text:p>
          </table:table-cell>
          <table:table-cell table:style-name="ce5" office:value-type="float" office:value="4213430" calcext:value-type="float">
            <text:p>4213430</text:p>
          </table:table-cell>
          <table:table-cell table:style-name="ce5" office:value-type="float" office:value="4079440" calcext:value-type="float">
            <text:p>4079440</text:p>
          </table:table-cell>
          <table:table-cell table:style-name="ce5" office:value-type="float" office:value="3589560" calcext:value-type="float">
            <text:p>3589560</text:p>
          </table:table-cell>
          <table:table-cell table:style-name="ce8"/>
          <table:table-cell table:style-name="ce5" office:value-type="float" office:value="20930200" calcext:value-type="float">
            <text:p>20930200</text:p>
          </table:table-cell>
          <table:table-cell table:style-name="ce5" office:value-type="float" office:value="20989200" calcext:value-type="float">
            <text:p>20989200</text:p>
          </table:table-cell>
          <table:table-cell table:style-name="ce5" office:value-type="float" office:value="20868200" calcext:value-type="float">
            <text:p>20868200</text:p>
          </table:table-cell>
          <table:table-cell table:style-name="ce5" office:value-type="float" office:value="41823900" calcext:value-type="float">
            <text:p>41823900</text:p>
          </table:table-cell>
          <table:table-cell table:style-name="ce5" office:value-type="float" office:value="40884700" calcext:value-type="float">
            <text:p>40884700</text:p>
          </table:table-cell>
          <table:table-cell table:style-name="ce5" office:value-type="float" office:value="41245600" calcext:value-type="float">
            <text:p>412456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10380" calcext:value-type="float">
            <text:p>2110380</text:p>
          </table:table-cell>
          <table:table-cell table:style-name="ce5" office:value-type="float" office:value="2049960" calcext:value-type="float">
            <text:p>2049960</text:p>
          </table:table-cell>
          <table:table-cell table:style-name="ce5" office:value-type="float" office:value="1841570" calcext:value-type="float">
            <text:p>1841570</text:p>
          </table:table-cell>
          <table:table-cell table:style-name="ce5" office:value-type="float" office:value="4311970" calcext:value-type="float">
            <text:p>4311970</text:p>
          </table:table-cell>
          <table:table-cell table:style-name="ce5" office:value-type="float" office:value="4090180" calcext:value-type="float">
            <text:p>4090180</text:p>
          </table:table-cell>
          <table:table-cell table:style-name="ce5" office:value-type="float" office:value="3530030" calcext:value-type="float">
            <text:p>3530030</text:p>
          </table:table-cell>
          <table:table-cell table:style-name="ce8"/>
          <table:table-cell table:style-name="ce5" office:value-type="float" office:value="20255200" calcext:value-type="float">
            <text:p>20255200</text:p>
          </table:table-cell>
          <table:table-cell table:style-name="ce5" office:value-type="float" office:value="20351500" calcext:value-type="float">
            <text:p>20351500</text:p>
          </table:table-cell>
          <table:table-cell table:style-name="ce5" office:value-type="float" office:value="20968900" calcext:value-type="float">
            <text:p>20968900</text:p>
          </table:table-cell>
          <table:table-cell table:style-name="ce5" office:value-type="float" office:value="42650700" calcext:value-type="float">
            <text:p>42650700</text:p>
          </table:table-cell>
          <table:table-cell table:style-name="ce5" office:value-type="float" office:value="40189200" calcext:value-type="float">
            <text:p>40189200</text:p>
          </table:table-cell>
          <table:table-cell table:style-name="ce5" office:value-type="float" office:value="41752200" calcext:value-type="float">
            <text:p>417522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06920" calcext:value-type="float">
            <text:p>2106920</text:p>
          </table:table-cell>
          <table:table-cell table:style-name="ce5" office:value-type="float" office:value="2071900" calcext:value-type="float">
            <text:p>2071900</text:p>
          </table:table-cell>
          <table:table-cell table:style-name="ce5" office:value-type="float" office:value="1824610" calcext:value-type="float">
            <text:p>1824610</text:p>
          </table:table-cell>
          <table:table-cell table:style-name="ce5" office:value-type="float" office:value="4213770" calcext:value-type="float">
            <text:p>4213770</text:p>
          </table:table-cell>
          <table:table-cell table:style-name="ce5" office:value-type="float" office:value="4099550" calcext:value-type="float">
            <text:p>4099550</text:p>
          </table:table-cell>
          <table:table-cell table:style-name="ce5" office:value-type="float" office:value="3627220" calcext:value-type="float">
            <text:p>3627220</text:p>
          </table:table-cell>
          <table:table-cell table:style-name="ce8"/>
          <table:table-cell table:style-name="ce5" office:value-type="float" office:value="21095900" calcext:value-type="float">
            <text:p>21095900</text:p>
          </table:table-cell>
          <table:table-cell table:style-name="ce5" office:value-type="float" office:value="20378300" calcext:value-type="float">
            <text:p>20378300</text:p>
          </table:table-cell>
          <table:table-cell table:style-name="ce5" office:value-type="float" office:value="20875100" calcext:value-type="float">
            <text:p>20875100</text:p>
          </table:table-cell>
          <table:table-cell table:style-name="ce5" office:value-type="float" office:value="43536900" calcext:value-type="float">
            <text:p>43536900</text:p>
          </table:table-cell>
          <table:table-cell table:style-name="ce5" office:value-type="float" office:value="40803000" calcext:value-type="float">
            <text:p>40803000</text:p>
          </table:table-cell>
          <table:table-cell table:style-name="ce5" office:value-type="float" office:value="41598800" calcext:value-type="float">
            <text:p>415988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09190" calcext:value-type="float">
            <text:p>2109190</text:p>
          </table:table-cell>
          <table:table-cell table:style-name="ce5" office:value-type="float" office:value="2046410" calcext:value-type="float">
            <text:p>2046410</text:p>
          </table:table-cell>
          <table:table-cell table:style-name="ce5" office:value-type="float" office:value="1857560" calcext:value-type="float">
            <text:p>1857560</text:p>
          </table:table-cell>
          <table:table-cell table:style-name="ce5" office:value-type="float" office:value="4083790" calcext:value-type="float">
            <text:p>4083790</text:p>
          </table:table-cell>
          <table:table-cell table:style-name="ce5" office:value-type="float" office:value="4077330" calcext:value-type="float">
            <text:p>4077330</text:p>
          </table:table-cell>
          <table:table-cell table:style-name="ce5" office:value-type="float" office:value="3567340" calcext:value-type="float">
            <text:p>3567340</text:p>
          </table:table-cell>
          <table:table-cell table:style-name="ce8"/>
          <table:table-cell table:style-name="ce5" office:value-type="float" office:value="21061600" calcext:value-type="float">
            <text:p>21061600</text:p>
          </table:table-cell>
          <table:table-cell table:style-name="ce5" office:value-type="float" office:value="20492800" calcext:value-type="float">
            <text:p>20492800</text:p>
          </table:table-cell>
          <table:table-cell table:style-name="ce5" office:value-type="float" office:value="20948800" calcext:value-type="float">
            <text:p>20948800</text:p>
          </table:table-cell>
          <table:table-cell table:style-name="ce5" office:value-type="float" office:value="43352000" calcext:value-type="float">
            <text:p>43352000</text:p>
          </table:table-cell>
          <table:table-cell table:style-name="ce5" office:value-type="float" office:value="40505300" calcext:value-type="float">
            <text:p>40505300</text:p>
          </table:table-cell>
          <table:table-cell table:style-name="ce5" office:value-type="float" office:value="41799400" calcext:value-type="float">
            <text:p>417994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248190" calcext:value-type="float">
            <text:p>2248190</text:p>
          </table:table-cell>
          <table:table-cell table:style-name="ce5" office:value-type="float" office:value="2057580" calcext:value-type="float">
            <text:p>2057580</text:p>
          </table:table-cell>
          <table:table-cell table:style-name="ce5" office:value-type="float" office:value="1787660" calcext:value-type="float">
            <text:p>1787660</text:p>
          </table:table-cell>
          <table:table-cell table:style-name="ce5" office:value-type="float" office:value="4201860" calcext:value-type="float">
            <text:p>4201860</text:p>
          </table:table-cell>
          <table:table-cell table:style-name="ce5" office:value-type="float" office:value="4126260" calcext:value-type="float">
            <text:p>4126260</text:p>
          </table:table-cell>
          <table:table-cell table:style-name="ce5" office:value-type="float" office:value="3667230" calcext:value-type="float">
            <text:p>3667230</text:p>
          </table:table-cell>
          <table:table-cell table:style-name="ce8"/>
          <table:table-cell table:style-name="ce5" office:value-type="float" office:value="21394900" calcext:value-type="float">
            <text:p>21394900</text:p>
          </table:table-cell>
          <table:table-cell table:style-name="ce5" office:value-type="float" office:value="20399400" calcext:value-type="float">
            <text:p>20399400</text:p>
          </table:table-cell>
          <table:table-cell table:style-name="ce5" office:value-type="float" office:value="20656400" calcext:value-type="float">
            <text:p>20656400</text:p>
          </table:table-cell>
          <table:table-cell table:style-name="ce5" office:value-type="float" office:value="41627100" calcext:value-type="float">
            <text:p>41627100</text:p>
          </table:table-cell>
          <table:table-cell table:style-name="ce5" office:value-type="float" office:value="40952500" calcext:value-type="float">
            <text:p>40952500</text:p>
          </table:table-cell>
          <table:table-cell table:style-name="ce5" office:value-type="float" office:value="41704200" calcext:value-type="float">
            <text:p>417042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19000" calcext:value-type="float">
            <text:p>2119000</text:p>
          </table:table-cell>
          <table:table-cell table:style-name="ce5" office:value-type="float" office:value="2091060" calcext:value-type="float">
            <text:p>2091060</text:p>
          </table:table-cell>
          <table:table-cell table:style-name="ce5" office:value-type="float" office:value="1828080" calcext:value-type="float">
            <text:p>1828080</text:p>
          </table:table-cell>
          <table:table-cell table:style-name="ce5" office:value-type="float" office:value="4135050" calcext:value-type="float">
            <text:p>4135050</text:p>
          </table:table-cell>
          <table:table-cell table:style-name="ce5" office:value-type="float" office:value="4085290" calcext:value-type="float">
            <text:p>4085290</text:p>
          </table:table-cell>
          <table:table-cell table:style-name="ce5" office:value-type="float" office:value="3624790" calcext:value-type="float">
            <text:p>3624790</text:p>
          </table:table-cell>
          <table:table-cell table:style-name="ce8"/>
          <table:table-cell table:style-name="ce5" office:value-type="float" office:value="21289000" calcext:value-type="float">
            <text:p>21289000</text:p>
          </table:table-cell>
          <table:table-cell table:style-name="ce5" office:value-type="float" office:value="20400500" calcext:value-type="float">
            <text:p>20400500</text:p>
          </table:table-cell>
          <table:table-cell table:style-name="ce5" office:value-type="float" office:value="20949700" calcext:value-type="float">
            <text:p>20949700</text:p>
          </table:table-cell>
          <table:table-cell table:style-name="ce5" office:value-type="float" office:value="41601900" calcext:value-type="float">
            <text:p>41601900</text:p>
          </table:table-cell>
          <table:table-cell table:style-name="ce5" office:value-type="float" office:value="40972600" calcext:value-type="float">
            <text:p>40972600</text:p>
          </table:table-cell>
          <table:table-cell table:style-name="ce5" office:value-type="float" office:value="41487700" calcext:value-type="float">
            <text:p>414877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12130" calcext:value-type="float">
            <text:p>2112130</text:p>
          </table:table-cell>
          <table:table-cell table:style-name="ce5" office:value-type="float" office:value="2041680" calcext:value-type="float">
            <text:p>2041680</text:p>
          </table:table-cell>
          <table:table-cell table:style-name="ce5" office:value-type="float" office:value="1822700" calcext:value-type="float">
            <text:p>1822700</text:p>
          </table:table-cell>
          <table:table-cell table:style-name="ce5" office:value-type="float" office:value="4139810" calcext:value-type="float">
            <text:p>4139810</text:p>
          </table:table-cell>
          <table:table-cell table:style-name="ce5" office:value-type="float" office:value="4221280" calcext:value-type="float">
            <text:p>4221280</text:p>
          </table:table-cell>
          <table:table-cell table:style-name="ce5" office:value-type="float" office:value="3632610" calcext:value-type="float">
            <text:p>3632610</text:p>
          </table:table-cell>
          <table:table-cell table:style-name="ce8"/>
          <table:table-cell table:style-name="ce5" office:value-type="float" office:value="20855300" calcext:value-type="float">
            <text:p>20855300</text:p>
          </table:table-cell>
          <table:table-cell table:style-name="ce5" office:value-type="float" office:value="20338600" calcext:value-type="float">
            <text:p>20338600</text:p>
          </table:table-cell>
          <table:table-cell table:style-name="ce5" office:value-type="float" office:value="20890200" calcext:value-type="float">
            <text:p>20890200</text:p>
          </table:table-cell>
          <table:table-cell table:style-name="ce5" office:value-type="float" office:value="42449600" calcext:value-type="float">
            <text:p>42449600</text:p>
          </table:table-cell>
          <table:table-cell table:style-name="ce5" office:value-type="float" office:value="41281300" calcext:value-type="float">
            <text:p>41281300</text:p>
          </table:table-cell>
          <table:table-cell table:style-name="ce5" office:value-type="float" office:value="41385000" calcext:value-type="float">
            <text:p>413850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73520" calcext:value-type="float">
            <text:p>2173520</text:p>
          </table:table-cell>
          <table:table-cell table:style-name="ce5" office:value-type="float" office:value="2056610" calcext:value-type="float">
            <text:p>2056610</text:p>
          </table:table-cell>
          <table:table-cell table:style-name="ce5" office:value-type="float" office:value="1811250" calcext:value-type="float">
            <text:p>1811250</text:p>
          </table:table-cell>
          <table:table-cell table:style-name="ce5" office:value-type="float" office:value="4220480" calcext:value-type="float">
            <text:p>4220480</text:p>
          </table:table-cell>
          <table:table-cell table:style-name="ce5" office:value-type="float" office:value="4091330" calcext:value-type="float">
            <text:p>4091330</text:p>
          </table:table-cell>
          <table:table-cell table:style-name="ce5" office:value-type="float" office:value="3613610" calcext:value-type="float">
            <text:p>3613610</text:p>
          </table:table-cell>
          <table:table-cell table:style-name="ce8"/>
          <table:table-cell table:style-name="ce5" office:value-type="float" office:value="21364500" calcext:value-type="float">
            <text:p>21364500</text:p>
          </table:table-cell>
          <table:table-cell table:style-name="ce5" office:value-type="float" office:value="20471600" calcext:value-type="float">
            <text:p>20471600</text:p>
          </table:table-cell>
          <table:table-cell table:style-name="ce5" office:value-type="float" office:value="20791000" calcext:value-type="float">
            <text:p>20791000</text:p>
          </table:table-cell>
          <table:table-cell table:style-name="ce5" office:value-type="float" office:value="40777700" calcext:value-type="float">
            <text:p>40777700</text:p>
          </table:table-cell>
          <table:table-cell table:style-name="ce5" office:value-type="float" office:value="41047100" calcext:value-type="float">
            <text:p>41047100</text:p>
          </table:table-cell>
          <table:table-cell table:style-name="ce5" office:value-type="float" office:value="41457800" calcext:value-type="float">
            <text:p>414578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91730" calcext:value-type="float">
            <text:p>2191730</text:p>
          </table:table-cell>
          <table:table-cell table:style-name="ce5" office:value-type="float" office:value="2112300" calcext:value-type="float">
            <text:p>2112300</text:p>
          </table:table-cell>
          <table:table-cell table:style-name="ce5" office:value-type="float" office:value="1818590" calcext:value-type="float">
            <text:p>1818590</text:p>
          </table:table-cell>
          <table:table-cell table:style-name="ce5" office:value-type="float" office:value="4425540" calcext:value-type="float">
            <text:p>4425540</text:p>
          </table:table-cell>
          <table:table-cell table:style-name="ce5" office:value-type="float" office:value="4137580" calcext:value-type="float">
            <text:p>4137580</text:p>
          </table:table-cell>
          <table:table-cell table:style-name="ce5" office:value-type="float" office:value="3677870" calcext:value-type="float">
            <text:p>3677870</text:p>
          </table:table-cell>
          <table:table-cell table:style-name="ce8"/>
          <table:table-cell table:style-name="ce5" office:value-type="float" office:value="20846600" calcext:value-type="float">
            <text:p>20846600</text:p>
          </table:table-cell>
          <table:table-cell table:style-name="ce5" office:value-type="float" office:value="20360200" calcext:value-type="float">
            <text:p>20360200</text:p>
          </table:table-cell>
          <table:table-cell table:style-name="ce5" office:value-type="float" office:value="20866400" calcext:value-type="float">
            <text:p>20866400</text:p>
          </table:table-cell>
          <table:table-cell table:style-name="ce5" office:value-type="float" office:value="42709600" calcext:value-type="float">
            <text:p>42709600</text:p>
          </table:table-cell>
          <table:table-cell table:style-name="ce5" office:value-type="float" office:value="40630300" calcext:value-type="float">
            <text:p>40630300</text:p>
          </table:table-cell>
          <table:table-cell table:style-name="ce5" office:value-type="float" office:value="41424600" calcext:value-type="float">
            <text:p>414246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95070" calcext:value-type="float">
            <text:p>2195070</text:p>
          </table:table-cell>
          <table:table-cell table:style-name="ce5" office:value-type="float" office:value="2053400" calcext:value-type="float">
            <text:p>2053400</text:p>
          </table:table-cell>
          <table:table-cell table:style-name="ce5" office:value-type="float" office:value="1830540" calcext:value-type="float">
            <text:p>1830540</text:p>
          </table:table-cell>
          <table:table-cell table:style-name="ce5" office:value-type="float" office:value="4241940" calcext:value-type="float">
            <text:p>4241940</text:p>
          </table:table-cell>
          <table:table-cell table:style-name="ce5" office:value-type="float" office:value="4120190" calcext:value-type="float">
            <text:p>4120190</text:p>
          </table:table-cell>
          <table:table-cell table:style-name="ce5" office:value-type="float" office:value="3662270" calcext:value-type="float">
            <text:p>3662270</text:p>
          </table:table-cell>
          <table:table-cell table:style-name="ce8"/>
          <table:table-cell table:style-name="ce5" office:value-type="float" office:value="21783000" calcext:value-type="float">
            <text:p>21783000</text:p>
          </table:table-cell>
          <table:table-cell table:style-name="ce5" office:value-type="float" office:value="20537200" calcext:value-type="float">
            <text:p>20537200</text:p>
          </table:table-cell>
          <table:table-cell table:style-name="ce5" office:value-type="float" office:value="20978800" calcext:value-type="float">
            <text:p>20978800</text:p>
          </table:table-cell>
          <table:table-cell table:style-name="ce5" office:value-type="float" office:value="43545600" calcext:value-type="float">
            <text:p>43545600</text:p>
          </table:table-cell>
          <table:table-cell table:style-name="ce5" office:value-type="float" office:value="40979100" calcext:value-type="float">
            <text:p>40979100</text:p>
          </table:table-cell>
          <table:table-cell table:style-name="ce5" office:value-type="float" office:value="41584500" calcext:value-type="float">
            <text:p>415845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55480" calcext:value-type="float">
            <text:p>2055480</text:p>
          </table:table-cell>
          <table:table-cell table:style-name="ce5" office:value-type="float" office:value="2099650" calcext:value-type="float">
            <text:p>2099650</text:p>
          </table:table-cell>
          <table:table-cell table:style-name="ce5" office:value-type="float" office:value="1798020" calcext:value-type="float">
            <text:p>1798020</text:p>
          </table:table-cell>
          <table:table-cell table:style-name="ce5" office:value-type="float" office:value="4302420" calcext:value-type="float">
            <text:p>4302420</text:p>
          </table:table-cell>
          <table:table-cell table:style-name="ce5" office:value-type="float" office:value="4082160" calcext:value-type="float">
            <text:p>4082160</text:p>
          </table:table-cell>
          <table:table-cell table:style-name="ce5" office:value-type="float" office:value="3659790" calcext:value-type="float">
            <text:p>3659790</text:p>
          </table:table-cell>
          <table:table-cell table:style-name="ce8"/>
          <table:table-cell table:style-name="ce5" office:value-type="float" office:value="21955200" calcext:value-type="float">
            <text:p>21955200</text:p>
          </table:table-cell>
          <table:table-cell table:style-name="ce5" office:value-type="float" office:value="20402400" calcext:value-type="float">
            <text:p>20402400</text:p>
          </table:table-cell>
          <table:table-cell table:style-name="ce5" office:value-type="float" office:value="21054000" calcext:value-type="float">
            <text:p>21054000</text:p>
          </table:table-cell>
          <table:table-cell table:style-name="ce5" office:value-type="float" office:value="43549600" calcext:value-type="float">
            <text:p>43549600</text:p>
          </table:table-cell>
          <table:table-cell table:style-name="ce5" office:value-type="float" office:value="40094600" calcext:value-type="float">
            <text:p>40094600</text:p>
          </table:table-cell>
          <table:table-cell table:style-name="ce5" office:value-type="float" office:value="41456300" calcext:value-type="float">
            <text:p>414563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37000" calcext:value-type="float">
            <text:p>2137000</text:p>
          </table:table-cell>
          <table:table-cell table:style-name="ce5" office:value-type="float" office:value="2061290" calcext:value-type="float">
            <text:p>2061290</text:p>
          </table:table-cell>
          <table:table-cell table:style-name="ce5" office:value-type="float" office:value="1828050" calcext:value-type="float">
            <text:p>1828050</text:p>
          </table:table-cell>
          <table:table-cell table:style-name="ce5" office:value-type="float" office:value="4129970" calcext:value-type="float">
            <text:p>4129970</text:p>
          </table:table-cell>
          <table:table-cell table:style-name="ce5" office:value-type="float" office:value="4087760" calcext:value-type="float">
            <text:p>4087760</text:p>
          </table:table-cell>
          <table:table-cell table:style-name="ce5" office:value-type="float" office:value="3648190" calcext:value-type="float">
            <text:p>3648190</text:p>
          </table:table-cell>
          <table:table-cell table:style-name="ce8"/>
          <table:table-cell table:style-name="ce5" office:value-type="float" office:value="20875100" calcext:value-type="float">
            <text:p>20875100</text:p>
          </table:table-cell>
          <table:table-cell table:style-name="ce5" office:value-type="float" office:value="20340400" calcext:value-type="float">
            <text:p>20340400</text:p>
          </table:table-cell>
          <table:table-cell table:style-name="ce5" office:value-type="float" office:value="20905400" calcext:value-type="float">
            <text:p>20905400</text:p>
          </table:table-cell>
          <table:table-cell table:style-name="ce5" office:value-type="float" office:value="40950100" calcext:value-type="float">
            <text:p>40950100</text:p>
          </table:table-cell>
          <table:table-cell table:style-name="ce5" office:value-type="float" office:value="40690300" calcext:value-type="float">
            <text:p>40690300</text:p>
          </table:table-cell>
          <table:table-cell table:style-name="ce5" office:value-type="float" office:value="41200100" calcext:value-type="float">
            <text:p>412001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20890" calcext:value-type="float">
            <text:p>2020890</text:p>
          </table:table-cell>
          <table:table-cell table:style-name="ce5" office:value-type="float" office:value="2083670" calcext:value-type="float">
            <text:p>2083670</text:p>
          </table:table-cell>
          <table:table-cell table:style-name="ce5" office:value-type="float" office:value="1775810" calcext:value-type="float">
            <text:p>1775810</text:p>
          </table:table-cell>
          <table:table-cell table:style-name="ce5" office:value-type="float" office:value="4079870" calcext:value-type="float">
            <text:p>4079870</text:p>
          </table:table-cell>
          <table:table-cell table:style-name="ce5" office:value-type="float" office:value="4167370" calcext:value-type="float">
            <text:p>4167370</text:p>
          </table:table-cell>
          <table:table-cell table:style-name="ce5" office:value-type="float" office:value="3597500" calcext:value-type="float">
            <text:p>3597500</text:p>
          </table:table-cell>
          <table:table-cell table:style-name="ce8"/>
          <table:table-cell table:style-name="ce5" office:value-type="float" office:value="21453800" calcext:value-type="float">
            <text:p>21453800</text:p>
          </table:table-cell>
          <table:table-cell table:style-name="ce5" office:value-type="float" office:value="20453300" calcext:value-type="float">
            <text:p>20453300</text:p>
          </table:table-cell>
          <table:table-cell table:style-name="ce5" office:value-type="float" office:value="21088100" calcext:value-type="float">
            <text:p>21088100</text:p>
          </table:table-cell>
          <table:table-cell table:style-name="ce5" office:value-type="float" office:value="43120400" calcext:value-type="float">
            <text:p>43120400</text:p>
          </table:table-cell>
          <table:table-cell table:style-name="ce5" office:value-type="float" office:value="40424000" calcext:value-type="float">
            <text:p>40424000</text:p>
          </table:table-cell>
          <table:table-cell table:style-name="ce5" office:value-type="float" office:value="41616100" calcext:value-type="float">
            <text:p>416161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58800" calcext:value-type="float">
            <text:p>2158800</text:p>
          </table:table-cell>
          <table:table-cell table:style-name="ce5" office:value-type="float" office:value="2056580" calcext:value-type="float">
            <text:p>2056580</text:p>
          </table:table-cell>
          <table:table-cell table:style-name="ce5" office:value-type="float" office:value="1829730" calcext:value-type="float">
            <text:p>1829730</text:p>
          </table:table-cell>
          <table:table-cell table:style-name="ce5" office:value-type="float" office:value="4172080" calcext:value-type="float">
            <text:p>4172080</text:p>
          </table:table-cell>
          <table:table-cell table:style-name="ce5" office:value-type="float" office:value="4095600" calcext:value-type="float">
            <text:p>4095600</text:p>
          </table:table-cell>
          <table:table-cell table:style-name="ce5" office:value-type="float" office:value="3565180" calcext:value-type="float">
            <text:p>3565180</text:p>
          </table:table-cell>
          <table:table-cell table:style-name="ce8"/>
          <table:table-cell table:style-name="ce5" office:value-type="float" office:value="22008100" calcext:value-type="float">
            <text:p>22008100</text:p>
          </table:table-cell>
          <table:table-cell table:style-name="ce5" office:value-type="float" office:value="20400700" calcext:value-type="float">
            <text:p>20400700</text:p>
          </table:table-cell>
          <table:table-cell table:style-name="ce5" office:value-type="float" office:value="20789300" calcext:value-type="float">
            <text:p>20789300</text:p>
          </table:table-cell>
          <table:table-cell table:style-name="ce5" office:value-type="float" office:value="42600100" calcext:value-type="float">
            <text:p>42600100</text:p>
          </table:table-cell>
          <table:table-cell table:style-name="ce5" office:value-type="float" office:value="42002300" calcext:value-type="float">
            <text:p>42002300</text:p>
          </table:table-cell>
          <table:table-cell table:style-name="ce5" office:value-type="float" office:value="41554600" calcext:value-type="float">
            <text:p>4155460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 table:number-columns-repeated="1010"/>
        </table:table-row>
        <table:table-row table:style-name="ro1">
          <table:table-cell/>
          <table:table-cell table:style-name="ce5" table:formula="of:=SUM([.B5:.B34])/COUNT([.B5:.B34])" office:value-type="float" office:value="2127262.66666667" calcext:value-type="float">
            <text:p>2127262.66666667</text:p>
          </table:table-cell>
          <table:table-cell table:style-name="ce5" table:formula="of:=SUM([.C5:.C34])/COUNT([.C5:.C34])" office:value-type="float" office:value="2058010.33333333" calcext:value-type="float">
            <text:p>2058010.33333333</text:p>
          </table:table-cell>
          <table:table-cell table:style-name="ce5" table:formula="of:=SUM([.D5:.D34])/COUNT([.D5:.D34])" office:value-type="float" office:value="1823238.33333333" calcext:value-type="float">
            <text:p>1823238.33333333</text:p>
          </table:table-cell>
          <table:table-cell table:style-name="ce5" table:formula="of:=SUM([.E5:.E34])/COUNT([.E5:.E34])" office:value-type="float" office:value="4222618" calcext:value-type="float">
            <text:p>4222618</text:p>
          </table:table-cell>
          <table:table-cell table:style-name="ce5" table:formula="of:=SUM([.F5:.F34])/COUNT([.F5:.F34])" office:value-type="float" office:value="4102996" calcext:value-type="float">
            <text:p>4102996</text:p>
          </table:table-cell>
          <table:table-cell table:style-name="ce5" table:formula="of:=SUM([.G5:.G34])/COUNT([.G5:.G34])" office:value-type="float" office:value="3625489.66666667" calcext:value-type="float">
            <text:p>3625489.66666667</text:p>
          </table:table-cell>
          <table:table-cell/>
          <table:table-cell table:style-name="ce5" table:formula="of:=SUM([.I5:.I34])/COUNT([.I5:.I34])" office:value-type="float" office:value="21016893.3333333" calcext:value-type="float">
            <text:p>21016893.3333333</text:p>
          </table:table-cell>
          <table:table-cell table:style-name="ce5" table:formula="of:=SUM([.J5:.J34])/COUNT([.J5:.J34])" office:value-type="float" office:value="20430870" calcext:value-type="float">
            <text:p>20430870</text:p>
          </table:table-cell>
          <table:table-cell table:style-name="ce5" table:formula="of:=SUM([.K5:.K34])/COUNT([.K5:.K34])" office:value-type="float" office:value="20867523.3333333" calcext:value-type="float">
            <text:p>20867523.3333333</text:p>
          </table:table-cell>
          <table:table-cell table:style-name="ce5" table:formula="of:=SUM([.L5:.L34])/COUNT([.L5:.L34])" office:value-type="float" office:value="42135090" calcext:value-type="float">
            <text:p>42135090</text:p>
          </table:table-cell>
          <table:table-cell table:style-name="ce5" table:formula="of:=SUM([.M5:.M34])/COUNT([.M5:.M34])" office:value-type="float" office:value="40796683.3333333" calcext:value-type="float">
            <text:p>40796683.3333333</text:p>
          </table:table-cell>
          <table:table-cell table:style-name="ce5" table:formula="of:=SUM([.N5:.N34])/COUNT([.N5:.N34])" office:value-type="float" office:value="41546586.6666667" calcext:value-type="float">
            <text:p>41546586.6666667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worksize = 1,000,000</text:p>
          </table:table-cell>
          <table:covered-table-cell table:number-columns-repeated="2" table:style-name="ce12"/>
          <table:covered-table-cell table:style-name="ce7"/>
          <table:table-cell table:number-columns-repeated="3"/>
          <table:table-cell table:style-name="ce13" office:value-type="string" calcext:value-type="string" table:number-columns-spanned="4" table:number-rows-spanned="1">
            <text:p>worksize = 10,000,000</text:p>
          </table:table-cell>
          <table:covered-table-cell table:number-columns-repeated="3" table:style-name="ce12"/>
          <table:table-cell table:number-columns-repeated="3"/>
          <table:table-cell table:style-name="ce14" office:value-type="string" calcext:value-type="string" table:number-columns-spanned="3" table:number-rows-spanned="1">
            <text:p>forall</text:p>
          </table:table-cell>
          <table:covered-table-cell table:style-name="ce12"/>
          <table:covered-table-cell table:style-name="ce7"/>
          <table:table-cell/>
          <table:table-cell table:style-name="ce14" office:value-type="string" calcext:value-type="string" table:number-columns-spanned="3" table:number-rows-spanned="1">
            <text:p>forall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repetitions</text:p>
          </table:table-cell>
          <table:covered-table-cell table:number-columns-repeated="2" table:style-name="ce12"/>
          <table:covered-table-cell table:style-name="ce7"/>
          <table:table-cell table:number-columns-repeated="3"/>
          <table:table-cell table:style-name="ce15" office:value-type="string" calcext:value-type="string" table:number-columns-spanned="4" table:number-rows-spanned="1">
            <text:p>repetitions</text:p>
          </table:table-cell>
          <table:covered-table-cell table:number-columns-repeated="3" table:style-name="ce12"/>
          <table:table-cell table:number-columns-repeated="3"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4" office:value-type="float" office:value="1000" calcext:value-type="float" table:number-columns-spanned="2" table:number-rows-spanned="1">
            <text:p>1,000</text:p>
          </table:table-cell>
          <table:covered-table-cell table:style-name="ce7"/>
          <table:table-cell table:style-name="ce4" office:value-type="float" office:value="2000" calcext:value-type="float" table:number-columns-spanned="2" table:number-rows-spanned="1">
            <text:p>2,000</text:p>
          </table:table-cell>
          <table:covered-table-cell table:style-name="ce7"/>
          <table:table-cell table:number-columns-repeated="3"/>
          <table:table-cell table:style-name="ce16" office:value-type="float" office:value="1000" calcext:value-type="float" table:number-columns-spanned="2" table:number-rows-spanned="1">
            <text:p>1,000</text:p>
          </table:table-cell>
          <table:covered-table-cell table:style-name="ce12"/>
          <table:table-cell table:style-name="ce16" office:value-type="float" office:value="2000" calcext:value-type="float" table:number-columns-spanned="2" table:number-rows-spanned="1">
            <text:p>2,000</text:p>
          </table:table-cell>
          <table:covered-table-cell table:style-name="ce12"/>
          <table:table-cell table:number-columns-repeated="3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 calcext:value-type="string">
            <text:p>forall</text:p>
          </table:table-cell>
          <table:table-cell table:style-name="ce14" office:value-type="string" calcext:value-type="string">
            <text:p>promotion</text:p>
          </table:table-cell>
          <table:table-cell table:style-name="ce14" office:value-type="string" calcext:value-type="string">
            <text:p>forall</text:p>
          </table:table-cell>
          <table:table-cell table:style-name="ce14" office:value-type="string" calcext:value-type="string">
            <text:p>promotion</text:p>
          </table:table-cell>
          <table:table-cell table:number-columns-repeated="3"/>
          <table:table-cell table:style-name="ce14" office:value-type="string" calcext:value-type="string">
            <text:p>forall</text:p>
          </table:table-cell>
          <table:table-cell table:style-name="ce14" office:value-type="string" calcext:value-type="string">
            <text:p>promotion</text:p>
          </table:table-cell>
          <table:table-cell table:style-name="ce14" office:value-type="string" calcext:value-type="string">
            <text:p>forall</text:p>
          </table:table-cell>
          <table:table-cell table:style-name="ce14" office:value-type="string" calcext:value-type="string">
            <text:p>promotion</text:p>
          </table:table-cell>
          <table:table-cell table:number-columns-repeated="3"/>
          <table:table-cell table:style-name="ce4" office:value-type="float" office:value="1000" calcext:value-type="float">
            <text:p>1,000</text:p>
          </table:table-cell>
          <table:table-cell table:style-name="ce5" table:formula="of:=[.B73]" office:value-type="string" office:string-value="3471437" calcext:value-type="string">
            <text:p>3471437</text:p>
          </table:table-cell>
          <table:table-cell table:style-name="ce5" table:formula="of:=[.I73]" office:value-type="string" office:string-value="24397786.67" calcext:value-type="string">
            <text:p>24397786.6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73]/1000000" office:value-type="string" office:string-value="3.471437" calcext:value-type="string">
            <text:p>3.471437</text:p>
          </table:table-cell>
          <table:table-cell table:style-name="ce5" table:formula="of:=[.I73]/1000000" office:value-type="string" office:string-value="24.39778667" calcext:value-type="string">
            <text:p>24.3977866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371030" calcext:value-type="float">
            <text:p>3371030</text:p>
          </table:table-cell>
          <table:table-cell table:style-name="ce5" office:value-type="float" office:value="3967160" calcext:value-type="float">
            <text:p>3967160</text:p>
          </table:table-cell>
          <table:table-cell table:style-name="ce5" office:value-type="float" office:value="7582760" calcext:value-type="float">
            <text:p>7582760</text:p>
          </table:table-cell>
          <table:table-cell table:style-name="ce5" office:value-type="float" office:value="7587960" calcext:value-type="float">
            <text:p>7587960</text:p>
          </table:table-cell>
          <table:table-cell table:number-columns-repeated="3"/>
          <table:table-cell table:style-name="ce5" office:value-type="float" office:value="23709700" calcext:value-type="float">
            <text:p>23709700</text:p>
          </table:table-cell>
          <table:table-cell table:style-name="ce5" office:value-type="float" office:value="24608200" calcext:value-type="float">
            <text:p>24608200</text:p>
          </table:table-cell>
          <table:table-cell table:style-name="ce5" office:value-type="float" office:value="50489400" calcext:value-type="float">
            <text:p>50489400</text:p>
          </table:table-cell>
          <table:table-cell table:style-name="ce5" office:value-type="float" office:value="48341600" calcext:value-type="float">
            <text:p>48341600</text:p>
          </table:table-cell>
          <table:table-cell table:number-columns-repeated="3"/>
          <table:table-cell table:style-name="ce4" office:value-type="float" office:value="2000" calcext:value-type="float">
            <text:p>2,000</text:p>
          </table:table-cell>
          <table:table-cell table:style-name="ce5" table:formula="of:=[.D73]" office:value-type="string" office:string-value="7179460.333" calcext:value-type="string">
            <text:p>7179460.333</text:p>
          </table:table-cell>
          <table:table-cell table:style-name="ce5" table:formula="of:=[.K73]" office:value-type="string" office:string-value="49231416.67" calcext:value-type="string">
            <text:p>49231416.67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D73]/1000000" office:value-type="string" office:string-value="7.179460333" calcext:value-type="string">
            <text:p>7.179460333</text:p>
          </table:table-cell>
          <table:table-cell table:style-name="ce5" table:formula="of:=[.K73]/1000000" office:value-type="string" office:string-value="49.23141667" calcext:value-type="string">
            <text:p>49.2314166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436080" calcext:value-type="float">
            <text:p>3436080</text:p>
          </table:table-cell>
          <table:table-cell table:style-name="ce5" office:value-type="float" office:value="3633200" calcext:value-type="float">
            <text:p>3633200</text:p>
          </table:table-cell>
          <table:table-cell table:style-name="ce5" office:value-type="float" office:value="7860950" calcext:value-type="float">
            <text:p>7860950</text:p>
          </table:table-cell>
          <table:table-cell table:style-name="ce5" office:value-type="float" office:value="7854960" calcext:value-type="float">
            <text:p>7854960</text:p>
          </table:table-cell>
          <table:table-cell table:number-columns-repeated="3"/>
          <table:table-cell table:style-name="ce5" office:value-type="float" office:value="24463900" calcext:value-type="float">
            <text:p>24463900</text:p>
          </table:table-cell>
          <table:table-cell table:style-name="ce5" office:value-type="float" office:value="24767200" calcext:value-type="float">
            <text:p>24767200</text:p>
          </table:table-cell>
          <table:table-cell table:style-name="ce5" office:value-type="float" office:value="48871800" calcext:value-type="float">
            <text:p>48871800</text:p>
          </table:table-cell>
          <table:table-cell table:style-name="ce5" office:value-type="float" office:value="50534000" calcext:value-type="float">
            <text:p>505340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281940" calcext:value-type="float">
            <text:p>3281940</text:p>
          </table:table-cell>
          <table:table-cell table:style-name="ce5" office:value-type="float" office:value="3588780" calcext:value-type="float">
            <text:p>3588780</text:p>
          </table:table-cell>
          <table:table-cell table:style-name="ce5" office:value-type="float" office:value="7140620" calcext:value-type="float">
            <text:p>7140620</text:p>
          </table:table-cell>
          <table:table-cell table:style-name="ce5" office:value-type="float" office:value="7162890" calcext:value-type="float">
            <text:p>7162890</text:p>
          </table:table-cell>
          <table:table-cell table:number-columns-repeated="3"/>
          <table:table-cell table:style-name="ce5" office:value-type="float" office:value="24078600" calcext:value-type="float">
            <text:p>24078600</text:p>
          </table:table-cell>
          <table:table-cell table:style-name="ce5" office:value-type="float" office:value="24590100" calcext:value-type="float">
            <text:p>24590100</text:p>
          </table:table-cell>
          <table:table-cell table:style-name="ce5" office:value-type="float" office:value="50889300" calcext:value-type="float">
            <text:p>50889300</text:p>
          </table:table-cell>
          <table:table-cell table:style-name="ce5" office:value-type="float" office:value="49039400" calcext:value-type="float">
            <text:p>490394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756710" calcext:value-type="float">
            <text:p>3756710</text:p>
          </table:table-cell>
          <table:table-cell table:style-name="ce5" office:value-type="float" office:value="3183290" calcext:value-type="float">
            <text:p>3183290</text:p>
          </table:table-cell>
          <table:table-cell table:style-name="ce5" office:value-type="float" office:value="7715590" calcext:value-type="float">
            <text:p>7715590</text:p>
          </table:table-cell>
          <table:table-cell table:style-name="ce5" office:value-type="float" office:value="6533730" calcext:value-type="float">
            <text:p>6533730</text:p>
          </table:table-cell>
          <table:table-cell table:number-columns-repeated="3"/>
          <table:table-cell table:style-name="ce5" office:value-type="float" office:value="25265200" calcext:value-type="float">
            <text:p>25265200</text:p>
          </table:table-cell>
          <table:table-cell table:style-name="ce5" office:value-type="float" office:value="25429600" calcext:value-type="float">
            <text:p>25429600</text:p>
          </table:table-cell>
          <table:table-cell table:style-name="ce5" office:value-type="float" office:value="49248300" calcext:value-type="float">
            <text:p>49248300</text:p>
          </table:table-cell>
          <table:table-cell table:style-name="ce5" office:value-type="float" office:value="49157800" calcext:value-type="float">
            <text:p>49157800</text:p>
          </table:table-cell>
          <table:table-cell table:number-columns-repeated="3"/>
          <table:table-cell table:style-name="ce14" office:value-type="string" calcext:value-type="string" table:number-columns-spanned="3" table:number-rows-spanned="1">
            <text:p>promotion</text:p>
          </table:table-cell>
          <table:covered-table-cell table:style-name="ce12"/>
          <table:covered-table-cell table:style-name="ce7"/>
          <table:table-cell/>
          <table:table-cell table:style-name="ce14" office:value-type="string" calcext:value-type="string" table:number-columns-spanned="3" table:number-rows-spanned="1">
            <text:p>promotion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3425790" calcext:value-type="float">
            <text:p>3425790</text:p>
          </table:table-cell>
          <table:table-cell table:style-name="ce5" office:value-type="float" office:value="3915900" calcext:value-type="float">
            <text:p>3915900</text:p>
          </table:table-cell>
          <table:table-cell table:style-name="ce5" office:value-type="float" office:value="7845370" calcext:value-type="float">
            <text:p>7845370</text:p>
          </table:table-cell>
          <table:table-cell table:style-name="ce5" office:value-type="float" office:value="7790500" calcext:value-type="float">
            <text:p>7790500</text:p>
          </table:table-cell>
          <table:table-cell table:number-columns-repeated="3"/>
          <table:table-cell table:style-name="ce5" office:value-type="float" office:value="23821500" calcext:value-type="float">
            <text:p>23821500</text:p>
          </table:table-cell>
          <table:table-cell table:style-name="ce5" office:value-type="float" office:value="24679100" calcext:value-type="float">
            <text:p>24679100</text:p>
          </table:table-cell>
          <table:table-cell table:style-name="ce5" office:value-type="float" office:value="50675300" calcext:value-type="float">
            <text:p>50675300</text:p>
          </table:table-cell>
          <table:table-cell table:style-name="ce5" office:value-type="float" office:value="49837500" calcext:value-type="float">
            <text:p>49837500</text:p>
          </table:table-cell>
          <table:table-cell table:number-columns-repeated="3"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3966980" calcext:value-type="float">
            <text:p>3966980</text:p>
          </table:table-cell>
          <table:table-cell table:style-name="ce5" office:value-type="float" office:value="3329250" calcext:value-type="float">
            <text:p>3329250</text:p>
          </table:table-cell>
          <table:table-cell table:style-name="ce5" office:value-type="float" office:value="7087040" calcext:value-type="float">
            <text:p>7087040</text:p>
          </table:table-cell>
          <table:table-cell table:style-name="ce5" office:value-type="float" office:value="7799250" calcext:value-type="float">
            <text:p>7799250</text:p>
          </table:table-cell>
          <table:table-cell table:number-columns-repeated="3"/>
          <table:table-cell table:style-name="ce5" office:value-type="float" office:value="24613900" calcext:value-type="float">
            <text:p>24613900</text:p>
          </table:table-cell>
          <table:table-cell table:style-name="ce5" office:value-type="float" office:value="23936500" calcext:value-type="float">
            <text:p>23936500</text:p>
          </table:table-cell>
          <table:table-cell table:style-name="ce5" office:value-type="float" office:value="49311300" calcext:value-type="float">
            <text:p>49311300</text:p>
          </table:table-cell>
          <table:table-cell table:style-name="ce5" office:value-type="float" office:value="49247900" calcext:value-type="float">
            <text:p>49247900</text:p>
          </table:table-cell>
          <table:table-cell table:number-columns-repeated="3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193660" calcext:value-type="float">
            <text:p>3193660</text:p>
          </table:table-cell>
          <table:table-cell table:style-name="ce5" office:value-type="float" office:value="3357650" calcext:value-type="float">
            <text:p>3357650</text:p>
          </table:table-cell>
          <table:table-cell table:style-name="ce5" office:value-type="float" office:value="7845690" calcext:value-type="float">
            <text:p>7845690</text:p>
          </table:table-cell>
          <table:table-cell table:style-name="ce5" office:value-type="float" office:value="7688180" calcext:value-type="float">
            <text:p>7688180</text:p>
          </table:table-cell>
          <table:table-cell table:number-columns-repeated="3"/>
          <table:table-cell table:style-name="ce5" office:value-type="float" office:value="24733500" calcext:value-type="float">
            <text:p>24733500</text:p>
          </table:table-cell>
          <table:table-cell table:style-name="ce5" office:value-type="float" office:value="24601500" calcext:value-type="float">
            <text:p>24601500</text:p>
          </table:table-cell>
          <table:table-cell table:style-name="ce5" office:value-type="float" office:value="49864500" calcext:value-type="float">
            <text:p>49864500</text:p>
          </table:table-cell>
          <table:table-cell table:style-name="ce5" office:value-type="float" office:value="47515700" calcext:value-type="float">
            <text:p>47515700</text:p>
          </table:table-cell>
          <table:table-cell table:number-columns-repeated="3"/>
          <table:table-cell table:style-name="ce4" office:value-type="float" office:value="1000" calcext:value-type="float">
            <text:p>1,000</text:p>
          </table:table-cell>
          <table:table-cell table:style-name="ce5" table:formula="of:=[.C73]" office:value-type="string" office:string-value="3557633" calcext:value-type="string">
            <text:p>3557633</text:p>
          </table:table-cell>
          <table:table-cell table:style-name="ce5" table:formula="of:=[.J73]" office:value-type="string" office:string-value="24470430" calcext:value-type="string">
            <text:p>24470430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73]/1000000" office:value-type="string" office:string-value="3.557633" calcext:value-type="string">
            <text:p>3.557633</text:p>
          </table:table-cell>
          <table:table-cell table:style-name="ce5" table:formula="of:=[.J73]/1000000" office:value-type="string" office:string-value="24.47043" calcext:value-type="string">
            <text:p>24.4704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125340" calcext:value-type="float">
            <text:p>3125340</text:p>
          </table:table-cell>
          <table:table-cell table:style-name="ce5" office:value-type="float" office:value="3223890" calcext:value-type="float">
            <text:p>3223890</text:p>
          </table:table-cell>
          <table:table-cell table:style-name="ce5" office:value-type="float" office:value="7357010" calcext:value-type="float">
            <text:p>7357010</text:p>
          </table:table-cell>
          <table:table-cell table:style-name="ce5" office:value-type="float" office:value="7687350" calcext:value-type="float">
            <text:p>7687350</text:p>
          </table:table-cell>
          <table:table-cell table:number-columns-repeated="3"/>
          <table:table-cell table:style-name="ce5" office:value-type="float" office:value="24423700" calcext:value-type="float">
            <text:p>24423700</text:p>
          </table:table-cell>
          <table:table-cell table:style-name="ce5" office:value-type="float" office:value="24955500" calcext:value-type="float">
            <text:p>24955500</text:p>
          </table:table-cell>
          <table:table-cell table:style-name="ce5" office:value-type="float" office:value="49542000" calcext:value-type="float">
            <text:p>49542000</text:p>
          </table:table-cell>
          <table:table-cell table:style-name="ce5" office:value-type="float" office:value="50715900" calcext:value-type="float">
            <text:p>50715900</text:p>
          </table:table-cell>
          <table:table-cell table:number-columns-repeated="3"/>
          <table:table-cell table:style-name="ce4" office:value-type="float" office:value="2000" calcext:value-type="float">
            <text:p>2,000</text:p>
          </table:table-cell>
          <table:table-cell table:style-name="ce5" table:formula="of:=[.E73]" office:value-type="string" office:string-value="7524367.333" calcext:value-type="string">
            <text:p>7524367.333</text:p>
          </table:table-cell>
          <table:table-cell table:style-name="ce5" table:formula="of:=[.L73]" office:value-type="string" office:string-value="49165186.67" calcext:value-type="string">
            <text:p>49165186.67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E73]/1000000" office:value-type="string" office:string-value="7.524367333" calcext:value-type="string">
            <text:p>7.524367333</text:p>
          </table:table-cell>
          <table:table-cell table:style-name="ce5" table:formula="of:=[.L73]/1000000" office:value-type="string" office:string-value="49.16518667" calcext:value-type="string">
            <text:p>49.1651866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3400430" calcext:value-type="float">
            <text:p>3400430</text:p>
          </table:table-cell>
          <table:table-cell table:style-name="ce5" office:value-type="float" office:value="4013730" calcext:value-type="float">
            <text:p>4013730</text:p>
          </table:table-cell>
          <table:table-cell table:style-name="ce5" office:value-type="float" office:value="6664910" calcext:value-type="float">
            <text:p>6664910</text:p>
          </table:table-cell>
          <table:table-cell table:style-name="ce5" office:value-type="float" office:value="7773660" calcext:value-type="float">
            <text:p>7773660</text:p>
          </table:table-cell>
          <table:table-cell table:number-columns-repeated="3"/>
          <table:table-cell table:style-name="ce5" office:value-type="float" office:value="24602400" calcext:value-type="float">
            <text:p>24602400</text:p>
          </table:table-cell>
          <table:table-cell table:style-name="ce5" office:value-type="float" office:value="24574800" calcext:value-type="float">
            <text:p>24574800</text:p>
          </table:table-cell>
          <table:table-cell table:style-name="ce5" office:value-type="float" office:value="50243000" calcext:value-type="float">
            <text:p>50243000</text:p>
          </table:table-cell>
          <table:table-cell table:style-name="ce5" office:value-type="float" office:value="49260800" calcext:value-type="float">
            <text:p>492608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356470" calcext:value-type="float">
            <text:p>3356470</text:p>
          </table:table-cell>
          <table:table-cell table:style-name="ce5" office:value-type="float" office:value="3258430" calcext:value-type="float">
            <text:p>3258430</text:p>
          </table:table-cell>
          <table:table-cell table:style-name="ce5" office:value-type="float" office:value="7153610" calcext:value-type="float">
            <text:p>7153610</text:p>
          </table:table-cell>
          <table:table-cell table:style-name="ce5" office:value-type="float" office:value="8024550" calcext:value-type="float">
            <text:p>8024550</text:p>
          </table:table-cell>
          <table:table-cell table:number-columns-repeated="3"/>
          <table:table-cell table:style-name="ce5" office:value-type="float" office:value="23473700" calcext:value-type="float">
            <text:p>23473700</text:p>
          </table:table-cell>
          <table:table-cell table:style-name="ce5" office:value-type="float" office:value="24913200" calcext:value-type="float">
            <text:p>24913200</text:p>
          </table:table-cell>
          <table:table-cell table:style-name="ce5" office:value-type="float" office:value="48896900" calcext:value-type="float">
            <text:p>48896900</text:p>
          </table:table-cell>
          <table:table-cell table:style-name="ce5" office:value-type="float" office:value="48961800" calcext:value-type="float">
            <text:p>489618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473740" calcext:value-type="float">
            <text:p>3473740</text:p>
          </table:table-cell>
          <table:table-cell table:style-name="ce5" office:value-type="float" office:value="3418970" calcext:value-type="float">
            <text:p>3418970</text:p>
          </table:table-cell>
          <table:table-cell table:style-name="ce5" office:value-type="float" office:value="6707100" calcext:value-type="float">
            <text:p>6707100</text:p>
          </table:table-cell>
          <table:table-cell table:style-name="ce5" office:value-type="float" office:value="6928760" calcext:value-type="float">
            <text:p>6928760</text:p>
          </table:table-cell>
          <table:table-cell table:number-columns-repeated="3"/>
          <table:table-cell table:style-name="ce5" office:value-type="float" office:value="24556300" calcext:value-type="float">
            <text:p>24556300</text:p>
          </table:table-cell>
          <table:table-cell table:style-name="ce5" office:value-type="float" office:value="24357900" calcext:value-type="float">
            <text:p>24357900</text:p>
          </table:table-cell>
          <table:table-cell table:style-name="ce5" office:value-type="float" office:value="49016500" calcext:value-type="float">
            <text:p>49016500</text:p>
          </table:table-cell>
          <table:table-cell table:style-name="ce5" office:value-type="float" office:value="49013500" calcext:value-type="float">
            <text:p>490135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285290" calcext:value-type="float">
            <text:p>3285290</text:p>
          </table:table-cell>
          <table:table-cell table:style-name="ce5" office:value-type="float" office:value="3824610" calcext:value-type="float">
            <text:p>3824610</text:p>
          </table:table-cell>
          <table:table-cell table:style-name="ce5" office:value-type="float" office:value="6449950" calcext:value-type="float">
            <text:p>6449950</text:p>
          </table:table-cell>
          <table:table-cell table:style-name="ce5" office:value-type="float" office:value="7297770" calcext:value-type="float">
            <text:p>7297770</text:p>
          </table:table-cell>
          <table:table-cell table:number-columns-repeated="3"/>
          <table:table-cell table:style-name="ce5" office:value-type="float" office:value="24445900" calcext:value-type="float">
            <text:p>24445900</text:p>
          </table:table-cell>
          <table:table-cell table:style-name="ce5" office:value-type="float" office:value="24661000" calcext:value-type="float">
            <text:p>24661000</text:p>
          </table:table-cell>
          <table:table-cell table:style-name="ce5" office:value-type="float" office:value="49999600" calcext:value-type="float">
            <text:p>49999600</text:p>
          </table:table-cell>
          <table:table-cell table:style-name="ce5" office:value-type="float" office:value="49060800" calcext:value-type="float">
            <text:p>490608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404140" calcext:value-type="float">
            <text:p>3404140</text:p>
          </table:table-cell>
          <table:table-cell table:style-name="ce5" office:value-type="float" office:value="3854880" calcext:value-type="float">
            <text:p>3854880</text:p>
          </table:table-cell>
          <table:table-cell table:style-name="ce5" office:value-type="float" office:value="8025310" calcext:value-type="float">
            <text:p>8025310</text:p>
          </table:table-cell>
          <table:table-cell table:style-name="ce5" office:value-type="float" office:value="7755850" calcext:value-type="float">
            <text:p>7755850</text:p>
          </table:table-cell>
          <table:table-cell table:number-columns-repeated="3"/>
          <table:table-cell table:style-name="ce5" office:value-type="float" office:value="24730700" calcext:value-type="float">
            <text:p>24730700</text:p>
          </table:table-cell>
          <table:table-cell table:style-name="ce5" office:value-type="float" office:value="23327200" calcext:value-type="float">
            <text:p>23327200</text:p>
          </table:table-cell>
          <table:table-cell table:style-name="ce5" office:value-type="float" office:value="49207700" calcext:value-type="float">
            <text:p>49207700</text:p>
          </table:table-cell>
          <table:table-cell table:style-name="ce5" office:value-type="float" office:value="49334200" calcext:value-type="float">
            <text:p>493342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393390" calcext:value-type="float">
            <text:p>3393390</text:p>
          </table:table-cell>
          <table:table-cell table:style-name="ce5" office:value-type="float" office:value="3462330" calcext:value-type="float">
            <text:p>3462330</text:p>
          </table:table-cell>
          <table:table-cell table:style-name="ce5" office:value-type="float" office:value="6662420" calcext:value-type="float">
            <text:p>6662420</text:p>
          </table:table-cell>
          <table:table-cell table:style-name="ce5" office:value-type="float" office:value="7530430" calcext:value-type="float">
            <text:p>7530430</text:p>
          </table:table-cell>
          <table:table-cell table:number-columns-repeated="3"/>
          <table:table-cell table:style-name="ce5" office:value-type="float" office:value="23770300" calcext:value-type="float">
            <text:p>23770300</text:p>
          </table:table-cell>
          <table:table-cell table:style-name="ce5" office:value-type="float" office:value="24526400" calcext:value-type="float">
            <text:p>24526400</text:p>
          </table:table-cell>
          <table:table-cell table:style-name="ce5" office:value-type="float" office:value="50355200" calcext:value-type="float">
            <text:p>50355200</text:p>
          </table:table-cell>
          <table:table-cell table:style-name="ce5" office:value-type="float" office:value="49119000" calcext:value-type="float">
            <text:p>491190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783690" calcext:value-type="float">
            <text:p>3783690</text:p>
          </table:table-cell>
          <table:table-cell table:style-name="ce5" office:value-type="float" office:value="3340320" calcext:value-type="float">
            <text:p>3340320</text:p>
          </table:table-cell>
          <table:table-cell table:style-name="ce5" office:value-type="float" office:value="6666030" calcext:value-type="float">
            <text:p>6666030</text:p>
          </table:table-cell>
          <table:table-cell table:style-name="ce5" office:value-type="float" office:value="7710290" calcext:value-type="float">
            <text:p>7710290</text:p>
          </table:table-cell>
          <table:table-cell table:number-columns-repeated="3"/>
          <table:table-cell table:style-name="ce5" office:value-type="float" office:value="25165500" calcext:value-type="float">
            <text:p>25165500</text:p>
          </table:table-cell>
          <table:table-cell table:style-name="ce5" office:value-type="float" office:value="24561800" calcext:value-type="float">
            <text:p>24561800</text:p>
          </table:table-cell>
          <table:table-cell table:style-name="ce5" office:value-type="float" office:value="49183600" calcext:value-type="float">
            <text:p>49183600</text:p>
          </table:table-cell>
          <table:table-cell table:style-name="ce5" office:value-type="float" office:value="48751700" calcext:value-type="float">
            <text:p>487517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432010" calcext:value-type="float">
            <text:p>3432010</text:p>
          </table:table-cell>
          <table:table-cell table:style-name="ce5" office:value-type="float" office:value="3372330" calcext:value-type="float">
            <text:p>3372330</text:p>
          </table:table-cell>
          <table:table-cell table:style-name="ce5" office:value-type="float" office:value="6646540" calcext:value-type="float">
            <text:p>6646540</text:p>
          </table:table-cell>
          <table:table-cell table:style-name="ce5" office:value-type="float" office:value="6872210" calcext:value-type="float">
            <text:p>6872210</text:p>
          </table:table-cell>
          <table:table-cell table:number-columns-repeated="3"/>
          <table:table-cell table:style-name="ce5" office:value-type="float" office:value="23533600" calcext:value-type="float">
            <text:p>23533600</text:p>
          </table:table-cell>
          <table:table-cell table:style-name="ce5" office:value-type="float" office:value="25352700" calcext:value-type="float">
            <text:p>25352700</text:p>
          </table:table-cell>
          <table:table-cell table:style-name="ce5" office:value-type="float" office:value="49247600" calcext:value-type="float">
            <text:p>49247600</text:p>
          </table:table-cell>
          <table:table-cell table:style-name="ce5" office:value-type="float" office:value="49401500" calcext:value-type="float">
            <text:p>494015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977430" calcext:value-type="float">
            <text:p>3977430</text:p>
          </table:table-cell>
          <table:table-cell table:style-name="ce5" office:value-type="float" office:value="3823080" calcext:value-type="float">
            <text:p>3823080</text:p>
          </table:table-cell>
          <table:table-cell table:style-name="ce5" office:value-type="float" office:value="7073220" calcext:value-type="float">
            <text:p>7073220</text:p>
          </table:table-cell>
          <table:table-cell table:style-name="ce5" office:value-type="float" office:value="7193280" calcext:value-type="float">
            <text:p>7193280</text:p>
          </table:table-cell>
          <table:table-cell table:number-columns-repeated="3"/>
          <table:table-cell table:style-name="ce5" office:value-type="float" office:value="24195000" calcext:value-type="float">
            <text:p>24195000</text:p>
          </table:table-cell>
          <table:table-cell table:style-name="ce5" office:value-type="float" office:value="24306600" calcext:value-type="float">
            <text:p>24306600</text:p>
          </table:table-cell>
          <table:table-cell table:style-name="ce5" office:value-type="float" office:value="49244700" calcext:value-type="float">
            <text:p>49244700</text:p>
          </table:table-cell>
          <table:table-cell table:style-name="ce5" office:value-type="float" office:value="48607900" calcext:value-type="float">
            <text:p>486079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562610" calcext:value-type="float">
            <text:p>3562610</text:p>
          </table:table-cell>
          <table:table-cell table:style-name="ce5" office:value-type="float" office:value="3348900" calcext:value-type="float">
            <text:p>3348900</text:p>
          </table:table-cell>
          <table:table-cell table:style-name="ce5" office:value-type="float" office:value="6835300" calcext:value-type="float">
            <text:p>6835300</text:p>
          </table:table-cell>
          <table:table-cell table:style-name="ce5" office:value-type="float" office:value="7167650" calcext:value-type="float">
            <text:p>7167650</text:p>
          </table:table-cell>
          <table:table-cell table:number-columns-repeated="3"/>
          <table:table-cell table:style-name="ce5" office:value-type="float" office:value="25145500" calcext:value-type="float">
            <text:p>25145500</text:p>
          </table:table-cell>
          <table:table-cell table:style-name="ce5" office:value-type="float" office:value="24433200" calcext:value-type="float">
            <text:p>24433200</text:p>
          </table:table-cell>
          <table:table-cell table:style-name="ce5" office:value-type="float" office:value="49141600" calcext:value-type="float">
            <text:p>49141600</text:p>
          </table:table-cell>
          <table:table-cell table:style-name="ce5" office:value-type="float" office:value="48744300" calcext:value-type="float">
            <text:p>487443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679400" calcext:value-type="float">
            <text:p>3679400</text:p>
          </table:table-cell>
          <table:table-cell table:style-name="ce5" office:value-type="float" office:value="3908850" calcext:value-type="float">
            <text:p>3908850</text:p>
          </table:table-cell>
          <table:table-cell table:style-name="ce5" office:value-type="float" office:value="7859710" calcext:value-type="float">
            <text:p>7859710</text:p>
          </table:table-cell>
          <table:table-cell table:style-name="ce5" office:value-type="float" office:value="7850820" calcext:value-type="float">
            <text:p>7850820</text:p>
          </table:table-cell>
          <table:table-cell table:number-columns-repeated="3"/>
          <table:table-cell table:style-name="ce5" office:value-type="float" office:value="23710800" calcext:value-type="float">
            <text:p>23710800</text:p>
          </table:table-cell>
          <table:table-cell table:style-name="ce5" office:value-type="float" office:value="24463000" calcext:value-type="float">
            <text:p>24463000</text:p>
          </table:table-cell>
          <table:table-cell table:style-name="ce5" office:value-type="float" office:value="50269100" calcext:value-type="float">
            <text:p>50269100</text:p>
          </table:table-cell>
          <table:table-cell table:style-name="ce5" office:value-type="float" office:value="48918000" calcext:value-type="float">
            <text:p>489180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320600" calcext:value-type="float">
            <text:p>3320600</text:p>
          </table:table-cell>
          <table:table-cell table:style-name="ce5" office:value-type="float" office:value="3535760" calcext:value-type="float">
            <text:p>3535760</text:p>
          </table:table-cell>
          <table:table-cell table:style-name="ce5" office:value-type="float" office:value="7201870" calcext:value-type="float">
            <text:p>7201870</text:p>
          </table:table-cell>
          <table:table-cell table:style-name="ce5" office:value-type="float" office:value="7250820" calcext:value-type="float">
            <text:p>7250820</text:p>
          </table:table-cell>
          <table:table-cell table:number-columns-repeated="3"/>
          <table:table-cell table:style-name="ce5" office:value-type="float" office:value="24455000" calcext:value-type="float">
            <text:p>24455000</text:p>
          </table:table-cell>
          <table:table-cell table:style-name="ce5" office:value-type="float" office:value="24596600" calcext:value-type="float">
            <text:p>24596600</text:p>
          </table:table-cell>
          <table:table-cell table:style-name="ce5" office:value-type="float" office:value="48006200" calcext:value-type="float">
            <text:p>48006200</text:p>
          </table:table-cell>
          <table:table-cell table:style-name="ce5" office:value-type="float" office:value="49275500" calcext:value-type="float">
            <text:p>492755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441460" calcext:value-type="float">
            <text:p>3441460</text:p>
          </table:table-cell>
          <table:table-cell table:style-name="ce5" office:value-type="float" office:value="3138250" calcext:value-type="float">
            <text:p>3138250</text:p>
          </table:table-cell>
          <table:table-cell table:style-name="ce5" office:value-type="float" office:value="6664530" calcext:value-type="float">
            <text:p>6664530</text:p>
          </table:table-cell>
          <table:table-cell table:style-name="ce5" office:value-type="float" office:value="6907860" calcext:value-type="float">
            <text:p>6907860</text:p>
          </table:table-cell>
          <table:table-cell table:number-columns-repeated="3"/>
          <table:table-cell table:style-name="ce5" office:value-type="float" office:value="24801200" calcext:value-type="float">
            <text:p>24801200</text:p>
          </table:table-cell>
          <table:table-cell table:style-name="ce5" office:value-type="float" office:value="24777500" calcext:value-type="float">
            <text:p>24777500</text:p>
          </table:table-cell>
          <table:table-cell table:style-name="ce5" office:value-type="float" office:value="47981100" calcext:value-type="float">
            <text:p>47981100</text:p>
          </table:table-cell>
          <table:table-cell table:style-name="ce5" office:value-type="float" office:value="50924000" calcext:value-type="float">
            <text:p>509240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240860" calcext:value-type="float">
            <text:p>3240860</text:p>
          </table:table-cell>
          <table:table-cell table:style-name="ce5" office:value-type="float" office:value="3789230" calcext:value-type="float">
            <text:p>3789230</text:p>
          </table:table-cell>
          <table:table-cell table:style-name="ce5" office:value-type="float" office:value="7808240" calcext:value-type="float">
            <text:p>7808240</text:p>
          </table:table-cell>
          <table:table-cell table:style-name="ce5" office:value-type="float" office:value="7829440" calcext:value-type="float">
            <text:p>7829440</text:p>
          </table:table-cell>
          <table:table-cell table:number-columns-repeated="3"/>
          <table:table-cell table:style-name="ce5" office:value-type="float" office:value="24717600" calcext:value-type="float">
            <text:p>24717600</text:p>
          </table:table-cell>
          <table:table-cell table:style-name="ce5" office:value-type="float" office:value="23971000" calcext:value-type="float">
            <text:p>23971000</text:p>
          </table:table-cell>
          <table:table-cell table:style-name="ce5" office:value-type="float" office:value="50322300" calcext:value-type="float">
            <text:p>50322300</text:p>
          </table:table-cell>
          <table:table-cell table:style-name="ce5" office:value-type="float" office:value="49205100" calcext:value-type="float">
            <text:p>492051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521980" calcext:value-type="float">
            <text:p>3521980</text:p>
          </table:table-cell>
          <table:table-cell table:style-name="ce5" office:value-type="float" office:value="3345500" calcext:value-type="float">
            <text:p>3345500</text:p>
          </table:table-cell>
          <table:table-cell table:style-name="ce5" office:value-type="float" office:value="6221920" calcext:value-type="float">
            <text:p>6221920</text:p>
          </table:table-cell>
          <table:table-cell table:style-name="ce5" office:value-type="float" office:value="7531300" calcext:value-type="float">
            <text:p>7531300</text:p>
          </table:table-cell>
          <table:table-cell table:number-columns-repeated="3"/>
          <table:table-cell table:style-name="ce5" office:value-type="float" office:value="24904500" calcext:value-type="float">
            <text:p>24904500</text:p>
          </table:table-cell>
          <table:table-cell table:style-name="ce5" office:value-type="float" office:value="23556200" calcext:value-type="float">
            <text:p>23556200</text:p>
          </table:table-cell>
          <table:table-cell table:style-name="ce5" office:value-type="float" office:value="49128200" calcext:value-type="float">
            <text:p>49128200</text:p>
          </table:table-cell>
          <table:table-cell table:style-name="ce5" office:value-type="float" office:value="48410200" calcext:value-type="float">
            <text:p>484102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226370" calcext:value-type="float">
            <text:p>3226370</text:p>
          </table:table-cell>
          <table:table-cell table:style-name="ce5" office:value-type="float" office:value="3774240" calcext:value-type="float">
            <text:p>3774240</text:p>
          </table:table-cell>
          <table:table-cell table:style-name="ce5" office:value-type="float" office:value="7401530" calcext:value-type="float">
            <text:p>7401530</text:p>
          </table:table-cell>
          <table:table-cell table:style-name="ce5" office:value-type="float" office:value="7342100" calcext:value-type="float">
            <text:p>7342100</text:p>
          </table:table-cell>
          <table:table-cell table:number-columns-repeated="3"/>
          <table:table-cell table:style-name="ce5" office:value-type="float" office:value="23665000" calcext:value-type="float">
            <text:p>23665000</text:p>
          </table:table-cell>
          <table:table-cell table:style-name="ce5" office:value-type="float" office:value="23663800" calcext:value-type="float">
            <text:p>23663800</text:p>
          </table:table-cell>
          <table:table-cell table:style-name="ce5" office:value-type="float" office:value="49343600" calcext:value-type="float">
            <text:p>49343600</text:p>
          </table:table-cell>
          <table:table-cell table:style-name="ce5" office:value-type="float" office:value="49293800" calcext:value-type="float">
            <text:p>492938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448770" calcext:value-type="float">
            <text:p>3448770</text:p>
          </table:table-cell>
          <table:table-cell table:style-name="ce5" office:value-type="float" office:value="3839870" calcext:value-type="float">
            <text:p>3839870</text:p>
          </table:table-cell>
          <table:table-cell table:style-name="ce5" office:value-type="float" office:value="7053690" calcext:value-type="float">
            <text:p>7053690</text:p>
          </table:table-cell>
          <table:table-cell table:style-name="ce5" office:value-type="float" office:value="8344070" calcext:value-type="float">
            <text:p>8344070</text:p>
          </table:table-cell>
          <table:table-cell table:number-columns-repeated="3"/>
          <table:table-cell table:style-name="ce5" office:value-type="float" office:value="23921900" calcext:value-type="float">
            <text:p>23921900</text:p>
          </table:table-cell>
          <table:table-cell table:style-name="ce5" office:value-type="float" office:value="24534000" calcext:value-type="float">
            <text:p>24534000</text:p>
          </table:table-cell>
          <table:table-cell table:style-name="ce5" office:value-type="float" office:value="48932900" calcext:value-type="float">
            <text:p>48932900</text:p>
          </table:table-cell>
          <table:table-cell table:style-name="ce5" office:value-type="float" office:value="49010100" calcext:value-type="float">
            <text:p>490101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221950" calcext:value-type="float">
            <text:p>3221950</text:p>
          </table:table-cell>
          <table:table-cell table:style-name="ce5" office:value-type="float" office:value="3753210" calcext:value-type="float">
            <text:p>3753210</text:p>
          </table:table-cell>
          <table:table-cell table:style-name="ce5" office:value-type="float" office:value="7224320" calcext:value-type="float">
            <text:p>7224320</text:p>
          </table:table-cell>
          <table:table-cell table:style-name="ce5" office:value-type="float" office:value="7858670" calcext:value-type="float">
            <text:p>7858670</text:p>
          </table:table-cell>
          <table:table-cell table:number-columns-repeated="3"/>
          <table:table-cell table:style-name="ce5" office:value-type="float" office:value="24625200" calcext:value-type="float">
            <text:p>24625200</text:p>
          </table:table-cell>
          <table:table-cell table:style-name="ce5" office:value-type="float" office:value="24375900" calcext:value-type="float">
            <text:p>24375900</text:p>
          </table:table-cell>
          <table:table-cell table:style-name="ce5" office:value-type="float" office:value="47366400" calcext:value-type="float">
            <text:p>47366400</text:p>
          </table:table-cell>
          <table:table-cell table:style-name="ce5" office:value-type="float" office:value="48212600" calcext:value-type="float">
            <text:p>482126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711650" calcext:value-type="float">
            <text:p>3711650</text:p>
          </table:table-cell>
          <table:table-cell table:style-name="ce5" office:value-type="float" office:value="3823670" calcext:value-type="float">
            <text:p>3823670</text:p>
          </table:table-cell>
          <table:table-cell table:style-name="ce5" office:value-type="float" office:value="7599970" calcext:value-type="float">
            <text:p>7599970</text:p>
          </table:table-cell>
          <table:table-cell table:style-name="ce5" office:value-type="float" office:value="7749400" calcext:value-type="float">
            <text:p>7749400</text:p>
          </table:table-cell>
          <table:table-cell table:number-columns-repeated="3"/>
          <table:table-cell table:style-name="ce5" office:value-type="float" office:value="24956800" calcext:value-type="float">
            <text:p>24956800</text:p>
          </table:table-cell>
          <table:table-cell table:style-name="ce5" office:value-type="float" office:value="24361600" calcext:value-type="float">
            <text:p>24361600</text:p>
          </table:table-cell>
          <table:table-cell table:style-name="ce5" office:value-type="float" office:value="47274700" calcext:value-type="float">
            <text:p>47274700</text:p>
          </table:table-cell>
          <table:table-cell table:style-name="ce5" office:value-type="float" office:value="48858300" calcext:value-type="float">
            <text:p>488583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673870" calcext:value-type="float">
            <text:p>3673870</text:p>
          </table:table-cell>
          <table:table-cell table:style-name="ce5" office:value-type="float" office:value="3725660" calcext:value-type="float">
            <text:p>3725660</text:p>
          </table:table-cell>
          <table:table-cell table:style-name="ce5" office:value-type="float" office:value="7529960" calcext:value-type="float">
            <text:p>7529960</text:p>
          </table:table-cell>
          <table:table-cell table:style-name="ce5" office:value-type="float" office:value="7792920" calcext:value-type="float">
            <text:p>7792920</text:p>
          </table:table-cell>
          <table:table-cell table:number-columns-repeated="3"/>
          <table:table-cell table:style-name="ce5" office:value-type="float" office:value="24501700" calcext:value-type="float">
            <text:p>24501700</text:p>
          </table:table-cell>
          <table:table-cell table:style-name="ce5" office:value-type="float" office:value="24303300" calcext:value-type="float">
            <text:p>24303300</text:p>
          </table:table-cell>
          <table:table-cell table:style-name="ce5" office:value-type="float" office:value="48918200" calcext:value-type="float">
            <text:p>48918200</text:p>
          </table:table-cell>
          <table:table-cell table:style-name="ce5" office:value-type="float" office:value="49751100" calcext:value-type="float">
            <text:p>497511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325740" calcext:value-type="float">
            <text:p>3325740</text:p>
          </table:table-cell>
          <table:table-cell table:style-name="ce5" office:value-type="float" office:value="3100490" calcext:value-type="float">
            <text:p>3100490</text:p>
          </table:table-cell>
          <table:table-cell table:style-name="ce5" office:value-type="float" office:value="6945430" calcext:value-type="float">
            <text:p>6945430</text:p>
          </table:table-cell>
          <table:table-cell table:style-name="ce5" office:value-type="float" office:value="6743360" calcext:value-type="float">
            <text:p>6743360</text:p>
          </table:table-cell>
          <table:table-cell table:number-columns-repeated="3"/>
          <table:table-cell table:style-name="ce5" office:value-type="float" office:value="24243400" calcext:value-type="float">
            <text:p>24243400</text:p>
          </table:table-cell>
          <table:table-cell table:style-name="ce5" office:value-type="float" office:value="25084600" calcext:value-type="float">
            <text:p>25084600</text:p>
          </table:table-cell>
          <table:table-cell table:style-name="ce5" office:value-type="float" office:value="47612200" calcext:value-type="float">
            <text:p>47612200</text:p>
          </table:table-cell>
          <table:table-cell table:style-name="ce5" office:value-type="float" office:value="49173700" calcext:value-type="float">
            <text:p>491737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703730" calcext:value-type="float">
            <text:p>3703730</text:p>
          </table:table-cell>
          <table:table-cell table:style-name="ce5" office:value-type="float" office:value="3077560" calcext:value-type="float">
            <text:p>3077560</text:p>
          </table:table-cell>
          <table:table-cell table:style-name="ce5" office:value-type="float" office:value="6553220" calcext:value-type="float">
            <text:p>6553220</text:p>
          </table:table-cell>
          <table:table-cell table:style-name="ce5" office:value-type="float" office:value="8170990" calcext:value-type="float">
            <text:p>8170990</text:p>
          </table:table-cell>
          <table:table-cell table:number-columns-repeated="3"/>
          <table:table-cell table:style-name="ce5" office:value-type="float" office:value="24701600" calcext:value-type="float">
            <text:p>24701600</text:p>
          </table:table-cell>
          <table:table-cell table:style-name="ce5" office:value-type="float" office:value="23842900" calcext:value-type="float">
            <text:p>23842900</text:p>
          </table:table-cell>
          <table:table-cell table:style-name="ce5" office:value-type="float" office:value="48359300" calcext:value-type="float">
            <text:p>48359300</text:p>
          </table:table-cell>
          <table:table-cell table:style-name="ce5" office:value-type="float" office:value="49277900" calcext:value-type="float">
            <text:p>4927790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édia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média</text:p>
          </table:table-cell>
          <table:covered-table-cell table:style-name="ce7"/>
          <table:table-cell table:number-columns-repeated="3"/>
          <table:table-cell table:style-name="ce17" office:value-type="string" calcext:value-type="string" table:number-columns-spanned="2" table:number-rows-spanned="1">
            <text:p>média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média</text:p>
          </table:table-cell>
          <table:covered-table-cell table:style-name="ce12"/>
          <table:table-cell table:number-columns-repeated="1012"/>
        </table:table-row>
        <table:table-row table:style-name="ro1">
          <table:table-cell/>
          <table:table-cell table:style-name="ce5" table:formula="of:=SUM([.B42:.B71])/COUNT([.B42:.B71])" office:value-type="float" office:value="3471437" calcext:value-type="float">
            <text:p>3471437</text:p>
          </table:table-cell>
          <table:table-cell table:style-name="ce5" table:formula="of:=SUM([.C42:.C71])/COUNT([.C42:.C71])" office:value-type="float" office:value="3557633" calcext:value-type="float">
            <text:p>3557633</text:p>
          </table:table-cell>
          <table:table-cell table:style-name="ce5" table:formula="of:=SUM([.D42:.D71])/COUNT([.D42:.D71])" office:value-type="float" office:value="7179460.33333333" calcext:value-type="float">
            <text:p>7179460.33333333</text:p>
          </table:table-cell>
          <table:table-cell table:style-name="ce5" table:formula="of:=SUM([.E42:.E71])/COUNT([.E42:.E71])" office:value-type="float" office:value="7524367.33333333" calcext:value-type="float">
            <text:p>7524367.33333333</text:p>
          </table:table-cell>
          <table:table-cell table:number-columns-repeated="3"/>
          <table:table-cell table:style-name="ce5" table:formula="of:=SUM([.I42:.I71])/COUNT([.I42:.I71])" office:value-type="float" office:value="24397786.6666667" calcext:value-type="float">
            <text:p>24397786.6666667</text:p>
          </table:table-cell>
          <table:table-cell table:style-name="ce5" table:formula="of:=SUM([.J42:.J71])/COUNT([.J42:.J71])" office:value-type="float" office:value="24470430" calcext:value-type="float">
            <text:p>24470430</text:p>
          </table:table-cell>
          <table:table-cell table:style-name="ce5" table:formula="of:=SUM([.K42:.K71])/COUNT([.K42:.K71])" office:value-type="float" office:value="49231416.6666667" calcext:value-type="float">
            <text:p>49231416.6666667</text:p>
          </table:table-cell>
          <table:table-cell table:style-name="ce5" table:formula="of:=SUM([.L42:.L71])/COUNT([.L42:.L71])" office:value-type="float" office:value="49165186.6666667" calcext:value-type="float">
            <text:p>49165186.6666667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* promotion = function promotion (Chapel's implicit data parallelism)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10" table:style-name="ta6"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C++ backend</text:p>
          </table:table-cell>
          <table:table-cell table:number-columns-repeated="13"/>
          <table:table-cell table:style-name="ce18" office:value-type="string" calcext:value-type="string">
            <text:p>C++ backend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worksize = 1,000,000</text:p>
          </table:table-cell>
          <table:covered-table-cell table:number-columns-repeated="4" table:style-name="ce12"/>
          <table:covered-table-cell table:style-name="ce7"/>
          <table:table-cell table:style-name="ce8"/>
          <table:table-cell table:style-name="ce2" office:value-type="string" calcext:value-type="string" table:number-columns-spanned="6" table:number-rows-spanned="1">
            <text:p>worksize = 10,000,000</text:p>
          </table:table-cell>
          <table:covered-table-cell table:number-columns-repeated="4"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activitie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2 activitie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 table:style-name="ce9"/>
          <table:table-cell table:style-name="ce4" office:value-type="string" calcext:value-type="string" table:number-columns-spanned="3" table:number-rows-spanned="1">
            <text:p>1,000 repetitions</text:p>
          </table:table-cell>
          <table:covered-table-cell table:style-name="ce12"/>
          <table:covered-table-cell table:style-name="ce7"/>
          <table:table-cell table:style-name="ce4" office:value-type="string" calcext:value-type="string" table:number-columns-spanned="3" table:number-rows-spanned="1">
            <text:p>2,000 repetitions</text:p>
          </table:table-cell>
          <table:covered-table-cell table:style-name="ce12"/>
          <table:covered-table-cell table:style-name="ce7"/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8"/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8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87016" calcext:value-type="float">
            <text:p>2187016</text:p>
          </table:table-cell>
          <table:table-cell table:style-name="ce5" office:value-type="float" office:value="2093032" calcext:value-type="float">
            <text:p>2093032</text:p>
          </table:table-cell>
          <table:table-cell table:style-name="ce5" office:value-type="float" office:value="2058117" calcext:value-type="float">
            <text:p>2058117</text:p>
          </table:table-cell>
          <table:table-cell table:style-name="ce5" office:value-type="float" office:value="4317506" calcext:value-type="float">
            <text:p>4317506</text:p>
          </table:table-cell>
          <table:table-cell table:style-name="ce5" office:value-type="float" office:value="4160708" calcext:value-type="float">
            <text:p>4160708</text:p>
          </table:table-cell>
          <table:table-cell table:style-name="ce5" office:value-type="float" office:value="4094987" calcext:value-type="float">
            <text:p>4094987</text:p>
          </table:table-cell>
          <table:table-cell table:style-name="ce8"/>
          <table:table-cell table:style-name="ce5" office:value-type="float" office:value="21502985" calcext:value-type="float">
            <text:p>21502985</text:p>
          </table:table-cell>
          <table:table-cell table:style-name="ce5" office:value-type="float" office:value="20692866" calcext:value-type="float">
            <text:p>20692866</text:p>
          </table:table-cell>
          <table:table-cell table:style-name="ce5" office:value-type="float" office:value="20675774" calcext:value-type="float">
            <text:p>20675774</text:p>
          </table:table-cell>
          <table:table-cell table:style-name="ce5" office:value-type="float" office:value="43137952" calcext:value-type="float">
            <text:p>43137952</text:p>
          </table:table-cell>
          <table:table-cell table:style-name="ce5" office:value-type="float" office:value="41345334" calcext:value-type="float">
            <text:p>41345334</text:p>
          </table:table-cell>
          <table:table-cell table:style-name="ce5" office:value-type="float" office:value="41438049" calcext:value-type="float">
            <text:p>41438049</text:p>
          </table:table-cell>
          <table:table-cell table:style-name="ce8"/>
          <table:table-cell table:style-name="ce4" office:value-type="float" office:value="1000" calcext:value-type="float">
            <text:p>1,000</text:p>
          </table:table-cell>
          <table:table-cell table:style-name="ce5" table:formula="of:=[.B36]" office:value-type="string" office:string-value="2185897.767" calcext:value-type="string">
            <text:p>2185897.767</text:p>
          </table:table-cell>
          <table:table-cell table:style-name="ce5" table:formula="of:=[.I36]" office:value-type="string" office:string-value="21700250.43" calcext:value-type="string">
            <text:p>21700250.4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36]/1000000" office:value-type="string" office:string-value="2.185897767" calcext:value-type="string">
            <text:p>2.185897767</text:p>
          </table:table-cell>
          <table:table-cell table:style-name="ce5" table:formula="of:=[.I36]/1000000" office:value-type="string" office:string-value="21.70025043" calcext:value-type="string">
            <text:p>21.7002504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57219" calcext:value-type="float">
            <text:p>2157219</text:p>
          </table:table-cell>
          <table:table-cell table:style-name="ce5" office:value-type="float" office:value="2094220" calcext:value-type="float">
            <text:p>2094220</text:p>
          </table:table-cell>
          <table:table-cell table:style-name="ce5" office:value-type="float" office:value="2010749" calcext:value-type="float">
            <text:p>2010749</text:p>
          </table:table-cell>
          <table:table-cell table:style-name="ce5" office:value-type="float" office:value="4780780" calcext:value-type="float">
            <text:p>4780780</text:p>
          </table:table-cell>
          <table:table-cell table:style-name="ce5" office:value-type="float" office:value="4164448" calcext:value-type="float">
            <text:p>4164448</text:p>
          </table:table-cell>
          <table:table-cell table:style-name="ce5" office:value-type="float" office:value="4068660" calcext:value-type="float">
            <text:p>4068660</text:p>
          </table:table-cell>
          <table:table-cell table:style-name="ce8"/>
          <table:table-cell table:style-name="ce5" office:value-type="float" office:value="21511167" calcext:value-type="float">
            <text:p>21511167</text:p>
          </table:table-cell>
          <table:table-cell table:style-name="ce5" office:value-type="float" office:value="20707819" calcext:value-type="float">
            <text:p>20707819</text:p>
          </table:table-cell>
          <table:table-cell table:style-name="ce5" office:value-type="float" office:value="20738467" calcext:value-type="float">
            <text:p>20738467</text:p>
          </table:table-cell>
          <table:table-cell table:style-name="ce5" office:value-type="float" office:value="43248255" calcext:value-type="float">
            <text:p>43248255</text:p>
          </table:table-cell>
          <table:table-cell table:style-name="ce5" office:value-type="float" office:value="41396399" calcext:value-type="float">
            <text:p>41396399</text:p>
          </table:table-cell>
          <table:table-cell table:style-name="ce5" office:value-type="float" office:value="42222447" calcext:value-type="float">
            <text:p>42222447</text:p>
          </table:table-cell>
          <table:table-cell table:style-name="ce8"/>
          <table:table-cell table:style-name="ce4" office:value-type="float" office:value="2000" calcext:value-type="float">
            <text:p>2,000</text:p>
          </table:table-cell>
          <table:table-cell table:style-name="ce5" table:formula="of:=[.E36]" office:value-type="string" office:string-value="4374481.633" calcext:value-type="string">
            <text:p>4374481.633</text:p>
          </table:table-cell>
          <table:table-cell table:style-name="ce5" table:formula="of:=[.L36]" office:value-type="string" office:string-value="43098717.5" calcext:value-type="string">
            <text:p>43098717.5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E36]/1000000" office:value-type="string" office:string-value="4.374481633" calcext:value-type="string">
            <text:p>4.374481633</text:p>
          </table:table-cell>
          <table:table-cell table:style-name="ce5" table:formula="of:=[.L36]/1000000" office:value-type="string" office:string-value="43.0987175" calcext:value-type="string">
            <text:p>43.0987175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246166" calcext:value-type="float">
            <text:p>2246166</text:p>
          </table:table-cell>
          <table:table-cell table:style-name="ce5" office:value-type="float" office:value="2086539" calcext:value-type="float">
            <text:p>2086539</text:p>
          </table:table-cell>
          <table:table-cell table:style-name="ce5" office:value-type="float" office:value="1974970" calcext:value-type="float">
            <text:p>1974970</text:p>
          </table:table-cell>
          <table:table-cell table:style-name="ce5" office:value-type="float" office:value="4322819" calcext:value-type="float">
            <text:p>4322819</text:p>
          </table:table-cell>
          <table:table-cell table:style-name="ce5" office:value-type="float" office:value="4163854" calcext:value-type="float">
            <text:p>4163854</text:p>
          </table:table-cell>
          <table:table-cell table:style-name="ce5" office:value-type="float" office:value="4125404" calcext:value-type="float">
            <text:p>4125404</text:p>
          </table:table-cell>
          <table:table-cell table:style-name="ce8"/>
          <table:table-cell table:style-name="ce5" office:value-type="float" office:value="21521237" calcext:value-type="float">
            <text:p>21521237</text:p>
          </table:table-cell>
          <table:table-cell table:style-name="ce5" office:value-type="float" office:value="20693683" calcext:value-type="float">
            <text:p>20693683</text:p>
          </table:table-cell>
          <table:table-cell table:style-name="ce5" office:value-type="float" office:value="20653026" calcext:value-type="float">
            <text:p>20653026</text:p>
          </table:table-cell>
          <table:table-cell table:style-name="ce5" office:value-type="float" office:value="43022715" calcext:value-type="float">
            <text:p>43022715</text:p>
          </table:table-cell>
          <table:table-cell table:style-name="ce5" office:value-type="float" office:value="41617361" calcext:value-type="float">
            <text:p>41617361</text:p>
          </table:table-cell>
          <table:table-cell table:style-name="ce5" office:value-type="float" office:value="41758260" calcext:value-type="float">
            <text:p>4175826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3835" calcext:value-type="float">
            <text:p>2163835</text:p>
          </table:table-cell>
          <table:table-cell table:style-name="ce5" office:value-type="float" office:value="2084450" calcext:value-type="float">
            <text:p>2084450</text:p>
          </table:table-cell>
          <table:table-cell table:style-name="ce5" office:value-type="float" office:value="2063951" calcext:value-type="float">
            <text:p>2063951</text:p>
          </table:table-cell>
          <table:table-cell table:style-name="ce5" office:value-type="float" office:value="4318435" calcext:value-type="float">
            <text:p>4318435</text:p>
          </table:table-cell>
          <table:table-cell table:style-name="ce5" office:value-type="float" office:value="4160371" calcext:value-type="float">
            <text:p>4160371</text:p>
          </table:table-cell>
          <table:table-cell table:style-name="ce5" office:value-type="float" office:value="4116796" calcext:value-type="float">
            <text:p>4116796</text:p>
          </table:table-cell>
          <table:table-cell table:style-name="ce8"/>
          <table:table-cell table:style-name="ce5" office:value-type="float" office:value="21540579" calcext:value-type="float">
            <text:p>21540579</text:p>
          </table:table-cell>
          <table:table-cell table:style-name="ce5" office:value-type="float" office:value="20718215" calcext:value-type="float">
            <text:p>20718215</text:p>
          </table:table-cell>
          <table:table-cell table:style-name="ce5" office:value-type="float" office:value="20821016" calcext:value-type="float">
            <text:p>20821016</text:p>
          </table:table-cell>
          <table:table-cell table:style-name="ce5" office:value-type="float" office:value="43031973" calcext:value-type="float">
            <text:p>43031973</text:p>
          </table:table-cell>
          <table:table-cell table:style-name="ce5" office:value-type="float" office:value="41329457" calcext:value-type="float">
            <text:p>41329457</text:p>
          </table:table-cell>
          <table:table-cell table:style-name="ce5" office:value-type="float" office:value="41409027" calcext:value-type="float">
            <text:p>41409027</text:p>
          </table:table-cell>
          <table:table-cell/>
          <table:table-cell table:style-name="ce11" office:value-type="string" calcext:value-type="string" table:number-columns-spanned="3" table:number-rows-spanned="1">
            <text:p>4 activitie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4 activitie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156121" calcext:value-type="float">
            <text:p>2156121</text:p>
          </table:table-cell>
          <table:table-cell table:style-name="ce5" office:value-type="float" office:value="2078112" calcext:value-type="float">
            <text:p>2078112</text:p>
          </table:table-cell>
          <table:table-cell table:style-name="ce5" office:value-type="float" office:value="2052766" calcext:value-type="float">
            <text:p>2052766</text:p>
          </table:table-cell>
          <table:table-cell table:style-name="ce5" office:value-type="float" office:value="4320922" calcext:value-type="float">
            <text:p>4320922</text:p>
          </table:table-cell>
          <table:table-cell table:style-name="ce5" office:value-type="float" office:value="4161633" calcext:value-type="float">
            <text:p>4161633</text:p>
          </table:table-cell>
          <table:table-cell table:style-name="ce5" office:value-type="float" office:value="3999593" calcext:value-type="float">
            <text:p>3999593</text:p>
          </table:table-cell>
          <table:table-cell table:style-name="ce8"/>
          <table:table-cell table:style-name="ce5" office:value-type="float" office:value="21630315" calcext:value-type="float">
            <text:p>21630315</text:p>
          </table:table-cell>
          <table:table-cell table:style-name="ce5" office:value-type="float" office:value="20674277" calcext:value-type="float">
            <text:p>20674277</text:p>
          </table:table-cell>
          <table:table-cell table:style-name="ce5" office:value-type="float" office:value="20765188" calcext:value-type="float">
            <text:p>20765188</text:p>
          </table:table-cell>
          <table:table-cell table:style-name="ce5" office:value-type="float" office:value="43005142" calcext:value-type="float">
            <text:p>43005142</text:p>
          </table:table-cell>
          <table:table-cell table:style-name="ce5" office:value-type="float" office:value="41363162" calcext:value-type="float">
            <text:p>41363162</text:p>
          </table:table-cell>
          <table:table-cell table:style-name="ce5" office:value-type="float" office:value="41328174" calcext:value-type="float">
            <text:p>41328174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175643" calcext:value-type="float">
            <text:p>2175643</text:p>
          </table:table-cell>
          <table:table-cell table:style-name="ce5" office:value-type="float" office:value="2083065" calcext:value-type="float">
            <text:p>2083065</text:p>
          </table:table-cell>
          <table:table-cell table:style-name="ce5" office:value-type="float" office:value="2006030" calcext:value-type="float">
            <text:p>2006030</text:p>
          </table:table-cell>
          <table:table-cell table:style-name="ce5" office:value-type="float" office:value="4327149" calcext:value-type="float">
            <text:p>4327149</text:p>
          </table:table-cell>
          <table:table-cell table:style-name="ce5" office:value-type="float" office:value="4153334" calcext:value-type="float">
            <text:p>4153334</text:p>
          </table:table-cell>
          <table:table-cell table:style-name="ce5" office:value-type="float" office:value="4097899" calcext:value-type="float">
            <text:p>4097899</text:p>
          </table:table-cell>
          <table:table-cell table:style-name="ce8"/>
          <table:table-cell table:style-name="ce5" office:value-type="float" office:value="21506657" calcext:value-type="float">
            <text:p>21506657</text:p>
          </table:table-cell>
          <table:table-cell table:style-name="ce5" office:value-type="float" office:value="20716178" calcext:value-type="float">
            <text:p>20716178</text:p>
          </table:table-cell>
          <table:table-cell table:style-name="ce5" office:value-type="float" office:value="20896793" calcext:value-type="float">
            <text:p>20896793</text:p>
          </table:table-cell>
          <table:table-cell table:style-name="ce5" office:value-type="float" office:value="43023241" calcext:value-type="float">
            <text:p>43023241</text:p>
          </table:table-cell>
          <table:table-cell table:style-name="ce5" office:value-type="float" office:value="41361502" calcext:value-type="float">
            <text:p>41361502</text:p>
          </table:table-cell>
          <table:table-cell table:style-name="ce5" office:value-type="float" office:value="41393233" calcext:value-type="float">
            <text:p>41393233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60104" calcext:value-type="float">
            <text:p>2160104</text:p>
          </table:table-cell>
          <table:table-cell table:style-name="ce5" office:value-type="float" office:value="2091036" calcext:value-type="float">
            <text:p>2091036</text:p>
          </table:table-cell>
          <table:table-cell table:style-name="ce5" office:value-type="float" office:value="1983938" calcext:value-type="float">
            <text:p>1983938</text:p>
          </table:table-cell>
          <table:table-cell table:style-name="ce5" office:value-type="float" office:value="4328322" calcext:value-type="float">
            <text:p>4328322</text:p>
          </table:table-cell>
          <table:table-cell table:style-name="ce5" office:value-type="float" office:value="4157959" calcext:value-type="float">
            <text:p>4157959</text:p>
          </table:table-cell>
          <table:table-cell table:style-name="ce5" office:value-type="float" office:value="4095773" calcext:value-type="float">
            <text:p>4095773</text:p>
          </table:table-cell>
          <table:table-cell table:style-name="ce8"/>
          <table:table-cell table:style-name="ce5" office:value-type="float" office:value="21544537" calcext:value-type="float">
            <text:p>21544537</text:p>
          </table:table-cell>
          <table:table-cell table:style-name="ce5" office:value-type="float" office:value="20703337" calcext:value-type="float">
            <text:p>20703337</text:p>
          </table:table-cell>
          <table:table-cell table:style-name="ce5" office:value-type="float" office:value="20829898" calcext:value-type="float">
            <text:p>20829898</text:p>
          </table:table-cell>
          <table:table-cell table:style-name="ce5" office:value-type="float" office:value="43042143" calcext:value-type="float">
            <text:p>43042143</text:p>
          </table:table-cell>
          <table:table-cell table:style-name="ce5" office:value-type="float" office:value="41429962" calcext:value-type="float">
            <text:p>41429962</text:p>
          </table:table-cell>
          <table:table-cell table:style-name="ce5" office:value-type="float" office:value="41405367" calcext:value-type="float">
            <text:p>4140536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" office:value-type="string" office:string-value="2084966.7" calcext:value-type="string">
            <text:p>2084966.7</text:p>
          </table:table-cell>
          <table:table-cell table:style-name="ce5" table:formula="of:=[.J36]" office:value-type="string" office:string-value="20689831.8" calcext:value-type="string">
            <text:p>20689831.8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36]/1000000" office:value-type="string" office:string-value="2.0849667" calcext:value-type="string">
            <text:p>2.0849667</text:p>
          </table:table-cell>
          <table:table-cell table:style-name="ce5" table:formula="of:=[.J36]/1000000" office:value-type="string" office:string-value="20.6898318" calcext:value-type="string">
            <text:p>20.6898318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58683" calcext:value-type="float">
            <text:p>2158683</text:p>
          </table:table-cell>
          <table:table-cell table:style-name="ce5" office:value-type="float" office:value="2088728" calcext:value-type="float">
            <text:p>2088728</text:p>
          </table:table-cell>
          <table:table-cell table:style-name="ce5" office:value-type="float" office:value="2051400" calcext:value-type="float">
            <text:p>2051400</text:p>
          </table:table-cell>
          <table:table-cell table:style-name="ce5" office:value-type="float" office:value="4311751" calcext:value-type="float">
            <text:p>4311751</text:p>
          </table:table-cell>
          <table:table-cell table:style-name="ce5" office:value-type="float" office:value="4136900" calcext:value-type="float">
            <text:p>4136900</text:p>
          </table:table-cell>
          <table:table-cell table:style-name="ce5" office:value-type="float" office:value="4106802" calcext:value-type="float">
            <text:p>4106802</text:p>
          </table:table-cell>
          <table:table-cell table:style-name="ce8"/>
          <table:table-cell table:style-name="ce5" office:value-type="float" office:value="21487383" calcext:value-type="float">
            <text:p>21487383</text:p>
          </table:table-cell>
          <table:table-cell table:style-name="ce5" office:value-type="float" office:value="20718491" calcext:value-type="float">
            <text:p>20718491</text:p>
          </table:table-cell>
          <table:table-cell table:style-name="ce5" office:value-type="float" office:value="20724490" calcext:value-type="float">
            <text:p>20724490</text:p>
          </table:table-cell>
          <table:table-cell table:style-name="ce5" office:value-type="float" office:value="43011515" calcext:value-type="float">
            <text:p>43011515</text:p>
          </table:table-cell>
          <table:table-cell table:style-name="ce5" office:value-type="float" office:value="41381765" calcext:value-type="float">
            <text:p>41381765</text:p>
          </table:table-cell>
          <table:table-cell table:style-name="ce5" office:value-type="float" office:value="41372948" calcext:value-type="float">
            <text:p>41372948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" office:value-type="string" office:string-value="4162422.933" calcext:value-type="string">
            <text:p>4162422.933</text:p>
          </table:table-cell>
          <table:table-cell table:style-name="ce5" table:formula="of:=[.M36]" office:value-type="string" office:string-value="41398292.23" calcext:value-type="string">
            <text:p>41398292.2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36]/1000000" office:value-type="string" office:string-value="4.162422933" calcext:value-type="string">
            <text:p>4.162422933</text:p>
          </table:table-cell>
          <table:table-cell table:style-name="ce5" table:formula="of:=[.M36]/1000000" office:value-type="string" office:string-value="41.39829223" calcext:value-type="string">
            <text:p>41.3982922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59689" calcext:value-type="float">
            <text:p>2159689</text:p>
          </table:table-cell>
          <table:table-cell table:style-name="ce5" office:value-type="float" office:value="2083095" calcext:value-type="float">
            <text:p>2083095</text:p>
          </table:table-cell>
          <table:table-cell table:style-name="ce5" office:value-type="float" office:value="2010252" calcext:value-type="float">
            <text:p>2010252</text:p>
          </table:table-cell>
          <table:table-cell table:style-name="ce5" office:value-type="float" office:value="4309239" calcext:value-type="float">
            <text:p>4309239</text:p>
          </table:table-cell>
          <table:table-cell table:style-name="ce5" office:value-type="float" office:value="4177714" calcext:value-type="float">
            <text:p>4177714</text:p>
          </table:table-cell>
          <table:table-cell table:style-name="ce5" office:value-type="float" office:value="4098111" calcext:value-type="float">
            <text:p>4098111</text:p>
          </table:table-cell>
          <table:table-cell table:style-name="ce8"/>
          <table:table-cell table:style-name="ce5" office:value-type="float" office:value="21552257" calcext:value-type="float">
            <text:p>21552257</text:p>
          </table:table-cell>
          <table:table-cell table:style-name="ce5" office:value-type="float" office:value="20722300" calcext:value-type="float">
            <text:p>20722300</text:p>
          </table:table-cell>
          <table:table-cell table:style-name="ce5" office:value-type="float" office:value="20904252" calcext:value-type="float">
            <text:p>20904252</text:p>
          </table:table-cell>
          <table:table-cell table:style-name="ce5" office:value-type="float" office:value="43025569" calcext:value-type="float">
            <text:p>43025569</text:p>
          </table:table-cell>
          <table:table-cell table:style-name="ce5" office:value-type="float" office:value="41409891" calcext:value-type="float">
            <text:p>41409891</text:p>
          </table:table-cell>
          <table:table-cell table:style-name="ce5" office:value-type="float" office:value="41621379" calcext:value-type="float">
            <text:p>4162137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229792" calcext:value-type="float">
            <text:p>2229792</text:p>
          </table:table-cell>
          <table:table-cell table:style-name="ce5" office:value-type="float" office:value="2091572" calcext:value-type="float">
            <text:p>2091572</text:p>
          </table:table-cell>
          <table:table-cell table:style-name="ce5" office:value-type="float" office:value="2071033" calcext:value-type="float">
            <text:p>2071033</text:p>
          </table:table-cell>
          <table:table-cell table:style-name="ce5" office:value-type="float" office:value="4497477" calcext:value-type="float">
            <text:p>4497477</text:p>
          </table:table-cell>
          <table:table-cell table:style-name="ce5" office:value-type="float" office:value="4161019" calcext:value-type="float">
            <text:p>4161019</text:p>
          </table:table-cell>
          <table:table-cell table:style-name="ce5" office:value-type="float" office:value="4105861" calcext:value-type="float">
            <text:p>4105861</text:p>
          </table:table-cell>
          <table:table-cell table:style-name="ce8"/>
          <table:table-cell table:style-name="ce5" office:value-type="float" office:value="21533797" calcext:value-type="float">
            <text:p>21533797</text:p>
          </table:table-cell>
          <table:table-cell table:style-name="ce5" office:value-type="float" office:value="20615380" calcext:value-type="float">
            <text:p>20615380</text:p>
          </table:table-cell>
          <table:table-cell table:style-name="ce5" office:value-type="float" office:value="20699158" calcext:value-type="float">
            <text:p>20699158</text:p>
          </table:table-cell>
          <table:table-cell table:style-name="ce5" office:value-type="float" office:value="43036741" calcext:value-type="float">
            <text:p>43036741</text:p>
          </table:table-cell>
          <table:table-cell table:style-name="ce5" office:value-type="float" office:value="41391480" calcext:value-type="float">
            <text:p>41391480</text:p>
          </table:table-cell>
          <table:table-cell table:style-name="ce5" office:value-type="float" office:value="41367820" calcext:value-type="float">
            <text:p>41367820</text:p>
          </table:table-cell>
          <table:table-cell/>
          <table:table-cell table:style-name="ce11" office:value-type="string" calcext:value-type="string" table:number-columns-spanned="3" table:number-rows-spanned="1">
            <text:p>8 activities</text:p>
          </table:table-cell>
          <table:covered-table-cell table:style-name="ce12"/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8 activities</text:p>
          </table:table-cell>
          <table:covered-table-cell table:style-name="ce12"/>
          <table:covered-table-cell table:style-name="ce7"/>
          <table:table-cell table:number-columns-repeated="1002"/>
        </table:table-row>
        <table:table-row table:style-name="ro1">
          <table:table-cell/>
          <table:table-cell table:style-name="ce5" office:value-type="float" office:value="2164509" calcext:value-type="float">
            <text:p>2164509</text:p>
          </table:table-cell>
          <table:table-cell table:style-name="ce5" office:value-type="float" office:value="2084224" calcext:value-type="float">
            <text:p>2084224</text:p>
          </table:table-cell>
          <table:table-cell table:style-name="ce5" office:value-type="float" office:value="2004711" calcext:value-type="float">
            <text:p>2004711</text:p>
          </table:table-cell>
          <table:table-cell table:style-name="ce5" office:value-type="float" office:value="4320480" calcext:value-type="float">
            <text:p>4320480</text:p>
          </table:table-cell>
          <table:table-cell table:style-name="ce5" office:value-type="float" office:value="4173222" calcext:value-type="float">
            <text:p>4173222</text:p>
          </table:table-cell>
          <table:table-cell table:style-name="ce5" office:value-type="float" office:value="4102704" calcext:value-type="float">
            <text:p>4102704</text:p>
          </table:table-cell>
          <table:table-cell table:style-name="ce8"/>
          <table:table-cell table:style-name="ce5" office:value-type="float" office:value="21645383" calcext:value-type="float">
            <text:p>21645383</text:p>
          </table:table-cell>
          <table:table-cell table:style-name="ce5" office:value-type="float" office:value="20686233" calcext:value-type="float">
            <text:p>20686233</text:p>
          </table:table-cell>
          <table:table-cell table:style-name="ce5" office:value-type="float" office:value="20729360" calcext:value-type="float">
            <text:p>20729360</text:p>
          </table:table-cell>
          <table:table-cell table:style-name="ce5" office:value-type="float" office:value="43004019" calcext:value-type="float">
            <text:p>43004019</text:p>
          </table:table-cell>
          <table:table-cell table:style-name="ce5" office:value-type="float" office:value="41417902" calcext:value-type="float">
            <text:p>41417902</text:p>
          </table:table-cell>
          <table:table-cell table:style-name="ce5" office:value-type="float" office:value="41353372" calcext:value-type="float">
            <text:p>41353372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155800" calcext:value-type="float">
            <text:p>2155800</text:p>
          </table:table-cell>
          <table:table-cell table:style-name="ce5" office:value-type="float" office:value="2085738" calcext:value-type="float">
            <text:p>2085738</text:p>
          </table:table-cell>
          <table:table-cell table:style-name="ce5" office:value-type="float" office:value="2030577" calcext:value-type="float">
            <text:p>2030577</text:p>
          </table:table-cell>
          <table:table-cell table:style-name="ce5" office:value-type="float" office:value="4330297" calcext:value-type="float">
            <text:p>4330297</text:p>
          </table:table-cell>
          <table:table-cell table:style-name="ce5" office:value-type="float" office:value="4161595" calcext:value-type="float">
            <text:p>4161595</text:p>
          </table:table-cell>
          <table:table-cell table:style-name="ce5" office:value-type="float" office:value="4112878" calcext:value-type="float">
            <text:p>4112878</text:p>
          </table:table-cell>
          <table:table-cell table:style-name="ce8"/>
          <table:table-cell table:style-name="ce5" office:value-type="float" office:value="21650389" calcext:value-type="float">
            <text:p>21650389</text:p>
          </table:table-cell>
          <table:table-cell table:style-name="ce5" office:value-type="float" office:value="20641222" calcext:value-type="float">
            <text:p>20641222</text:p>
          </table:table-cell>
          <table:table-cell table:style-name="ce5" office:value-type="float" office:value="20658145" calcext:value-type="float">
            <text:p>20658145</text:p>
          </table:table-cell>
          <table:table-cell table:style-name="ce5" office:value-type="float" office:value="43055948" calcext:value-type="float">
            <text:p>43055948</text:p>
          </table:table-cell>
          <table:table-cell table:style-name="ce5" office:value-type="float" office:value="41335622" calcext:value-type="float">
            <text:p>41335622</text:p>
          </table:table-cell>
          <table:table-cell table:style-name="ce5" office:value-type="float" office:value="42426117" calcext:value-type="float">
            <text:p>42426117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163699" calcext:value-type="float">
            <text:p>2163699</text:p>
          </table:table-cell>
          <table:table-cell table:style-name="ce5" office:value-type="float" office:value="2081980" calcext:value-type="float">
            <text:p>2081980</text:p>
          </table:table-cell>
          <table:table-cell table:style-name="ce5" office:value-type="float" office:value="2022991" calcext:value-type="float">
            <text:p>2022991</text:p>
          </table:table-cell>
          <table:table-cell table:style-name="ce5" office:value-type="float" office:value="4331619" calcext:value-type="float">
            <text:p>4331619</text:p>
          </table:table-cell>
          <table:table-cell table:style-name="ce5" office:value-type="float" office:value="4157935" calcext:value-type="float">
            <text:p>4157935</text:p>
          </table:table-cell>
          <table:table-cell table:style-name="ce5" office:value-type="float" office:value="4078247" calcext:value-type="float">
            <text:p>4078247</text:p>
          </table:table-cell>
          <table:table-cell table:style-name="ce8"/>
          <table:table-cell table:style-name="ce5" office:value-type="float" office:value="21515365" calcext:value-type="float">
            <text:p>21515365</text:p>
          </table:table-cell>
          <table:table-cell table:style-name="ce5" office:value-type="float" office:value="20699984" calcext:value-type="float">
            <text:p>20699984</text:p>
          </table:table-cell>
          <table:table-cell table:style-name="ce5" office:value-type="float" office:value="20712649" calcext:value-type="float">
            <text:p>20712649</text:p>
          </table:table-cell>
          <table:table-cell table:style-name="ce5" office:value-type="float" office:value="43332246" calcext:value-type="float">
            <text:p>43332246</text:p>
          </table:table-cell>
          <table:table-cell table:style-name="ce5" office:value-type="float" office:value="41407125" calcext:value-type="float">
            <text:p>41407125</text:p>
          </table:table-cell>
          <table:table-cell table:style-name="ce5" office:value-type="float" office:value="41387749" calcext:value-type="float">
            <text:p>41387749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" office:value-type="string" office:string-value="2035094.433" calcext:value-type="string">
            <text:p>2035094.433</text:p>
          </table:table-cell>
          <table:table-cell table:style-name="ce5" table:formula="of:=[.K36]" office:value-type="string" office:string-value="20754582.37" calcext:value-type="string">
            <text:p>20754582.3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36]/1000000" office:value-type="string" office:string-value="2.035094433" calcext:value-type="string">
            <text:p>2.035094433</text:p>
          </table:table-cell>
          <table:table-cell table:style-name="ce5" table:formula="of:=[.K36]/1000000" office:value-type="string" office:string-value="20.75458237" calcext:value-type="string">
            <text:p>20.7545823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248943" calcext:value-type="float">
            <text:p>2248943</text:p>
          </table:table-cell>
          <table:table-cell table:style-name="ce5" office:value-type="float" office:value="2080692" calcext:value-type="float">
            <text:p>2080692</text:p>
          </table:table-cell>
          <table:table-cell table:style-name="ce5" office:value-type="float" office:value="2056122" calcext:value-type="float">
            <text:p>2056122</text:p>
          </table:table-cell>
          <table:table-cell table:style-name="ce5" office:value-type="float" office:value="4335728" calcext:value-type="float">
            <text:p>4335728</text:p>
          </table:table-cell>
          <table:table-cell table:style-name="ce5" office:value-type="float" office:value="4159270" calcext:value-type="float">
            <text:p>4159270</text:p>
          </table:table-cell>
          <table:table-cell table:style-name="ce5" office:value-type="float" office:value="3978629" calcext:value-type="float">
            <text:p>3978629</text:p>
          </table:table-cell>
          <table:table-cell table:style-name="ce8"/>
          <table:table-cell table:style-name="ce5" office:value-type="float" office:value="21514364" calcext:value-type="float">
            <text:p>21514364</text:p>
          </table:table-cell>
          <table:table-cell table:style-name="ce5" office:value-type="float" office:value="20639971" calcext:value-type="float">
            <text:p>20639971</text:p>
          </table:table-cell>
          <table:table-cell table:style-name="ce5" office:value-type="float" office:value="20741776" calcext:value-type="float">
            <text:p>20741776</text:p>
          </table:table-cell>
          <table:table-cell table:style-name="ce5" office:value-type="float" office:value="43244015" calcext:value-type="float">
            <text:p>43244015</text:p>
          </table:table-cell>
          <table:table-cell table:style-name="ce5" office:value-type="float" office:value="41397197" calcext:value-type="float">
            <text:p>41397197</text:p>
          </table:table-cell>
          <table:table-cell table:style-name="ce5" office:value-type="float" office:value="41412477" calcext:value-type="float">
            <text:p>41412477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" office:value-type="string" office:string-value="4081292.867" calcext:value-type="string">
            <text:p>4081292.867</text:p>
          </table:table-cell>
          <table:table-cell table:style-name="ce5" table:formula="of:=[.N36]" office:value-type="string" office:string-value="41504450.3" calcext:value-type="string">
            <text:p>41504450.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36]/1000000" office:value-type="string" office:string-value="4.081292867" calcext:value-type="string">
            <text:p>4.081292867</text:p>
          </table:table-cell>
          <table:table-cell table:style-name="ce5" table:formula="of:=[.N36]/1000000" office:value-type="string" office:string-value="41.5044503" calcext:value-type="string">
            <text:p>41.504450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385417" calcext:value-type="float">
            <text:p>2385417</text:p>
          </table:table-cell>
          <table:table-cell table:style-name="ce5" office:value-type="float" office:value="2081856" calcext:value-type="float">
            <text:p>2081856</text:p>
          </table:table-cell>
          <table:table-cell table:style-name="ce5" office:value-type="float" office:value="2025436" calcext:value-type="float">
            <text:p>2025436</text:p>
          </table:table-cell>
          <table:table-cell table:style-name="ce5" office:value-type="float" office:value="4332254" calcext:value-type="float">
            <text:p>4332254</text:p>
          </table:table-cell>
          <table:table-cell table:style-name="ce5" office:value-type="float" office:value="4160316" calcext:value-type="float">
            <text:p>4160316</text:p>
          </table:table-cell>
          <table:table-cell table:style-name="ce5" office:value-type="float" office:value="4013216" calcext:value-type="float">
            <text:p>4013216</text:p>
          </table:table-cell>
          <table:table-cell table:style-name="ce8"/>
          <table:table-cell table:style-name="ce5" office:value-type="float" office:value="21615205" calcext:value-type="float">
            <text:p>21615205</text:p>
          </table:table-cell>
          <table:table-cell table:style-name="ce5" office:value-type="float" office:value="20681415" calcext:value-type="float">
            <text:p>20681415</text:p>
          </table:table-cell>
          <table:table-cell table:style-name="ce5" office:value-type="float" office:value="20878807" calcext:value-type="float">
            <text:p>20878807</text:p>
          </table:table-cell>
          <table:table-cell table:style-name="ce5" office:value-type="float" office:value="42986004" calcext:value-type="float">
            <text:p>42986004</text:p>
          </table:table-cell>
          <table:table-cell table:style-name="ce5" office:value-type="float" office:value="41402067" calcext:value-type="float">
            <text:p>41402067</text:p>
          </table:table-cell>
          <table:table-cell table:style-name="ce5" office:value-type="float" office:value="41449090" calcext:value-type="float">
            <text:p>4144909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6669" calcext:value-type="float">
            <text:p>2166669</text:p>
          </table:table-cell>
          <table:table-cell table:style-name="ce5" office:value-type="float" office:value="2079836" calcext:value-type="float">
            <text:p>2079836</text:p>
          </table:table-cell>
          <table:table-cell table:style-name="ce5" office:value-type="float" office:value="2073217" calcext:value-type="float">
            <text:p>2073217</text:p>
          </table:table-cell>
          <table:table-cell table:style-name="ce5" office:value-type="float" office:value="4329001" calcext:value-type="float">
            <text:p>4329001</text:p>
          </table:table-cell>
          <table:table-cell table:style-name="ce5" office:value-type="float" office:value="4151175" calcext:value-type="float">
            <text:p>4151175</text:p>
          </table:table-cell>
          <table:table-cell table:style-name="ce5" office:value-type="float" office:value="4026766" calcext:value-type="float">
            <text:p>4026766</text:p>
          </table:table-cell>
          <table:table-cell table:style-name="ce8"/>
          <table:table-cell table:style-name="ce5" office:value-type="float" office:value="21536910" calcext:value-type="float">
            <text:p>21536910</text:p>
          </table:table-cell>
          <table:table-cell table:style-name="ce5" office:value-type="float" office:value="20697098" calcext:value-type="float">
            <text:p>20697098</text:p>
          </table:table-cell>
          <table:table-cell table:style-name="ce5" office:value-type="float" office:value="20700805" calcext:value-type="float">
            <text:p>20700805</text:p>
          </table:table-cell>
          <table:table-cell table:style-name="ce5" office:value-type="float" office:value="43140227" calcext:value-type="float">
            <text:p>43140227</text:p>
          </table:table-cell>
          <table:table-cell table:style-name="ce5" office:value-type="float" office:value="41445943" calcext:value-type="float">
            <text:p>41445943</text:p>
          </table:table-cell>
          <table:table-cell table:style-name="ce5" office:value-type="float" office:value="41428690" calcext:value-type="float">
            <text:p>4142869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0245" calcext:value-type="float">
            <text:p>2160245</text:p>
          </table:table-cell>
          <table:table-cell table:style-name="ce5" office:value-type="float" office:value="2082139" calcext:value-type="float">
            <text:p>2082139</text:p>
          </table:table-cell>
          <table:table-cell table:style-name="ce5" office:value-type="float" office:value="2032414" calcext:value-type="float">
            <text:p>2032414</text:p>
          </table:table-cell>
          <table:table-cell table:style-name="ce5" office:value-type="float" office:value="4318975" calcext:value-type="float">
            <text:p>4318975</text:p>
          </table:table-cell>
          <table:table-cell table:style-name="ce5" office:value-type="float" office:value="4171038" calcext:value-type="float">
            <text:p>4171038</text:p>
          </table:table-cell>
          <table:table-cell table:style-name="ce5" office:value-type="float" office:value="4110549" calcext:value-type="float">
            <text:p>4110549</text:p>
          </table:table-cell>
          <table:table-cell table:style-name="ce8"/>
          <table:table-cell table:style-name="ce5" office:value-type="float" office:value="22437872" calcext:value-type="float">
            <text:p>22437872</text:p>
          </table:table-cell>
          <table:table-cell table:style-name="ce5" office:value-type="float" office:value="20754992" calcext:value-type="float">
            <text:p>20754992</text:p>
          </table:table-cell>
          <table:table-cell table:style-name="ce5" office:value-type="float" office:value="20748957" calcext:value-type="float">
            <text:p>20748957</text:p>
          </table:table-cell>
          <table:table-cell table:style-name="ce5" office:value-type="float" office:value="42987164" calcext:value-type="float">
            <text:p>42987164</text:p>
          </table:table-cell>
          <table:table-cell table:style-name="ce5" office:value-type="float" office:value="41415459" calcext:value-type="float">
            <text:p>41415459</text:p>
          </table:table-cell>
          <table:table-cell table:style-name="ce5" office:value-type="float" office:value="41414530" calcext:value-type="float">
            <text:p>4141453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5425" calcext:value-type="float">
            <text:p>2165425</text:p>
          </table:table-cell>
          <table:table-cell table:style-name="ce5" office:value-type="float" office:value="2077316" calcext:value-type="float">
            <text:p>2077316</text:p>
          </table:table-cell>
          <table:table-cell table:style-name="ce5" office:value-type="float" office:value="1985864" calcext:value-type="float">
            <text:p>1985864</text:p>
          </table:table-cell>
          <table:table-cell table:style-name="ce5" office:value-type="float" office:value="4624192" calcext:value-type="float">
            <text:p>4624192</text:p>
          </table:table-cell>
          <table:table-cell table:style-name="ce5" office:value-type="float" office:value="4167401" calcext:value-type="float">
            <text:p>4167401</text:p>
          </table:table-cell>
          <table:table-cell table:style-name="ce5" office:value-type="float" office:value="4114629" calcext:value-type="float">
            <text:p>4114629</text:p>
          </table:table-cell>
          <table:table-cell table:style-name="ce8"/>
          <table:table-cell table:style-name="ce5" office:value-type="float" office:value="22557697" calcext:value-type="float">
            <text:p>22557697</text:p>
          </table:table-cell>
          <table:table-cell table:style-name="ce5" office:value-type="float" office:value="20710402" calcext:value-type="float">
            <text:p>20710402</text:p>
          </table:table-cell>
          <table:table-cell table:style-name="ce5" office:value-type="float" office:value="20676555" calcext:value-type="float">
            <text:p>20676555</text:p>
          </table:table-cell>
          <table:table-cell table:style-name="ce5" office:value-type="float" office:value="43238619" calcext:value-type="float">
            <text:p>43238619</text:p>
          </table:table-cell>
          <table:table-cell table:style-name="ce5" office:value-type="float" office:value="41386675" calcext:value-type="float">
            <text:p>41386675</text:p>
          </table:table-cell>
          <table:table-cell table:style-name="ce5" office:value-type="float" office:value="41311549" calcext:value-type="float">
            <text:p>4131154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59190" calcext:value-type="float">
            <text:p>2159190</text:p>
          </table:table-cell>
          <table:table-cell table:style-name="ce5" office:value-type="float" office:value="2080992" calcext:value-type="float">
            <text:p>2080992</text:p>
          </table:table-cell>
          <table:table-cell table:style-name="ce5" office:value-type="float" office:value="2017285" calcext:value-type="float">
            <text:p>2017285</text:p>
          </table:table-cell>
          <table:table-cell table:style-name="ce5" office:value-type="float" office:value="4317589" calcext:value-type="float">
            <text:p>4317589</text:p>
          </table:table-cell>
          <table:table-cell table:style-name="ce5" office:value-type="float" office:value="4148794" calcext:value-type="float">
            <text:p>4148794</text:p>
          </table:table-cell>
          <table:table-cell table:style-name="ce5" office:value-type="float" office:value="4134730" calcext:value-type="float">
            <text:p>4134730</text:p>
          </table:table-cell>
          <table:table-cell table:style-name="ce8"/>
          <table:table-cell table:style-name="ce5" office:value-type="float" office:value="21498556" calcext:value-type="float">
            <text:p>21498556</text:p>
          </table:table-cell>
          <table:table-cell table:style-name="ce5" office:value-type="float" office:value="20698721" calcext:value-type="float">
            <text:p>20698721</text:p>
          </table:table-cell>
          <table:table-cell table:style-name="ce5" office:value-type="float" office:value="20714740" calcext:value-type="float">
            <text:p>20714740</text:p>
          </table:table-cell>
          <table:table-cell table:style-name="ce5" office:value-type="float" office:value="43302984" calcext:value-type="float">
            <text:p>43302984</text:p>
          </table:table-cell>
          <table:table-cell table:style-name="ce5" office:value-type="float" office:value="41347374" calcext:value-type="float">
            <text:p>41347374</text:p>
          </table:table-cell>
          <table:table-cell table:style-name="ce5" office:value-type="float" office:value="41392702" calcext:value-type="float">
            <text:p>4139270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56914" calcext:value-type="float">
            <text:p>2156914</text:p>
          </table:table-cell>
          <table:table-cell table:style-name="ce5" office:value-type="float" office:value="2114385" calcext:value-type="float">
            <text:p>2114385</text:p>
          </table:table-cell>
          <table:table-cell table:style-name="ce5" office:value-type="float" office:value="2021587" calcext:value-type="float">
            <text:p>2021587</text:p>
          </table:table-cell>
          <table:table-cell table:style-name="ce5" office:value-type="float" office:value="4318731" calcext:value-type="float">
            <text:p>4318731</text:p>
          </table:table-cell>
          <table:table-cell table:style-name="ce5" office:value-type="float" office:value="4155230" calcext:value-type="float">
            <text:p>4155230</text:p>
          </table:table-cell>
          <table:table-cell table:style-name="ce5" office:value-type="float" office:value="4117162" calcext:value-type="float">
            <text:p>4117162</text:p>
          </table:table-cell>
          <table:table-cell table:style-name="ce8"/>
          <table:table-cell table:style-name="ce5" office:value-type="float" office:value="21507960" calcext:value-type="float">
            <text:p>21507960</text:p>
          </table:table-cell>
          <table:table-cell table:style-name="ce5" office:value-type="float" office:value="20686768" calcext:value-type="float">
            <text:p>20686768</text:p>
          </table:table-cell>
          <table:table-cell table:style-name="ce5" office:value-type="float" office:value="20662126" calcext:value-type="float">
            <text:p>20662126</text:p>
          </table:table-cell>
          <table:table-cell table:style-name="ce5" office:value-type="float" office:value="43072237" calcext:value-type="float">
            <text:p>43072237</text:p>
          </table:table-cell>
          <table:table-cell table:style-name="ce5" office:value-type="float" office:value="41413193" calcext:value-type="float">
            <text:p>41413193</text:p>
          </table:table-cell>
          <table:table-cell table:style-name="ce5" office:value-type="float" office:value="41735716" calcext:value-type="float">
            <text:p>4173571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58150" calcext:value-type="float">
            <text:p>2158150</text:p>
          </table:table-cell>
          <table:table-cell table:style-name="ce5" office:value-type="float" office:value="2086656" calcext:value-type="float">
            <text:p>2086656</text:p>
          </table:table-cell>
          <table:table-cell table:style-name="ce5" office:value-type="float" office:value="2010158" calcext:value-type="float">
            <text:p>2010158</text:p>
          </table:table-cell>
          <table:table-cell table:style-name="ce5" office:value-type="float" office:value="4477939" calcext:value-type="float">
            <text:p>4477939</text:p>
          </table:table-cell>
          <table:table-cell table:style-name="ce5" office:value-type="float" office:value="4160092" calcext:value-type="float">
            <text:p>4160092</text:p>
          </table:table-cell>
          <table:table-cell table:style-name="ce5" office:value-type="float" office:value="3972313" calcext:value-type="float">
            <text:p>3972313</text:p>
          </table:table-cell>
          <table:table-cell table:style-name="ce8"/>
          <table:table-cell table:style-name="ce5" office:value-type="float" office:value="22113185" calcext:value-type="float">
            <text:p>22113185</text:p>
          </table:table-cell>
          <table:table-cell table:style-name="ce5" office:value-type="float" office:value="20716778" calcext:value-type="float">
            <text:p>20716778</text:p>
          </table:table-cell>
          <table:table-cell table:style-name="ce5" office:value-type="float" office:value="20692690" calcext:value-type="float">
            <text:p>20692690</text:p>
          </table:table-cell>
          <table:table-cell table:style-name="ce5" office:value-type="float" office:value="43068756" calcext:value-type="float">
            <text:p>43068756</text:p>
          </table:table-cell>
          <table:table-cell table:style-name="ce5" office:value-type="float" office:value="41320368" calcext:value-type="float">
            <text:p>41320368</text:p>
          </table:table-cell>
          <table:table-cell table:style-name="ce5" office:value-type="float" office:value="41349799" calcext:value-type="float">
            <text:p>4134979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56664" calcext:value-type="float">
            <text:p>2156664</text:p>
          </table:table-cell>
          <table:table-cell table:style-name="ce5" office:value-type="float" office:value="2076630" calcext:value-type="float">
            <text:p>2076630</text:p>
          </table:table-cell>
          <table:table-cell table:style-name="ce5" office:value-type="float" office:value="2066589" calcext:value-type="float">
            <text:p>2066589</text:p>
          </table:table-cell>
          <table:table-cell table:style-name="ce5" office:value-type="float" office:value="4318035" calcext:value-type="float">
            <text:p>4318035</text:p>
          </table:table-cell>
          <table:table-cell table:style-name="ce5" office:value-type="float" office:value="4156778" calcext:value-type="float">
            <text:p>4156778</text:p>
          </table:table-cell>
          <table:table-cell table:style-name="ce5" office:value-type="float" office:value="4149810" calcext:value-type="float">
            <text:p>4149810</text:p>
          </table:table-cell>
          <table:table-cell table:style-name="ce8"/>
          <table:table-cell table:style-name="ce5" office:value-type="float" office:value="22990518" calcext:value-type="float">
            <text:p>22990518</text:p>
          </table:table-cell>
          <table:table-cell table:style-name="ce5" office:value-type="float" office:value="20667603" calcext:value-type="float">
            <text:p>20667603</text:p>
          </table:table-cell>
          <table:table-cell table:style-name="ce5" office:value-type="float" office:value="20722398" calcext:value-type="float">
            <text:p>20722398</text:p>
          </table:table-cell>
          <table:table-cell table:style-name="ce5" office:value-type="float" office:value="43037892" calcext:value-type="float">
            <text:p>43037892</text:p>
          </table:table-cell>
          <table:table-cell table:style-name="ce5" office:value-type="float" office:value="41404271" calcext:value-type="float">
            <text:p>41404271</text:p>
          </table:table-cell>
          <table:table-cell table:style-name="ce5" office:value-type="float" office:value="41468629" calcext:value-type="float">
            <text:p>4146862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2852" calcext:value-type="float">
            <text:p>2162852</text:p>
          </table:table-cell>
          <table:table-cell table:style-name="ce5" office:value-type="float" office:value="2088926" calcext:value-type="float">
            <text:p>2088926</text:p>
          </table:table-cell>
          <table:table-cell table:style-name="ce5" office:value-type="float" office:value="2016884" calcext:value-type="float">
            <text:p>2016884</text:p>
          </table:table-cell>
          <table:table-cell table:style-name="ce5" office:value-type="float" office:value="4330114" calcext:value-type="float">
            <text:p>4330114</text:p>
          </table:table-cell>
          <table:table-cell table:style-name="ce5" office:value-type="float" office:value="4168526" calcext:value-type="float">
            <text:p>4168526</text:p>
          </table:table-cell>
          <table:table-cell table:style-name="ce5" office:value-type="float" office:value="4005415" calcext:value-type="float">
            <text:p>4005415</text:p>
          </table:table-cell>
          <table:table-cell table:style-name="ce8"/>
          <table:table-cell table:style-name="ce5" office:value-type="float" office:value="21535067" calcext:value-type="float">
            <text:p>21535067</text:p>
          </table:table-cell>
          <table:table-cell table:style-name="ce5" office:value-type="float" office:value="20707395" calcext:value-type="float">
            <text:p>20707395</text:p>
          </table:table-cell>
          <table:table-cell table:style-name="ce5" office:value-type="float" office:value="20684165" calcext:value-type="float">
            <text:p>20684165</text:p>
          </table:table-cell>
          <table:table-cell table:style-name="ce5" office:value-type="float" office:value="43043316" calcext:value-type="float">
            <text:p>43043316</text:p>
          </table:table-cell>
          <table:table-cell table:style-name="ce5" office:value-type="float" office:value="41431601" calcext:value-type="float">
            <text:p>41431601</text:p>
          </table:table-cell>
          <table:table-cell table:style-name="ce5" office:value-type="float" office:value="41393950" calcext:value-type="float">
            <text:p>4139395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1967" calcext:value-type="float">
            <text:p>2161967</text:p>
          </table:table-cell>
          <table:table-cell table:style-name="ce5" office:value-type="float" office:value="2083164" calcext:value-type="float">
            <text:p>2083164</text:p>
          </table:table-cell>
          <table:table-cell table:style-name="ce5" office:value-type="float" office:value="2037934" calcext:value-type="float">
            <text:p>2037934</text:p>
          </table:table-cell>
          <table:table-cell table:style-name="ce5" office:value-type="float" office:value="4326166" calcext:value-type="float">
            <text:p>4326166</text:p>
          </table:table-cell>
          <table:table-cell table:style-name="ce5" office:value-type="float" office:value="4184223" calcext:value-type="float">
            <text:p>4184223</text:p>
          </table:table-cell>
          <table:table-cell table:style-name="ce5" office:value-type="float" office:value="4027551" calcext:value-type="float">
            <text:p>4027551</text:p>
          </table:table-cell>
          <table:table-cell table:style-name="ce8"/>
          <table:table-cell table:style-name="ce5" office:value-type="float" office:value="22267747" calcext:value-type="float">
            <text:p>22267747</text:p>
          </table:table-cell>
          <table:table-cell table:style-name="ce5" office:value-type="float" office:value="20668862" calcext:value-type="float">
            <text:p>20668862</text:p>
          </table:table-cell>
          <table:table-cell table:style-name="ce5" office:value-type="float" office:value="21104179" calcext:value-type="float">
            <text:p>21104179</text:p>
          </table:table-cell>
          <table:table-cell table:style-name="ce5" office:value-type="float" office:value="43049248" calcext:value-type="float">
            <text:p>43049248</text:p>
          </table:table-cell>
          <table:table-cell table:style-name="ce5" office:value-type="float" office:value="41421272" calcext:value-type="float">
            <text:p>41421272</text:p>
          </table:table-cell>
          <table:table-cell table:style-name="ce5" office:value-type="float" office:value="41468696" calcext:value-type="float">
            <text:p>4146869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385240" calcext:value-type="float">
            <text:p>2385240</text:p>
          </table:table-cell>
          <table:table-cell table:style-name="ce5" office:value-type="float" office:value="2082340" calcext:value-type="float">
            <text:p>2082340</text:p>
          </table:table-cell>
          <table:table-cell table:style-name="ce5" office:value-type="float" office:value="2040972" calcext:value-type="float">
            <text:p>2040972</text:p>
          </table:table-cell>
          <table:table-cell table:style-name="ce5" office:value-type="float" office:value="4318091" calcext:value-type="float">
            <text:p>4318091</text:p>
          </table:table-cell>
          <table:table-cell table:style-name="ce5" office:value-type="float" office:value="4168535" calcext:value-type="float">
            <text:p>4168535</text:p>
          </table:table-cell>
          <table:table-cell table:style-name="ce5" office:value-type="float" office:value="4111103" calcext:value-type="float">
            <text:p>4111103</text:p>
          </table:table-cell>
          <table:table-cell table:style-name="ce8"/>
          <table:table-cell table:style-name="ce5" office:value-type="float" office:value="21530064" calcext:value-type="float">
            <text:p>21530064</text:p>
          </table:table-cell>
          <table:table-cell table:style-name="ce5" office:value-type="float" office:value="20685650" calcext:value-type="float">
            <text:p>20685650</text:p>
          </table:table-cell>
          <table:table-cell table:style-name="ce5" office:value-type="float" office:value="20713142" calcext:value-type="float">
            <text:p>20713142</text:p>
          </table:table-cell>
          <table:table-cell table:style-name="ce5" office:value-type="float" office:value="43137276" calcext:value-type="float">
            <text:p>43137276</text:p>
          </table:table-cell>
          <table:table-cell table:style-name="ce5" office:value-type="float" office:value="41405523" calcext:value-type="float">
            <text:p>41405523</text:p>
          </table:table-cell>
          <table:table-cell table:style-name="ce5" office:value-type="float" office:value="41365677" calcext:value-type="float">
            <text:p>4136567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2516" calcext:value-type="float">
            <text:p>2162516</text:p>
          </table:table-cell>
          <table:table-cell table:style-name="ce5" office:value-type="float" office:value="2074142" calcext:value-type="float">
            <text:p>2074142</text:p>
          </table:table-cell>
          <table:table-cell table:style-name="ce5" office:value-type="float" office:value="2079830" calcext:value-type="float">
            <text:p>2079830</text:p>
          </table:table-cell>
          <table:table-cell table:style-name="ce5" office:value-type="float" office:value="4339889" calcext:value-type="float">
            <text:p>4339889</text:p>
          </table:table-cell>
          <table:table-cell table:style-name="ce5" office:value-type="float" office:value="4177921" calcext:value-type="float">
            <text:p>4177921</text:p>
          </table:table-cell>
          <table:table-cell table:style-name="ce5" office:value-type="float" office:value="4126644" calcext:value-type="float">
            <text:p>4126644</text:p>
          </table:table-cell>
          <table:table-cell table:style-name="ce8"/>
          <table:table-cell table:style-name="ce5" office:value-type="float" office:value="21537888" calcext:value-type="float">
            <text:p>21537888</text:p>
          </table:table-cell>
          <table:table-cell table:style-name="ce5" office:value-type="float" office:value="20727229" calcext:value-type="float">
            <text:p>20727229</text:p>
          </table:table-cell>
          <table:table-cell table:style-name="ce5" office:value-type="float" office:value="20711261" calcext:value-type="float">
            <text:p>20711261</text:p>
          </table:table-cell>
          <table:table-cell table:style-name="ce5" office:value-type="float" office:value="43062538" calcext:value-type="float">
            <text:p>43062538</text:p>
          </table:table-cell>
          <table:table-cell table:style-name="ce5" office:value-type="float" office:value="41384349" calcext:value-type="float">
            <text:p>41384349</text:p>
          </table:table-cell>
          <table:table-cell table:style-name="ce5" office:value-type="float" office:value="41368019" calcext:value-type="float">
            <text:p>4136801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5979" calcext:value-type="float">
            <text:p>2165979</text:p>
          </table:table-cell>
          <table:table-cell table:style-name="ce5" office:value-type="float" office:value="2083766" calcext:value-type="float">
            <text:p>2083766</text:p>
          </table:table-cell>
          <table:table-cell table:style-name="ce5" office:value-type="float" office:value="2056519" calcext:value-type="float">
            <text:p>2056519</text:p>
          </table:table-cell>
          <table:table-cell table:style-name="ce5" office:value-type="float" office:value="4310193" calcext:value-type="float">
            <text:p>4310193</text:p>
          </table:table-cell>
          <table:table-cell table:style-name="ce5" office:value-type="float" office:value="4158714" calcext:value-type="float">
            <text:p>4158714</text:p>
          </table:table-cell>
          <table:table-cell table:style-name="ce5" office:value-type="float" office:value="4139626" calcext:value-type="float">
            <text:p>4139626</text:p>
          </table:table-cell>
          <table:table-cell table:style-name="ce8"/>
          <table:table-cell table:style-name="ce5" office:value-type="float" office:value="21559531" calcext:value-type="float">
            <text:p>21559531</text:p>
          </table:table-cell>
          <table:table-cell table:style-name="ce5" office:value-type="float" office:value="20653529" calcext:value-type="float">
            <text:p>20653529</text:p>
          </table:table-cell>
          <table:table-cell table:style-name="ce5" office:value-type="float" office:value="20698588" calcext:value-type="float">
            <text:p>20698588</text:p>
          </table:table-cell>
          <table:table-cell table:style-name="ce5" office:value-type="float" office:value="43135096" calcext:value-type="float">
            <text:p>43135096</text:p>
          </table:table-cell>
          <table:table-cell table:style-name="ce5" office:value-type="float" office:value="41399619" calcext:value-type="float">
            <text:p>41399619</text:p>
          </table:table-cell>
          <table:table-cell table:style-name="ce5" office:value-type="float" office:value="41385291" calcext:value-type="float">
            <text:p>41385291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80699" calcext:value-type="float">
            <text:p>2180699</text:p>
          </table:table-cell>
          <table:table-cell table:style-name="ce5" office:value-type="float" office:value="2085847" calcext:value-type="float">
            <text:p>2085847</text:p>
          </table:table-cell>
          <table:table-cell table:style-name="ce5" office:value-type="float" office:value="2062864" calcext:value-type="float">
            <text:p>2062864</text:p>
          </table:table-cell>
          <table:table-cell table:style-name="ce5" office:value-type="float" office:value="4316860" calcext:value-type="float">
            <text:p>4316860</text:p>
          </table:table-cell>
          <table:table-cell table:style-name="ce5" office:value-type="float" office:value="4162432" calcext:value-type="float">
            <text:p>4162432</text:p>
          </table:table-cell>
          <table:table-cell table:style-name="ce5" office:value-type="float" office:value="3963385" calcext:value-type="float">
            <text:p>3963385</text:p>
          </table:table-cell>
          <table:table-cell table:style-name="ce8"/>
          <table:table-cell table:style-name="ce5" office:value-type="float" office:value="21601562" calcext:value-type="float">
            <text:p>21601562</text:p>
          </table:table-cell>
          <table:table-cell table:style-name="ce5" office:value-type="float" office:value="20688635" calcext:value-type="float">
            <text:p>20688635</text:p>
          </table:table-cell>
          <table:table-cell table:style-name="ce5" office:value-type="float" office:value="20929029" calcext:value-type="float">
            <text:p>20929029</text:p>
          </table:table-cell>
          <table:table-cell table:style-name="ce5" office:value-type="float" office:value="43046411" calcext:value-type="float">
            <text:p>43046411</text:p>
          </table:table-cell>
          <table:table-cell table:style-name="ce5" office:value-type="float" office:value="41349873" calcext:value-type="float">
            <text:p>41349873</text:p>
          </table:table-cell>
          <table:table-cell table:style-name="ce5" office:value-type="float" office:value="41303072" calcext:value-type="float">
            <text:p>4130307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0043" calcext:value-type="float">
            <text:p>2160043</text:p>
          </table:table-cell>
          <table:table-cell table:style-name="ce5" office:value-type="float" office:value="2079939" calcext:value-type="float">
            <text:p>2079939</text:p>
          </table:table-cell>
          <table:table-cell table:style-name="ce5" office:value-type="float" office:value="2065939" calcext:value-type="float">
            <text:p>2065939</text:p>
          </table:table-cell>
          <table:table-cell table:style-name="ce5" office:value-type="float" office:value="4571785" calcext:value-type="float">
            <text:p>4571785</text:p>
          </table:table-cell>
          <table:table-cell table:style-name="ce5" office:value-type="float" office:value="4166577" calcext:value-type="float">
            <text:p>4166577</text:p>
          </table:table-cell>
          <table:table-cell table:style-name="ce5" office:value-type="float" office:value="4114439" calcext:value-type="float">
            <text:p>4114439</text:p>
          </table:table-cell>
          <table:table-cell table:style-name="ce8"/>
          <table:table-cell table:style-name="ce5" office:value-type="float" office:value="21525641" calcext:value-type="float">
            <text:p>21525641</text:p>
          </table:table-cell>
          <table:table-cell table:style-name="ce5" office:value-type="float" office:value="20671064" calcext:value-type="float">
            <text:p>20671064</text:p>
          </table:table-cell>
          <table:table-cell table:style-name="ce5" office:value-type="float" office:value="20743216" calcext:value-type="float">
            <text:p>20743216</text:p>
          </table:table-cell>
          <table:table-cell table:style-name="ce5" office:value-type="float" office:value="43014978" calcext:value-type="float">
            <text:p>43014978</text:p>
          </table:table-cell>
          <table:table-cell table:style-name="ce5" office:value-type="float" office:value="41390841" calcext:value-type="float">
            <text:p>41390841</text:p>
          </table:table-cell>
          <table:table-cell table:style-name="ce5" office:value-type="float" office:value="41405425" calcext:value-type="float">
            <text:p>4140542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61744" calcext:value-type="float">
            <text:p>2161744</text:p>
          </table:table-cell>
          <table:table-cell table:style-name="ce5" office:value-type="float" office:value="2084584" calcext:value-type="float">
            <text:p>2084584</text:p>
          </table:table-cell>
          <table:table-cell table:style-name="ce5" office:value-type="float" office:value="2061734" calcext:value-type="float">
            <text:p>2061734</text:p>
          </table:table-cell>
          <table:table-cell table:style-name="ce5" office:value-type="float" office:value="4532111" calcext:value-type="float">
            <text:p>4532111</text:p>
          </table:table-cell>
          <table:table-cell table:style-name="ce5" office:value-type="float" office:value="4164974" calcext:value-type="float">
            <text:p>4164974</text:p>
          </table:table-cell>
          <table:table-cell table:style-name="ce5" office:value-type="float" office:value="4129104" calcext:value-type="float">
            <text:p>4129104</text:p>
          </table:table-cell>
          <table:table-cell table:style-name="ce8"/>
          <table:table-cell table:style-name="ce5" office:value-type="float" office:value="21535695" calcext:value-type="float">
            <text:p>21535695</text:p>
          </table:table-cell>
          <table:table-cell table:style-name="ce5" office:value-type="float" office:value="20648857" calcext:value-type="float">
            <text:p>20648857</text:p>
          </table:table-cell>
          <table:table-cell table:style-name="ce5" office:value-type="float" office:value="20706821" calcext:value-type="float">
            <text:p>20706821</text:p>
          </table:table-cell>
          <table:table-cell table:style-name="ce5" office:value-type="float" office:value="43417305" calcext:value-type="float">
            <text:p>43417305</text:p>
          </table:table-cell>
          <table:table-cell table:style-name="ce5" office:value-type="float" office:value="41446180" calcext:value-type="float">
            <text:p>41446180</text:p>
          </table:table-cell>
          <table:table-cell table:style-name="ce5" office:value-type="float" office:value="41996255" calcext:value-type="float">
            <text:p>419962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/>
          <table:table-cell table:style-name="ce6" office:value-type="string" calcext:value-type="string" table:number-columns-spanned="6" table:number-rows-spanned="1">
            <text:p>média</text:p>
          </table:table-cell>
          <table:covered-table-cell table:number-columns-repeated="4" table:style-name="ce12"/>
          <table:covered-table-cell table:style-name="ce7"/>
          <table:table-cell table:number-columns-repeated="1010"/>
        </table:table-row>
        <table:table-row table:style-name="ro1">
          <table:table-cell/>
          <table:table-cell table:style-name="ce5" table:formula="of:=SUM([.B5:.B34])/COUNT([.B5:.B34])" office:value-type="float" office:value="2185897.76666667" calcext:value-type="float">
            <text:p>2185897.76666667</text:p>
          </table:table-cell>
          <table:table-cell table:style-name="ce5" table:formula="of:=SUM([.C5:.C34])/COUNT([.C5:.C34])" office:value-type="float" office:value="2084966.7" calcext:value-type="float">
            <text:p>2084966.7</text:p>
          </table:table-cell>
          <table:table-cell table:style-name="ce5" table:formula="of:=SUM([.D5:.D34])/COUNT([.D5:.D34])" office:value-type="float" office:value="2035094.43333333" calcext:value-type="float">
            <text:p>2035094.43333333</text:p>
          </table:table-cell>
          <table:table-cell table:style-name="ce5" table:formula="of:=SUM([.E5:.E34])/COUNT([.E5:.E34])" office:value-type="float" office:value="4374481.63333333" calcext:value-type="float">
            <text:p>4374481.63333333</text:p>
          </table:table-cell>
          <table:table-cell table:style-name="ce5" table:formula="of:=SUM([.F5:.F34])/COUNT([.F5:.F34])" office:value-type="float" office:value="4162422.93333333" calcext:value-type="float">
            <text:p>4162422.93333333</text:p>
          </table:table-cell>
          <table:table-cell table:style-name="ce5" table:formula="of:=SUM([.G5:.G34])/COUNT([.G5:.G34])" office:value-type="float" office:value="4081292.86666667" calcext:value-type="float">
            <text:p>4081292.86666667</text:p>
          </table:table-cell>
          <table:table-cell/>
          <table:table-cell table:style-name="ce5" table:formula="of:=SUM([.I5:.I34])/COUNT([.I5:.I34])" office:value-type="float" office:value="21700250.4333333" calcext:value-type="float">
            <text:p>21700250.4333333</text:p>
          </table:table-cell>
          <table:table-cell table:style-name="ce5" table:formula="of:=SUM([.J5:.J34])/COUNT([.J5:.J34])" office:value-type="float" office:value="20689831.8" calcext:value-type="float">
            <text:p>20689831.8</text:p>
          </table:table-cell>
          <table:table-cell table:style-name="ce5" table:formula="of:=SUM([.K5:.K34])/COUNT([.K5:.K34])" office:value-type="float" office:value="20754582.3666667" calcext:value-type="float">
            <text:p>20754582.3666667</text:p>
          </table:table-cell>
          <table:table-cell table:style-name="ce5" table:formula="of:=SUM([.L5:.L34])/COUNT([.L5:.L34])" office:value-type="float" office:value="43098717.5" calcext:value-type="float">
            <text:p>43098717.5</text:p>
          </table:table-cell>
          <table:table-cell table:style-name="ce5" table:formula="of:=SUM([.M5:.M34])/COUNT([.M5:.M34])" office:value-type="float" office:value="41398292.2333333" calcext:value-type="float">
            <text:p>41398292.2333333</text:p>
          </table:table-cell>
          <table:table-cell table:style-name="ce5" table:formula="of:=SUM([.N5:.N34])/COUNT([.N5:.N34])" office:value-type="float" office:value="41504450.3" calcext:value-type="float">
            <text:p>41504450.3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8" office:value-type="string" calcext:value-type="string">
            <text:p>Java backend</text:p>
          </table:table-cell>
          <table:table-cell table:number-columns-repeated="13"/>
          <table:table-cell table:style-name="ce18" office:value-type="string" calcext:value-type="string">
            <text:p>Java backend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worksize = 1,000,000</text:p>
          </table:table-cell>
          <table:covered-table-cell table:number-columns-repeated="5" table:style-name="ce12"/>
          <table:table-cell table:style-name="ce8"/>
          <table:table-cell table:style-name="ce13" office:value-type="string" calcext:value-type="string" table:number-columns-spanned="6" table:number-rows-spanned="1">
            <text:p>worksize = 10,000,000</text:p>
          </table:table-cell>
          <table:covered-table-cell table:number-columns-repeated="5" table:style-name="ce12"/>
          <table:table-cell/>
          <table:table-cell table:style-name="ce19" office:value-type="string" calcext:value-type="string" table:number-columns-spanned="3" table:number-rows-spanned="1">
            <text:p>2 activities</text:p>
          </table:table-cell>
          <table:covered-table-cell table:number-columns-repeated="2" table:style-name="ce12"/>
          <table:table-cell/>
          <table:table-cell table:style-name="ce19" office:value-type="string" calcext:value-type="string" table:number-columns-spanned="3" table:number-rows-spanned="1">
            <text:p>2 activities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1,000 repetitions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2,000 repetitions</text:p>
          </table:table-cell>
          <table:covered-table-cell table:number-columns-repeated="2" table:style-name="ce12"/>
          <table:table-cell table:style-name="ce9"/>
          <table:table-cell table:style-name="ce16" office:value-type="string" calcext:value-type="string" table:number-columns-spanned="3" table:number-rows-spanned="1">
            <text:p>1,000 repetitions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2,000 repetitions</text:p>
          </table:table-cell>
          <table:covered-table-cell table:number-columns-repeated="2" table:style-name="ce12"/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8"/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11" office:value-type="string" calcext:value-type="string">
            <text:p>2 activities</text:p>
          </table:table-cell>
          <table:table-cell table:style-name="ce11" office:value-type="string" calcext:value-type="string">
            <text:p>4 activities</text:p>
          </table:table-cell>
          <table:table-cell table:style-name="ce11" office:value-type="string" calcext:value-type="string">
            <text:p>8 activities</text:p>
          </table:table-cell>
          <table:table-cell table:style-name="ce8"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08091" calcext:value-type="float">
            <text:p>2008091</text:p>
          </table:table-cell>
          <table:table-cell table:style-name="ce5" office:value-type="float" office:value="2187618" calcext:value-type="float">
            <text:p>2187618</text:p>
          </table:table-cell>
          <table:table-cell table:style-name="ce5" office:value-type="float" office:value="2057652" calcext:value-type="float">
            <text:p>2057652</text:p>
          </table:table-cell>
          <table:table-cell table:style-name="ce5" office:value-type="float" office:value="3935747" calcext:value-type="float">
            <text:p>3935747</text:p>
          </table:table-cell>
          <table:table-cell table:style-name="ce5" office:value-type="float" office:value="4261695" calcext:value-type="float">
            <text:p>4261695</text:p>
          </table:table-cell>
          <table:table-cell table:style-name="ce5" office:value-type="float" office:value="4234933" calcext:value-type="float">
            <text:p>4234933</text:p>
          </table:table-cell>
          <table:table-cell table:style-name="ce8"/>
          <table:table-cell table:style-name="ce5" office:value-type="float" office:value="18994661" calcext:value-type="float">
            <text:p>18994661</text:p>
          </table:table-cell>
          <table:table-cell table:style-name="ce5" office:value-type="float" office:value="20696143" calcext:value-type="float">
            <text:p>20696143</text:p>
          </table:table-cell>
          <table:table-cell table:style-name="ce5" office:value-type="float" office:value="20714563" calcext:value-type="float">
            <text:p>20714563</text:p>
          </table:table-cell>
          <table:table-cell table:style-name="ce5" office:value-type="float" office:value="37883583" calcext:value-type="float">
            <text:p>37883583</text:p>
          </table:table-cell>
          <table:table-cell table:style-name="ce5" office:value-type="float" office:value="41306966" calcext:value-type="float">
            <text:p>41306966</text:p>
          </table:table-cell>
          <table:table-cell table:style-name="ce5" office:value-type="float" office:value="41405810" calcext:value-type="float">
            <text:p>41405810</text:p>
          </table:table-cell>
          <table:table-cell table:style-name="ce8"/>
          <table:table-cell table:style-name="ce4" office:value-type="float" office:value="1000" calcext:value-type="float">
            <text:p>1,000</text:p>
          </table:table-cell>
          <table:table-cell table:style-name="ce5" table:formula="of:=[.B73]" office:value-type="string" office:string-value="2018343.567" calcext:value-type="string">
            <text:p>2018343.567</text:p>
          </table:table-cell>
          <table:table-cell table:style-name="ce5" table:formula="of:=[.I73]" office:value-type="string" office:string-value="18995196.77" calcext:value-type="string">
            <text:p>18995196.7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B73]/1000000" office:value-type="string" office:string-value="2.018343567" calcext:value-type="string">
            <text:p>2.018343567</text:p>
          </table:table-cell>
          <table:table-cell table:style-name="ce5" table:formula="of:=[.I73]/1000000" office:value-type="string" office:string-value="18.99519677" calcext:value-type="string">
            <text:p>18.9951967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02461" calcext:value-type="float">
            <text:p>2002461</text:p>
          </table:table-cell>
          <table:table-cell table:style-name="ce5" office:value-type="float" office:value="2182709" calcext:value-type="float">
            <text:p>2182709</text:p>
          </table:table-cell>
          <table:table-cell table:style-name="ce5" office:value-type="float" office:value="2193868" calcext:value-type="float">
            <text:p>2193868</text:p>
          </table:table-cell>
          <table:table-cell table:style-name="ce5" office:value-type="float" office:value="3922946" calcext:value-type="float">
            <text:p>3922946</text:p>
          </table:table-cell>
          <table:table-cell table:style-name="ce5" office:value-type="float" office:value="4215500" calcext:value-type="float">
            <text:p>4215500</text:p>
          </table:table-cell>
          <table:table-cell table:style-name="ce5" office:value-type="float" office:value="4218034" calcext:value-type="float">
            <text:p>4218034</text:p>
          </table:table-cell>
          <table:table-cell table:style-name="ce8"/>
          <table:table-cell table:style-name="ce5" office:value-type="float" office:value="19024715" calcext:value-type="float">
            <text:p>19024715</text:p>
          </table:table-cell>
          <table:table-cell table:style-name="ce5" office:value-type="float" office:value="20735106" calcext:value-type="float">
            <text:p>20735106</text:p>
          </table:table-cell>
          <table:table-cell table:style-name="ce5" office:value-type="float" office:value="20719120" calcext:value-type="float">
            <text:p>20719120</text:p>
          </table:table-cell>
          <table:table-cell table:style-name="ce5" office:value-type="float" office:value="37937207" calcext:value-type="float">
            <text:p>37937207</text:p>
          </table:table-cell>
          <table:table-cell table:style-name="ce5" office:value-type="float" office:value="41343674" calcext:value-type="float">
            <text:p>41343674</text:p>
          </table:table-cell>
          <table:table-cell table:style-name="ce5" office:value-type="float" office:value="41349103" calcext:value-type="float">
            <text:p>41349103</text:p>
          </table:table-cell>
          <table:table-cell table:style-name="ce8"/>
          <table:table-cell table:style-name="ce4" office:value-type="float" office:value="2000" calcext:value-type="float">
            <text:p>2,000</text:p>
          </table:table-cell>
          <table:table-cell table:style-name="ce5" table:formula="of:=[.E73]" office:value-type="string" office:string-value="3957338.967" calcext:value-type="string">
            <text:p>3957338.967</text:p>
          </table:table-cell>
          <table:table-cell table:style-name="ce5" table:formula="of:=[.L73]" office:value-type="string" office:string-value="37915534.03" calcext:value-type="string">
            <text:p>37915534.03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E73]/1000000" office:value-type="string" office:string-value="3.957338967" calcext:value-type="string">
            <text:p>3.957338967</text:p>
          </table:table-cell>
          <table:table-cell table:style-name="ce5" table:formula="of:=[.L73]/1000000" office:value-type="string" office:string-value="37.91553403" calcext:value-type="string">
            <text:p>37.9155340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06325" calcext:value-type="float">
            <text:p>2006325</text:p>
          </table:table-cell>
          <table:table-cell table:style-name="ce5" office:value-type="float" office:value="2189181" calcext:value-type="float">
            <text:p>2189181</text:p>
          </table:table-cell>
          <table:table-cell table:style-name="ce5" office:value-type="float" office:value="2170824" calcext:value-type="float">
            <text:p>2170824</text:p>
          </table:table-cell>
          <table:table-cell table:style-name="ce5" office:value-type="float" office:value="3920013" calcext:value-type="float">
            <text:p>3920013</text:p>
          </table:table-cell>
          <table:table-cell table:style-name="ce5" office:value-type="float" office:value="4258134" calcext:value-type="float">
            <text:p>4258134</text:p>
          </table:table-cell>
          <table:table-cell table:style-name="ce5" office:value-type="float" office:value="4210808" calcext:value-type="float">
            <text:p>4210808</text:p>
          </table:table-cell>
          <table:table-cell table:style-name="ce8"/>
          <table:table-cell table:style-name="ce5" office:value-type="float" office:value="18977326" calcext:value-type="float">
            <text:p>18977326</text:p>
          </table:table-cell>
          <table:table-cell table:style-name="ce5" office:value-type="float" office:value="20726254" calcext:value-type="float">
            <text:p>20726254</text:p>
          </table:table-cell>
          <table:table-cell table:style-name="ce5" office:value-type="float" office:value="20756717" calcext:value-type="float">
            <text:p>20756717</text:p>
          </table:table-cell>
          <table:table-cell table:style-name="ce5" office:value-type="float" office:value="38056444" calcext:value-type="float">
            <text:p>38056444</text:p>
          </table:table-cell>
          <table:table-cell table:style-name="ce5" office:value-type="float" office:value="41279592" calcext:value-type="float">
            <text:p>41279592</text:p>
          </table:table-cell>
          <table:table-cell table:style-name="ce5" office:value-type="float" office:value="41372087" calcext:value-type="float">
            <text:p>4137208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985970" calcext:value-type="float">
            <text:p>1985970</text:p>
          </table:table-cell>
          <table:table-cell table:style-name="ce5" office:value-type="float" office:value="2195035" calcext:value-type="float">
            <text:p>2195035</text:p>
          </table:table-cell>
          <table:table-cell table:style-name="ce5" office:value-type="float" office:value="2172815" calcext:value-type="float">
            <text:p>2172815</text:p>
          </table:table-cell>
          <table:table-cell table:style-name="ce5" office:value-type="float" office:value="3902974" calcext:value-type="float">
            <text:p>3902974</text:p>
          </table:table-cell>
          <table:table-cell table:style-name="ce5" office:value-type="float" office:value="4252258" calcext:value-type="float">
            <text:p>4252258</text:p>
          </table:table-cell>
          <table:table-cell table:style-name="ce5" office:value-type="float" office:value="4191353" calcext:value-type="float">
            <text:p>4191353</text:p>
          </table:table-cell>
          <table:table-cell table:style-name="ce8"/>
          <table:table-cell table:style-name="ce5" office:value-type="float" office:value="19001282" calcext:value-type="float">
            <text:p>19001282</text:p>
          </table:table-cell>
          <table:table-cell table:style-name="ce5" office:value-type="float" office:value="20730714" calcext:value-type="float">
            <text:p>20730714</text:p>
          </table:table-cell>
          <table:table-cell table:style-name="ce5" office:value-type="float" office:value="20720973" calcext:value-type="float">
            <text:p>20720973</text:p>
          </table:table-cell>
          <table:table-cell table:style-name="ce5" office:value-type="float" office:value="37900145" calcext:value-type="float">
            <text:p>37900145</text:p>
          </table:table-cell>
          <table:table-cell table:style-name="ce5" office:value-type="float" office:value="41325491" calcext:value-type="float">
            <text:p>41325491</text:p>
          </table:table-cell>
          <table:table-cell table:style-name="ce5" office:value-type="float" office:value="41331651" calcext:value-type="float">
            <text:p>41331651</text:p>
          </table:table-cell>
          <table:table-cell/>
          <table:table-cell table:style-name="ce19" office:value-type="string" calcext:value-type="string" table:number-columns-spanned="3" table:number-rows-spanned="1">
            <text:p>4 activities</text:p>
          </table:table-cell>
          <table:covered-table-cell table:number-columns-repeated="2" table:style-name="ce12"/>
          <table:table-cell/>
          <table:table-cell table:style-name="ce19" office:value-type="string" calcext:value-type="string" table:number-columns-spanned="3" table:number-rows-spanned="1">
            <text:p>4 activities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018568" calcext:value-type="float">
            <text:p>2018568</text:p>
          </table:table-cell>
          <table:table-cell table:style-name="ce5" office:value-type="float" office:value="2195402" calcext:value-type="float">
            <text:p>2195402</text:p>
          </table:table-cell>
          <table:table-cell table:style-name="ce5" office:value-type="float" office:value="2173602" calcext:value-type="float">
            <text:p>2173602</text:p>
          </table:table-cell>
          <table:table-cell table:style-name="ce5" office:value-type="float" office:value="4386517" calcext:value-type="float">
            <text:p>4386517</text:p>
          </table:table-cell>
          <table:table-cell table:style-name="ce5" office:value-type="float" office:value="4240498" calcext:value-type="float">
            <text:p>4240498</text:p>
          </table:table-cell>
          <table:table-cell table:style-name="ce5" office:value-type="float" office:value="3816825" calcext:value-type="float">
            <text:p>3816825</text:p>
          </table:table-cell>
          <table:table-cell table:style-name="ce8"/>
          <table:table-cell table:style-name="ce5" office:value-type="float" office:value="18992615" calcext:value-type="float">
            <text:p>18992615</text:p>
          </table:table-cell>
          <table:table-cell table:style-name="ce5" office:value-type="float" office:value="20733712" calcext:value-type="float">
            <text:p>20733712</text:p>
          </table:table-cell>
          <table:table-cell table:style-name="ce5" office:value-type="float" office:value="20758884" calcext:value-type="float">
            <text:p>20758884</text:p>
          </table:table-cell>
          <table:table-cell table:style-name="ce5" office:value-type="float" office:value="37957121" calcext:value-type="float">
            <text:p>37957121</text:p>
          </table:table-cell>
          <table:table-cell table:style-name="ce5" office:value-type="float" office:value="41354731" calcext:value-type="float">
            <text:p>41354731</text:p>
          </table:table-cell>
          <table:table-cell table:style-name="ce5" office:value-type="float" office:value="41354733" calcext:value-type="float">
            <text:p>41354733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002239" calcext:value-type="float">
            <text:p>2002239</text:p>
          </table:table-cell>
          <table:table-cell table:style-name="ce5" office:value-type="float" office:value="2190080" calcext:value-type="float">
            <text:p>2190080</text:p>
          </table:table-cell>
          <table:table-cell table:style-name="ce5" office:value-type="float" office:value="2189549" calcext:value-type="float">
            <text:p>2189549</text:p>
          </table:table-cell>
          <table:table-cell table:style-name="ce5" office:value-type="float" office:value="3923065" calcext:value-type="float">
            <text:p>3923065</text:p>
          </table:table-cell>
          <table:table-cell table:style-name="ce5" office:value-type="float" office:value="4238780" calcext:value-type="float">
            <text:p>4238780</text:p>
          </table:table-cell>
          <table:table-cell table:style-name="ce5" office:value-type="float" office:value="4164865" calcext:value-type="float">
            <text:p>4164865</text:p>
          </table:table-cell>
          <table:table-cell table:style-name="ce8"/>
          <table:table-cell table:style-name="ce5" office:value-type="float" office:value="18936489" calcext:value-type="float">
            <text:p>18936489</text:p>
          </table:table-cell>
          <table:table-cell table:style-name="ce5" office:value-type="float" office:value="20710289" calcext:value-type="float">
            <text:p>20710289</text:p>
          </table:table-cell>
          <table:table-cell table:style-name="ce5" office:value-type="float" office:value="20785977" calcext:value-type="float">
            <text:p>20785977</text:p>
          </table:table-cell>
          <table:table-cell table:style-name="ce5" office:value-type="float" office:value="37874976" calcext:value-type="float">
            <text:p>37874976</text:p>
          </table:table-cell>
          <table:table-cell table:style-name="ce5" office:value-type="float" office:value="41370373" calcext:value-type="float">
            <text:p>41370373</text:p>
          </table:table-cell>
          <table:table-cell table:style-name="ce5" office:value-type="float" office:value="41326270" calcext:value-type="float">
            <text:p>4132627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00184" calcext:value-type="float">
            <text:p>2000184</text:p>
          </table:table-cell>
          <table:table-cell table:style-name="ce5" office:value-type="float" office:value="2178787" calcext:value-type="float">
            <text:p>2178787</text:p>
          </table:table-cell>
          <table:table-cell table:style-name="ce5" office:value-type="float" office:value="2182114" calcext:value-type="float">
            <text:p>2182114</text:p>
          </table:table-cell>
          <table:table-cell table:style-name="ce5" office:value-type="float" office:value="4012828" calcext:value-type="float">
            <text:p>4012828</text:p>
          </table:table-cell>
          <table:table-cell table:style-name="ce5" office:value-type="float" office:value="4263533" calcext:value-type="float">
            <text:p>4263533</text:p>
          </table:table-cell>
          <table:table-cell table:style-name="ce5" office:value-type="float" office:value="4146692" calcext:value-type="float">
            <text:p>4146692</text:p>
          </table:table-cell>
          <table:table-cell table:style-name="ce8"/>
          <table:table-cell table:style-name="ce5" office:value-type="float" office:value="18996438" calcext:value-type="float">
            <text:p>18996438</text:p>
          </table:table-cell>
          <table:table-cell table:style-name="ce5" office:value-type="float" office:value="20719130" calcext:value-type="float">
            <text:p>20719130</text:p>
          </table:table-cell>
          <table:table-cell table:style-name="ce5" office:value-type="float" office:value="20774728" calcext:value-type="float">
            <text:p>20774728</text:p>
          </table:table-cell>
          <table:table-cell table:style-name="ce5" office:value-type="float" office:value="37868895" calcext:value-type="float">
            <text:p>37868895</text:p>
          </table:table-cell>
          <table:table-cell table:style-name="ce5" office:value-type="float" office:value="41357144" calcext:value-type="float">
            <text:p>41357144</text:p>
          </table:table-cell>
          <table:table-cell table:style-name="ce5" office:value-type="float" office:value="41379650" calcext:value-type="float">
            <text:p>41379650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73]" office:value-type="string" office:string-value="2184190.633" calcext:value-type="string">
            <text:p>2184190.633</text:p>
          </table:table-cell>
          <table:table-cell table:style-name="ce5" table:formula="of:=[.J73]" office:value-type="string" office:string-value="20710809.73" calcext:value-type="string">
            <text:p>20710809.73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C73]/1000000" office:value-type="string" office:string-value="2.184190633" calcext:value-type="string">
            <text:p>2.184190633</text:p>
          </table:table-cell>
          <table:table-cell table:style-name="ce5" table:formula="of:=[.J73]/1000000" office:value-type="string" office:string-value="20.71080973" calcext:value-type="string">
            <text:p>20.7108097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00738" calcext:value-type="float">
            <text:p>2000738</text:p>
          </table:table-cell>
          <table:table-cell table:style-name="ce5" office:value-type="float" office:value="2185286" calcext:value-type="float">
            <text:p>2185286</text:p>
          </table:table-cell>
          <table:table-cell table:style-name="ce5" office:value-type="float" office:value="2171750" calcext:value-type="float">
            <text:p>2171750</text:p>
          </table:table-cell>
          <table:table-cell table:style-name="ce5" office:value-type="float" office:value="3957240" calcext:value-type="float">
            <text:p>3957240</text:p>
          </table:table-cell>
          <table:table-cell table:style-name="ce5" office:value-type="float" office:value="4280958" calcext:value-type="float">
            <text:p>4280958</text:p>
          </table:table-cell>
          <table:table-cell table:style-name="ce5" office:value-type="float" office:value="4204662" calcext:value-type="float">
            <text:p>4204662</text:p>
          </table:table-cell>
          <table:table-cell table:style-name="ce8"/>
          <table:table-cell table:style-name="ce5" office:value-type="float" office:value="19007374" calcext:value-type="float">
            <text:p>19007374</text:p>
          </table:table-cell>
          <table:table-cell table:style-name="ce5" office:value-type="float" office:value="20671852" calcext:value-type="float">
            <text:p>20671852</text:p>
          </table:table-cell>
          <table:table-cell table:style-name="ce5" office:value-type="float" office:value="20736140" calcext:value-type="float">
            <text:p>20736140</text:p>
          </table:table-cell>
          <table:table-cell table:style-name="ce5" office:value-type="float" office:value="37940002" calcext:value-type="float">
            <text:p>37940002</text:p>
          </table:table-cell>
          <table:table-cell table:style-name="ce5" office:value-type="float" office:value="41321392" calcext:value-type="float">
            <text:p>41321392</text:p>
          </table:table-cell>
          <table:table-cell table:style-name="ce5" office:value-type="float" office:value="41344794" calcext:value-type="float">
            <text:p>41344794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73]" office:value-type="string" office:string-value="4256209.8" calcext:value-type="string">
            <text:p>4256209.8</text:p>
          </table:table-cell>
          <table:table-cell table:style-name="ce5" table:formula="of:=[.M73]" office:value-type="string" office:string-value="41347594.67" calcext:value-type="string">
            <text:p>41347594.67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F73]/1000000" office:value-type="string" office:string-value="4.2562098" calcext:value-type="string">
            <text:p>4.2562098</text:p>
          </table:table-cell>
          <table:table-cell table:style-name="ce5" table:formula="of:=[.M73]/1000000" office:value-type="string" office:string-value="41.34759467" calcext:value-type="string">
            <text:p>41.3475946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19446" calcext:value-type="float">
            <text:p>2019446</text:p>
          </table:table-cell>
          <table:table-cell table:style-name="ce5" office:value-type="float" office:value="2175872" calcext:value-type="float">
            <text:p>2175872</text:p>
          </table:table-cell>
          <table:table-cell table:style-name="ce5" office:value-type="float" office:value="2205257" calcext:value-type="float">
            <text:p>2205257</text:p>
          </table:table-cell>
          <table:table-cell table:style-name="ce5" office:value-type="float" office:value="3916167" calcext:value-type="float">
            <text:p>3916167</text:p>
          </table:table-cell>
          <table:table-cell table:style-name="ce5" office:value-type="float" office:value="4261046" calcext:value-type="float">
            <text:p>4261046</text:p>
          </table:table-cell>
          <table:table-cell table:style-name="ce5" office:value-type="float" office:value="4175153" calcext:value-type="float">
            <text:p>4175153</text:p>
          </table:table-cell>
          <table:table-cell table:style-name="ce8"/>
          <table:table-cell table:style-name="ce5" office:value-type="float" office:value="18977928" calcext:value-type="float">
            <text:p>18977928</text:p>
          </table:table-cell>
          <table:table-cell table:style-name="ce5" office:value-type="float" office:value="20698635" calcext:value-type="float">
            <text:p>20698635</text:p>
          </table:table-cell>
          <table:table-cell table:style-name="ce5" office:value-type="float" office:value="20720262" calcext:value-type="float">
            <text:p>20720262</text:p>
          </table:table-cell>
          <table:table-cell table:style-name="ce5" office:value-type="float" office:value="37913148" calcext:value-type="float">
            <text:p>37913148</text:p>
          </table:table-cell>
          <table:table-cell table:style-name="ce5" office:value-type="float" office:value="41370963" calcext:value-type="float">
            <text:p>41370963</text:p>
          </table:table-cell>
          <table:table-cell table:style-name="ce5" office:value-type="float" office:value="41393625" calcext:value-type="float">
            <text:p>4139362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50088" calcext:value-type="float">
            <text:p>2050088</text:p>
          </table:table-cell>
          <table:table-cell table:style-name="ce5" office:value-type="float" office:value="2190483" calcext:value-type="float">
            <text:p>2190483</text:p>
          </table:table-cell>
          <table:table-cell table:style-name="ce5" office:value-type="float" office:value="2109537" calcext:value-type="float">
            <text:p>2109537</text:p>
          </table:table-cell>
          <table:table-cell table:style-name="ce5" office:value-type="float" office:value="3941007" calcext:value-type="float">
            <text:p>3941007</text:p>
          </table:table-cell>
          <table:table-cell table:style-name="ce5" office:value-type="float" office:value="4250374" calcext:value-type="float">
            <text:p>4250374</text:p>
          </table:table-cell>
          <table:table-cell table:style-name="ce5" office:value-type="float" office:value="4193489" calcext:value-type="float">
            <text:p>4193489</text:p>
          </table:table-cell>
          <table:table-cell table:style-name="ce8"/>
          <table:table-cell table:style-name="ce5" office:value-type="float" office:value="18950646" calcext:value-type="float">
            <text:p>18950646</text:p>
          </table:table-cell>
          <table:table-cell table:style-name="ce5" office:value-type="float" office:value="20761718" calcext:value-type="float">
            <text:p>20761718</text:p>
          </table:table-cell>
          <table:table-cell table:style-name="ce5" office:value-type="float" office:value="20706736" calcext:value-type="float">
            <text:p>20706736</text:p>
          </table:table-cell>
          <table:table-cell table:style-name="ce5" office:value-type="float" office:value="37882110" calcext:value-type="float">
            <text:p>37882110</text:p>
          </table:table-cell>
          <table:table-cell table:style-name="ce5" office:value-type="float" office:value="41399370" calcext:value-type="float">
            <text:p>41399370</text:p>
          </table:table-cell>
          <table:table-cell table:style-name="ce5" office:value-type="float" office:value="41343005" calcext:value-type="float">
            <text:p>41343005</text:p>
          </table:table-cell>
          <table:table-cell/>
          <table:table-cell table:style-name="ce19" office:value-type="string" calcext:value-type="string" table:number-columns-spanned="3" table:number-rows-spanned="1">
            <text:p>8 activities</text:p>
          </table:table-cell>
          <table:covered-table-cell table:number-columns-repeated="2" table:style-name="ce12"/>
          <table:table-cell/>
          <table:table-cell table:style-name="ce19" office:value-type="string" calcext:value-type="string" table:number-columns-spanned="3" table:number-rows-spanned="1">
            <text:p>8 activities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1996082" calcext:value-type="float">
            <text:p>1996082</text:p>
          </table:table-cell>
          <table:table-cell table:style-name="ce5" office:value-type="float" office:value="2170641" calcext:value-type="float">
            <text:p>2170641</text:p>
          </table:table-cell>
          <table:table-cell table:style-name="ce5" office:value-type="float" office:value="2121257" calcext:value-type="float">
            <text:p>2121257</text:p>
          </table:table-cell>
          <table:table-cell table:style-name="ce5" office:value-type="float" office:value="3889570" calcext:value-type="float">
            <text:p>3889570</text:p>
          </table:table-cell>
          <table:table-cell table:style-name="ce5" office:value-type="float" office:value="4255096" calcext:value-type="float">
            <text:p>4255096</text:p>
          </table:table-cell>
          <table:table-cell table:style-name="ce5" office:value-type="float" office:value="4192767" calcext:value-type="float">
            <text:p>4192767</text:p>
          </table:table-cell>
          <table:table-cell table:style-name="ce8"/>
          <table:table-cell table:style-name="ce5" office:value-type="float" office:value="19044474" calcext:value-type="float">
            <text:p>19044474</text:p>
          </table:table-cell>
          <table:table-cell table:style-name="ce5" office:value-type="float" office:value="20685509" calcext:value-type="float">
            <text:p>20685509</text:p>
          </table:table-cell>
          <table:table-cell table:style-name="ce5" office:value-type="float" office:value="20742787" calcext:value-type="float">
            <text:p>20742787</text:p>
          </table:table-cell>
          <table:table-cell table:style-name="ce5" office:value-type="float" office:value="37965657" calcext:value-type="float">
            <text:p>37965657</text:p>
          </table:table-cell>
          <table:table-cell table:style-name="ce5" office:value-type="float" office:value="41284937" calcext:value-type="float">
            <text:p>41284937</text:p>
          </table:table-cell>
          <table:table-cell table:style-name="ce5" office:value-type="float" office:value="41359777" calcext:value-type="float">
            <text:p>41359777</text:p>
          </table:table-cell>
          <table:table-cell/>
          <table:table-cell table:style-name="ce5" office:value-type="string" calcext:value-type="string">
            <text:p>média (usec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/>
          <table:table-cell table:style-name="ce5" office:value-type="string" calcext:value-type="string">
            <text:p>média (seg)</text:p>
          </table:table-cell>
          <table:table-cell table:style-name="ce13" office:value-type="string" calcext:value-type="string" table:number-columns-spanned="2" table:number-rows-spanned="1">
            <text:p>worksize</text:p>
          </table:table-cell>
          <table:covered-table-cell table:style-name="ce12"/>
          <table:table-cell table:number-columns-repeated="1002"/>
        </table:table-row>
        <table:table-row table:style-name="ro1">
          <table:table-cell/>
          <table:table-cell table:style-name="ce5" office:value-type="float" office:value="2068221" calcext:value-type="float">
            <text:p>2068221</text:p>
          </table:table-cell>
          <table:table-cell table:style-name="ce5" office:value-type="float" office:value="2194328" calcext:value-type="float">
            <text:p>2194328</text:p>
          </table:table-cell>
          <table:table-cell table:style-name="ce5" office:value-type="float" office:value="2158237" calcext:value-type="float">
            <text:p>2158237</text:p>
          </table:table-cell>
          <table:table-cell table:style-name="ce5" office:value-type="float" office:value="3915648" calcext:value-type="float">
            <text:p>3915648</text:p>
          </table:table-cell>
          <table:table-cell table:style-name="ce5" office:value-type="float" office:value="4253722" calcext:value-type="float">
            <text:p>4253722</text:p>
          </table:table-cell>
          <table:table-cell table:style-name="ce5" office:value-type="float" office:value="4219190" calcext:value-type="float">
            <text:p>4219190</text:p>
          </table:table-cell>
          <table:table-cell table:style-name="ce8"/>
          <table:table-cell table:style-name="ce5" office:value-type="float" office:value="18980714" calcext:value-type="float">
            <text:p>18980714</text:p>
          </table:table-cell>
          <table:table-cell table:style-name="ce5" office:value-type="float" office:value="20690824" calcext:value-type="float">
            <text:p>20690824</text:p>
          </table:table-cell>
          <table:table-cell table:style-name="ce5" office:value-type="float" office:value="20697279" calcext:value-type="float">
            <text:p>20697279</text:p>
          </table:table-cell>
          <table:table-cell table:style-name="ce5" office:value-type="float" office:value="37920695" calcext:value-type="float">
            <text:p>37920695</text:p>
          </table:table-cell>
          <table:table-cell table:style-name="ce5" office:value-type="float" office:value="41408312" calcext:value-type="float">
            <text:p>41408312</text:p>
          </table:table-cell>
          <table:table-cell table:style-name="ce5" office:value-type="float" office:value="41384143" calcext:value-type="float">
            <text:p>41384143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/>
          <table:table-cell table:style-name="ce3" office:value-type="string" calcext:value-type="string">
            <text:p>repetitions</text:p>
          </table:table-cell>
          <table:table-cell table:style-name="ce10" office:value-type="float" office:value="1000000" calcext:value-type="float">
            <text:p>1,000,000</text:p>
          </table:table-cell>
          <table:table-cell table:style-name="ce10" office:value-type="float" office:value="10000000" calcext:value-type="float">
            <text:p>10,000,0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1993317" calcext:value-type="float">
            <text:p>1993317</text:p>
          </table:table-cell>
          <table:table-cell table:style-name="ce5" office:value-type="float" office:value="2192883" calcext:value-type="float">
            <text:p>2192883</text:p>
          </table:table-cell>
          <table:table-cell table:style-name="ce5" office:value-type="float" office:value="2148282" calcext:value-type="float">
            <text:p>2148282</text:p>
          </table:table-cell>
          <table:table-cell table:style-name="ce5" office:value-type="float" office:value="3940171" calcext:value-type="float">
            <text:p>3940171</text:p>
          </table:table-cell>
          <table:table-cell table:style-name="ce5" office:value-type="float" office:value="4246398" calcext:value-type="float">
            <text:p>4246398</text:p>
          </table:table-cell>
          <table:table-cell table:style-name="ce5" office:value-type="float" office:value="4219395" calcext:value-type="float">
            <text:p>4219395</text:p>
          </table:table-cell>
          <table:table-cell table:style-name="ce8"/>
          <table:table-cell table:style-name="ce5" office:value-type="float" office:value="18993377" calcext:value-type="float">
            <text:p>18993377</text:p>
          </table:table-cell>
          <table:table-cell table:style-name="ce5" office:value-type="float" office:value="20734669" calcext:value-type="float">
            <text:p>20734669</text:p>
          </table:table-cell>
          <table:table-cell table:style-name="ce5" office:value-type="float" office:value="20724661" calcext:value-type="float">
            <text:p>20724661</text:p>
          </table:table-cell>
          <table:table-cell table:style-name="ce5" office:value-type="float" office:value="37949013" calcext:value-type="float">
            <text:p>37949013</text:p>
          </table:table-cell>
          <table:table-cell table:style-name="ce5" office:value-type="float" office:value="41346515" calcext:value-type="float">
            <text:p>41346515</text:p>
          </table:table-cell>
          <table:table-cell table:style-name="ce5" office:value-type="float" office:value="41373011" calcext:value-type="float">
            <text:p>41373011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73]" office:value-type="string" office:string-value="2156892.267" calcext:value-type="string">
            <text:p>2156892.267</text:p>
          </table:table-cell>
          <table:table-cell table:style-name="ce5" table:formula="of:=[.K73]" office:value-type="string" office:string-value="20736691.47" calcext:value-type="string">
            <text:p>20736691.47</text:p>
          </table:table-cell>
          <table:table-cell/>
          <table:table-cell table:style-name="ce4" office:value-type="float" office:value="1000" calcext:value-type="float">
            <text:p>1,000</text:p>
          </table:table-cell>
          <table:table-cell table:style-name="ce5" table:formula="of:=[.D73]/1000000" office:value-type="string" office:string-value="2.156892267" calcext:value-type="string">
            <text:p>2.156892267</text:p>
          </table:table-cell>
          <table:table-cell table:style-name="ce5" table:formula="of:=[.K73]/1000000" office:value-type="string" office:string-value="20.73669147" calcext:value-type="string">
            <text:p>20.73669147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12622" calcext:value-type="float">
            <text:p>2012622</text:p>
          </table:table-cell>
          <table:table-cell table:style-name="ce5" office:value-type="float" office:value="2180834" calcext:value-type="float">
            <text:p>2180834</text:p>
          </table:table-cell>
          <table:table-cell table:style-name="ce5" office:value-type="float" office:value="2150583" calcext:value-type="float">
            <text:p>2150583</text:p>
          </table:table-cell>
          <table:table-cell table:style-name="ce5" office:value-type="float" office:value="3908109" calcext:value-type="float">
            <text:p>3908109</text:p>
          </table:table-cell>
          <table:table-cell table:style-name="ce5" office:value-type="float" office:value="4253028" calcext:value-type="float">
            <text:p>4253028</text:p>
          </table:table-cell>
          <table:table-cell table:style-name="ce5" office:value-type="float" office:value="4166810" calcext:value-type="float">
            <text:p>4166810</text:p>
          </table:table-cell>
          <table:table-cell table:style-name="ce8"/>
          <table:table-cell table:style-name="ce5" office:value-type="float" office:value="19099002" calcext:value-type="float">
            <text:p>19099002</text:p>
          </table:table-cell>
          <table:table-cell table:style-name="ce5" office:value-type="float" office:value="20695023" calcext:value-type="float">
            <text:p>20695023</text:p>
          </table:table-cell>
          <table:table-cell table:style-name="ce5" office:value-type="float" office:value="20772533" calcext:value-type="float">
            <text:p>20772533</text:p>
          </table:table-cell>
          <table:table-cell table:style-name="ce5" office:value-type="float" office:value="37887272" calcext:value-type="float">
            <text:p>37887272</text:p>
          </table:table-cell>
          <table:table-cell table:style-name="ce5" office:value-type="float" office:value="41312529" calcext:value-type="float">
            <text:p>41312529</text:p>
          </table:table-cell>
          <table:table-cell table:style-name="ce5" office:value-type="float" office:value="41364564" calcext:value-type="float">
            <text:p>41364564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73]" office:value-type="string" office:string-value="4188364.9" calcext:value-type="string">
            <text:p>4188364.9</text:p>
          </table:table-cell>
          <table:table-cell table:style-name="ce5" table:formula="of:=[.N73]" office:value-type="string" office:string-value="41326962.9" calcext:value-type="string">
            <text:p>41326962.9</text:p>
          </table:table-cell>
          <table:table-cell/>
          <table:table-cell table:style-name="ce4" office:value-type="float" office:value="2000" calcext:value-type="float">
            <text:p>2,000</text:p>
          </table:table-cell>
          <table:table-cell table:style-name="ce5" table:formula="of:=[.G73]/1000000" office:value-type="string" office:string-value="4.1883649" calcext:value-type="string">
            <text:p>4.1883649</text:p>
          </table:table-cell>
          <table:table-cell table:style-name="ce5" table:formula="of:=[.N73]/1000000" office:value-type="string" office:string-value="41.3269629" calcext:value-type="string">
            <text:p>41.3269629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float" office:value="2012132" calcext:value-type="float">
            <text:p>2012132</text:p>
          </table:table-cell>
          <table:table-cell table:style-name="ce5" office:value-type="float" office:value="2132434" calcext:value-type="float">
            <text:p>2132434</text:p>
          </table:table-cell>
          <table:table-cell table:style-name="ce5" office:value-type="float" office:value="2133571" calcext:value-type="float">
            <text:p>2133571</text:p>
          </table:table-cell>
          <table:table-cell table:style-name="ce5" office:value-type="float" office:value="3930164" calcext:value-type="float">
            <text:p>3930164</text:p>
          </table:table-cell>
          <table:table-cell table:style-name="ce5" office:value-type="float" office:value="4249484" calcext:value-type="float">
            <text:p>4249484</text:p>
          </table:table-cell>
          <table:table-cell table:style-name="ce5" office:value-type="float" office:value="4245660" calcext:value-type="float">
            <text:p>4245660</text:p>
          </table:table-cell>
          <table:table-cell table:style-name="ce8"/>
          <table:table-cell table:style-name="ce5" office:value-type="float" office:value="18984237" calcext:value-type="float">
            <text:p>18984237</text:p>
          </table:table-cell>
          <table:table-cell table:style-name="ce5" office:value-type="float" office:value="20686158" calcext:value-type="float">
            <text:p>20686158</text:p>
          </table:table-cell>
          <table:table-cell table:style-name="ce5" office:value-type="float" office:value="20770281" calcext:value-type="float">
            <text:p>20770281</text:p>
          </table:table-cell>
          <table:table-cell table:style-name="ce5" office:value-type="float" office:value="37908127" calcext:value-type="float">
            <text:p>37908127</text:p>
          </table:table-cell>
          <table:table-cell table:style-name="ce5" office:value-type="float" office:value="41325644" calcext:value-type="float">
            <text:p>41325644</text:p>
          </table:table-cell>
          <table:table-cell table:style-name="ce5" office:value-type="float" office:value="41355282" calcext:value-type="float">
            <text:p>4135528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07958" calcext:value-type="float">
            <text:p>2007958</text:p>
          </table:table-cell>
          <table:table-cell table:style-name="ce5" office:value-type="float" office:value="2201308" calcext:value-type="float">
            <text:p>2201308</text:p>
          </table:table-cell>
          <table:table-cell table:style-name="ce5" office:value-type="float" office:value="2148800" calcext:value-type="float">
            <text:p>2148800</text:p>
          </table:table-cell>
          <table:table-cell table:style-name="ce5" office:value-type="float" office:value="3930457" calcext:value-type="float">
            <text:p>3930457</text:p>
          </table:table-cell>
          <table:table-cell table:style-name="ce5" office:value-type="float" office:value="4253681" calcext:value-type="float">
            <text:p>4253681</text:p>
          </table:table-cell>
          <table:table-cell table:style-name="ce5" office:value-type="float" office:value="4206265" calcext:value-type="float">
            <text:p>4206265</text:p>
          </table:table-cell>
          <table:table-cell table:style-name="ce8"/>
          <table:table-cell table:style-name="ce5" office:value-type="float" office:value="18957498" calcext:value-type="float">
            <text:p>18957498</text:p>
          </table:table-cell>
          <table:table-cell table:style-name="ce5" office:value-type="float" office:value="20707311" calcext:value-type="float">
            <text:p>20707311</text:p>
          </table:table-cell>
          <table:table-cell table:style-name="ce5" office:value-type="float" office:value="20720841" calcext:value-type="float">
            <text:p>20720841</text:p>
          </table:table-cell>
          <table:table-cell table:style-name="ce5" office:value-type="float" office:value="37895269" calcext:value-type="float">
            <text:p>37895269</text:p>
          </table:table-cell>
          <table:table-cell table:style-name="ce5" office:value-type="float" office:value="41311471" calcext:value-type="float">
            <text:p>41311471</text:p>
          </table:table-cell>
          <table:table-cell table:style-name="ce5" office:value-type="float" office:value="41344956" calcext:value-type="float">
            <text:p>4134495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19323" calcext:value-type="float">
            <text:p>2019323</text:p>
          </table:table-cell>
          <table:table-cell table:style-name="ce5" office:value-type="float" office:value="2182153" calcext:value-type="float">
            <text:p>2182153</text:p>
          </table:table-cell>
          <table:table-cell table:style-name="ce5" office:value-type="float" office:value="2156589" calcext:value-type="float">
            <text:p>2156589</text:p>
          </table:table-cell>
          <table:table-cell table:style-name="ce5" office:value-type="float" office:value="3924813" calcext:value-type="float">
            <text:p>3924813</text:p>
          </table:table-cell>
          <table:table-cell table:style-name="ce5" office:value-type="float" office:value="4257941" calcext:value-type="float">
            <text:p>4257941</text:p>
          </table:table-cell>
          <table:table-cell table:style-name="ce5" office:value-type="float" office:value="4183089" calcext:value-type="float">
            <text:p>4183089</text:p>
          </table:table-cell>
          <table:table-cell table:style-name="ce8"/>
          <table:table-cell table:style-name="ce5" office:value-type="float" office:value="18930527" calcext:value-type="float">
            <text:p>18930527</text:p>
          </table:table-cell>
          <table:table-cell table:style-name="ce5" office:value-type="float" office:value="20696410" calcext:value-type="float">
            <text:p>20696410</text:p>
          </table:table-cell>
          <table:table-cell table:style-name="ce5" office:value-type="float" office:value="20729307" calcext:value-type="float">
            <text:p>20729307</text:p>
          </table:table-cell>
          <table:table-cell table:style-name="ce5" office:value-type="float" office:value="37919577" calcext:value-type="float">
            <text:p>37919577</text:p>
          </table:table-cell>
          <table:table-cell table:style-name="ce5" office:value-type="float" office:value="41381824" calcext:value-type="float">
            <text:p>41381824</text:p>
          </table:table-cell>
          <table:table-cell table:style-name="ce5" office:value-type="float" office:value="41360139" calcext:value-type="float">
            <text:p>4136013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999805" calcext:value-type="float">
            <text:p>1999805</text:p>
          </table:table-cell>
          <table:table-cell table:style-name="ce5" office:value-type="float" office:value="2184763" calcext:value-type="float">
            <text:p>2184763</text:p>
          </table:table-cell>
          <table:table-cell table:style-name="ce5" office:value-type="float" office:value="2171296" calcext:value-type="float">
            <text:p>2171296</text:p>
          </table:table-cell>
          <table:table-cell table:style-name="ce5" office:value-type="float" office:value="3914913" calcext:value-type="float">
            <text:p>3914913</text:p>
          </table:table-cell>
          <table:table-cell table:style-name="ce5" office:value-type="float" office:value="4246325" calcext:value-type="float">
            <text:p>4246325</text:p>
          </table:table-cell>
          <table:table-cell table:style-name="ce5" office:value-type="float" office:value="4176171" calcext:value-type="float">
            <text:p>4176171</text:p>
          </table:table-cell>
          <table:table-cell table:style-name="ce8"/>
          <table:table-cell table:style-name="ce5" office:value-type="float" office:value="18987758" calcext:value-type="float">
            <text:p>18987758</text:p>
          </table:table-cell>
          <table:table-cell table:style-name="ce5" office:value-type="float" office:value="20713021" calcext:value-type="float">
            <text:p>20713021</text:p>
          </table:table-cell>
          <table:table-cell table:style-name="ce5" office:value-type="float" office:value="20725796" calcext:value-type="float">
            <text:p>20725796</text:p>
          </table:table-cell>
          <table:table-cell table:style-name="ce5" office:value-type="float" office:value="37820212" calcext:value-type="float">
            <text:p>37820212</text:p>
          </table:table-cell>
          <table:table-cell table:style-name="ce5" office:value-type="float" office:value="41325336" calcext:value-type="float">
            <text:p>41325336</text:p>
          </table:table-cell>
          <table:table-cell table:style-name="ce5" office:value-type="float" office:value="41348431" calcext:value-type="float">
            <text:p>41348431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134765" calcext:value-type="float">
            <text:p>2134765</text:p>
          </table:table-cell>
          <table:table-cell table:style-name="ce5" office:value-type="float" office:value="2172686" calcext:value-type="float">
            <text:p>2172686</text:p>
          </table:table-cell>
          <table:table-cell table:style-name="ce5" office:value-type="float" office:value="2164842" calcext:value-type="float">
            <text:p>2164842</text:p>
          </table:table-cell>
          <table:table-cell table:style-name="ce5" office:value-type="float" office:value="3922729" calcext:value-type="float">
            <text:p>3922729</text:p>
          </table:table-cell>
          <table:table-cell table:style-name="ce5" office:value-type="float" office:value="4246240" calcext:value-type="float">
            <text:p>4246240</text:p>
          </table:table-cell>
          <table:table-cell table:style-name="ce5" office:value-type="float" office:value="4190900" calcext:value-type="float">
            <text:p>4190900</text:p>
          </table:table-cell>
          <table:table-cell table:style-name="ce8"/>
          <table:table-cell table:style-name="ce5" office:value-type="float" office:value="18956917" calcext:value-type="float">
            <text:p>18956917</text:p>
          </table:table-cell>
          <table:table-cell table:style-name="ce5" office:value-type="float" office:value="20695193" calcext:value-type="float">
            <text:p>20695193</text:p>
          </table:table-cell>
          <table:table-cell table:style-name="ce5" office:value-type="float" office:value="20753099" calcext:value-type="float">
            <text:p>20753099</text:p>
          </table:table-cell>
          <table:table-cell table:style-name="ce5" office:value-type="float" office:value="37878474" calcext:value-type="float">
            <text:p>37878474</text:p>
          </table:table-cell>
          <table:table-cell table:style-name="ce5" office:value-type="float" office:value="41357435" calcext:value-type="float">
            <text:p>41357435</text:p>
          </table:table-cell>
          <table:table-cell table:style-name="ce5" office:value-type="float" office:value="41355108" calcext:value-type="float">
            <text:p>41355108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63900" calcext:value-type="float">
            <text:p>2063900</text:p>
          </table:table-cell>
          <table:table-cell table:style-name="ce5" office:value-type="float" office:value="2192453" calcext:value-type="float">
            <text:p>2192453</text:p>
          </table:table-cell>
          <table:table-cell table:style-name="ce5" office:value-type="float" office:value="2190983" calcext:value-type="float">
            <text:p>2190983</text:p>
          </table:table-cell>
          <table:table-cell table:style-name="ce5" office:value-type="float" office:value="3980028" calcext:value-type="float">
            <text:p>3980028</text:p>
          </table:table-cell>
          <table:table-cell table:style-name="ce5" office:value-type="float" office:value="4269820" calcext:value-type="float">
            <text:p>4269820</text:p>
          </table:table-cell>
          <table:table-cell table:style-name="ce5" office:value-type="float" office:value="4283465" calcext:value-type="float">
            <text:p>4283465</text:p>
          </table:table-cell>
          <table:table-cell table:style-name="ce8"/>
          <table:table-cell table:style-name="ce5" office:value-type="float" office:value="18983068" calcext:value-type="float">
            <text:p>18983068</text:p>
          </table:table-cell>
          <table:table-cell table:style-name="ce5" office:value-type="float" office:value="20691098" calcext:value-type="float">
            <text:p>20691098</text:p>
          </table:table-cell>
          <table:table-cell table:style-name="ce5" office:value-type="float" office:value="20716478" calcext:value-type="float">
            <text:p>20716478</text:p>
          </table:table-cell>
          <table:table-cell table:style-name="ce5" office:value-type="float" office:value="37912043" calcext:value-type="float">
            <text:p>37912043</text:p>
          </table:table-cell>
          <table:table-cell table:style-name="ce5" office:value-type="float" office:value="41349125" calcext:value-type="float">
            <text:p>41349125</text:p>
          </table:table-cell>
          <table:table-cell table:style-name="ce5" office:value-type="float" office:value="41311953" calcext:value-type="float">
            <text:p>41311953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06226" calcext:value-type="float">
            <text:p>2006226</text:p>
          </table:table-cell>
          <table:table-cell table:style-name="ce5" office:value-type="float" office:value="2212039" calcext:value-type="float">
            <text:p>2212039</text:p>
          </table:table-cell>
          <table:table-cell table:style-name="ce5" office:value-type="float" office:value="2163544" calcext:value-type="float">
            <text:p>2163544</text:p>
          </table:table-cell>
          <table:table-cell table:style-name="ce5" office:value-type="float" office:value="3908096" calcext:value-type="float">
            <text:p>3908096</text:p>
          </table:table-cell>
          <table:table-cell table:style-name="ce5" office:value-type="float" office:value="4258297" calcext:value-type="float">
            <text:p>4258297</text:p>
          </table:table-cell>
          <table:table-cell table:style-name="ce5" office:value-type="float" office:value="4134519" calcext:value-type="float">
            <text:p>4134519</text:p>
          </table:table-cell>
          <table:table-cell table:style-name="ce8"/>
          <table:table-cell table:style-name="ce5" office:value-type="float" office:value="18970506" calcext:value-type="float">
            <text:p>18970506</text:p>
          </table:table-cell>
          <table:table-cell table:style-name="ce5" office:value-type="float" office:value="20712983" calcext:value-type="float">
            <text:p>20712983</text:p>
          </table:table-cell>
          <table:table-cell table:style-name="ce5" office:value-type="float" office:value="20679751" calcext:value-type="float">
            <text:p>20679751</text:p>
          </table:table-cell>
          <table:table-cell table:style-name="ce5" office:value-type="float" office:value="37888555" calcext:value-type="float">
            <text:p>37888555</text:p>
          </table:table-cell>
          <table:table-cell table:style-name="ce5" office:value-type="float" office:value="41328354" calcext:value-type="float">
            <text:p>41328354</text:p>
          </table:table-cell>
          <table:table-cell table:style-name="ce5" office:value-type="float" office:value="41330733" calcext:value-type="float">
            <text:p>41330733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10798" calcext:value-type="float">
            <text:p>2010798</text:p>
          </table:table-cell>
          <table:table-cell table:style-name="ce5" office:value-type="float" office:value="2178069" calcext:value-type="float">
            <text:p>2178069</text:p>
          </table:table-cell>
          <table:table-cell table:style-name="ce5" office:value-type="float" office:value="2179175" calcext:value-type="float">
            <text:p>2179175</text:p>
          </table:table-cell>
          <table:table-cell table:style-name="ce5" office:value-type="float" office:value="3937009" calcext:value-type="float">
            <text:p>3937009</text:p>
          </table:table-cell>
          <table:table-cell table:style-name="ce5" office:value-type="float" office:value="4276654" calcext:value-type="float">
            <text:p>4276654</text:p>
          </table:table-cell>
          <table:table-cell table:style-name="ce5" office:value-type="float" office:value="4241221" calcext:value-type="float">
            <text:p>4241221</text:p>
          </table:table-cell>
          <table:table-cell table:style-name="ce8"/>
          <table:table-cell table:style-name="ce5" office:value-type="float" office:value="18979856" calcext:value-type="float">
            <text:p>18979856</text:p>
          </table:table-cell>
          <table:table-cell table:style-name="ce5" office:value-type="float" office:value="20695905" calcext:value-type="float">
            <text:p>20695905</text:p>
          </table:table-cell>
          <table:table-cell table:style-name="ce5" office:value-type="float" office:value="20747416" calcext:value-type="float">
            <text:p>20747416</text:p>
          </table:table-cell>
          <table:table-cell table:style-name="ce5" office:value-type="float" office:value="37933565" calcext:value-type="float">
            <text:p>37933565</text:p>
          </table:table-cell>
          <table:table-cell table:style-name="ce5" office:value-type="float" office:value="41353099" calcext:value-type="float">
            <text:p>41353099</text:p>
          </table:table-cell>
          <table:table-cell table:style-name="ce5" office:value-type="float" office:value="41369961" calcext:value-type="float">
            <text:p>41369961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996085" calcext:value-type="float">
            <text:p>1996085</text:p>
          </table:table-cell>
          <table:table-cell table:style-name="ce5" office:value-type="float" office:value="2149757" calcext:value-type="float">
            <text:p>2149757</text:p>
          </table:table-cell>
          <table:table-cell table:style-name="ce5" office:value-type="float" office:value="2167416" calcext:value-type="float">
            <text:p>2167416</text:p>
          </table:table-cell>
          <table:table-cell table:style-name="ce5" office:value-type="float" office:value="3921886" calcext:value-type="float">
            <text:p>3921886</text:p>
          </table:table-cell>
          <table:table-cell table:style-name="ce5" office:value-type="float" office:value="4274931" calcext:value-type="float">
            <text:p>4274931</text:p>
          </table:table-cell>
          <table:table-cell table:style-name="ce5" office:value-type="float" office:value="4267854" calcext:value-type="float">
            <text:p>4267854</text:p>
          </table:table-cell>
          <table:table-cell table:style-name="ce8"/>
          <table:table-cell table:style-name="ce5" office:value-type="float" office:value="19276073" calcext:value-type="float">
            <text:p>19276073</text:p>
          </table:table-cell>
          <table:table-cell table:style-name="ce5" office:value-type="float" office:value="20722464" calcext:value-type="float">
            <text:p>20722464</text:p>
          </table:table-cell>
          <table:table-cell table:style-name="ce5" office:value-type="float" office:value="20727203" calcext:value-type="float">
            <text:p>20727203</text:p>
          </table:table-cell>
          <table:table-cell table:style-name="ce5" office:value-type="float" office:value="37911121" calcext:value-type="float">
            <text:p>37911121</text:p>
          </table:table-cell>
          <table:table-cell table:style-name="ce5" office:value-type="float" office:value="41349982" calcext:value-type="float">
            <text:p>41349982</text:p>
          </table:table-cell>
          <table:table-cell table:style-name="ce5" office:value-type="float" office:value="41382269" calcext:value-type="float">
            <text:p>41382269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11818" calcext:value-type="float">
            <text:p>2011818</text:p>
          </table:table-cell>
          <table:table-cell table:style-name="ce5" office:value-type="float" office:value="2213485" calcext:value-type="float">
            <text:p>2213485</text:p>
          </table:table-cell>
          <table:table-cell table:style-name="ce5" office:value-type="float" office:value="2155981" calcext:value-type="float">
            <text:p>2155981</text:p>
          </table:table-cell>
          <table:table-cell table:style-name="ce5" office:value-type="float" office:value="3919929" calcext:value-type="float">
            <text:p>3919929</text:p>
          </table:table-cell>
          <table:table-cell table:style-name="ce5" office:value-type="float" office:value="4239305" calcext:value-type="float">
            <text:p>4239305</text:p>
          </table:table-cell>
          <table:table-cell table:style-name="ce5" office:value-type="float" office:value="4146322" calcext:value-type="float">
            <text:p>4146322</text:p>
          </table:table-cell>
          <table:table-cell table:style-name="ce8"/>
          <table:table-cell table:style-name="ce5" office:value-type="float" office:value="18982646" calcext:value-type="float">
            <text:p>18982646</text:p>
          </table:table-cell>
          <table:table-cell table:style-name="ce5" office:value-type="float" office:value="20705138" calcext:value-type="float">
            <text:p>20705138</text:p>
          </table:table-cell>
          <table:table-cell table:style-name="ce5" office:value-type="float" office:value="20722189" calcext:value-type="float">
            <text:p>20722189</text:p>
          </table:table-cell>
          <table:table-cell table:style-name="ce5" office:value-type="float" office:value="37917276" calcext:value-type="float">
            <text:p>37917276</text:p>
          </table:table-cell>
          <table:table-cell table:style-name="ce5" office:value-type="float" office:value="41294547" calcext:value-type="float">
            <text:p>41294547</text:p>
          </table:table-cell>
          <table:table-cell table:style-name="ce5" office:value-type="float" office:value="41322460" calcext:value-type="float">
            <text:p>4132246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48525" calcext:value-type="float">
            <text:p>2048525</text:p>
          </table:table-cell>
          <table:table-cell table:style-name="ce5" office:value-type="float" office:value="2173360" calcext:value-type="float">
            <text:p>2173360</text:p>
          </table:table-cell>
          <table:table-cell table:style-name="ce5" office:value-type="float" office:value="2168266" calcext:value-type="float">
            <text:p>2168266</text:p>
          </table:table-cell>
          <table:table-cell table:style-name="ce5" office:value-type="float" office:value="3915701" calcext:value-type="float">
            <text:p>3915701</text:p>
          </table:table-cell>
          <table:table-cell table:style-name="ce5" office:value-type="float" office:value="4254337" calcext:value-type="float">
            <text:p>4254337</text:p>
          </table:table-cell>
          <table:table-cell table:style-name="ce5" office:value-type="float" office:value="4192250" calcext:value-type="float">
            <text:p>4192250</text:p>
          </table:table-cell>
          <table:table-cell table:style-name="ce8"/>
          <table:table-cell table:style-name="ce5" office:value-type="float" office:value="18943564" calcext:value-type="float">
            <text:p>18943564</text:p>
          </table:table-cell>
          <table:table-cell table:style-name="ce5" office:value-type="float" office:value="20703908" calcext:value-type="float">
            <text:p>20703908</text:p>
          </table:table-cell>
          <table:table-cell table:style-name="ce5" office:value-type="float" office:value="20721981" calcext:value-type="float">
            <text:p>20721981</text:p>
          </table:table-cell>
          <table:table-cell table:style-name="ce5" office:value-type="float" office:value="37934415" calcext:value-type="float">
            <text:p>37934415</text:p>
          </table:table-cell>
          <table:table-cell table:style-name="ce5" office:value-type="float" office:value="41340188" calcext:value-type="float">
            <text:p>41340188</text:p>
          </table:table-cell>
          <table:table-cell table:style-name="ce5" office:value-type="float" office:value="41287888" calcext:value-type="float">
            <text:p>41287888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18090" calcext:value-type="float">
            <text:p>2018090</text:p>
          </table:table-cell>
          <table:table-cell table:style-name="ce5" office:value-type="float" office:value="2171139" calcext:value-type="float">
            <text:p>2171139</text:p>
          </table:table-cell>
          <table:table-cell table:style-name="ce5" office:value-type="float" office:value="2170526" calcext:value-type="float">
            <text:p>2170526</text:p>
          </table:table-cell>
          <table:table-cell table:style-name="ce5" office:value-type="float" office:value="4347039" calcext:value-type="float">
            <text:p>4347039</text:p>
          </table:table-cell>
          <table:table-cell table:style-name="ce5" office:value-type="float" office:value="4276701" calcext:value-type="float">
            <text:p>4276701</text:p>
          </table:table-cell>
          <table:table-cell table:style-name="ce5" office:value-type="float" office:value="4172741" calcext:value-type="float">
            <text:p>4172741</text:p>
          </table:table-cell>
          <table:table-cell table:style-name="ce8"/>
          <table:table-cell table:style-name="ce5" office:value-type="float" office:value="18959274" calcext:value-type="float">
            <text:p>18959274</text:p>
          </table:table-cell>
          <table:table-cell table:style-name="ce5" office:value-type="float" office:value="20727300" calcext:value-type="float">
            <text:p>20727300</text:p>
          </table:table-cell>
          <table:table-cell table:style-name="ce5" office:value-type="float" office:value="20770472" calcext:value-type="float">
            <text:p>20770472</text:p>
          </table:table-cell>
          <table:table-cell table:style-name="ce5" office:value-type="float" office:value="37950956" calcext:value-type="float">
            <text:p>37950956</text:p>
          </table:table-cell>
          <table:table-cell table:style-name="ce5" office:value-type="float" office:value="41341391" calcext:value-type="float">
            <text:p>41341391</text:p>
          </table:table-cell>
          <table:table-cell table:style-name="ce5" office:value-type="float" office:value="41314866" calcext:value-type="float">
            <text:p>4131486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21709" calcext:value-type="float">
            <text:p>2021709</text:p>
          </table:table-cell>
          <table:table-cell table:style-name="ce5" office:value-type="float" office:value="2212386" calcext:value-type="float">
            <text:p>2212386</text:p>
          </table:table-cell>
          <table:table-cell table:style-name="ce5" office:value-type="float" office:value="2174779" calcext:value-type="float">
            <text:p>2174779</text:p>
          </table:table-cell>
          <table:table-cell table:style-name="ce5" office:value-type="float" office:value="3931242" calcext:value-type="float">
            <text:p>3931242</text:p>
          </table:table-cell>
          <table:table-cell table:style-name="ce5" office:value-type="float" office:value="4245224" calcext:value-type="float">
            <text:p>4245224</text:p>
          </table:table-cell>
          <table:table-cell table:style-name="ce5" office:value-type="float" office:value="4227883" calcext:value-type="float">
            <text:p>4227883</text:p>
          </table:table-cell>
          <table:table-cell table:style-name="ce8"/>
          <table:table-cell table:style-name="ce5" office:value-type="float" office:value="18997517" calcext:value-type="float">
            <text:p>18997517</text:p>
          </table:table-cell>
          <table:table-cell table:style-name="ce5" office:value-type="float" office:value="20743475" calcext:value-type="float">
            <text:p>20743475</text:p>
          </table:table-cell>
          <table:table-cell table:style-name="ce5" office:value-type="float" office:value="20719268" calcext:value-type="float">
            <text:p>20719268</text:p>
          </table:table-cell>
          <table:table-cell table:style-name="ce5" office:value-type="float" office:value="37878422" calcext:value-type="float">
            <text:p>37878422</text:p>
          </table:table-cell>
          <table:table-cell table:style-name="ce5" office:value-type="float" office:value="41541712" calcext:value-type="float">
            <text:p>41541712</text:p>
          </table:table-cell>
          <table:table-cell table:style-name="ce5" office:value-type="float" office:value="40655604" calcext:value-type="float">
            <text:p>4065560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50720" calcext:value-type="float">
            <text:p>2050720</text:p>
          </table:table-cell>
          <table:table-cell table:style-name="ce5" office:value-type="float" office:value="2181836" calcext:value-type="float">
            <text:p>2181836</text:p>
          </table:table-cell>
          <table:table-cell table:style-name="ce5" office:value-type="float" office:value="2020547" calcext:value-type="float">
            <text:p>2020547</text:p>
          </table:table-cell>
          <table:table-cell table:style-name="ce5" office:value-type="float" office:value="3916311" calcext:value-type="float">
            <text:p>3916311</text:p>
          </table:table-cell>
          <table:table-cell table:style-name="ce5" office:value-type="float" office:value="4255573" calcext:value-type="float">
            <text:p>4255573</text:p>
          </table:table-cell>
          <table:table-cell table:style-name="ce5" office:value-type="float" office:value="4232624" calcext:value-type="float">
            <text:p>4232624</text:p>
          </table:table-cell>
          <table:table-cell table:style-name="ce8"/>
          <table:table-cell table:style-name="ce5" office:value-type="float" office:value="18983492" calcext:value-type="float">
            <text:p>18983492</text:p>
          </table:table-cell>
          <table:table-cell table:style-name="ce5" office:value-type="float" office:value="20728987" calcext:value-type="float">
            <text:p>20728987</text:p>
          </table:table-cell>
          <table:table-cell table:style-name="ce5" office:value-type="float" office:value="20798946" calcext:value-type="float">
            <text:p>20798946</text:p>
          </table:table-cell>
          <table:table-cell table:style-name="ce5" office:value-type="float" office:value="37912652" calcext:value-type="float">
            <text:p>37912652</text:p>
          </table:table-cell>
          <table:table-cell table:style-name="ce5" office:value-type="float" office:value="41381137" calcext:value-type="float">
            <text:p>41381137</text:p>
          </table:table-cell>
          <table:table-cell table:style-name="ce5" office:value-type="float" office:value="41327005" calcext:value-type="float">
            <text:p>4132700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983075" calcext:value-type="float">
            <text:p>1983075</text:p>
          </table:table-cell>
          <table:table-cell table:style-name="ce5" office:value-type="float" office:value="2179757" calcext:value-type="float">
            <text:p>2179757</text:p>
          </table:table-cell>
          <table:table-cell table:style-name="ce5" office:value-type="float" office:value="2152389" calcext:value-type="float">
            <text:p>2152389</text:p>
          </table:table-cell>
          <table:table-cell table:style-name="ce5" office:value-type="float" office:value="3945185" calcext:value-type="float">
            <text:p>3945185</text:p>
          </table:table-cell>
          <table:table-cell table:style-name="ce5" office:value-type="float" office:value="4275834" calcext:value-type="float">
            <text:p>4275834</text:p>
          </table:table-cell>
          <table:table-cell table:style-name="ce5" office:value-type="float" office:value="4233492" calcext:value-type="float">
            <text:p>4233492</text:p>
          </table:table-cell>
          <table:table-cell table:style-name="ce8"/>
          <table:table-cell table:style-name="ce5" office:value-type="float" office:value="18983581" calcext:value-type="float">
            <text:p>18983581</text:p>
          </table:table-cell>
          <table:table-cell table:style-name="ce5" office:value-type="float" office:value="20686033" calcext:value-type="float">
            <text:p>20686033</text:p>
          </table:table-cell>
          <table:table-cell table:style-name="ce5" office:value-type="float" office:value="20726433" calcext:value-type="float">
            <text:p>20726433</text:p>
          </table:table-cell>
          <table:table-cell table:style-name="ce5" office:value-type="float" office:value="37949659" calcext:value-type="float">
            <text:p>37949659</text:p>
          </table:table-cell>
          <table:table-cell table:style-name="ce5" office:value-type="float" office:value="41366332" calcext:value-type="float">
            <text:p>41366332</text:p>
          </table:table-cell>
          <table:table-cell table:style-name="ce5" office:value-type="float" office:value="41339047" calcext:value-type="float">
            <text:p>41339047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001026" calcext:value-type="float">
            <text:p>2001026</text:p>
          </table:table-cell>
          <table:table-cell table:style-name="ce5" office:value-type="float" office:value="2178955" calcext:value-type="float">
            <text:p>2178955</text:p>
          </table:table-cell>
          <table:table-cell table:style-name="ce5" office:value-type="float" office:value="2182737" calcext:value-type="float">
            <text:p>2182737</text:p>
          </table:table-cell>
          <table:table-cell table:style-name="ce5" office:value-type="float" office:value="3902665" calcext:value-type="float">
            <text:p>3902665</text:p>
          </table:table-cell>
          <table:table-cell table:style-name="ce5" office:value-type="float" office:value="4274927" calcext:value-type="float">
            <text:p>4274927</text:p>
          </table:table-cell>
          <table:table-cell table:style-name="ce5" office:value-type="float" office:value="4161515" calcext:value-type="float">
            <text:p>4161515</text:p>
          </table:table-cell>
          <table:table-cell table:style-name="ce8"/>
          <table:table-cell table:style-name="ce5" office:value-type="float" office:value="19002348" calcext:value-type="float">
            <text:p>19002348</text:p>
          </table:table-cell>
          <table:table-cell table:style-name="ce5" office:value-type="float" office:value="20719330" calcext:value-type="float">
            <text:p>20719330</text:p>
          </table:table-cell>
          <table:table-cell table:style-name="ce5" office:value-type="float" office:value="20739923" calcext:value-type="float">
            <text:p>20739923</text:p>
          </table:table-cell>
          <table:table-cell table:style-name="ce5" office:value-type="float" office:value="37919430" calcext:value-type="float">
            <text:p>37919430</text:p>
          </table:table-cell>
          <table:table-cell table:style-name="ce5" office:value-type="float" office:value="41298274" calcext:value-type="float">
            <text:p>41298274</text:p>
          </table:table-cell>
          <table:table-cell table:style-name="ce5" office:value-type="float" office:value="41320962" calcext:value-type="float">
            <text:p>41320962</text:p>
          </table:table-cell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média</text:p>
          </table:table-cell>
          <table:covered-table-cell table:number-columns-repeated="5" table:style-name="ce12"/>
          <table:table-cell/>
          <table:table-cell table:style-name="ce17" office:value-type="string" calcext:value-type="string" table:number-columns-spanned="6" table:number-rows-spanned="1">
            <text:p>média</text:p>
          </table:table-cell>
          <table:covered-table-cell table:number-columns-repeated="5" table:style-name="ce12"/>
          <table:table-cell table:number-columns-repeated="1010"/>
        </table:table-row>
        <table:table-row table:style-name="ro1">
          <table:table-cell/>
          <table:table-cell table:style-name="ce5" table:formula="of:=SUM([.B42:.B71])/COUNT([.B42:.B71])" office:value-type="float" office:value="2018343.56666667" calcext:value-type="float">
            <text:p>2018343.56666667</text:p>
          </table:table-cell>
          <table:table-cell table:style-name="ce5" table:formula="of:=SUM([.C42:.C71])/COUNT([.C42:.C71])" office:value-type="float" office:value="2184190.63333333" calcext:value-type="float">
            <text:p>2184190.63333333</text:p>
          </table:table-cell>
          <table:table-cell table:style-name="ce5" table:formula="of:=SUM([.D42:.D71])/COUNT([.D42:.D71])" office:value-type="float" office:value="2156892.26666667" calcext:value-type="float">
            <text:p>2156892.26666667</text:p>
          </table:table-cell>
          <table:table-cell table:style-name="ce5" table:formula="of:=SUM([.E42:.E71])/COUNT([.E42:.E71])" office:value-type="float" office:value="3957338.96666667" calcext:value-type="float">
            <text:p>3957338.96666667</text:p>
          </table:table-cell>
          <table:table-cell table:style-name="ce5" table:formula="of:=SUM([.F42:.F71])/COUNT([.F42:.F71])" office:value-type="float" office:value="4256209.8" calcext:value-type="float">
            <text:p>4256209.8</text:p>
          </table:table-cell>
          <table:table-cell table:style-name="ce5" table:formula="of:=SUM([.G42:.G71])/COUNT([.G42:.G71])" office:value-type="float" office:value="4188364.9" calcext:value-type="float">
            <text:p>4188364.9</text:p>
          </table:table-cell>
          <table:table-cell/>
          <table:table-cell table:style-name="ce5" table:formula="of:=SUM([.I42:.I71])/COUNT([.I42:.I71])" office:value-type="float" office:value="18995196.7666667" calcext:value-type="float">
            <text:p>18995196.7666667</text:p>
          </table:table-cell>
          <table:table-cell table:style-name="ce5" table:formula="of:=SUM([.J42:.J71])/COUNT([.J42:.J71])" office:value-type="float" office:value="20710809.7333333" calcext:value-type="float">
            <text:p>20710809.7333333</text:p>
          </table:table-cell>
          <table:table-cell table:style-name="ce5" table:formula="of:=SUM([.K42:.K71])/COUNT([.K42:.K71])" office:value-type="float" office:value="20736691.4666667" calcext:value-type="float">
            <text:p>20736691.4666667</text:p>
          </table:table-cell>
          <table:table-cell table:style-name="ce5" table:formula="of:=SUM([.L42:.L71])/COUNT([.L42:.L71])" office:value-type="float" office:value="37915534.0333333" calcext:value-type="float">
            <text:p>37915534.0333333</text:p>
          </table:table-cell>
          <table:table-cell table:style-name="ce5" table:formula="of:=SUM([.M42:.M71])/COUNT([.M42:.M71])" office:value-type="float" office:value="41347594.6666667" calcext:value-type="float">
            <text:p>41347594.6666667</text:p>
          </table:table-cell>
          <table:table-cell table:style-name="ce5" table:formula="of:=SUM([.N42:.N71])/COUNT([.N42:.N71])" office:value-type="float" office:value="41326962.9" calcext:value-type="float">
            <text:p>41326962.9</text:p>
          </table:table-cell>
          <table:table-cell table:number-columns-repeated="101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7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" table:number-columns-repeated="1008" table:default-cell-style-name="Default"/>
        <table:table-row table:style-name="ro1">
          <table:table-cell/>
          <table:table-cell table:style-name="ce20" office:value-type="string" calcext:value-type="string">
            <text:p>MÉDIA DOS TEMPOS DE EXECUÇÃO</text:p>
          </table:table-cell>
          <table:table-cell/>
          <table:table-cell table:style-name="ce30"/>
          <table:table-cell table:number-columns-repeated="5"/>
          <table:table-cell table:style-name="ce20" office:value-type="string" calcext:value-type="string">
            <text:p>SPEEDUP</text:p>
          </table:table-cell>
          <table:table-cell table:style-name="ce30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2" table:number-rows-spanned="3">
            <text:p>MÉTODO</text:p>
          </table:table-cell>
          <table:covered-table-cell table:style-name="ce27"/>
          <table:table-cell table:style-name="ce21" office:value-type="string" calcext:value-type="string" table:number-columns-spanned="1" table:number-rows-spanned="3">
            <text:p>U.P.</text:p>
          </table:table-cell>
          <table:table-cell table:style-name="ce32" office:value-type="string" calcext:value-type="string" table:number-columns-spanned="4" table:number-rows-spanned="1">
            <text:p>WORKSIZE</text:p>
          </table:table-cell>
          <table:covered-table-cell table:number-columns-repeated="2" table:style-name="ce12"/>
          <table:covered-table-cell table:style-name="ce7"/>
          <table:table-cell/>
          <table:table-cell table:style-name="ce21" office:value-type="string" calcext:value-type="string" table:number-columns-spanned="2" table:number-rows-spanned="3">
            <text:p>MÉTODO</text:p>
          </table:table-cell>
          <table:covered-table-cell table:style-name="ce27"/>
          <table:table-cell table:style-name="ce21" office:value-type="string" calcext:value-type="string" table:number-columns-spanned="1" table:number-rows-spanned="3">
            <text:p>U.P.</text:p>
          </table:table-cell>
          <table:table-cell table:style-name="ce32" office:value-type="string" calcext:value-type="string" table:number-columns-spanned="4" table:number-rows-spanned="1">
            <text:p>WORKSIZE</text:p>
          </table:table-cell>
          <table:covered-table-cell table:number-columns-repeated="2" table:style-name="ce12"/>
          <table:covered-table-cell table:style-name="ce7"/>
          <table:table-cell table:number-columns-repeated="1008"/>
        </table:table-row>
        <table:table-row table:style-name="ro1">
          <table:table-cell/>
          <table:covered-table-cell table:style-name="ce22"/>
          <table:covered-table-cell table:style-name="ce28"/>
          <table:covered-table-cell table:style-name="ce25"/>
          <table:table-cell table:style-name="ce33" office:value-type="string" calcext:value-type="string" table:number-columns-spanned="2" table:number-rows-spanned="1">
            <text:p>1,000,000 (1 milhão)</text:p>
          </table:table-cell>
          <table:covered-table-cell table:style-name="ce7"/>
          <table:table-cell table:style-name="ce32" office:value-type="string" calcext:value-type="string" table:number-columns-spanned="2" table:number-rows-spanned="1">
            <text:p>10,000,000 (10 milhões)</text:p>
          </table:table-cell>
          <table:covered-table-cell table:style-name="ce7"/>
          <table:table-cell/>
          <table:covered-table-cell table:style-name="ce22"/>
          <table:covered-table-cell table:style-name="ce28"/>
          <table:covered-table-cell table:style-name="ce25"/>
          <table:table-cell table:style-name="ce33" office:value-type="string" calcext:value-type="string" table:number-columns-spanned="2" table:number-rows-spanned="1">
            <text:p>1,000,000 (1 milhão)</text:p>
          </table:table-cell>
          <table:covered-table-cell table:style-name="ce7"/>
          <table:table-cell table:style-name="ce32" office:value-type="string" calcext:value-type="string" table:number-columns-spanned="2" table:number-rows-spanned="1">
            <text:p>10,000,000 (10 milhões)</text:p>
          </table:table-cell>
          <table:covered-table-cell table:style-name="ce7"/>
          <table:table-cell table:number-columns-repeated="1008"/>
        </table:table-row>
        <table:table-row table:style-name="ro1">
          <table:table-cell/>
          <table:covered-table-cell table:style-name="ce23"/>
          <table:covered-table-cell table:style-name="ce29"/>
          <table:covered-table-cell table:style-name="ce26"/>
          <table:table-cell table:style-name="ce33" office:value-type="string" calcext:value-type="string">
            <text:p>1,000 repetições</text:p>
          </table:table-cell>
          <table:table-cell table:style-name="ce32" office:value-type="string" calcext:value-type="string">
            <text:p>2,000 repetições</text:p>
          </table:table-cell>
          <table:table-cell table:style-name="ce32" office:value-type="string" calcext:value-type="string">
            <text:p>1,000 repetições</text:p>
          </table:table-cell>
          <table:table-cell table:style-name="ce32" office:value-type="string" calcext:value-type="string">
            <text:p>2,000 repetições</text:p>
          </table:table-cell>
          <table:table-cell/>
          <table:covered-table-cell table:style-name="ce23"/>
          <table:covered-table-cell table:style-name="ce29"/>
          <table:covered-table-cell table:style-name="ce26"/>
          <table:table-cell table:style-name="ce33" office:value-type="string" calcext:value-type="string">
            <text:p>1,000 repetições</text:p>
          </table:table-cell>
          <table:table-cell table:style-name="ce32" office:value-type="string" calcext:value-type="string">
            <text:p>2,000 repetições</text:p>
          </table:table-cell>
          <table:table-cell table:style-name="ce32" office:value-type="string" calcext:value-type="string">
            <text:p>1,000 repetições</text:p>
          </table:table-cell>
          <table:table-cell table:style-name="ce32" office:value-type="string" calcext:value-type="string">
            <text:p>2,000 repetições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Sequencial</text:p>
          </table:table-cell>
          <table:covered-table-cell table:style-name="ce7"/>
          <table:table-cell table:style-name="ce31" office:value-type="string" calcext:value-type="string">
            <text:p>-</text:p>
          </table:table-cell>
          <table:table-cell table:style-name="ce34" table:formula="of:=ROUND(5.52891923333333;4)" office:value-type="string" office:string-value="5.5289" calcext:value-type="string">
            <text:p>5.5289</text:p>
          </table:table-cell>
          <table:table-cell table:style-name="ce34" table:formula="of:=ROUND(11.0610636666667;4)" office:value-type="string" office:string-value="11.0611" calcext:value-type="string">
            <text:p>11.0611</text:p>
          </table:table-cell>
          <table:table-cell table:style-name="ce34" table:formula="of:=ROUND(55.1705095333333;4)" office:value-type="string" office:string-value="55.1705" calcext:value-type="string">
            <text:p>55.1705</text:p>
          </table:table-cell>
          <table:table-cell table:style-name="ce34" table:formula="of:=ROUND(110.341206366667;4)" office:value-type="string" office:string-value="110.3412" calcext:value-type="string">
            <text:p>110.3412</text:p>
          </table:table-cell>
          <table:table-cell/>
          <table:table-cell table:style-name="ce24" table:number-columns-spanned="2" table:number-rows-spanned="1"/>
          <table:covered-table-cell table:style-name="ce7"/>
          <table:table-cell table:style-name="ce31"/>
          <table:table-cell table:style-name="ce34" table:number-columns-repeated="4"/>
          <table:table-cell table:number-columns-repeated="1008"/>
        </table:table-row>
        <table:table-row table:style-name="ro1">
          <table:table-cell/>
          <table:table-cell table:style-name="ce24" office:value-type="string" calcext:value-type="string" table:number-columns-spanned="2" table:number-rows-spanned="3">
            <text:p>Pthreads</text:p>
          </table:table-cell>
          <table:covered-table-cell table:style-name="ce27"/>
          <table:table-cell table:style-name="ce31" office:value-type="string" calcext:value-type="string">
            <text:p>2 threads</text:p>
          </table:table-cell>
          <table:table-cell table:style-name="ce34" table:formula="of:=ROUND(2.83508043333333;4)" office:value-type="string" office:string-value="2.8351" calcext:value-type="string">
            <text:p>2.8351</text:p>
          </table:table-cell>
          <table:table-cell table:style-name="ce34" table:formula="of:=ROUND(5.6418316;4)" office:value-type="string" office:string-value="5.6418" calcext:value-type="string">
            <text:p>5.6418</text:p>
          </table:table-cell>
          <table:table-cell table:style-name="ce34" table:formula="of:=ROUND(28.2860888;4)" office:value-type="string" office:string-value="28.2861" calcext:value-type="string">
            <text:p>28.2861</text:p>
          </table:table-cell>
          <table:table-cell table:style-name="ce34" table:formula="of:=ROUND(56.5341854;4)" office:value-type="string" office:string-value="56.5342" calcext:value-type="string">
            <text:p>56.5342</text:p>
          </table:table-cell>
          <table:table-cell/>
          <table:table-cell table:style-name="ce24" office:value-type="string" calcext:value-type="string" table:number-columns-spanned="2" table:number-rows-spanned="3">
            <text:p>Pthreads</text:p>
          </table:table-cell>
          <table:covered-table-cell table:style-name="ce27"/>
          <table:table-cell table:style-name="ce31" office:value-type="string" calcext:value-type="string">
            <text:p>2 threads</text:p>
          </table:table-cell>
          <table:table-cell table:style-name="ce34" table:formula="of:=ROUND([.$E$5]/[.E6];4)" office:value-type="float" office:value="1.9502" calcext:value-type="float">
            <text:p>1.9502</text:p>
          </table:table-cell>
          <table:table-cell table:style-name="ce34" table:formula="of:=ROUND([.$F$5]/[.F6];4)" office:value-type="float" office:value="1.9606" calcext:value-type="float">
            <text:p>1.9606</text:p>
          </table:table-cell>
          <table:table-cell table:style-name="ce34" table:formula="of:=ROUND([.$G$5]/[.G6];4)" office:value-type="float" office:value="1.9504" calcext:value-type="float">
            <text:p>1.9504</text:p>
          </table:table-cell>
          <table:table-cell table:style-name="ce34" table:formula="of:=ROUND([.$H$5]/[.H6];4)" office:value-type="float" office:value="1.9518" calcext:value-type="float">
            <text:p>1.9518</text:p>
          </table:table-cell>
          <table:table-cell table:number-columns-repeated="1008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threads</text:p>
          </table:table-cell>
          <table:table-cell table:style-name="ce34" table:formula="of:=ROUND(2.08991783333333;4)" office:value-type="string" office:string-value="2.0899" calcext:value-type="string">
            <text:p>2.0899</text:p>
          </table:table-cell>
          <table:table-cell table:style-name="ce34" table:formula="of:=ROUND(4.18248433333333;4)" office:value-type="string" office:string-value="4.1825" calcext:value-type="string">
            <text:p>4.1825</text:p>
          </table:table-cell>
          <table:table-cell table:style-name="ce34" table:formula="of:=ROUND(20.8794704333333;4)" office:value-type="string" office:string-value="20.8795" calcext:value-type="string">
            <text:p>20.8795</text:p>
          </table:table-cell>
          <table:table-cell table:style-name="ce34" table:formula="of:=ROUND(41.7766332333333;4)" office:value-type="string" office:string-value="41.7766" calcext:value-type="string">
            <text:p>41.7766</text:p>
          </table:table-cell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threads</text:p>
          </table:table-cell>
          <table:table-cell table:style-name="ce34" table:formula="of:=ROUND([.$E$5]/[.E7];4)" office:value-type="float" office:value="2.6455" calcext:value-type="float">
            <text:p>2.6455</text:p>
          </table:table-cell>
          <table:table-cell table:style-name="ce34" table:formula="of:=ROUND([.$F$5]/[.F7];4)" office:value-type="float" office:value="2.6446" calcext:value-type="float">
            <text:p>2.6446</text:p>
          </table:table-cell>
          <table:table-cell table:style-name="ce34" table:formula="of:=ROUND([.$G$5]/[.G7];4)" office:value-type="float" office:value="2.6423" calcext:value-type="float">
            <text:p>2.6423</text:p>
          </table:table-cell>
          <table:table-cell table:style-name="ce34" table:formula="of:=ROUND([.$H$5]/[.H7];4)" office:value-type="float" office:value="2.6412" calcext:value-type="float">
            <text:p>2.6412</text:p>
          </table:table-cell>
          <table:table-cell table:number-columns-repeated="1008"/>
        </table:table-row>
        <table:table-row table:style-name="ro1"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8 threads</text:p>
          </table:table-cell>
          <table:table-cell table:style-name="ce34" table:formula="of:=ROUND(2.06798116666667;4)" office:value-type="string" office:string-value="2.068" calcext:value-type="string">
            <text:p>2.068</text:p>
          </table:table-cell>
          <table:table-cell table:style-name="ce34" table:formula="of:=ROUND(4.12532593333333;4)" office:value-type="string" office:string-value="4.1253" calcext:value-type="string">
            <text:p>4.1253</text:p>
          </table:table-cell>
          <table:table-cell table:style-name="ce34" table:formula="of:=ROUND(20.8770451666667;4)" office:value-type="string" office:string-value="20.877" calcext:value-type="string">
            <text:p>20.877</text:p>
          </table:table-cell>
          <table:table-cell table:style-name="ce34" table:formula="of:=ROUND(41.7287547333333;4)" office:value-type="string" office:string-value="41.7288" calcext:value-type="string">
            <text:p>41.7288</text:p>
          </table:table-cell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8 threads</text:p>
          </table:table-cell>
          <table:table-cell table:style-name="ce34" table:formula="of:=ROUND([.$E$5]/[.E8];4)" office:value-type="float" office:value="2.6735" calcext:value-type="float">
            <text:p>2.6735</text:p>
          </table:table-cell>
          <table:table-cell table:style-name="ce34" table:formula="of:=ROUND([.$F$5]/[.F8];4)" office:value-type="float" office:value="2.6813" calcext:value-type="float">
            <text:p>2.6813</text:p>
          </table:table-cell>
          <table:table-cell table:style-name="ce34" table:formula="of:=ROUND([.$G$5]/[.G8];4)" office:value-type="float" office:value="2.6426" calcext:value-type="float">
            <text:p>2.6426</text:p>
          </table:table-cell>
          <table:table-cell table:style-name="ce34" table:formula="of:=ROUND([.$H$5]/[.H8];4)" office:value-type="float" office:value="2.6442" calcext:value-type="float">
            <text:p>2.6442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string" calcext:value-type="string" table:number-columns-spanned="2" table:number-rows-spanned="3">
            <text:p>OpenMP</text:p>
          </table:table-cell>
          <table:covered-table-cell table:style-name="ce27"/>
          <table:table-cell table:style-name="ce31" office:value-type="string" calcext:value-type="string">
            <text:p>2 threads</text:p>
          </table:table-cell>
          <table:table-cell table:style-name="ce34" table:formula="of:=ROUND(3.07615056666667;4)" office:value-type="string" office:string-value="3.0762" calcext:value-type="string">
            <text:p>3.0762</text:p>
          </table:table-cell>
          <table:table-cell table:style-name="ce34" table:formula="of:=ROUND(6.1520826;4)" office:value-type="string" office:string-value="6.1521" calcext:value-type="string">
            <text:p>6.1521</text:p>
          </table:table-cell>
          <table:table-cell table:style-name="ce34" table:formula="of:=ROUND(30.8602220666667;4)" office:value-type="string" office:string-value="30.8602" calcext:value-type="string">
            <text:p>30.8602</text:p>
          </table:table-cell>
          <table:table-cell table:style-name="ce34" table:formula="of:=ROUND(61.6758831;4)" office:value-type="string" office:string-value="61.6759" calcext:value-type="string">
            <text:p>61.6759</text:p>
          </table:table-cell>
          <table:table-cell/>
          <table:table-cell table:style-name="ce24" office:value-type="string" calcext:value-type="string" table:number-columns-spanned="2" table:number-rows-spanned="3">
            <text:p>OpenMP</text:p>
          </table:table-cell>
          <table:covered-table-cell table:style-name="ce27"/>
          <table:table-cell table:style-name="ce31" office:value-type="string" calcext:value-type="string">
            <text:p>2 threads</text:p>
          </table:table-cell>
          <table:table-cell table:style-name="ce34" table:formula="of:=ROUND([.$E$5]/[.E9];4)" office:value-type="float" office:value="1.7973" calcext:value-type="float">
            <text:p>1.7973</text:p>
          </table:table-cell>
          <table:table-cell table:style-name="ce34" table:formula="of:=ROUND([.$F$5]/[.F9];4)" office:value-type="float" office:value="1.7979" calcext:value-type="float">
            <text:p>1.7979</text:p>
          </table:table-cell>
          <table:table-cell table:style-name="ce34" table:formula="of:=ROUND([.$G$5]/[.G9];4)" office:value-type="float" office:value="1.7878" calcext:value-type="float">
            <text:p>1.7878</text:p>
          </table:table-cell>
          <table:table-cell table:style-name="ce34" table:formula="of:=ROUND([.$H$5]/[.H9];4)" office:value-type="float" office:value="1.789" calcext:value-type="float">
            <text:p>1.789</text:p>
          </table:table-cell>
          <table:table-cell table:number-columns-repeated="1008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threads</text:p>
          </table:table-cell>
          <table:table-cell table:style-name="ce34" table:formula="of:=ROUND(2.113396;4)" office:value-type="string" office:string-value="2.1134" calcext:value-type="string">
            <text:p>2.1134</text:p>
          </table:table-cell>
          <table:table-cell table:style-name="ce34" table:formula="of:=ROUND(4.21903883333333;4)" office:value-type="string" office:string-value="4.219" calcext:value-type="string">
            <text:p>4.219</text:p>
          </table:table-cell>
          <table:table-cell table:style-name="ce34" table:formula="of:=ROUND(21.3800984333333;4)" office:value-type="string" office:string-value="21.3801" calcext:value-type="string">
            <text:p>21.3801</text:p>
          </table:table-cell>
          <table:table-cell table:style-name="ce34" table:formula="of:=ROUND(42.1127290333333;4)" office:value-type="string" office:string-value="42.1127" calcext:value-type="string">
            <text:p>42.1127</text:p>
          </table:table-cell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threads</text:p>
          </table:table-cell>
          <table:table-cell table:style-name="ce34" table:formula="of:=ROUND([.$E$5]/[.E10];4)" office:value-type="float" office:value="2.6161" calcext:value-type="float">
            <text:p>2.6161</text:p>
          </table:table-cell>
          <table:table-cell table:style-name="ce34" table:formula="of:=ROUND([.$F$5]/[.F10];4)" office:value-type="float" office:value="2.6217" calcext:value-type="float">
            <text:p>2.6217</text:p>
          </table:table-cell>
          <table:table-cell table:style-name="ce34" table:formula="of:=ROUND([.$G$5]/[.G10];4)" office:value-type="float" office:value="2.5805" calcext:value-type="float">
            <text:p>2.5805</text:p>
          </table:table-cell>
          <table:table-cell table:style-name="ce34" table:formula="of:=ROUND([.$H$5]/[.H10];4)" office:value-type="float" office:value="2.6201" calcext:value-type="float">
            <text:p>2.6201</text:p>
          </table:table-cell>
          <table:table-cell table:number-columns-repeated="1008"/>
        </table:table-row>
        <table:table-row table:style-name="ro1"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8 threads</text:p>
          </table:table-cell>
          <table:table-cell table:style-name="ce34" table:formula="of:=ROUND(2.5929327;4)" office:value-type="string" office:string-value="2.5929" calcext:value-type="string">
            <text:p>2.5929</text:p>
          </table:table-cell>
          <table:table-cell table:style-name="ce34" table:formula="of:=ROUND(5.2038404;4)" office:value-type="string" office:string-value="5.2038" calcext:value-type="string">
            <text:p>5.2038</text:p>
          </table:table-cell>
          <table:table-cell table:style-name="ce34" table:formula="of:=ROUND(22.0138863333333;4)" office:value-type="string" office:string-value="22.0139" calcext:value-type="string">
            <text:p>22.0139</text:p>
          </table:table-cell>
          <table:table-cell table:style-name="ce34" table:formula="of:=ROUND(44.0307594333333;4)" office:value-type="string" office:string-value="44.0308" calcext:value-type="string">
            <text:p>44.0308</text:p>
          </table:table-cell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8 threads</text:p>
          </table:table-cell>
          <table:table-cell table:style-name="ce34" table:formula="of:=ROUND([.$E$5]/[.E11];4)" office:value-type="float" office:value="2.1323" calcext:value-type="float">
            <text:p>2.1323</text:p>
          </table:table-cell>
          <table:table-cell table:style-name="ce34" table:formula="of:=ROUND([.$F$5]/[.F11];4)" office:value-type="float" office:value="2.1256" calcext:value-type="float">
            <text:p>2.1256</text:p>
          </table:table-cell>
          <table:table-cell table:style-name="ce34" table:formula="of:=ROUND([.$G$5]/[.G11];4)" office:value-type="float" office:value="2.5062" calcext:value-type="float">
            <text:p>2.5062</text:p>
          </table:table-cell>
          <table:table-cell table:style-name="ce34" table:formula="of:=ROUND([.$H$5]/[.H11];4)" office:value-type="float" office:value="2.506" calcext:value-type="float">
            <text:p>2.50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string" calcext:value-type="string" table:number-columns-spanned="2" table:number-rows-spanned="3">
            <text:p>MPI</text:p>
          </table:table-cell>
          <table:covered-table-cell table:style-name="ce27"/>
          <table:table-cell table:style-name="ce31" office:value-type="string" calcext:value-type="string">
            <text:p>2 processos</text:p>
          </table:table-cell>
          <table:table-cell table:style-name="ce34" table:formula="of:=ROUND(2.88367046666667;4)" office:value-type="string" office:string-value="2.8837" calcext:value-type="string">
            <text:p>2.8837</text:p>
          </table:table-cell>
          <table:table-cell table:style-name="ce34" table:formula="of:=ROUND(5.7465209;4)" office:value-type="string" office:string-value="5.7465" calcext:value-type="string">
            <text:p>5.7465</text:p>
          </table:table-cell>
          <table:table-cell table:style-name="ce34" table:formula="of:=ROUND(28.7805839666667;4)" office:value-type="string" office:string-value="28.7806" calcext:value-type="string">
            <text:p>28.7806</text:p>
          </table:table-cell>
          <table:table-cell table:style-name="ce34" table:formula="of:=ROUND(57.3037840333333;4)" office:value-type="string" office:string-value="57.3038" calcext:value-type="string">
            <text:p>57.3038</text:p>
          </table:table-cell>
          <table:table-cell/>
          <table:table-cell table:style-name="ce24" office:value-type="string" calcext:value-type="string" table:number-columns-spanned="2" table:number-rows-spanned="3">
            <text:p>MPI</text:p>
          </table:table-cell>
          <table:covered-table-cell table:style-name="ce27"/>
          <table:table-cell table:style-name="ce31" office:value-type="string" calcext:value-type="string">
            <text:p>2 processos</text:p>
          </table:table-cell>
          <table:table-cell table:style-name="ce34" table:formula="of:=ROUND([.$E$5]/[.E12];4)" office:value-type="float" office:value="1.9173" calcext:value-type="float">
            <text:p>1.9173</text:p>
          </table:table-cell>
          <table:table-cell table:style-name="ce34" table:formula="of:=ROUND([.$F$5]/[.F12];4)" office:value-type="float" office:value="1.9248" calcext:value-type="float">
            <text:p>1.9248</text:p>
          </table:table-cell>
          <table:table-cell table:style-name="ce34" table:formula="of:=ROUND([.$G$5]/[.G12];4)" office:value-type="float" office:value="1.9169" calcext:value-type="float">
            <text:p>1.9169</text:p>
          </table:table-cell>
          <table:table-cell table:style-name="ce34" table:formula="of:=ROUND([.$H$5]/[.H12];4)" office:value-type="float" office:value="1.9255" calcext:value-type="float">
            <text:p>1.9255</text:p>
          </table:table-cell>
          <table:table-cell table:number-columns-repeated="1008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processos</text:p>
          </table:table-cell>
          <table:table-cell table:style-name="ce34" table:formula="of:=ROUND(2.11898;4)" office:value-type="string" office:string-value="2.119" calcext:value-type="string">
            <text:p>2.119</text:p>
          </table:table-cell>
          <table:table-cell table:style-name="ce34" table:formula="of:=ROUND(4.20968286666667;4)" office:value-type="string" office:string-value="4.2097" calcext:value-type="string">
            <text:p>4.2097</text:p>
          </table:table-cell>
          <table:table-cell table:style-name="ce34" table:formula="of:=ROUND(21.1752333333333;4)" office:value-type="string" office:string-value="21.1752" calcext:value-type="string">
            <text:p>21.1752</text:p>
          </table:table-cell>
          <table:table-cell table:style-name="ce34" table:formula="of:=ROUND(42.0932435666667;4)" office:value-type="string" office:string-value="42.0932" calcext:value-type="string">
            <text:p>42.0932</text:p>
          </table:table-cell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processos</text:p>
          </table:table-cell>
          <table:table-cell table:style-name="ce34" table:formula="of:=ROUND([.$E$5]/[.E13];4)" office:value-type="float" office:value="2.6092" calcext:value-type="float">
            <text:p>2.6092</text:p>
          </table:table-cell>
          <table:table-cell table:style-name="ce34" table:formula="of:=ROUND([.$F$5]/[.F13];4)" office:value-type="float" office:value="2.6275" calcext:value-type="float">
            <text:p>2.6275</text:p>
          </table:table-cell>
          <table:table-cell table:style-name="ce34" table:formula="of:=ROUND([.$G$5]/[.G13];4)" office:value-type="float" office:value="2.6054" calcext:value-type="float">
            <text:p>2.6054</text:p>
          </table:table-cell>
          <table:table-cell table:style-name="ce34" table:formula="of:=ROUND([.$H$5]/[.H13];4)" office:value-type="float" office:value="2.6214" calcext:value-type="float">
            <text:p>2.6214</text:p>
          </table:table-cell>
          <table:table-cell table:number-columns-repeated="1008"/>
        </table:table-row>
        <table:table-row table:style-name="ro1"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8 processos</text:p>
          </table:table-cell>
          <table:table-cell table:style-name="ce34" table:formula="of:=ROUND(2.11650786666667;4)" office:value-type="string" office:string-value="2.1165" calcext:value-type="string">
            <text:p>2.1165</text:p>
          </table:table-cell>
          <table:table-cell table:style-name="ce34" table:formula="of:=ROUND(4.17997223333333;4)" office:value-type="string" office:string-value="4.18" calcext:value-type="string">
            <text:p>4.18</text:p>
          </table:table-cell>
          <table:table-cell table:style-name="ce34" table:formula="of:=ROUND(21.4043686666667;4)" office:value-type="string" office:string-value="21.4044" calcext:value-type="string">
            <text:p>21.4044</text:p>
          </table:table-cell>
          <table:table-cell table:style-name="ce34" table:formula="of:=ROUND(42.2859544666667;4)" office:value-type="string" office:string-value="42.286" calcext:value-type="string">
            <text:p>42.286</text:p>
          </table:table-cell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8 processos</text:p>
          </table:table-cell>
          <table:table-cell table:style-name="ce34" table:formula="of:=ROUND([.$E$5]/[.E14];4)" office:value-type="float" office:value="2.6123" calcext:value-type="float">
            <text:p>2.6123</text:p>
          </table:table-cell>
          <table:table-cell table:style-name="ce34" table:formula="of:=ROUND([.$F$5]/[.F14];4)" office:value-type="float" office:value="2.6462" calcext:value-type="float">
            <text:p>2.6462</text:p>
          </table:table-cell>
          <table:table-cell table:style-name="ce34" table:formula="of:=ROUND([.$G$5]/[.G14];4)" office:value-type="float" office:value="2.5775" calcext:value-type="float">
            <text:p>2.5775</text:p>
          </table:table-cell>
          <table:table-cell table:style-name="ce34" table:formula="of:=ROUND([.$H$5]/[.H14];4)" office:value-type="float" office:value="2.6094" calcext:value-type="float">
            <text:p>2.6094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string" calcext:value-type="string" table:number-columns-spanned="2" table:number-rows-spanned="5">
            <text:p>Chapel</text:p>
          </table:table-cell>
          <table:covered-table-cell table:style-name="ce27"/>
          <table:table-cell table:style-name="ce31" office:value-type="string" calcext:value-type="string">
            <text:p>2 tasks</text:p>
          </table:table-cell>
          <table:table-cell table:style-name="ce34" table:formula="of:=ROUND(2.12726266666667;4)" office:value-type="string" office:string-value="2.1273" calcext:value-type="string">
            <text:p>2.1273</text:p>
          </table:table-cell>
          <table:table-cell table:style-name="ce34" table:formula="of:=ROUND(4.222618;4)" office:value-type="string" office:string-value="4.2226" calcext:value-type="string">
            <text:p>4.2226</text:p>
          </table:table-cell>
          <table:table-cell table:style-name="ce34" table:formula="of:=ROUND(21.0168933333333;4)" office:value-type="string" office:string-value="21.0169" calcext:value-type="string">
            <text:p>21.0169</text:p>
          </table:table-cell>
          <table:table-cell table:style-name="ce34" table:formula="of:=ROUND(42.13509;4)" office:value-type="string" office:string-value="42.1351" calcext:value-type="string">
            <text:p>42.1351</text:p>
          </table:table-cell>
          <table:table-cell/>
          <table:table-cell table:style-name="ce24" office:value-type="string" calcext:value-type="string" table:number-columns-spanned="2" table:number-rows-spanned="5">
            <text:p>Chapel</text:p>
          </table:table-cell>
          <table:covered-table-cell table:style-name="ce27"/>
          <table:table-cell table:style-name="ce31" office:value-type="string" calcext:value-type="string">
            <text:p>2 tasks</text:p>
          </table:table-cell>
          <table:table-cell table:style-name="ce34" table:formula="of:=ROUND([.$E$5]/[.E15];4)" office:value-type="float" office:value="2.599" calcext:value-type="float">
            <text:p>2.599</text:p>
          </table:table-cell>
          <table:table-cell table:style-name="ce34" table:formula="of:=ROUND([.$F$5]/[.F15];4)" office:value-type="float" office:value="2.6195" calcext:value-type="float">
            <text:p>2.6195</text:p>
          </table:table-cell>
          <table:table-cell table:style-name="ce34" table:formula="of:=ROUND([.$G$5]/[.G15];4)" office:value-type="float" office:value="2.6251" calcext:value-type="float">
            <text:p>2.6251</text:p>
          </table:table-cell>
          <table:table-cell table:style-name="ce34" table:formula="of:=ROUND([.$H$5]/[.H15];4)" office:value-type="float" office:value="2.6187" calcext:value-type="float">
            <text:p>2.6187</text:p>
          </table:table-cell>
          <table:table-cell table:number-columns-repeated="1008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tasks</text:p>
          </table:table-cell>
          <table:table-cell table:style-name="ce34" table:formula="of:=ROUND(2.05801033333333;4)" office:value-type="string" office:string-value="2.058" calcext:value-type="string">
            <text:p>2.058</text:p>
          </table:table-cell>
          <table:table-cell table:style-name="ce34" table:formula="of:=ROUND(4.102996;4)" office:value-type="string" office:string-value="4.103" calcext:value-type="string">
            <text:p>4.103</text:p>
          </table:table-cell>
          <table:table-cell table:style-name="ce34" table:formula="of:=ROUND(20.43087;4)" office:value-type="string" office:string-value="20.4309" calcext:value-type="string">
            <text:p>20.4309</text:p>
          </table:table-cell>
          <table:table-cell table:style-name="ce34" table:formula="of:=ROUND(40.7966833333333;4)" office:value-type="string" office:string-value="40.7967" calcext:value-type="string">
            <text:p>40.7967</text:p>
          </table:table-cell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 tasks</text:p>
          </table:table-cell>
          <table:table-cell table:style-name="ce34" table:formula="of:=ROUND([.$E$5]/[.E16];4)" office:value-type="float" office:value="2.6865" calcext:value-type="float">
            <text:p>2.6865</text:p>
          </table:table-cell>
          <table:table-cell table:style-name="ce34" table:formula="of:=ROUND([.$F$5]/[.F16];4)" office:value-type="float" office:value="2.6959" calcext:value-type="float">
            <text:p>2.6959</text:p>
          </table:table-cell>
          <table:table-cell table:style-name="ce34" table:formula="of:=ROUND([.$G$5]/[.G16];4)" office:value-type="float" office:value="2.7003" calcext:value-type="float">
            <text:p>2.7003</text:p>
          </table:table-cell>
          <table:table-cell table:style-name="ce34" table:formula="of:=ROUND([.$H$5]/[.H16];4)" office:value-type="float" office:value="2.7047" calcext:value-type="float">
            <text:p>2.7047</text:p>
          </table:table-cell>
          <table:table-cell table:number-columns-repeated="1008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8 tasks</text:p>
          </table:table-cell>
          <table:table-cell table:style-name="ce34" table:formula="of:=ROUND(1.82323833333333;4)" office:value-type="string" office:string-value="1.8232" calcext:value-type="string">
            <text:p>1.8232</text:p>
          </table:table-cell>
          <table:table-cell table:style-name="ce34" table:formula="of:=ROUND(3.62548966666667;4)" office:value-type="string" office:string-value="3.6255" calcext:value-type="string">
            <text:p>3.6255</text:p>
          </table:table-cell>
          <table:table-cell table:style-name="ce34" table:formula="of:=ROUND(20.8675233333333;4)" office:value-type="string" office:string-value="20.8675" calcext:value-type="string">
            <text:p>20.8675</text:p>
          </table:table-cell>
          <table:table-cell table:style-name="ce34" table:formula="of:=ROUND(41.5465866666667;4)" office:value-type="string" office:string-value="41.5466" calcext:value-type="string">
            <text:p>41.5466</text:p>
          </table:table-cell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8 tasks</text:p>
          </table:table-cell>
          <table:table-cell table:style-name="ce34" table:formula="of:=ROUND([.$E$5]/[.E17];4)" office:value-type="float" office:value="3.0325" calcext:value-type="float">
            <text:p>3.0325</text:p>
          </table:table-cell>
          <table:table-cell table:style-name="ce34" table:formula="of:=ROUND([.$F$5]/[.F17];4)" office:value-type="float" office:value="3.0509" calcext:value-type="float">
            <text:p>3.0509</text:p>
          </table:table-cell>
          <table:table-cell table:style-name="ce34" table:formula="of:=ROUND([.$G$5]/[.G17];4)" office:value-type="float" office:value="2.6438" calcext:value-type="float">
            <text:p>2.6438</text:p>
          </table:table-cell>
          <table:table-cell table:style-name="ce34" table:formula="of:=ROUND([.$H$5]/[.H17];4)" office:value-type="float" office:value="2.6558" calcext:value-type="float">
            <text:p>2.6558</text:p>
          </table:table-cell>
          <table:table-cell table:number-columns-repeated="1008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forall</text:p>
          </table:table-cell>
          <table:table-cell table:style-name="ce34" table:formula="of:=ROUND(3.471437;4)" office:value-type="string" office:string-value="3.4714" calcext:value-type="string">
            <text:p>3.4714</text:p>
          </table:table-cell>
          <table:table-cell table:style-name="ce34" table:formula="of:=ROUND(7.17946033333333;4)" office:value-type="string" office:string-value="7.1795" calcext:value-type="string">
            <text:p>7.1795</text:p>
          </table:table-cell>
          <table:table-cell table:style-name="ce34" table:formula="of:=ROUND(24.3977866666667;4)" office:value-type="string" office:string-value="24.3978" calcext:value-type="string">
            <text:p>24.3978</text:p>
          </table:table-cell>
          <table:table-cell table:style-name="ce34" table:formula="of:=ROUND(49.2314166666667;4)" office:value-type="string" office:string-value="49.2314" calcext:value-type="string">
            <text:p>49.2314</text:p>
          </table:table-cell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forall</text:p>
          </table:table-cell>
          <table:table-cell table:style-name="ce34" table:formula="of:=ROUND([.$E$5]/[.E18];4)" office:value-type="float" office:value="1.5927" calcext:value-type="float">
            <text:p>1.5927</text:p>
          </table:table-cell>
          <table:table-cell table:style-name="ce34" table:formula="of:=ROUND([.$F$5]/[.F18];4)" office:value-type="float" office:value="1.5407" calcext:value-type="float">
            <text:p>1.5407</text:p>
          </table:table-cell>
          <table:table-cell table:style-name="ce34" table:formula="of:=ROUND([.$G$5]/[.G18];4)" office:value-type="float" office:value="2.2613" calcext:value-type="float">
            <text:p>2.2613</text:p>
          </table:table-cell>
          <table:table-cell table:style-name="ce34" table:formula="of:=ROUND([.$H$5]/[.H18];4)" office:value-type="float" office:value="2.2413" calcext:value-type="float">
            <text:p>2.2413</text:p>
          </table:table-cell>
          <table:table-cell table:number-columns-repeated="1008"/>
        </table:table-row>
        <table:table-row table:style-name="ro1"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promotion</text:p>
          </table:table-cell>
          <table:table-cell table:style-name="ce34" table:formula="of:=ROUND(3.557633;4)" office:value-type="string" office:string-value="3.5576" calcext:value-type="string">
            <text:p>3.5576</text:p>
          </table:table-cell>
          <table:table-cell table:style-name="ce34" table:formula="of:=ROUND(7.52436733333333;4)" office:value-type="string" office:string-value="7.5244" calcext:value-type="string">
            <text:p>7.5244</text:p>
          </table:table-cell>
          <table:table-cell table:style-name="ce34" table:formula="of:=ROUND(24.47043;4)" office:value-type="string" office:string-value="24.4704" calcext:value-type="string">
            <text:p>24.4704</text:p>
          </table:table-cell>
          <table:table-cell table:style-name="ce34" table:formula="of:=ROUND(49.1651866666667;4)" office:value-type="string" office:string-value="49.1652" calcext:value-type="string">
            <text:p>49.1652</text:p>
          </table:table-cell>
          <table:table-cell/>
          <table:covered-table-cell table:style-name="ce23"/>
          <table:covered-table-cell table:style-name="ce29"/>
          <table:table-cell table:style-name="ce31" office:value-type="string" calcext:value-type="string">
            <text:p>promotion</text:p>
          </table:table-cell>
          <table:table-cell table:style-name="ce34" table:formula="of:=ROUND([.$E$5]/[.E19];4)" office:value-type="float" office:value="1.5541" calcext:value-type="float">
            <text:p>1.5541</text:p>
          </table:table-cell>
          <table:table-cell table:style-name="ce34" table:formula="of:=ROUND([.$F$5]/[.F19];4)" office:value-type="float" office:value="1.47" calcext:value-type="float">
            <text:p>1.47</text:p>
          </table:table-cell>
          <table:table-cell table:style-name="ce34" table:formula="of:=ROUND([.$G$5]/[.G19];4)" office:value-type="float" office:value="2.2546" calcext:value-type="float">
            <text:p>2.2546</text:p>
          </table:table-cell>
          <table:table-cell table:style-name="ce34" table:formula="of:=ROUND([.$H$5]/[.H19];4)" office:value-type="float" office:value="2.2443" calcext:value-type="float">
            <text:p>2.2443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string" calcext:value-type="string" table:number-columns-spanned="1" table:number-rows-spanned="6">
            <text:p>X10</text:p>
          </table:table-cell>
          <table:table-cell table:style-name="ce24" office:value-type="string" calcext:value-type="string" table:number-columns-spanned="1" table:number-rows-spanned="3">
            <text:p>C++</text:p>
          </table:table-cell>
          <table:table-cell table:style-name="ce31" office:value-type="string" calcext:value-type="string">
            <text:p>2 activities</text:p>
          </table:table-cell>
          <table:table-cell table:style-name="ce34" table:formula="of:=ROUND(2.18589776666667;4)" office:value-type="string" office:string-value="2.1859" calcext:value-type="string">
            <text:p>2.1859</text:p>
          </table:table-cell>
          <table:table-cell table:style-name="ce34" table:formula="of:=ROUND(4.37448163333333;4)" office:value-type="string" office:string-value="4.3745" calcext:value-type="string">
            <text:p>4.3745</text:p>
          </table:table-cell>
          <table:table-cell table:style-name="ce34" table:formula="of:=ROUND(21.7002504333333;4)" office:value-type="string" office:string-value="21.7003" calcext:value-type="string">
            <text:p>21.7003</text:p>
          </table:table-cell>
          <table:table-cell table:style-name="ce34" table:formula="of:=ROUND(43.0987175;4)" office:value-type="string" office:string-value="43.0987" calcext:value-type="string">
            <text:p>43.0987</text:p>
          </table:table-cell>
          <table:table-cell/>
          <table:table-cell table:style-name="ce24" office:value-type="string" calcext:value-type="string" table:number-columns-spanned="1" table:number-rows-spanned="6">
            <text:p>X10</text:p>
          </table:table-cell>
          <table:table-cell table:style-name="ce24" office:value-type="string" calcext:value-type="string" table:number-columns-spanned="1" table:number-rows-spanned="3">
            <text:p>C++</text:p>
          </table:table-cell>
          <table:table-cell table:style-name="ce31" office:value-type="string" calcext:value-type="string">
            <text:p>2 activities</text:p>
          </table:table-cell>
          <table:table-cell table:style-name="ce34" table:formula="of:=ROUND([.$E$5]/[.E20];4)" office:value-type="float" office:value="2.5293" calcext:value-type="float">
            <text:p>2.5293</text:p>
          </table:table-cell>
          <table:table-cell table:style-name="ce34" table:formula="of:=ROUND([.$F$5]/[.F20];4)" office:value-type="float" office:value="2.5285" calcext:value-type="float">
            <text:p>2.5285</text:p>
          </table:table-cell>
          <table:table-cell table:style-name="ce34" table:formula="of:=ROUND([.$G$5]/[.G20];4)" office:value-type="float" office:value="2.5424" calcext:value-type="float">
            <text:p>2.5424</text:p>
          </table:table-cell>
          <table:table-cell table:style-name="ce34" table:formula="of:=ROUND([.$H$5]/[.H20];4)" office:value-type="float" office:value="2.5602" calcext:value-type="float">
            <text:p>2.5602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25"/>
          <table:table-cell table:style-name="ce31" office:value-type="string" calcext:value-type="string">
            <text:p>4 activities</text:p>
          </table:table-cell>
          <table:table-cell table:style-name="ce34" table:formula="of:=ROUND(2.0849667;4)" office:value-type="string" office:string-value="2.085" calcext:value-type="string">
            <text:p>2.085</text:p>
          </table:table-cell>
          <table:table-cell table:style-name="ce34" table:formula="of:=ROUND(4.16242293333333;4)" office:value-type="string" office:string-value="4.1624" calcext:value-type="string">
            <text:p>4.1624</text:p>
          </table:table-cell>
          <table:table-cell table:style-name="ce34" table:formula="of:=ROUND(20.6898318;4)" office:value-type="string" office:string-value="20.6898" calcext:value-type="string">
            <text:p>20.6898</text:p>
          </table:table-cell>
          <table:table-cell table:style-name="ce34" table:formula="of:=ROUND(41.3982922333333;4)" office:value-type="string" office:string-value="41.3983" calcext:value-type="string">
            <text:p>41.3983</text:p>
          </table:table-cell>
          <table:table-cell/>
          <table:covered-table-cell table:number-columns-repeated="2" table:style-name="ce25"/>
          <table:table-cell table:style-name="ce31" office:value-type="string" calcext:value-type="string">
            <text:p>4 activities</text:p>
          </table:table-cell>
          <table:table-cell table:style-name="ce34" table:formula="of:=ROUND([.$E$5]/[.E21];4)" office:value-type="float" office:value="2.6518" calcext:value-type="float">
            <text:p>2.6518</text:p>
          </table:table-cell>
          <table:table-cell table:style-name="ce34" table:formula="of:=ROUND([.$F$5]/[.F21];4)" office:value-type="float" office:value="2.6574" calcext:value-type="float">
            <text:p>2.6574</text:p>
          </table:table-cell>
          <table:table-cell table:style-name="ce34" table:formula="of:=ROUND([.$G$5]/[.G21];4)" office:value-type="float" office:value="2.6666" calcext:value-type="float">
            <text:p>2.6666</text:p>
          </table:table-cell>
          <table:table-cell table:style-name="ce34" table:formula="of:=ROUND([.$H$5]/[.H21];4)" office:value-type="float" office:value="2.6654" calcext:value-type="float">
            <text:p>2.6654</text:p>
          </table:table-cell>
          <table:table-cell table:number-columns-repeated="1008"/>
        </table:table-row>
        <table:table-row table:style-name="ro1">
          <table:table-cell/>
          <table:covered-table-cell table:style-name="ce25"/>
          <table:covered-table-cell table:style-name="ce26"/>
          <table:table-cell table:style-name="ce31" office:value-type="string" calcext:value-type="string">
            <text:p>8 activities</text:p>
          </table:table-cell>
          <table:table-cell table:style-name="ce34" table:formula="of:=ROUND(2.03509443333333;4)" office:value-type="string" office:string-value="2.0351" calcext:value-type="string">
            <text:p>2.0351</text:p>
          </table:table-cell>
          <table:table-cell table:style-name="ce34" table:formula="of:=ROUND(4.08129286666667;4)" office:value-type="string" office:string-value="4.0813" calcext:value-type="string">
            <text:p>4.0813</text:p>
          </table:table-cell>
          <table:table-cell table:style-name="ce34" table:formula="of:=ROUND(20.7545823666667;4)" office:value-type="string" office:string-value="20.7546" calcext:value-type="string">
            <text:p>20.7546</text:p>
          </table:table-cell>
          <table:table-cell table:style-name="ce34" table:formula="of:=ROUND(41.5044503;4)" office:value-type="string" office:string-value="41.5045" calcext:value-type="string">
            <text:p>41.5045</text:p>
          </table:table-cell>
          <table:table-cell/>
          <table:covered-table-cell table:style-name="ce25"/>
          <table:covered-table-cell table:style-name="ce26"/>
          <table:table-cell table:style-name="ce31" office:value-type="string" calcext:value-type="string">
            <text:p>8 activities</text:p>
          </table:table-cell>
          <table:table-cell table:style-name="ce34" table:formula="of:=ROUND([.$E$5]/[.E22];4)" office:value-type="float" office:value="2.7168" calcext:value-type="float">
            <text:p>2.7168</text:p>
          </table:table-cell>
          <table:table-cell table:style-name="ce34" table:formula="of:=ROUND([.$F$5]/[.F22];4)" office:value-type="float" office:value="2.7102" calcext:value-type="float">
            <text:p>2.7102</text:p>
          </table:table-cell>
          <table:table-cell table:style-name="ce34" table:formula="of:=ROUND([.$G$5]/[.G22];4)" office:value-type="float" office:value="2.6582" calcext:value-type="float">
            <text:p>2.6582</text:p>
          </table:table-cell>
          <table:table-cell table:style-name="ce34" table:formula="of:=ROUND([.$H$5]/[.H22];4)" office:value-type="float" office:value="2.6585" calcext:value-type="float">
            <text:p>2.6585</text:p>
          </table:table-cell>
          <table:table-cell table:number-columns-repeated="1008"/>
        </table:table-row>
        <table:table-row table:style-name="ro1">
          <table:table-cell/>
          <table:covered-table-cell table:style-name="ce25"/>
          <table:table-cell table:style-name="ce24" office:value-type="string" calcext:value-type="string" table:number-columns-spanned="1" table:number-rows-spanned="3">
            <text:p>Java</text:p>
          </table:table-cell>
          <table:table-cell table:style-name="ce31" office:value-type="string" calcext:value-type="string">
            <text:p>2 activities</text:p>
          </table:table-cell>
          <table:table-cell table:style-name="ce34" table:formula="of:=ROUND(2.01834356666667;4)" office:value-type="string" office:string-value="2.0183" calcext:value-type="string">
            <text:p>2.0183</text:p>
          </table:table-cell>
          <table:table-cell table:style-name="ce34" table:formula="of:=ROUND(3.95733896666667;4)" office:value-type="string" office:string-value="3.9573" calcext:value-type="string">
            <text:p>3.9573</text:p>
          </table:table-cell>
          <table:table-cell table:style-name="ce34" table:formula="of:=ROUND(18.9951967666667;4)" office:value-type="string" office:string-value="18.9952" calcext:value-type="string">
            <text:p>18.9952</text:p>
          </table:table-cell>
          <table:table-cell table:style-name="ce34" table:formula="of:=ROUND(37.9155340333333;4)" office:value-type="string" office:string-value="37.9155" calcext:value-type="string">
            <text:p>37.9155</text:p>
          </table:table-cell>
          <table:table-cell/>
          <table:covered-table-cell table:style-name="ce25"/>
          <table:table-cell table:style-name="ce24" office:value-type="string" calcext:value-type="string" table:number-columns-spanned="1" table:number-rows-spanned="3">
            <text:p>Java</text:p>
          </table:table-cell>
          <table:table-cell table:style-name="ce31" office:value-type="string" calcext:value-type="string">
            <text:p>2 activities</text:p>
          </table:table-cell>
          <table:table-cell table:style-name="ce34" table:formula="of:=ROUND([.$E$5]/[.E23];4)" office:value-type="float" office:value="2.7394" calcext:value-type="float">
            <text:p>2.7394</text:p>
          </table:table-cell>
          <table:table-cell table:style-name="ce34" table:formula="of:=ROUND([.$F$5]/[.F23];4)" office:value-type="float" office:value="2.7951" calcext:value-type="float">
            <text:p>2.7951</text:p>
          </table:table-cell>
          <table:table-cell table:style-name="ce34" table:formula="of:=ROUND([.$G$5]/[.G23];4)" office:value-type="float" office:value="2.9044" calcext:value-type="float">
            <text:p>2.9044</text:p>
          </table:table-cell>
          <table:table-cell table:style-name="ce34" table:formula="of:=ROUND([.$H$5]/[.H23];4)" office:value-type="float" office:value="2.9102" calcext:value-type="float">
            <text:p>2.9102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25"/>
          <table:table-cell table:style-name="ce31" office:value-type="string" calcext:value-type="string">
            <text:p>4 activities</text:p>
          </table:table-cell>
          <table:table-cell table:style-name="ce34" table:formula="of:=ROUND(2.18419063333333;4)" office:value-type="string" office:string-value="2.1842" calcext:value-type="string">
            <text:p>2.1842</text:p>
          </table:table-cell>
          <table:table-cell table:style-name="ce34" table:formula="of:=ROUND(4.2562098;4)" office:value-type="string" office:string-value="4.2562" calcext:value-type="string">
            <text:p>4.2562</text:p>
          </table:table-cell>
          <table:table-cell table:style-name="ce34" table:formula="of:=ROUND(20.7108097333333;4)" office:value-type="string" office:string-value="20.7108" calcext:value-type="string">
            <text:p>20.7108</text:p>
          </table:table-cell>
          <table:table-cell table:style-name="ce34" table:formula="of:=ROUND(41.3475946666667;4)" office:value-type="string" office:string-value="41.3476" calcext:value-type="string">
            <text:p>41.3476</text:p>
          </table:table-cell>
          <table:table-cell/>
          <table:covered-table-cell table:number-columns-repeated="2" table:style-name="ce25"/>
          <table:table-cell table:style-name="ce31" office:value-type="string" calcext:value-type="string">
            <text:p>4 activities</text:p>
          </table:table-cell>
          <table:table-cell table:style-name="ce34" table:formula="of:=ROUND([.$E$5]/[.E24];4)" office:value-type="float" office:value="2.5313" calcext:value-type="float">
            <text:p>2.5313</text:p>
          </table:table-cell>
          <table:table-cell table:style-name="ce34" table:formula="of:=ROUND([.$F$5]/[.F24];4)" office:value-type="float" office:value="2.5988" calcext:value-type="float">
            <text:p>2.5988</text:p>
          </table:table-cell>
          <table:table-cell table:style-name="ce34" table:formula="of:=ROUND([.$G$5]/[.G24];4)" office:value-type="float" office:value="2.6639" calcext:value-type="float">
            <text:p>2.6639</text:p>
          </table:table-cell>
          <table:table-cell table:style-name="ce34" table:formula="of:=ROUND([.$H$5]/[.H24];4)" office:value-type="float" office:value="2.6686" calcext:value-type="float">
            <text:p>2.6686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2" table:style-name="ce26"/>
          <table:table-cell table:style-name="ce31" office:value-type="string" calcext:value-type="string">
            <text:p>8 activities</text:p>
          </table:table-cell>
          <table:table-cell table:style-name="ce34" table:formula="of:=ROUND(2.15689226666667;4)" office:value-type="string" office:string-value="2.1569" calcext:value-type="string">
            <text:p>2.1569</text:p>
          </table:table-cell>
          <table:table-cell table:style-name="ce34" table:formula="of:=ROUND(4.1883649;4)" office:value-type="string" office:string-value="4.1884" calcext:value-type="string">
            <text:p>4.1884</text:p>
          </table:table-cell>
          <table:table-cell table:style-name="ce34" table:formula="of:=ROUND(20.7366914666667;4)" office:value-type="string" office:string-value="20.7367" calcext:value-type="string">
            <text:p>20.7367</text:p>
          </table:table-cell>
          <table:table-cell table:style-name="ce34" table:formula="of:=ROUND(41.3269629;4)" office:value-type="string" office:string-value="41.327" calcext:value-type="string">
            <text:p>41.327</text:p>
          </table:table-cell>
          <table:table-cell/>
          <table:covered-table-cell table:number-columns-repeated="2" table:style-name="ce26"/>
          <table:table-cell table:style-name="ce31" office:value-type="string" calcext:value-type="string">
            <text:p>8 activities</text:p>
          </table:table-cell>
          <table:table-cell table:style-name="ce34" table:formula="of:=ROUND([.$E$5]/[.E25];4)" office:value-type="float" office:value="2.5634" calcext:value-type="float">
            <text:p>2.5634</text:p>
          </table:table-cell>
          <table:table-cell table:style-name="ce34" table:formula="of:=ROUND([.$F$5]/[.F25];4)" office:value-type="float" office:value="2.6409" calcext:value-type="float">
            <text:p>2.6409</text:p>
          </table:table-cell>
          <table:table-cell table:style-name="ce34" table:formula="of:=ROUND([.$G$5]/[.G25];4)" office:value-type="float" office:value="2.6605" calcext:value-type="float">
            <text:p>2.6605</text:p>
          </table:table-cell>
          <table:table-cell table:style-name="ce34" table:formula="of:=ROUND([.$H$5]/[.H25];4)" office:value-type="float" office:value="2.67" calcext:value-type="float">
            <text:p>2.67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quencial" style:display-name="PageStyle_Sequen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hreads" style:display-name="PageStyle_Pthrea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enMP" style:display-name="PageStyle_Open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PI" style:display-name="PageStyle_MP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pel" style:display-name="PageStyle_Chap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10" style:display-name="PageStyle_X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501" meta:object-count="0"/>
    <meta:generator>LibreOfficeDev/5.1.0.3$Linux_X86_64 LibreOffice_project/</meta:generator>
  </office:meta>
</office:document-meta>
</file>